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arse_variational_convolution_layer_log8753403089054" table:style-name="ta1">
        <table:shapes>
          <draw:frame draw:z-index="0" draw:style-name="gr1" draw:text-style-name="P1" svg:width="19.0587in" svg:height="8.9933in" svg:x="6.5189in" svg:y="0.2406in">
            <draw:object draw:notify-on-update-of-ranges="sparse_variational_convolution_layer_log8753403089054.A1:sparse_variational_convolution_layer_log8753403089054.A1 sparse_variational_convolution_layer_log8753403089054.A2:sparse_variational_convolution_layer_log8753403089054.A2189 sparse_variational_convolution_layer_log8753403089054.B1:sparse_variational_convolution_layer_log8753403089054.B1 sparse_variational_convolution_layer_log8753403089054.B2:sparse_variational_convolution_layer_log8753403089054.B2189 sparse_variational_convolution_layer_log8753403089054.C1:sparse_variational_convolution_layer_log8753403089054.C1 sparse_variational_convolution_layer_log8753403089054.C2:sparse_variational_convolution_layer_log8753403089054.C2189 sparse_variational_convolution_layer_log8753403089054.D1:sparse_variational_convolution_layer_log8753403089054.D1 sparse_variational_convolution_layer_log8753403089054.D2:sparse_variational_convolution_layer_log8753403089054.D2189 sparse_variational_convolution_layer_log8753403089054.E1:sparse_variational_convolution_layer_log8753403089054.E1 sparse_variational_convolution_layer_log8753403089054.E2:sparse_variational_convolution_layer_log8753403089054.E218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 Elements</text:p>
          </table:table-cell>
          <table:table-cell office:value-type="string" calcext:value-type="string">
            <text:p><text:s/>Abs(Elements)&gt;1</text:p>
          </table:table-cell>
          <table:table-cell office:value-type="string" calcext:value-type="string">
            <text:p><text:s/>Abs(Elements)&gt;.1</text:p>
          </table:table-cell>
          <table:table-cell office:value-type="string" calcext:value-type="string">
            <text:p><text:s/>Abs(Elements)&gt;.01</text:p>
          </table:table-cell>
          <table:table-cell office:value-type="string" calcext:value-type="string">
            <text:p><text:s/>Abs(Elements)&gt;.0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5200527" calcext:value-type="float">
            <text:p>15200527</text:p>
          </table:table-cell>
          <table:table-cell office:value-type="float" office:value="23273288" calcext:value-type="float">
            <text:p>23273288</text:p>
          </table:table-cell>
          <table:table-cell office:value-type="float" office:value="24351348" calcext:value-type="float">
            <text:p>243513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4862186" calcext:value-type="float">
            <text:p>14862186</text:p>
          </table:table-cell>
          <table:table-cell office:value-type="float" office:value="22820693" calcext:value-type="float">
            <text:p>22820693</text:p>
          </table:table-cell>
          <table:table-cell office:value-type="float" office:value="24157565" calcext:value-type="float">
            <text:p>2415756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4704032" calcext:value-type="float">
            <text:p>14704032</text:p>
          </table:table-cell>
          <table:table-cell office:value-type="float" office:value="22587902" calcext:value-type="float">
            <text:p>22587902</text:p>
          </table:table-cell>
          <table:table-cell office:value-type="float" office:value="24144504" calcext:value-type="float">
            <text:p>2414450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4544924" calcext:value-type="float">
            <text:p>14544924</text:p>
          </table:table-cell>
          <table:table-cell office:value-type="float" office:value="22348806" calcext:value-type="float">
            <text:p>22348806</text:p>
          </table:table-cell>
          <table:table-cell office:value-type="float" office:value="24335471" calcext:value-type="float">
            <text:p>243354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3988219" calcext:value-type="float">
            <text:p>13988219</text:p>
          </table:table-cell>
          <table:table-cell office:value-type="float" office:value="21693219" calcext:value-type="float">
            <text:p>21693219</text:p>
          </table:table-cell>
          <table:table-cell office:value-type="float" office:value="23746199" calcext:value-type="float">
            <text:p>237461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6392725" calcext:value-type="float">
            <text:p>16392725</text:p>
          </table:table-cell>
          <table:table-cell office:value-type="float" office:value="23531776" calcext:value-type="float">
            <text:p>23531776</text:p>
          </table:table-cell>
          <table:table-cell office:value-type="float" office:value="24365508" calcext:value-type="float">
            <text:p>2436550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6261989" calcext:value-type="float">
            <text:p>16261989</text:p>
          </table:table-cell>
          <table:table-cell office:value-type="float" office:value="23119379" calcext:value-type="float">
            <text:p>23119379</text:p>
          </table:table-cell>
          <table:table-cell office:value-type="float" office:value="24364399" calcext:value-type="float">
            <text:p>243643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6119634" calcext:value-type="float">
            <text:p>16119634</text:p>
          </table:table-cell>
          <table:table-cell office:value-type="float" office:value="23115534" calcext:value-type="float">
            <text:p>23115534</text:p>
          </table:table-cell>
          <table:table-cell office:value-type="float" office:value="24356615" calcext:value-type="float">
            <text:p>243566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5777247" calcext:value-type="float">
            <text:p>15777247</text:p>
          </table:table-cell>
          <table:table-cell office:value-type="float" office:value="23118147" calcext:value-type="float">
            <text:p>23118147</text:p>
          </table:table-cell>
          <table:table-cell office:value-type="float" office:value="24164028" calcext:value-type="float">
            <text:p>241640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5644773" calcext:value-type="float">
            <text:p>15644773</text:p>
          </table:table-cell>
          <table:table-cell office:value-type="float" office:value="22919652" calcext:value-type="float">
            <text:p>22919652</text:p>
          </table:table-cell>
          <table:table-cell office:value-type="float" office:value="24364379" calcext:value-type="float">
            <text:p>2436437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4130459" calcext:value-type="float">
            <text:p>14130459</text:p>
          </table:table-cell>
          <table:table-cell office:value-type="float" office:value="23302629" calcext:value-type="float">
            <text:p>23302629</text:p>
          </table:table-cell>
          <table:table-cell office:value-type="float" office:value="24362609" calcext:value-type="float">
            <text:p>243626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3856119" calcext:value-type="float">
            <text:p>13856119</text:p>
          </table:table-cell>
          <table:table-cell office:value-type="float" office:value="23295355" calcext:value-type="float">
            <text:p>23295355</text:p>
          </table:table-cell>
          <table:table-cell office:value-type="float" office:value="24362360" calcext:value-type="float">
            <text:p>243623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3369255" calcext:value-type="float">
            <text:p>13369255</text:p>
          </table:table-cell>
          <table:table-cell office:value-type="float" office:value="23079615" calcext:value-type="float">
            <text:p>23079615</text:p>
          </table:table-cell>
          <table:table-cell office:value-type="float" office:value="24361084" calcext:value-type="float">
            <text:p>243610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3074063" calcext:value-type="float">
            <text:p>13074063</text:p>
          </table:table-cell>
          <table:table-cell office:value-type="float" office:value="22855656" calcext:value-type="float">
            <text:p>22855656</text:p>
          </table:table-cell>
          <table:table-cell office:value-type="float" office:value="24357821" calcext:value-type="float">
            <text:p>243578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2976927" calcext:value-type="float">
            <text:p>12976927</text:p>
          </table:table-cell>
          <table:table-cell office:value-type="float" office:value="22631992" calcext:value-type="float">
            <text:p>22631992</text:p>
          </table:table-cell>
          <table:table-cell office:value-type="float" office:value="23965471" calcext:value-type="float">
            <text:p>239654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4587759" calcext:value-type="float">
            <text:p>14587759</text:p>
          </table:table-cell>
          <table:table-cell office:value-type="float" office:value="23298653" calcext:value-type="float">
            <text:p>23298653</text:p>
          </table:table-cell>
          <table:table-cell office:value-type="float" office:value="24356790" calcext:value-type="float">
            <text:p>2435679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4510056" calcext:value-type="float">
            <text:p>14510056</text:p>
          </table:table-cell>
          <table:table-cell office:value-type="float" office:value="23073128" calcext:value-type="float">
            <text:p>23073128</text:p>
          </table:table-cell>
          <table:table-cell office:value-type="float" office:value="24356357" calcext:value-type="float">
            <text:p>243563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4432605" calcext:value-type="float">
            <text:p>14432605</text:p>
          </table:table-cell>
          <table:table-cell office:value-type="float" office:value="22849404" calcext:value-type="float">
            <text:p>22849404</text:p>
          </table:table-cell>
          <table:table-cell office:value-type="float" office:value="24149759" calcext:value-type="float">
            <text:p>2414975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4144973" calcext:value-type="float">
            <text:p>14144973</text:p>
          </table:table-cell>
          <table:table-cell office:value-type="float" office:value="22635985" calcext:value-type="float">
            <text:p>22635985</text:p>
          </table:table-cell>
          <table:table-cell office:value-type="float" office:value="24354278" calcext:value-type="float">
            <text:p>2435427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4043855" calcext:value-type="float">
            <text:p>14043855</text:p>
          </table:table-cell>
          <table:table-cell office:value-type="float" office:value="22790651" calcext:value-type="float">
            <text:p>22790651</text:p>
          </table:table-cell>
          <table:table-cell office:value-type="float" office:value="24349171" calcext:value-type="float">
            <text:p>243491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5472836" calcext:value-type="float">
            <text:p>15472836</text:p>
          </table:table-cell>
          <table:table-cell office:value-type="float" office:value="23085277" calcext:value-type="float">
            <text:p>23085277</text:p>
          </table:table-cell>
          <table:table-cell office:value-type="float" office:value="24363851" calcext:value-type="float">
            <text:p>2436385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5196348" calcext:value-type="float">
            <text:p>15196348</text:p>
          </table:table-cell>
          <table:table-cell office:value-type="float" office:value="23267574" calcext:value-type="float">
            <text:p>23267574</text:p>
          </table:table-cell>
          <table:table-cell office:value-type="float" office:value="24356700" calcext:value-type="float">
            <text:p>243567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4901066" calcext:value-type="float">
            <text:p>14901066</text:p>
          </table:table-cell>
          <table:table-cell office:value-type="float" office:value="23234711" calcext:value-type="float">
            <text:p>23234711</text:p>
          </table:table-cell>
          <table:table-cell office:value-type="float" office:value="24358820" calcext:value-type="float">
            <text:p>243588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4590483" calcext:value-type="float">
            <text:p>14590483</text:p>
          </table:table-cell>
          <table:table-cell office:value-type="float" office:value="22991924" calcext:value-type="float">
            <text:p>22991924</text:p>
          </table:table-cell>
          <table:table-cell office:value-type="float" office:value="24354137" calcext:value-type="float">
            <text:p>243541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4281889" calcext:value-type="float">
            <text:p>14281889</text:p>
          </table:table-cell>
          <table:table-cell office:value-type="float" office:value="22727950" calcext:value-type="float">
            <text:p>22727950</text:p>
          </table:table-cell>
          <table:table-cell office:value-type="float" office:value="24346155" calcext:value-type="float">
            <text:p>2434615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3490755" calcext:value-type="float">
            <text:p>13490755</text:p>
          </table:table-cell>
          <table:table-cell office:value-type="float" office:value="22666483" calcext:value-type="float">
            <text:p>22666483</text:p>
          </table:table-cell>
          <table:table-cell office:value-type="float" office:value="24343821" calcext:value-type="float">
            <text:p>243438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3033006" calcext:value-type="float">
            <text:p>13033006</text:p>
          </table:table-cell>
          <table:table-cell office:value-type="float" office:value="22402981" calcext:value-type="float">
            <text:p>22402981</text:p>
          </table:table-cell>
          <table:table-cell office:value-type="float" office:value="24124121" calcext:value-type="float">
            <text:p>241241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2960210" calcext:value-type="float">
            <text:p>12960210</text:p>
          </table:table-cell>
          <table:table-cell office:value-type="float" office:value="22347616" calcext:value-type="float">
            <text:p>22347616</text:p>
          </table:table-cell>
          <table:table-cell office:value-type="float" office:value="24324707" calcext:value-type="float">
            <text:p>2432470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2669448" calcext:value-type="float">
            <text:p>12669448</text:p>
          </table:table-cell>
          <table:table-cell office:value-type="float" office:value="22297156" calcext:value-type="float">
            <text:p>22297156</text:p>
          </table:table-cell>
          <table:table-cell office:value-type="float" office:value="24119033" calcext:value-type="float">
            <text:p>2411903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2143912" calcext:value-type="float">
            <text:p>12143912</text:p>
          </table:table-cell>
          <table:table-cell office:value-type="float" office:value="21270836" calcext:value-type="float">
            <text:p>21270836</text:p>
          </table:table-cell>
          <table:table-cell office:value-type="float" office:value="24314423" calcext:value-type="float">
            <text:p>2431442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4376479" calcext:value-type="float">
            <text:p>14376479</text:p>
          </table:table-cell>
          <table:table-cell office:value-type="float" office:value="22008051" calcext:value-type="float">
            <text:p>22008051</text:p>
          </table:table-cell>
          <table:table-cell office:value-type="float" office:value="23953772" calcext:value-type="float">
            <text:p>2395377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4311588" calcext:value-type="float">
            <text:p>14311588</text:p>
          </table:table-cell>
          <table:table-cell office:value-type="float" office:value="21782978" calcext:value-type="float">
            <text:p>21782978</text:p>
          </table:table-cell>
          <table:table-cell office:value-type="float" office:value="23960404" calcext:value-type="float">
            <text:p>2396040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4239643" calcext:value-type="float">
            <text:p>14239643</text:p>
          </table:table-cell>
          <table:table-cell office:value-type="float" office:value="21761623" calcext:value-type="float">
            <text:p>21761623</text:p>
          </table:table-cell>
          <table:table-cell office:value-type="float" office:value="24344203" calcext:value-type="float">
            <text:p>2434420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3945369" calcext:value-type="float">
            <text:p>13945369</text:p>
          </table:table-cell>
          <table:table-cell office:value-type="float" office:value="21532722" calcext:value-type="float">
            <text:p>21532722</text:p>
          </table:table-cell>
          <table:table-cell office:value-type="float" office:value="23953178" calcext:value-type="float">
            <text:p>2395317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3638097" calcext:value-type="float">
            <text:p>13638097</text:p>
          </table:table-cell>
          <table:table-cell office:value-type="float" office:value="21300317" calcext:value-type="float">
            <text:p>21300317</text:p>
          </table:table-cell>
          <table:table-cell office:value-type="float" office:value="24336245" calcext:value-type="float">
            <text:p>243362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2930184" calcext:value-type="float">
            <text:p>12930184</text:p>
          </table:table-cell>
          <table:table-cell office:value-type="float" office:value="22089059" calcext:value-type="float">
            <text:p>22089059</text:p>
          </table:table-cell>
          <table:table-cell office:value-type="float" office:value="24338142" calcext:value-type="float">
            <text:p>2433814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2222649" calcext:value-type="float">
            <text:p>12222649</text:p>
          </table:table-cell>
          <table:table-cell office:value-type="float" office:value="22267260" calcext:value-type="float">
            <text:p>22267260</text:p>
          </table:table-cell>
          <table:table-cell office:value-type="float" office:value="23925813" calcext:value-type="float">
            <text:p>239258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2135775" calcext:value-type="float">
            <text:p>12135775</text:p>
          </table:table-cell>
          <table:table-cell office:value-type="float" office:value="22232952" calcext:value-type="float">
            <text:p>22232952</text:p>
          </table:table-cell>
          <table:table-cell office:value-type="float" office:value="24310319" calcext:value-type="float">
            <text:p>2431031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2059084" calcext:value-type="float">
            <text:p>12059084</text:p>
          </table:table-cell>
          <table:table-cell office:value-type="float" office:value="21803691" calcext:value-type="float">
            <text:p>21803691</text:p>
          </table:table-cell>
          <table:table-cell office:value-type="float" office:value="24327220" calcext:value-type="float">
            <text:p>243272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995847" calcext:value-type="float">
            <text:p>11995847</text:p>
          </table:table-cell>
          <table:table-cell office:value-type="float" office:value="21779744" calcext:value-type="float">
            <text:p>21779744</text:p>
          </table:table-cell>
          <table:table-cell office:value-type="float" office:value="24118962" calcext:value-type="float">
            <text:p>2411896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2938569" calcext:value-type="float">
            <text:p>12938569</text:p>
          </table:table-cell>
          <table:table-cell office:value-type="float" office:value="21969256" calcext:value-type="float">
            <text:p>21969256</text:p>
          </table:table-cell>
          <table:table-cell office:value-type="float" office:value="24129296" calcext:value-type="float">
            <text:p>2412929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2898094" calcext:value-type="float">
            <text:p>12898094</text:p>
          </table:table-cell>
          <table:table-cell office:value-type="float" office:value="21540413" calcext:value-type="float">
            <text:p>21540413</text:p>
          </table:table-cell>
          <table:table-cell office:value-type="float" office:value="24319250" calcext:value-type="float">
            <text:p>243192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2854675" calcext:value-type="float">
            <text:p>12854675</text:p>
          </table:table-cell>
          <table:table-cell office:value-type="float" office:value="21291045" calcext:value-type="float">
            <text:p>21291045</text:p>
          </table:table-cell>
          <table:table-cell office:value-type="float" office:value="23919977" calcext:value-type="float">
            <text:p>239199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2607553" calcext:value-type="float">
            <text:p>12607553</text:p>
          </table:table-cell>
          <table:table-cell office:value-type="float" office:value="21445145" calcext:value-type="float">
            <text:p>21445145</text:p>
          </table:table-cell>
          <table:table-cell office:value-type="float" office:value="24303888" calcext:value-type="float">
            <text:p>243038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2560807" calcext:value-type="float">
            <text:p>12560807</text:p>
          </table:table-cell>
          <table:table-cell office:value-type="float" office:value="21003602" calcext:value-type="float">
            <text:p>21003602</text:p>
          </table:table-cell>
          <table:table-cell office:value-type="float" office:value="23714186" calcext:value-type="float">
            <text:p>2371418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5620424" calcext:value-type="float">
            <text:p>15620424</text:p>
          </table:table-cell>
          <table:table-cell office:value-type="float" office:value="22773492" calcext:value-type="float">
            <text:p>22773492</text:p>
          </table:table-cell>
          <table:table-cell office:value-type="float" office:value="24347073" calcext:value-type="float">
            <text:p>2434707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5563006" calcext:value-type="float">
            <text:p>15563006</text:p>
          </table:table-cell>
          <table:table-cell office:value-type="float" office:value="22750480" calcext:value-type="float">
            <text:p>22750480</text:p>
          </table:table-cell>
          <table:table-cell office:value-type="float" office:value="24144993" calcext:value-type="float">
            <text:p>2414499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5284185" calcext:value-type="float">
            <text:p>15284185</text:p>
          </table:table-cell>
          <table:table-cell office:value-type="float" office:value="22713441" calcext:value-type="float">
            <text:p>22713441</text:p>
          </table:table-cell>
          <table:table-cell office:value-type="float" office:value="24140215" calcext:value-type="float">
            <text:p>241402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4972530" calcext:value-type="float">
            <text:p>14972530</text:p>
          </table:table-cell>
          <table:table-cell office:value-type="float" office:value="21882298" calcext:value-type="float">
            <text:p>21882298</text:p>
          </table:table-cell>
          <table:table-cell office:value-type="float" office:value="23938804" calcext:value-type="float">
            <text:p>2393880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4856502" calcext:value-type="float">
            <text:p>14856502</text:p>
          </table:table-cell>
          <table:table-cell office:value-type="float" office:value="21452913" calcext:value-type="float">
            <text:p>21452913</text:p>
          </table:table-cell>
          <table:table-cell office:value-type="float" office:value="24121177" calcext:value-type="float">
            <text:p>241211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4449668" calcext:value-type="float">
            <text:p>14449668</text:p>
          </table:table-cell>
          <table:table-cell office:value-type="float" office:value="22094159" calcext:value-type="float">
            <text:p>22094159</text:p>
          </table:table-cell>
          <table:table-cell office:value-type="float" office:value="24325920" calcext:value-type="float">
            <text:p>243259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3712737" calcext:value-type="float">
            <text:p>13712737</text:p>
          </table:table-cell>
          <table:table-cell office:value-type="float" office:value="22078316" calcext:value-type="float">
            <text:p>22078316</text:p>
          </table:table-cell>
          <table:table-cell office:value-type="float" office:value="23939191" calcext:value-type="float">
            <text:p>2393919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3563789" calcext:value-type="float">
            <text:p>13563789</text:p>
          </table:table-cell>
          <table:table-cell office:value-type="float" office:value="21860903" calcext:value-type="float">
            <text:p>21860903</text:p>
          </table:table-cell>
          <table:table-cell office:value-type="float" office:value="23542622" calcext:value-type="float">
            <text:p>235426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3010199" calcext:value-type="float">
            <text:p>13010199</text:p>
          </table:table-cell>
          <table:table-cell office:value-type="float" office:value="21610943" calcext:value-type="float">
            <text:p>21610943</text:p>
          </table:table-cell>
          <table:table-cell office:value-type="float" office:value="23937801" calcext:value-type="float">
            <text:p>239378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2672889" calcext:value-type="float">
            <text:p>12672889</text:p>
          </table:table-cell>
          <table:table-cell office:value-type="float" office:value="21164965" calcext:value-type="float">
            <text:p>21164965</text:p>
          </table:table-cell>
          <table:table-cell office:value-type="float" office:value="23725602" calcext:value-type="float">
            <text:p>237256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2385142" calcext:value-type="float">
            <text:p>12385142</text:p>
          </table:table-cell>
          <table:table-cell office:value-type="float" office:value="21387702" calcext:value-type="float">
            <text:p>21387702</text:p>
          </table:table-cell>
          <table:table-cell office:value-type="float" office:value="23926565" calcext:value-type="float">
            <text:p>2392656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2255356" calcext:value-type="float">
            <text:p>12255356</text:p>
          </table:table-cell>
          <table:table-cell office:value-type="float" office:value="21342301" calcext:value-type="float">
            <text:p>21342301</text:p>
          </table:table-cell>
          <table:table-cell office:value-type="float" office:value="23922010" calcext:value-type="float">
            <text:p>2392201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946113" calcext:value-type="float">
            <text:p>11946113</text:p>
          </table:table-cell>
          <table:table-cell office:value-type="float" office:value="21107341" calcext:value-type="float">
            <text:p>21107341</text:p>
          </table:table-cell>
          <table:table-cell office:value-type="float" office:value="24105955" calcext:value-type="float">
            <text:p>2410595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627141" calcext:value-type="float">
            <text:p>11627141</text:p>
          </table:table-cell>
          <table:table-cell office:value-type="float" office:value="21279286" calcext:value-type="float">
            <text:p>21279286</text:p>
          </table:table-cell>
          <table:table-cell office:value-type="float" office:value="24095234" calcext:value-type="float">
            <text:p>2409523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098452" calcext:value-type="float">
            <text:p>11098452</text:p>
          </table:table-cell>
          <table:table-cell office:value-type="float" office:value="21264412" calcext:value-type="float">
            <text:p>21264412</text:p>
          </table:table-cell>
          <table:table-cell office:value-type="float" office:value="23716599" calcext:value-type="float">
            <text:p>237165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741733" calcext:value-type="float">
            <text:p>11741733</text:p>
          </table:table-cell>
          <table:table-cell office:value-type="float" office:value="22020387" calcext:value-type="float">
            <text:p>22020387</text:p>
          </table:table-cell>
          <table:table-cell office:value-type="float" office:value="23935301" calcext:value-type="float">
            <text:p>239353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395768" calcext:value-type="float">
            <text:p>11395768</text:p>
          </table:table-cell>
          <table:table-cell office:value-type="float" office:value="21999121" calcext:value-type="float">
            <text:p>21999121</text:p>
          </table:table-cell>
          <table:table-cell office:value-type="float" office:value="23931583" calcext:value-type="float">
            <text:p>2393158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054395" calcext:value-type="float">
            <text:p>11054395</text:p>
          </table:table-cell>
          <table:table-cell office:value-type="float" office:value="22170709" calcext:value-type="float">
            <text:p>22170709</text:p>
          </table:table-cell>
          <table:table-cell office:value-type="float" office:value="24115749" calcext:value-type="float">
            <text:p>2411574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923779" calcext:value-type="float">
            <text:p>10923779</text:p>
          </table:table-cell>
          <table:table-cell office:value-type="float" office:value="21729794" calcext:value-type="float">
            <text:p>21729794</text:p>
          </table:table-cell>
          <table:table-cell office:value-type="float" office:value="23905165" calcext:value-type="float">
            <text:p>2390516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801872" calcext:value-type="float">
            <text:p>10801872</text:p>
          </table:table-cell>
          <table:table-cell office:value-type="float" office:value="21078500" calcext:value-type="float">
            <text:p>21078500</text:p>
          </table:table-cell>
          <table:table-cell office:value-type="float" office:value="23893721" calcext:value-type="float">
            <text:p>238937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336801" calcext:value-type="float">
            <text:p>11336801</text:p>
          </table:table-cell>
          <table:table-cell office:value-type="float" office:value="21083288" calcext:value-type="float">
            <text:p>21083288</text:p>
          </table:table-cell>
          <table:table-cell office:value-type="float" office:value="23721081" calcext:value-type="float">
            <text:p>237210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000414" calcext:value-type="float">
            <text:p>11000414</text:p>
          </table:table-cell>
          <table:table-cell office:value-type="float" office:value="20798462" calcext:value-type="float">
            <text:p>20798462</text:p>
          </table:table-cell>
          <table:table-cell office:value-type="float" office:value="23717320" calcext:value-type="float">
            <text:p>237173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465050" calcext:value-type="float">
            <text:p>10465050</text:p>
          </table:table-cell>
          <table:table-cell office:value-type="float" office:value="20721759" calcext:value-type="float">
            <text:p>20721759</text:p>
          </table:table-cell>
          <table:table-cell office:value-type="float" office:value="23695083" calcext:value-type="float">
            <text:p>2369508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347017" calcext:value-type="float">
            <text:p>10347017</text:p>
          </table:table-cell>
          <table:table-cell office:value-type="float" office:value="20451727" calcext:value-type="float">
            <text:p>20451727</text:p>
          </table:table-cell>
          <table:table-cell office:value-type="float" office:value="23870668" calcext:value-type="float">
            <text:p>2387066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228396" calcext:value-type="float">
            <text:p>10228396</text:p>
          </table:table-cell>
          <table:table-cell office:value-type="float" office:value="20017233" calcext:value-type="float">
            <text:p>20017233</text:p>
          </table:table-cell>
          <table:table-cell office:value-type="float" office:value="23487195" calcext:value-type="float">
            <text:p>2348719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2022648" calcext:value-type="float">
            <text:p>12022648</text:p>
          </table:table-cell>
          <table:table-cell office:value-type="float" office:value="21385032" calcext:value-type="float">
            <text:p>21385032</text:p>
          </table:table-cell>
          <table:table-cell office:value-type="float" office:value="23513865" calcext:value-type="float">
            <text:p>2351386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519258" calcext:value-type="float">
            <text:p>11519258</text:p>
          </table:table-cell>
          <table:table-cell office:value-type="float" office:value="20966852" calcext:value-type="float">
            <text:p>20966852</text:p>
          </table:table-cell>
          <table:table-cell office:value-type="float" office:value="23499860" calcext:value-type="float">
            <text:p>234998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214791" calcext:value-type="float">
            <text:p>11214791</text:p>
          </table:table-cell>
          <table:table-cell office:value-type="float" office:value="20936004" calcext:value-type="float">
            <text:p>20936004</text:p>
          </table:table-cell>
          <table:table-cell office:value-type="float" office:value="23690143" calcext:value-type="float">
            <text:p>236901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920672" calcext:value-type="float">
            <text:p>10920672</text:p>
          </table:table-cell>
          <table:table-cell office:value-type="float" office:value="20708070" calcext:value-type="float">
            <text:p>20708070</text:p>
          </table:table-cell>
          <table:table-cell office:value-type="float" office:value="23489967" calcext:value-type="float">
            <text:p>234899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824147" calcext:value-type="float">
            <text:p>10824147</text:p>
          </table:table-cell>
          <table:table-cell office:value-type="float" office:value="20676483" calcext:value-type="float">
            <text:p>20676483</text:p>
          </table:table-cell>
          <table:table-cell office:value-type="float" office:value="23690289" calcext:value-type="float">
            <text:p>2369028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831736" calcext:value-type="float">
            <text:p>10831736</text:p>
          </table:table-cell>
          <table:table-cell office:value-type="float" office:value="21254280" calcext:value-type="float">
            <text:p>21254280</text:p>
          </table:table-cell>
          <table:table-cell office:value-type="float" office:value="23514920" calcext:value-type="float">
            <text:p>235149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751107" calcext:value-type="float">
            <text:p>10751107</text:p>
          </table:table-cell>
          <table:table-cell office:value-type="float" office:value="21013845" calcext:value-type="float">
            <text:p>21013845</text:p>
          </table:table-cell>
          <table:table-cell office:value-type="float" office:value="22918865" calcext:value-type="float">
            <text:p>2291886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673789" calcext:value-type="float">
            <text:p>10673789</text:p>
          </table:table-cell>
          <table:table-cell office:value-type="float" office:value="20753195" calcext:value-type="float">
            <text:p>20753195</text:p>
          </table:table-cell>
          <table:table-cell office:value-type="float" office:value="23502434" calcext:value-type="float">
            <text:p>2350243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601502" calcext:value-type="float">
            <text:p>10601502</text:p>
          </table:table-cell>
          <table:table-cell office:value-type="float" office:value="19879590" calcext:value-type="float">
            <text:p>19879590</text:p>
          </table:table-cell>
          <table:table-cell office:value-type="float" office:value="23482970" calcext:value-type="float">
            <text:p>2348297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536639" calcext:value-type="float">
            <text:p>10536639</text:p>
          </table:table-cell>
          <table:table-cell office:value-type="float" office:value="20017746" calcext:value-type="float">
            <text:p>20017746</text:p>
          </table:table-cell>
          <table:table-cell office:value-type="float" office:value="22482365" calcext:value-type="float">
            <text:p>2248236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738505" calcext:value-type="float">
            <text:p>11738505</text:p>
          </table:table-cell>
          <table:table-cell office:value-type="float" office:value="20919518" calcext:value-type="float">
            <text:p>20919518</text:p>
          </table:table-cell>
          <table:table-cell office:value-type="float" office:value="23702664" calcext:value-type="float">
            <text:p>237026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680496" calcext:value-type="float">
            <text:p>11680496</text:p>
          </table:table-cell>
          <table:table-cell office:value-type="float" office:value="20702904" calcext:value-type="float">
            <text:p>20702904</text:p>
          </table:table-cell>
          <table:table-cell office:value-type="float" office:value="23693284" calcext:value-type="float">
            <text:p>236932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611371" calcext:value-type="float">
            <text:p>11611371</text:p>
          </table:table-cell>
          <table:table-cell office:value-type="float" office:value="20660852" calcext:value-type="float">
            <text:p>20660852</text:p>
          </table:table-cell>
          <table:table-cell office:value-type="float" office:value="23684072" calcext:value-type="float">
            <text:p>2368407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135180" calcext:value-type="float">
            <text:p>11135180</text:p>
          </table:table-cell>
          <table:table-cell office:value-type="float" office:value="20433492" calcext:value-type="float">
            <text:p>20433492</text:p>
          </table:table-cell>
          <table:table-cell office:value-type="float" office:value="23481675" calcext:value-type="float">
            <text:p>2348167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058701" calcext:value-type="float">
            <text:p>11058701</text:p>
          </table:table-cell>
          <table:table-cell office:value-type="float" office:value="19975303" calcext:value-type="float">
            <text:p>19975303</text:p>
          </table:table-cell>
          <table:table-cell office:value-type="float" office:value="23670972" calcext:value-type="float">
            <text:p>2367097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880822" calcext:value-type="float">
            <text:p>11880822</text:p>
          </table:table-cell>
          <table:table-cell office:value-type="float" office:value="20508997" calcext:value-type="float">
            <text:p>20508997</text:p>
          </table:table-cell>
          <table:table-cell office:value-type="float" office:value="23687682" calcext:value-type="float">
            <text:p>2368768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825803" calcext:value-type="float">
            <text:p>11825803</text:p>
          </table:table-cell>
          <table:table-cell office:value-type="float" office:value="20262517" calcext:value-type="float">
            <text:p>20262517</text:p>
          </table:table-cell>
          <table:table-cell office:value-type="float" office:value="23309650" calcext:value-type="float">
            <text:p>233096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764601" calcext:value-type="float">
            <text:p>11764601</text:p>
          </table:table-cell>
          <table:table-cell office:value-type="float" office:value="19612941" calcext:value-type="float">
            <text:p>19612941</text:p>
          </table:table-cell>
          <table:table-cell office:value-type="float" office:value="23291379" calcext:value-type="float">
            <text:p>2329137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698578" calcext:value-type="float">
            <text:p>11698578</text:p>
          </table:table-cell>
          <table:table-cell office:value-type="float" office:value="19369804" calcext:value-type="float">
            <text:p>19369804</text:p>
          </table:table-cell>
          <table:table-cell office:value-type="float" office:value="23479151" calcext:value-type="float">
            <text:p>2347915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625268" calcext:value-type="float">
            <text:p>11625268</text:p>
          </table:table-cell>
          <table:table-cell office:value-type="float" office:value="19145497" calcext:value-type="float">
            <text:p>19145497</text:p>
          </table:table-cell>
          <table:table-cell office:value-type="float" office:value="23284288" calcext:value-type="float">
            <text:p>232842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2027483" calcext:value-type="float">
            <text:p>12027483</text:p>
          </table:table-cell>
          <table:table-cell office:value-type="float" office:value="19750384" calcext:value-type="float">
            <text:p>19750384</text:p>
          </table:table-cell>
          <table:table-cell office:value-type="float" office:value="23665797" calcext:value-type="float">
            <text:p>236657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919418" calcext:value-type="float">
            <text:p>11919418</text:p>
          </table:table-cell>
          <table:table-cell office:value-type="float" office:value="19730632" calcext:value-type="float">
            <text:p>19730632</text:p>
          </table:table-cell>
          <table:table-cell office:value-type="float" office:value="23243618" calcext:value-type="float">
            <text:p>2324361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598971" calcext:value-type="float">
            <text:p>11598971</text:p>
          </table:table-cell>
          <table:table-cell office:value-type="float" office:value="19702886" calcext:value-type="float">
            <text:p>19702886</text:p>
          </table:table-cell>
          <table:table-cell office:value-type="float" office:value="22852481" calcext:value-type="float">
            <text:p>228524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262225" calcext:value-type="float">
            <text:p>11262225</text:p>
          </table:table-cell>
          <table:table-cell office:value-type="float" office:value="19271774" calcext:value-type="float">
            <text:p>19271774</text:p>
          </table:table-cell>
          <table:table-cell office:value-type="float" office:value="23831397" calcext:value-type="float">
            <text:p>238313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931643" calcext:value-type="float">
            <text:p>10931643</text:p>
          </table:table-cell>
          <table:table-cell office:value-type="float" office:value="18817332" calcext:value-type="float">
            <text:p>18817332</text:p>
          </table:table-cell>
          <table:table-cell office:value-type="float" office:value="23234085" calcext:value-type="float">
            <text:p>232340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677195" calcext:value-type="float">
            <text:p>10677195</text:p>
          </table:table-cell>
          <table:table-cell office:value-type="float" office:value="18852798" calcext:value-type="float">
            <text:p>18852798</text:p>
          </table:table-cell>
          <table:table-cell office:value-type="float" office:value="22655264" calcext:value-type="float">
            <text:p>226552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360846" calcext:value-type="float">
            <text:p>10360846</text:p>
          </table:table-cell>
          <table:table-cell office:value-type="float" office:value="18812762" calcext:value-type="float">
            <text:p>18812762</text:p>
          </table:table-cell>
          <table:table-cell office:value-type="float" office:value="21665345" calcext:value-type="float">
            <text:p>216653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846053" calcext:value-type="float">
            <text:p>9846053</text:p>
          </table:table-cell>
          <table:table-cell office:value-type="float" office:value="18379166" calcext:value-type="float">
            <text:p>18379166</text:p>
          </table:table-cell>
          <table:table-cell office:value-type="float" office:value="22420767" calcext:value-type="float">
            <text:p>224207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530229" calcext:value-type="float">
            <text:p>9530229</text:p>
          </table:table-cell>
          <table:table-cell office:value-type="float" office:value="18164430" calcext:value-type="float">
            <text:p>18164430</text:p>
          </table:table-cell>
          <table:table-cell office:value-type="float" office:value="22451550" calcext:value-type="float">
            <text:p>224515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204628" calcext:value-type="float">
            <text:p>9204628</text:p>
          </table:table-cell>
          <table:table-cell office:value-type="float" office:value="18150747" calcext:value-type="float">
            <text:p>18150747</text:p>
          </table:table-cell>
          <table:table-cell office:value-type="float" office:value="22409496" calcext:value-type="float">
            <text:p>2240949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390479" calcext:value-type="float">
            <text:p>9390479</text:p>
          </table:table-cell>
          <table:table-cell office:value-type="float" office:value="18408862" calcext:value-type="float">
            <text:p>18408862</text:p>
          </table:table-cell>
          <table:table-cell office:value-type="float" office:value="22396572" calcext:value-type="float">
            <text:p>2239657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297966" calcext:value-type="float">
            <text:p>9297966</text:p>
          </table:table-cell>
          <table:table-cell office:value-type="float" office:value="18181658" calcext:value-type="float">
            <text:p>18181658</text:p>
          </table:table-cell>
          <table:table-cell office:value-type="float" office:value="21849143" calcext:value-type="float">
            <text:p>218491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208585" calcext:value-type="float">
            <text:p>9208585</text:p>
          </table:table-cell>
          <table:table-cell office:value-type="float" office:value="17938762" calcext:value-type="float">
            <text:p>17938762</text:p>
          </table:table-cell>
          <table:table-cell office:value-type="float" office:value="21265784" calcext:value-type="float">
            <text:p>212657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121196" calcext:value-type="float">
            <text:p>9121196</text:p>
          </table:table-cell>
          <table:table-cell office:value-type="float" office:value="17501089" calcext:value-type="float">
            <text:p>17501089</text:p>
          </table:table-cell>
          <table:table-cell office:value-type="float" office:value="22219331" calcext:value-type="float">
            <text:p>2221933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823370" calcext:value-type="float">
            <text:p>8823370</text:p>
          </table:table-cell>
          <table:table-cell office:value-type="float" office:value="17069008" calcext:value-type="float">
            <text:p>17069008</text:p>
          </table:table-cell>
          <table:table-cell office:value-type="float" office:value="21998553" calcext:value-type="float">
            <text:p>2199855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441925" calcext:value-type="float">
            <text:p>9441925</text:p>
          </table:table-cell>
          <table:table-cell office:value-type="float" office:value="19055165" calcext:value-type="float">
            <text:p>19055165</text:p>
          </table:table-cell>
          <table:table-cell office:value-type="float" office:value="21647822" calcext:value-type="float">
            <text:p>216478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343546" calcext:value-type="float">
            <text:p>9343546</text:p>
          </table:table-cell>
          <table:table-cell office:value-type="float" office:value="18832313" calcext:value-type="float">
            <text:p>18832313</text:p>
          </table:table-cell>
          <table:table-cell office:value-type="float" office:value="22066676" calcext:value-type="float">
            <text:p>220666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057102" calcext:value-type="float">
            <text:p>9057102</text:p>
          </table:table-cell>
          <table:table-cell office:value-type="float" office:value="18809195" calcext:value-type="float">
            <text:p>18809195</text:p>
          </table:table-cell>
          <table:table-cell office:value-type="float" office:value="22057457" calcext:value-type="float">
            <text:p>220574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758610" calcext:value-type="float">
            <text:p>8758610</text:p>
          </table:table-cell>
          <table:table-cell office:value-type="float" office:value="18594723" calcext:value-type="float">
            <text:p>18594723</text:p>
          </table:table-cell>
          <table:table-cell office:value-type="float" office:value="21642634" calcext:value-type="float">
            <text:p>2164263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669133" calcext:value-type="float">
            <text:p>8669133</text:p>
          </table:table-cell>
          <table:table-cell office:value-type="float" office:value="18772077" calcext:value-type="float">
            <text:p>18772077</text:p>
          </table:table-cell>
          <table:table-cell office:value-type="float" office:value="21834533" calcext:value-type="float">
            <text:p>2183453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071268" calcext:value-type="float">
            <text:p>9071268</text:p>
          </table:table-cell>
          <table:table-cell office:value-type="float" office:value="19329695" calcext:value-type="float">
            <text:p>19329695</text:p>
          </table:table-cell>
          <table:table-cell office:value-type="float" office:value="22839282" calcext:value-type="float">
            <text:p>2283928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759770" calcext:value-type="float">
            <text:p>8759770</text:p>
          </table:table-cell>
          <table:table-cell office:value-type="float" office:value="18910189" calcext:value-type="float">
            <text:p>18910189</text:p>
          </table:table-cell>
          <table:table-cell office:value-type="float" office:value="22063693" calcext:value-type="float">
            <text:p>2206369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449791" calcext:value-type="float">
            <text:p>8449791</text:p>
          </table:table-cell>
          <table:table-cell office:value-type="float" office:value="18684709" calcext:value-type="float">
            <text:p>18684709</text:p>
          </table:table-cell>
          <table:table-cell office:value-type="float" office:value="22044855" calcext:value-type="float">
            <text:p>2204485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154769" calcext:value-type="float">
            <text:p>8154769</text:p>
          </table:table-cell>
          <table:table-cell office:value-type="float" office:value="18458152" calcext:value-type="float">
            <text:p>18458152</text:p>
          </table:table-cell>
          <table:table-cell office:value-type="float" office:value="21659667" calcext:value-type="float">
            <text:p>216596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067398" calcext:value-type="float">
            <text:p>8067398</text:p>
          </table:table-cell>
          <table:table-cell office:value-type="float" office:value="18219237" calcext:value-type="float">
            <text:p>18219237</text:p>
          </table:table-cell>
          <table:table-cell office:value-type="float" office:value="21671034" calcext:value-type="float">
            <text:p>2167103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139182" calcext:value-type="float">
            <text:p>9139182</text:p>
          </table:table-cell>
          <table:table-cell office:value-type="float" office:value="18875945" calcext:value-type="float">
            <text:p>18875945</text:p>
          </table:table-cell>
          <table:table-cell office:value-type="float" office:value="22266313" calcext:value-type="float">
            <text:p>222663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052093" calcext:value-type="float">
            <text:p>9052093</text:p>
          </table:table-cell>
          <table:table-cell office:value-type="float" office:value="19027112" calcext:value-type="float">
            <text:p>19027112</text:p>
          </table:table-cell>
          <table:table-cell office:value-type="float" office:value="22058956" calcext:value-type="float">
            <text:p>2205895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556939" calcext:value-type="float">
            <text:p>8556939</text:p>
          </table:table-cell>
          <table:table-cell office:value-type="float" office:value="18989213" calcext:value-type="float">
            <text:p>18989213</text:p>
          </table:table-cell>
          <table:table-cell office:value-type="float" office:value="22069200" calcext:value-type="float">
            <text:p>220692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444495" calcext:value-type="float">
            <text:p>8444495</text:p>
          </table:table-cell>
          <table:table-cell office:value-type="float" office:value="18953649" calcext:value-type="float">
            <text:p>18953649</text:p>
          </table:table-cell>
          <table:table-cell office:value-type="float" office:value="22056305" calcext:value-type="float">
            <text:p>2205630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340200" calcext:value-type="float">
            <text:p>8340200</text:p>
          </table:table-cell>
          <table:table-cell office:value-type="float" office:value="18918344" calcext:value-type="float">
            <text:p>18918344</text:p>
          </table:table-cell>
          <table:table-cell office:value-type="float" office:value="22058042" calcext:value-type="float">
            <text:p>2205804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868001" calcext:value-type="float">
            <text:p>8868001</text:p>
          </table:table-cell>
          <table:table-cell office:value-type="float" office:value="19327107" calcext:value-type="float">
            <text:p>19327107</text:p>
          </table:table-cell>
          <table:table-cell office:value-type="float" office:value="21673745" calcext:value-type="float">
            <text:p>216737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783819" calcext:value-type="float">
            <text:p>8783819</text:p>
          </table:table-cell>
          <table:table-cell office:value-type="float" office:value="19097312" calcext:value-type="float">
            <text:p>19097312</text:p>
          </table:table-cell>
          <table:table-cell office:value-type="float" office:value="21660204" calcext:value-type="float">
            <text:p>2166020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501567" calcext:value-type="float">
            <text:p>8501567</text:p>
          </table:table-cell>
          <table:table-cell office:value-type="float" office:value="18464742" calcext:value-type="float">
            <text:p>18464742</text:p>
          </table:table-cell>
          <table:table-cell office:value-type="float" office:value="21659433" calcext:value-type="float">
            <text:p>2165943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419592" calcext:value-type="float">
            <text:p>8419592</text:p>
          </table:table-cell>
          <table:table-cell office:value-type="float" office:value="17817568" calcext:value-type="float">
            <text:p>17817568</text:p>
          </table:table-cell>
          <table:table-cell office:value-type="float" office:value="21841408" calcext:value-type="float">
            <text:p>2184140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130307" calcext:value-type="float">
            <text:p>8130307</text:p>
          </table:table-cell>
          <table:table-cell office:value-type="float" office:value="17384056" calcext:value-type="float">
            <text:p>17384056</text:p>
          </table:table-cell>
          <table:table-cell office:value-type="float" office:value="21636496" calcext:value-type="float">
            <text:p>2163649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135818" calcext:value-type="float">
            <text:p>10135818</text:p>
          </table:table-cell>
          <table:table-cell office:value-type="float" office:value="18316642" calcext:value-type="float">
            <text:p>18316642</text:p>
          </table:table-cell>
          <table:table-cell office:value-type="float" office:value="21479616" calcext:value-type="float">
            <text:p>214796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822836" calcext:value-type="float">
            <text:p>9822836</text:p>
          </table:table-cell>
          <table:table-cell office:value-type="float" office:value="17879750" calcext:value-type="float">
            <text:p>17879750</text:p>
          </table:table-cell>
          <table:table-cell office:value-type="float" office:value="21481936" calcext:value-type="float">
            <text:p>2148193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703743" calcext:value-type="float">
            <text:p>9703743</text:p>
          </table:table-cell>
          <table:table-cell office:value-type="float" office:value="17638711" calcext:value-type="float">
            <text:p>17638711</text:p>
          </table:table-cell>
          <table:table-cell office:value-type="float" office:value="21263271" calcext:value-type="float">
            <text:p>212632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986684" calcext:value-type="float">
            <text:p>8986684</text:p>
          </table:table-cell>
          <table:table-cell office:value-type="float" office:value="17802665" calcext:value-type="float">
            <text:p>17802665</text:p>
          </table:table-cell>
          <table:table-cell office:value-type="float" office:value="21248748" calcext:value-type="float">
            <text:p>212487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876040" calcext:value-type="float">
            <text:p>8876040</text:p>
          </table:table-cell>
          <table:table-cell office:value-type="float" office:value="17788875" calcext:value-type="float">
            <text:p>17788875</text:p>
          </table:table-cell>
          <table:table-cell office:value-type="float" office:value="20678940" calcext:value-type="float">
            <text:p>206789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381744" calcext:value-type="float">
            <text:p>9381744</text:p>
          </table:table-cell>
          <table:table-cell office:value-type="float" office:value="18228859" calcext:value-type="float">
            <text:p>18228859</text:p>
          </table:table-cell>
          <table:table-cell office:value-type="float" office:value="21873511" calcext:value-type="float">
            <text:p>218735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108976" calcext:value-type="float">
            <text:p>9108976</text:p>
          </table:table-cell>
          <table:table-cell office:value-type="float" office:value="17596599" calcext:value-type="float">
            <text:p>17596599</text:p>
          </table:table-cell>
          <table:table-cell office:value-type="float" office:value="21668821" calcext:value-type="float">
            <text:p>216688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025175" calcext:value-type="float">
            <text:p>9025175</text:p>
          </table:table-cell>
          <table:table-cell office:value-type="float" office:value="17352816" calcext:value-type="float">
            <text:p>17352816</text:p>
          </table:table-cell>
          <table:table-cell office:value-type="float" office:value="21063721" calcext:value-type="float">
            <text:p>210637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532200" calcext:value-type="float">
            <text:p>8532200</text:p>
          </table:table-cell>
          <table:table-cell office:value-type="float" office:value="17322774" calcext:value-type="float">
            <text:p>17322774</text:p>
          </table:table-cell>
          <table:table-cell office:value-type="float" office:value="20860817" calcext:value-type="float">
            <text:p>208608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449325" calcext:value-type="float">
            <text:p>8449325</text:p>
          </table:table-cell>
          <table:table-cell office:value-type="float" office:value="17090508" calcext:value-type="float">
            <text:p>17090508</text:p>
          </table:table-cell>
          <table:table-cell office:value-type="float" office:value="21446637" calcext:value-type="float">
            <text:p>214466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962506" calcext:value-type="float">
            <text:p>8962506</text:p>
          </table:table-cell>
          <table:table-cell office:value-type="float" office:value="17725074" calcext:value-type="float">
            <text:p>17725074</text:p>
          </table:table-cell>
          <table:table-cell office:value-type="float" office:value="22246599" calcext:value-type="float">
            <text:p>222465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280533" calcext:value-type="float">
            <text:p>8280533</text:p>
          </table:table-cell>
          <table:table-cell office:value-type="float" office:value="17504566" calcext:value-type="float">
            <text:p>17504566</text:p>
          </table:table-cell>
          <table:table-cell office:value-type="float" office:value="21440860" calcext:value-type="float">
            <text:p>214408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200810" calcext:value-type="float">
            <text:p>8200810</text:p>
          </table:table-cell>
          <table:table-cell office:value-type="float" office:value="17481909" calcext:value-type="float">
            <text:p>17481909</text:p>
          </table:table-cell>
          <table:table-cell office:value-type="float" office:value="21224228" calcext:value-type="float">
            <text:p>212242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119265" calcext:value-type="float">
            <text:p>8119265</text:p>
          </table:table-cell>
          <table:table-cell office:value-type="float" office:value="17050568" calcext:value-type="float">
            <text:p>17050568</text:p>
          </table:table-cell>
          <table:table-cell office:value-type="float" office:value="21246483" calcext:value-type="float">
            <text:p>2124648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029873" calcext:value-type="float">
            <text:p>8029873</text:p>
          </table:table-cell>
          <table:table-cell office:value-type="float" office:value="16809517" calcext:value-type="float">
            <text:p>16809517</text:p>
          </table:table-cell>
          <table:table-cell office:value-type="float" office:value="20855013" calcext:value-type="float">
            <text:p>208550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976764" calcext:value-type="float">
            <text:p>9976764</text:p>
          </table:table-cell>
          <table:table-cell office:value-type="float" office:value="19274586" calcext:value-type="float">
            <text:p>19274586</text:p>
          </table:table-cell>
          <table:table-cell office:value-type="float" office:value="21291236" calcext:value-type="float">
            <text:p>2129123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881315" calcext:value-type="float">
            <text:p>9881315</text:p>
          </table:table-cell>
          <table:table-cell office:value-type="float" office:value="19274278" calcext:value-type="float">
            <text:p>19274278</text:p>
          </table:table-cell>
          <table:table-cell office:value-type="float" office:value="21678917" calcext:value-type="float">
            <text:p>216789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587296" calcext:value-type="float">
            <text:p>9587296</text:p>
          </table:table-cell>
          <table:table-cell office:value-type="float" office:value="19276382" calcext:value-type="float">
            <text:p>19276382</text:p>
          </table:table-cell>
          <table:table-cell office:value-type="float" office:value="21866654" calcext:value-type="float">
            <text:p>2186665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495435" calcext:value-type="float">
            <text:p>9495435</text:p>
          </table:table-cell>
          <table:table-cell office:value-type="float" office:value="19277280" calcext:value-type="float">
            <text:p>19277280</text:p>
          </table:table-cell>
          <table:table-cell office:value-type="float" office:value="21670911" calcext:value-type="float">
            <text:p>216709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210449" calcext:value-type="float">
            <text:p>9210449</text:p>
          </table:table-cell>
          <table:table-cell office:value-type="float" office:value="19076491" calcext:value-type="float">
            <text:p>19076491</text:p>
          </table:table-cell>
          <table:table-cell office:value-type="float" office:value="21482291" calcext:value-type="float">
            <text:p>2148229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862215" calcext:value-type="float">
            <text:p>9862215</text:p>
          </table:table-cell>
          <table:table-cell office:value-type="float" office:value="19392271" calcext:value-type="float">
            <text:p>19392271</text:p>
          </table:table-cell>
          <table:table-cell office:value-type="float" office:value="21723843" calcext:value-type="float">
            <text:p>217238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583175" calcext:value-type="float">
            <text:p>9583175</text:p>
          </table:table-cell>
          <table:table-cell office:value-type="float" office:value="19168598" calcext:value-type="float">
            <text:p>19168598</text:p>
          </table:table-cell>
          <table:table-cell office:value-type="float" office:value="21503277" calcext:value-type="float">
            <text:p>215032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094807" calcext:value-type="float">
            <text:p>9094807</text:p>
          </table:table-cell>
          <table:table-cell office:value-type="float" office:value="18729793" calcext:value-type="float">
            <text:p>18729793</text:p>
          </table:table-cell>
          <table:table-cell office:value-type="float" office:value="21483591" calcext:value-type="float">
            <text:p>2148359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004740" calcext:value-type="float">
            <text:p>9004740</text:p>
          </table:table-cell>
          <table:table-cell office:value-type="float" office:value="18685736" calcext:value-type="float">
            <text:p>18685736</text:p>
          </table:table-cell>
          <table:table-cell office:value-type="float" office:value="21882332" calcext:value-type="float">
            <text:p>218823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918996" calcext:value-type="float">
            <text:p>8918996</text:p>
          </table:table-cell>
          <table:table-cell office:value-type="float" office:value="18658943" calcext:value-type="float">
            <text:p>18658943</text:p>
          </table:table-cell>
          <table:table-cell office:value-type="float" office:value="21507608" calcext:value-type="float">
            <text:p>2150760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327395" calcext:value-type="float">
            <text:p>8327395</text:p>
          </table:table-cell>
          <table:table-cell office:value-type="float" office:value="19136533" calcext:value-type="float">
            <text:p>19136533</text:p>
          </table:table-cell>
          <table:table-cell office:value-type="float" office:value="22094149" calcext:value-type="float">
            <text:p>2209414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246126" calcext:value-type="float">
            <text:p>8246126</text:p>
          </table:table-cell>
          <table:table-cell office:value-type="float" office:value="18691639" calcext:value-type="float">
            <text:p>18691639</text:p>
          </table:table-cell>
          <table:table-cell office:value-type="float" office:value="21889448" calcext:value-type="float">
            <text:p>218894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958559" calcext:value-type="float">
            <text:p>7958559</text:p>
          </table:table-cell>
          <table:table-cell office:value-type="float" office:value="18848626" calcext:value-type="float">
            <text:p>18848626</text:p>
          </table:table-cell>
          <table:table-cell office:value-type="float" office:value="22069015" calcext:value-type="float">
            <text:p>220690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870225" calcext:value-type="float">
            <text:p>7870225</text:p>
          </table:table-cell>
          <table:table-cell office:value-type="float" office:value="18621931" calcext:value-type="float">
            <text:p>18621931</text:p>
          </table:table-cell>
          <table:table-cell office:value-type="float" office:value="21854480" calcext:value-type="float">
            <text:p>2185448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571836" calcext:value-type="float">
            <text:p>7571836</text:p>
          </table:table-cell>
          <table:table-cell office:value-type="float" office:value="18374026" calcext:value-type="float">
            <text:p>18374026</text:p>
          </table:table-cell>
          <table:table-cell office:value-type="float" office:value="21072603" calcext:value-type="float">
            <text:p>2107260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881715" calcext:value-type="float">
            <text:p>10881715</text:p>
          </table:table-cell>
          <table:table-cell office:value-type="float" office:value="20074296" calcext:value-type="float">
            <text:p>20074296</text:p>
          </table:table-cell>
          <table:table-cell office:value-type="float" office:value="21905410" calcext:value-type="float">
            <text:p>2190541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571194" calcext:value-type="float">
            <text:p>10571194</text:p>
          </table:table-cell>
          <table:table-cell office:value-type="float" office:value="20057670" calcext:value-type="float">
            <text:p>20057670</text:p>
          </table:table-cell>
          <table:table-cell office:value-type="float" office:value="21909614" calcext:value-type="float">
            <text:p>219096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263027" calcext:value-type="float">
            <text:p>10263027</text:p>
          </table:table-cell>
          <table:table-cell office:value-type="float" office:value="19625417" calcext:value-type="float">
            <text:p>19625417</text:p>
          </table:table-cell>
          <table:table-cell office:value-type="float" office:value="21891447" calcext:value-type="float">
            <text:p>2189144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163315" calcext:value-type="float">
            <text:p>10163315</text:p>
          </table:table-cell>
          <table:table-cell office:value-type="float" office:value="19383566" calcext:value-type="float">
            <text:p>19383566</text:p>
          </table:table-cell>
          <table:table-cell office:value-type="float" office:value="22063261" calcext:value-type="float">
            <text:p>2206326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068281" calcext:value-type="float">
            <text:p>10068281</text:p>
          </table:table-cell>
          <table:table-cell office:value-type="float" office:value="18942314" calcext:value-type="float">
            <text:p>18942314</text:p>
          </table:table-cell>
          <table:table-cell office:value-type="float" office:value="21878290" calcext:value-type="float">
            <text:p>2187829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025914" calcext:value-type="float">
            <text:p>11025914</text:p>
          </table:table-cell>
          <table:table-cell office:value-type="float" office:value="19178060" calcext:value-type="float">
            <text:p>19178060</text:p>
          </table:table-cell>
          <table:table-cell office:value-type="float" office:value="21871503" calcext:value-type="float">
            <text:p>2187150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139314" calcext:value-type="float">
            <text:p>11139314</text:p>
          </table:table-cell>
          <table:table-cell office:value-type="float" office:value="19336942" calcext:value-type="float">
            <text:p>19336942</text:p>
          </table:table-cell>
          <table:table-cell office:value-type="float" office:value="21080756" calcext:value-type="float">
            <text:p>2108075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839824" calcext:value-type="float">
            <text:p>10839824</text:p>
          </table:table-cell>
          <table:table-cell office:value-type="float" office:value="19109877" calcext:value-type="float">
            <text:p>19109877</text:p>
          </table:table-cell>
          <table:table-cell office:value-type="float" office:value="21676761" calcext:value-type="float">
            <text:p>2167676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329829" calcext:value-type="float">
            <text:p>10329829</text:p>
          </table:table-cell>
          <table:table-cell office:value-type="float" office:value="18886837" calcext:value-type="float">
            <text:p>18886837</text:p>
          </table:table-cell>
          <table:table-cell office:value-type="float" office:value="21302126" calcext:value-type="float">
            <text:p>213021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227241" calcext:value-type="float">
            <text:p>10227241</text:p>
          </table:table-cell>
          <table:table-cell office:value-type="float" office:value="19064762" calcext:value-type="float">
            <text:p>19064762</text:p>
          </table:table-cell>
          <table:table-cell office:value-type="float" office:value="21485997" calcext:value-type="float">
            <text:p>214859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164295" calcext:value-type="float">
            <text:p>11164295</text:p>
          </table:table-cell>
          <table:table-cell office:value-type="float" office:value="19297199" calcext:value-type="float">
            <text:p>19297199</text:p>
          </table:table-cell>
          <table:table-cell office:value-type="float" office:value="21878811" calcext:value-type="float">
            <text:p>218788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278182" calcext:value-type="float">
            <text:p>11278182</text:p>
          </table:table-cell>
          <table:table-cell office:value-type="float" office:value="19090862" calcext:value-type="float">
            <text:p>19090862</text:p>
          </table:table-cell>
          <table:table-cell office:value-type="float" office:value="22077311" calcext:value-type="float">
            <text:p>220773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575211" calcext:value-type="float">
            <text:p>10575211</text:p>
          </table:table-cell>
          <table:table-cell office:value-type="float" office:value="19097174" calcext:value-type="float">
            <text:p>19097174</text:p>
          </table:table-cell>
          <table:table-cell office:value-type="float" office:value="22460020" calcext:value-type="float">
            <text:p>224600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082991" calcext:value-type="float">
            <text:p>10082991</text:p>
          </table:table-cell>
          <table:table-cell office:value-type="float" office:value="18700610" calcext:value-type="float">
            <text:p>18700610</text:p>
          </table:table-cell>
          <table:table-cell office:value-type="float" office:value="22054695" calcext:value-type="float">
            <text:p>2205469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791359" calcext:value-type="float">
            <text:p>9791359</text:p>
          </table:table-cell>
          <table:table-cell office:value-type="float" office:value="18708031" calcext:value-type="float">
            <text:p>18708031</text:p>
          </table:table-cell>
          <table:table-cell office:value-type="float" office:value="21269603" calcext:value-type="float">
            <text:p>2126960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144140" calcext:value-type="float">
            <text:p>11144140</text:p>
          </table:table-cell>
          <table:table-cell office:value-type="float" office:value="19458770" calcext:value-type="float">
            <text:p>19458770</text:p>
          </table:table-cell>
          <table:table-cell office:value-type="float" office:value="21896240" calcext:value-type="float">
            <text:p>218962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052368" calcext:value-type="float">
            <text:p>11052368</text:p>
          </table:table-cell>
          <table:table-cell office:value-type="float" office:value="19449847" calcext:value-type="float">
            <text:p>19449847</text:p>
          </table:table-cell>
          <table:table-cell office:value-type="float" office:value="21510476" calcext:value-type="float">
            <text:p>215104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746295" calcext:value-type="float">
            <text:p>10746295</text:p>
          </table:table-cell>
          <table:table-cell office:value-type="float" office:value="19247855" calcext:value-type="float">
            <text:p>19247855</text:p>
          </table:table-cell>
          <table:table-cell office:value-type="float" office:value="21705283" calcext:value-type="float">
            <text:p>2170528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629866" calcext:value-type="float">
            <text:p>10629866</text:p>
          </table:table-cell>
          <table:table-cell office:value-type="float" office:value="19442172" calcext:value-type="float">
            <text:p>19442172</text:p>
          </table:table-cell>
          <table:table-cell office:value-type="float" office:value="21493256" calcext:value-type="float">
            <text:p>2149325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704608" calcext:value-type="float">
            <text:p>9704608</text:p>
          </table:table-cell>
          <table:table-cell office:value-type="float" office:value="19442954" calcext:value-type="float">
            <text:p>19442954</text:p>
          </table:table-cell>
          <table:table-cell office:value-type="float" office:value="21493815" calcext:value-type="float">
            <text:p>214938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316423" calcext:value-type="float">
            <text:p>10316423</text:p>
          </table:table-cell>
          <table:table-cell office:value-type="float" office:value="20638947" calcext:value-type="float">
            <text:p>20638947</text:p>
          </table:table-cell>
          <table:table-cell office:value-type="float" office:value="22325027" calcext:value-type="float">
            <text:p>2232502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213161" calcext:value-type="float">
            <text:p>10213161</text:p>
          </table:table-cell>
          <table:table-cell office:value-type="float" office:value="20632151" calcext:value-type="float">
            <text:p>20632151</text:p>
          </table:table-cell>
          <table:table-cell office:value-type="float" office:value="22521490" calcext:value-type="float">
            <text:p>2252149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908186" calcext:value-type="float">
            <text:p>9908186</text:p>
          </table:table-cell>
          <table:table-cell office:value-type="float" office:value="20618504" calcext:value-type="float">
            <text:p>20618504</text:p>
          </table:table-cell>
          <table:table-cell office:value-type="float" office:value="22311757" calcext:value-type="float">
            <text:p>223117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606037" calcext:value-type="float">
            <text:p>9606037</text:p>
          </table:table-cell>
          <table:table-cell office:value-type="float" office:value="20593898" calcext:value-type="float">
            <text:p>20593898</text:p>
          </table:table-cell>
          <table:table-cell office:value-type="float" office:value="22499820" calcext:value-type="float">
            <text:p>224998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507016" calcext:value-type="float">
            <text:p>9507016</text:p>
          </table:table-cell>
          <table:table-cell office:value-type="float" office:value="20172419" calcext:value-type="float">
            <text:p>20172419</text:p>
          </table:table-cell>
          <table:table-cell office:value-type="float" office:value="22506491" calcext:value-type="float">
            <text:p>2250649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395098" calcext:value-type="float">
            <text:p>9395098</text:p>
          </table:table-cell>
          <table:table-cell office:value-type="float" office:value="20120242" calcext:value-type="float">
            <text:p>20120242</text:p>
          </table:table-cell>
          <table:table-cell office:value-type="float" office:value="22892938" calcext:value-type="float">
            <text:p>2289293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296896" calcext:value-type="float">
            <text:p>9296896</text:p>
          </table:table-cell>
          <table:table-cell office:value-type="float" office:value="20093869" calcext:value-type="float">
            <text:p>20093869</text:p>
          </table:table-cell>
          <table:table-cell office:value-type="float" office:value="22506790" calcext:value-type="float">
            <text:p>2250679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199799" calcext:value-type="float">
            <text:p>9199799</text:p>
          </table:table-cell>
          <table:table-cell office:value-type="float" office:value="20256092" calcext:value-type="float">
            <text:p>20256092</text:p>
          </table:table-cell>
          <table:table-cell office:value-type="float" office:value="21912300" calcext:value-type="float">
            <text:p>219123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098118" calcext:value-type="float">
            <text:p>9098118</text:p>
          </table:table-cell>
          <table:table-cell office:value-type="float" office:value="20018798" calcext:value-type="float">
            <text:p>20018798</text:p>
          </table:table-cell>
          <table:table-cell office:value-type="float" office:value="21907547" calcext:value-type="float">
            <text:p>2190754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793582" calcext:value-type="float">
            <text:p>8793582</text:p>
          </table:table-cell>
          <table:table-cell office:value-type="float" office:value="19592850" calcext:value-type="float">
            <text:p>19592850</text:p>
          </table:table-cell>
          <table:table-cell office:value-type="float" office:value="22289782" calcext:value-type="float">
            <text:p>2228978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034956" calcext:value-type="float">
            <text:p>9034956</text:p>
          </table:table-cell>
          <table:table-cell office:value-type="float" office:value="19551755" calcext:value-type="float">
            <text:p>19551755</text:p>
          </table:table-cell>
          <table:table-cell office:value-type="float" office:value="22679880" calcext:value-type="float">
            <text:p>2267988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769126" calcext:value-type="float">
            <text:p>8769126</text:p>
          </table:table-cell>
          <table:table-cell office:value-type="float" office:value="19277074" calcext:value-type="float">
            <text:p>19277074</text:p>
          </table:table-cell>
          <table:table-cell office:value-type="float" office:value="22287902" calcext:value-type="float">
            <text:p>222879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710161" calcext:value-type="float">
            <text:p>8710161</text:p>
          </table:table-cell>
          <table:table-cell office:value-type="float" office:value="19194947" calcext:value-type="float">
            <text:p>19194947</text:p>
          </table:table-cell>
          <table:table-cell office:value-type="float" office:value="22849584" calcext:value-type="float">
            <text:p>228495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653741" calcext:value-type="float">
            <text:p>8653741</text:p>
          </table:table-cell>
          <table:table-cell office:value-type="float" office:value="19137542" calcext:value-type="float">
            <text:p>19137542</text:p>
          </table:table-cell>
          <table:table-cell office:value-type="float" office:value="22077817" calcext:value-type="float">
            <text:p>220778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183885" calcext:value-type="float">
            <text:p>8183885</text:p>
          </table:table-cell>
          <table:table-cell office:value-type="float" office:value="19293399" calcext:value-type="float">
            <text:p>19293399</text:p>
          </table:table-cell>
          <table:table-cell office:value-type="float" office:value="21849532" calcext:value-type="float">
            <text:p>218495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258813" calcext:value-type="float">
            <text:p>9258813</text:p>
          </table:table-cell>
          <table:table-cell office:value-type="float" office:value="20136224" calcext:value-type="float">
            <text:p>20136224</text:p>
          </table:table-cell>
          <table:table-cell office:value-type="float" office:value="21892131" calcext:value-type="float">
            <text:p>2189213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992567" calcext:value-type="float">
            <text:p>8992567</text:p>
          </table:table-cell>
          <table:table-cell office:value-type="float" office:value="19698143" calcext:value-type="float">
            <text:p>19698143</text:p>
          </table:table-cell>
          <table:table-cell office:value-type="float" office:value="21905351" calcext:value-type="float">
            <text:p>2190535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922518" calcext:value-type="float">
            <text:p>8922518</text:p>
          </table:table-cell>
          <table:table-cell office:value-type="float" office:value="19435490" calcext:value-type="float">
            <text:p>19435490</text:p>
          </table:table-cell>
          <table:table-cell office:value-type="float" office:value="22273475" calcext:value-type="float">
            <text:p>2227347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653095" calcext:value-type="float">
            <text:p>8653095</text:p>
          </table:table-cell>
          <table:table-cell office:value-type="float" office:value="18761751" calcext:value-type="float">
            <text:p>18761751</text:p>
          </table:table-cell>
          <table:table-cell office:value-type="float" office:value="21669506" calcext:value-type="float">
            <text:p>2166950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576873" calcext:value-type="float">
            <text:p>8576873</text:p>
          </table:table-cell>
          <table:table-cell office:value-type="float" office:value="18305913" calcext:value-type="float">
            <text:p>18305913</text:p>
          </table:table-cell>
          <table:table-cell office:value-type="float" office:value="21660562" calcext:value-type="float">
            <text:p>2166056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273913" calcext:value-type="float">
            <text:p>9273913</text:p>
          </table:table-cell>
          <table:table-cell office:value-type="float" office:value="18641018" calcext:value-type="float">
            <text:p>18641018</text:p>
          </table:table-cell>
          <table:table-cell office:value-type="float" office:value="22653865" calcext:value-type="float">
            <text:p>2265386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013869" calcext:value-type="float">
            <text:p>9013869</text:p>
          </table:table-cell>
          <table:table-cell office:value-type="float" office:value="18027228" calcext:value-type="float">
            <text:p>18027228</text:p>
          </table:table-cell>
          <table:table-cell office:value-type="float" office:value="22248710" calcext:value-type="float">
            <text:p>2224871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942336" calcext:value-type="float">
            <text:p>8942336</text:p>
          </table:table-cell>
          <table:table-cell office:value-type="float" office:value="18209704" calcext:value-type="float">
            <text:p>18209704</text:p>
          </table:table-cell>
          <table:table-cell office:value-type="float" office:value="22060461" calcext:value-type="float">
            <text:p>2206046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880175" calcext:value-type="float">
            <text:p>8880175</text:p>
          </table:table-cell>
          <table:table-cell office:value-type="float" office:value="18972518" calcext:value-type="float">
            <text:p>18972518</text:p>
          </table:table-cell>
          <table:table-cell office:value-type="float" office:value="22621622" calcext:value-type="float">
            <text:p>226216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822720" calcext:value-type="float">
            <text:p>8822720</text:p>
          </table:table-cell>
          <table:table-cell office:value-type="float" office:value="18547516" calcext:value-type="float">
            <text:p>18547516</text:p>
          </table:table-cell>
          <table:table-cell office:value-type="float" office:value="22245866" calcext:value-type="float">
            <text:p>2224586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132558" calcext:value-type="float">
            <text:p>10132558</text:p>
          </table:table-cell>
          <table:table-cell office:value-type="float" office:value="19556210" calcext:value-type="float">
            <text:p>19556210</text:p>
          </table:table-cell>
          <table:table-cell office:value-type="float" office:value="22668061" calcext:value-type="float">
            <text:p>2266806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054181" calcext:value-type="float">
            <text:p>10054181</text:p>
          </table:table-cell>
          <table:table-cell office:value-type="float" office:value="19173143" calcext:value-type="float">
            <text:p>19173143</text:p>
          </table:table-cell>
          <table:table-cell office:value-type="float" office:value="21873697" calcext:value-type="float">
            <text:p>218736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763946" calcext:value-type="float">
            <text:p>9763946</text:p>
          </table:table-cell>
          <table:table-cell office:value-type="float" office:value="19378542" calcext:value-type="float">
            <text:p>19378542</text:p>
          </table:table-cell>
          <table:table-cell office:value-type="float" office:value="22274237" calcext:value-type="float">
            <text:p>222742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046578" calcext:value-type="float">
            <text:p>9046578</text:p>
          </table:table-cell>
          <table:table-cell office:value-type="float" office:value="19176866" calcext:value-type="float">
            <text:p>19176866</text:p>
          </table:table-cell>
          <table:table-cell office:value-type="float" office:value="22078588" calcext:value-type="float">
            <text:p>220785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320843" calcext:value-type="float">
            <text:p>8320843</text:p>
          </table:table-cell>
          <table:table-cell office:value-type="float" office:value="18952622" calcext:value-type="float">
            <text:p>18952622</text:p>
          </table:table-cell>
          <table:table-cell office:value-type="float" office:value="21872876" calcext:value-type="float">
            <text:p>218728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140064" calcext:value-type="float">
            <text:p>8140064</text:p>
          </table:table-cell>
          <table:table-cell office:value-type="float" office:value="19213646" calcext:value-type="float">
            <text:p>19213646</text:p>
          </table:table-cell>
          <table:table-cell office:value-type="float" office:value="22464741" calcext:value-type="float">
            <text:p>2246474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029704" calcext:value-type="float">
            <text:p>8029704</text:p>
          </table:table-cell>
          <table:table-cell office:value-type="float" office:value="18784916" calcext:value-type="float">
            <text:p>18784916</text:p>
          </table:table-cell>
          <table:table-cell office:value-type="float" office:value="22277163" calcext:value-type="float">
            <text:p>2227716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924068" calcext:value-type="float">
            <text:p>7924068</text:p>
          </table:table-cell>
          <table:table-cell office:value-type="float" office:value="18759106" calcext:value-type="float">
            <text:p>18759106</text:p>
          </table:table-cell>
          <table:table-cell office:value-type="float" office:value="21885330" calcext:value-type="float">
            <text:p>2188533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615642" calcext:value-type="float">
            <text:p>7615642</text:p>
          </table:table-cell>
          <table:table-cell office:value-type="float" office:value="18317225" calcext:value-type="float">
            <text:p>18317225</text:p>
          </table:table-cell>
          <table:table-cell office:value-type="float" office:value="21870866" calcext:value-type="float">
            <text:p>2187086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511928" calcext:value-type="float">
            <text:p>7511928</text:p>
          </table:table-cell>
          <table:table-cell office:value-type="float" office:value="17871479" calcext:value-type="float">
            <text:p>17871479</text:p>
          </table:table-cell>
          <table:table-cell office:value-type="float" office:value="21845067" calcext:value-type="float">
            <text:p>218450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102096" calcext:value-type="float">
            <text:p>10102096</text:p>
          </table:table-cell>
          <table:table-cell office:value-type="float" office:value="18684206" calcext:value-type="float">
            <text:p>18684206</text:p>
          </table:table-cell>
          <table:table-cell office:value-type="float" office:value="21699461" calcext:value-type="float">
            <text:p>2169946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812336" calcext:value-type="float">
            <text:p>9812336</text:p>
          </table:table-cell>
          <table:table-cell office:value-type="float" office:value="18452923" calcext:value-type="float">
            <text:p>18452923</text:p>
          </table:table-cell>
          <table:table-cell office:value-type="float" office:value="22467457" calcext:value-type="float">
            <text:p>224674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499596" calcext:value-type="float">
            <text:p>9499596</text:p>
          </table:table-cell>
          <table:table-cell office:value-type="float" office:value="18231634" calcext:value-type="float">
            <text:p>18231634</text:p>
          </table:table-cell>
          <table:table-cell office:value-type="float" office:value="21685426" calcext:value-type="float">
            <text:p>216854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168451" calcext:value-type="float">
            <text:p>9168451</text:p>
          </table:table-cell>
          <table:table-cell office:value-type="float" office:value="18212896" calcext:value-type="float">
            <text:p>18212896</text:p>
          </table:table-cell>
          <table:table-cell office:value-type="float" office:value="21288532" calcext:value-type="float">
            <text:p>212885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828433" calcext:value-type="float">
            <text:p>8828433</text:p>
          </table:table-cell>
          <table:table-cell office:value-type="float" office:value="18190223" calcext:value-type="float">
            <text:p>18190223</text:p>
          </table:table-cell>
          <table:table-cell office:value-type="float" office:value="21305689" calcext:value-type="float">
            <text:p>2130568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184735" calcext:value-type="float">
            <text:p>9184735</text:p>
          </table:table-cell>
          <table:table-cell office:value-type="float" office:value="18393591" calcext:value-type="float">
            <text:p>18393591</text:p>
          </table:table-cell>
          <table:table-cell office:value-type="float" office:value="21879022" calcext:value-type="float">
            <text:p>218790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047408" calcext:value-type="float">
            <text:p>9047408</text:p>
          </table:table-cell>
          <table:table-cell office:value-type="float" office:value="17947964" calcext:value-type="float">
            <text:p>17947964</text:p>
          </table:table-cell>
          <table:table-cell office:value-type="float" office:value="22059045" calcext:value-type="float">
            <text:p>220590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723490" calcext:value-type="float">
            <text:p>8723490</text:p>
          </table:table-cell>
          <table:table-cell office:value-type="float" office:value="17919499" calcext:value-type="float">
            <text:p>17919499</text:p>
          </table:table-cell>
          <table:table-cell office:value-type="float" office:value="21648899" calcext:value-type="float">
            <text:p>216488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606206" calcext:value-type="float">
            <text:p>8606206</text:p>
          </table:table-cell>
          <table:table-cell office:value-type="float" office:value="17690109" calcext:value-type="float">
            <text:p>17690109</text:p>
          </table:table-cell>
          <table:table-cell office:value-type="float" office:value="21052267" calcext:value-type="float">
            <text:p>210522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273090" calcext:value-type="float">
            <text:p>8273090</text:p>
          </table:table-cell>
          <table:table-cell office:value-type="float" office:value="17447038" calcext:value-type="float">
            <text:p>17447038</text:p>
          </table:table-cell>
          <table:table-cell office:value-type="float" office:value="21086477" calcext:value-type="float">
            <text:p>210864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541760" calcext:value-type="float">
            <text:p>7541760</text:p>
          </table:table-cell>
          <table:table-cell office:value-type="float" office:value="18583508" calcext:value-type="float">
            <text:p>18583508</text:p>
          </table:table-cell>
          <table:table-cell office:value-type="float" office:value="21486188" calcext:value-type="float">
            <text:p>214861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042028" calcext:value-type="float">
            <text:p>7042028</text:p>
          </table:table-cell>
          <table:table-cell office:value-type="float" office:value="18367419" calcext:value-type="float">
            <text:p>18367419</text:p>
          </table:table-cell>
          <table:table-cell office:value-type="float" office:value="21480258" calcext:value-type="float">
            <text:p>214802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940801" calcext:value-type="float">
            <text:p>6940801</text:p>
          </table:table-cell>
          <table:table-cell office:value-type="float" office:value="17948376" calcext:value-type="float">
            <text:p>17948376</text:p>
          </table:table-cell>
          <table:table-cell office:value-type="float" office:value="21468905" calcext:value-type="float">
            <text:p>2146890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834015" calcext:value-type="float">
            <text:p>6834015</text:p>
          </table:table-cell>
          <table:table-cell office:value-type="float" office:value="17934531" calcext:value-type="float">
            <text:p>17934531</text:p>
          </table:table-cell>
          <table:table-cell office:value-type="float" office:value="21457371" calcext:value-type="float">
            <text:p>214573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509665" calcext:value-type="float">
            <text:p>6509665</text:p>
          </table:table-cell>
          <table:table-cell office:value-type="float" office:value="17920366" calcext:value-type="float">
            <text:p>17920366</text:p>
          </table:table-cell>
          <table:table-cell office:value-type="float" office:value="21061396" calcext:value-type="float">
            <text:p>2106139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976721" calcext:value-type="float">
            <text:p>5976721</text:p>
          </table:table-cell>
          <table:table-cell office:value-type="float" office:value="17701119" calcext:value-type="float">
            <text:p>17701119</text:p>
          </table:table-cell>
          <table:table-cell office:value-type="float" office:value="20477602" calcext:value-type="float">
            <text:p>204776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852909" calcext:value-type="float">
            <text:p>5852909</text:p>
          </table:table-cell>
          <table:table-cell office:value-type="float" office:value="17483038" calcext:value-type="float">
            <text:p>17483038</text:p>
          </table:table-cell>
          <table:table-cell office:value-type="float" office:value="20877996" calcext:value-type="float">
            <text:p>2087799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541321" calcext:value-type="float">
            <text:p>5541321</text:p>
          </table:table-cell>
          <table:table-cell office:value-type="float" office:value="17471858" calcext:value-type="float">
            <text:p>17471858</text:p>
          </table:table-cell>
          <table:table-cell office:value-type="float" office:value="20659480" calcext:value-type="float">
            <text:p>2065948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445544" calcext:value-type="float">
            <text:p>5445544</text:p>
          </table:table-cell>
          <table:table-cell office:value-type="float" office:value="17454167" calcext:value-type="float">
            <text:p>17454167</text:p>
          </table:table-cell>
          <table:table-cell office:value-type="float" office:value="20458772" calcext:value-type="float">
            <text:p>2045877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369331" calcext:value-type="float">
            <text:p>5369331</text:p>
          </table:table-cell>
          <table:table-cell office:value-type="float" office:value="17432635" calcext:value-type="float">
            <text:p>17432635</text:p>
          </table:table-cell>
          <table:table-cell office:value-type="float" office:value="20449921" calcext:value-type="float">
            <text:p>204499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036435" calcext:value-type="float">
            <text:p>6036435</text:p>
          </table:table-cell>
          <table:table-cell office:value-type="float" office:value="17219402" calcext:value-type="float">
            <text:p>17219402</text:p>
          </table:table-cell>
          <table:table-cell office:value-type="float" office:value="20658373" calcext:value-type="float">
            <text:p>2065837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980541" calcext:value-type="float">
            <text:p>5980541</text:p>
          </table:table-cell>
          <table:table-cell office:value-type="float" office:value="16322802" calcext:value-type="float">
            <text:p>16322802</text:p>
          </table:table-cell>
          <table:table-cell office:value-type="float" office:value="20222043" calcext:value-type="float">
            <text:p>202220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924576" calcext:value-type="float">
            <text:p>5924576</text:p>
          </table:table-cell>
          <table:table-cell office:value-type="float" office:value="15838149" calcext:value-type="float">
            <text:p>15838149</text:p>
          </table:table-cell>
          <table:table-cell office:value-type="float" office:value="20440461" calcext:value-type="float">
            <text:p>2044046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659352" calcext:value-type="float">
            <text:p>5659352</text:p>
          </table:table-cell>
          <table:table-cell office:value-type="float" office:value="15178341" calcext:value-type="float">
            <text:p>15178341</text:p>
          </table:table-cell>
          <table:table-cell office:value-type="float" office:value="20221871" calcext:value-type="float">
            <text:p>202218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593618" calcext:value-type="float">
            <text:p>5593618</text:p>
          </table:table-cell>
          <table:table-cell office:value-type="float" office:value="15123370" calcext:value-type="float">
            <text:p>15123370</text:p>
          </table:table-cell>
          <table:table-cell office:value-type="float" office:value="20018906" calcext:value-type="float">
            <text:p>2001890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569260" calcext:value-type="float">
            <text:p>5569260</text:p>
          </table:table-cell>
          <table:table-cell office:value-type="float" office:value="15312076" calcext:value-type="float">
            <text:p>15312076</text:p>
          </table:table-cell>
          <table:table-cell office:value-type="float" office:value="19612771" calcext:value-type="float">
            <text:p>196127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534875" calcext:value-type="float">
            <text:p>5534875</text:p>
          </table:table-cell>
          <table:table-cell office:value-type="float" office:value="15670020" calcext:value-type="float">
            <text:p>15670020</text:p>
          </table:table-cell>
          <table:table-cell office:value-type="float" office:value="19825854" calcext:value-type="float">
            <text:p>1982585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506103" calcext:value-type="float">
            <text:p>5506103</text:p>
          </table:table-cell>
          <table:table-cell office:value-type="float" office:value="16029749" calcext:value-type="float">
            <text:p>16029749</text:p>
          </table:table-cell>
          <table:table-cell office:value-type="float" office:value="20171229" calcext:value-type="float">
            <text:p>2017122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480797" calcext:value-type="float">
            <text:p>5480797</text:p>
          </table:table-cell>
          <table:table-cell office:value-type="float" office:value="15798208" calcext:value-type="float">
            <text:p>15798208</text:p>
          </table:table-cell>
          <table:table-cell office:value-type="float" office:value="19620155" calcext:value-type="float">
            <text:p>1962015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456694" calcext:value-type="float">
            <text:p>5456694</text:p>
          </table:table-cell>
          <table:table-cell office:value-type="float" office:value="15763412" calcext:value-type="float">
            <text:p>15763412</text:p>
          </table:table-cell>
          <table:table-cell office:value-type="float" office:value="19387175" calcext:value-type="float">
            <text:p>1938717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999641" calcext:value-type="float">
            <text:p>6999641</text:p>
          </table:table-cell>
          <table:table-cell office:value-type="float" office:value="17399059" calcext:value-type="float">
            <text:p>17399059</text:p>
          </table:table-cell>
          <table:table-cell office:value-type="float" office:value="20268562" calcext:value-type="float">
            <text:p>2026856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765928" calcext:value-type="float">
            <text:p>6765928</text:p>
          </table:table-cell>
          <table:table-cell office:value-type="float" office:value="16972156" calcext:value-type="float">
            <text:p>16972156</text:p>
          </table:table-cell>
          <table:table-cell office:value-type="float" office:value="20041855" calcext:value-type="float">
            <text:p>2004185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729613" calcext:value-type="float">
            <text:p>6729613</text:p>
          </table:table-cell>
          <table:table-cell office:value-type="float" office:value="16359151" calcext:value-type="float">
            <text:p>16359151</text:p>
          </table:table-cell>
          <table:table-cell office:value-type="float" office:value="20250340" calcext:value-type="float">
            <text:p>202503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694446" calcext:value-type="float">
            <text:p>6694446</text:p>
          </table:table-cell>
          <table:table-cell office:value-type="float" office:value="16327976" calcext:value-type="float">
            <text:p>16327976</text:p>
          </table:table-cell>
          <table:table-cell office:value-type="float" office:value="20418132" calcext:value-type="float">
            <text:p>204181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659943" calcext:value-type="float">
            <text:p>6659943</text:p>
          </table:table-cell>
          <table:table-cell office:value-type="float" office:value="15900812" calcext:value-type="float">
            <text:p>15900812</text:p>
          </table:table-cell>
          <table:table-cell office:value-type="float" office:value="20426669" calcext:value-type="float">
            <text:p>2042666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354309" calcext:value-type="float">
            <text:p>7354309</text:p>
          </table:table-cell>
          <table:table-cell office:value-type="float" office:value="15981530" calcext:value-type="float">
            <text:p>15981530</text:p>
          </table:table-cell>
          <table:table-cell office:value-type="float" office:value="21636896" calcext:value-type="float">
            <text:p>2163689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329429" calcext:value-type="float">
            <text:p>7329429</text:p>
          </table:table-cell>
          <table:table-cell office:value-type="float" office:value="15771898" calcext:value-type="float">
            <text:p>15771898</text:p>
          </table:table-cell>
          <table:table-cell office:value-type="float" office:value="21637732" calcext:value-type="float">
            <text:p>216377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089038" calcext:value-type="float">
            <text:p>7089038</text:p>
          </table:table-cell>
          <table:table-cell office:value-type="float" office:value="16151989" calcext:value-type="float">
            <text:p>16151989</text:p>
          </table:table-cell>
          <table:table-cell office:value-type="float" office:value="21210905" calcext:value-type="float">
            <text:p>2121090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040706" calcext:value-type="float">
            <text:p>7040706</text:p>
          </table:table-cell>
          <table:table-cell office:value-type="float" office:value="16150190" calcext:value-type="float">
            <text:p>16150190</text:p>
          </table:table-cell>
          <table:table-cell office:value-type="float" office:value="19844437" calcext:value-type="float">
            <text:p>198444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984358" calcext:value-type="float">
            <text:p>6984358</text:p>
          </table:table-cell>
          <table:table-cell office:value-type="float" office:value="16137537" calcext:value-type="float">
            <text:p>16137537</text:p>
          </table:table-cell>
          <table:table-cell office:value-type="float" office:value="20036539" calcext:value-type="float">
            <text:p>2003653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417458" calcext:value-type="float">
            <text:p>9417458</text:p>
          </table:table-cell>
          <table:table-cell office:value-type="float" office:value="18330503" calcext:value-type="float">
            <text:p>18330503</text:p>
          </table:table-cell>
          <table:table-cell office:value-type="float" office:value="21263416" calcext:value-type="float">
            <text:p>212634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361156" calcext:value-type="float">
            <text:p>9361156</text:p>
          </table:table-cell>
          <table:table-cell office:value-type="float" office:value="18319100" calcext:value-type="float">
            <text:p>18319100</text:p>
          </table:table-cell>
          <table:table-cell office:value-type="float" office:value="21253587" calcext:value-type="float">
            <text:p>212535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290205" calcext:value-type="float">
            <text:p>9290205</text:p>
          </table:table-cell>
          <table:table-cell office:value-type="float" office:value="18306284" calcext:value-type="float">
            <text:p>18306284</text:p>
          </table:table-cell>
          <table:table-cell office:value-type="float" office:value="21057340" calcext:value-type="float">
            <text:p>210573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007729" calcext:value-type="float">
            <text:p>9007729</text:p>
          </table:table-cell>
          <table:table-cell office:value-type="float" office:value="18484609" calcext:value-type="float">
            <text:p>18484609</text:p>
          </table:table-cell>
          <table:table-cell office:value-type="float" office:value="21248613" calcext:value-type="float">
            <text:p>212486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916437" calcext:value-type="float">
            <text:p>8916437</text:p>
          </table:table-cell>
          <table:table-cell office:value-type="float" office:value="18266327" calcext:value-type="float">
            <text:p>18266327</text:p>
          </table:table-cell>
          <table:table-cell office:value-type="float" office:value="21052859" calcext:value-type="float">
            <text:p>2105285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347655" calcext:value-type="float">
            <text:p>10347655</text:p>
          </table:table-cell>
          <table:table-cell office:value-type="float" office:value="18825157" calcext:value-type="float">
            <text:p>18825157</text:p>
          </table:table-cell>
          <table:table-cell office:value-type="float" office:value="21468551" calcext:value-type="float">
            <text:p>2146855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265376" calcext:value-type="float">
            <text:p>10265376</text:p>
          </table:table-cell>
          <table:table-cell office:value-type="float" office:value="18601484" calcext:value-type="float">
            <text:p>18601484</text:p>
          </table:table-cell>
          <table:table-cell office:value-type="float" office:value="20682694" calcext:value-type="float">
            <text:p>206826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0180555" calcext:value-type="float">
            <text:p>10180555</text:p>
          </table:table-cell>
          <table:table-cell office:value-type="float" office:value="18356653" calcext:value-type="float">
            <text:p>18356653</text:p>
          </table:table-cell>
          <table:table-cell office:value-type="float" office:value="20871582" calcext:value-type="float">
            <text:p>2087158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890168" calcext:value-type="float">
            <text:p>9890168</text:p>
          </table:table-cell>
          <table:table-cell office:value-type="float" office:value="18323753" calcext:value-type="float">
            <text:p>18323753</text:p>
          </table:table-cell>
          <table:table-cell office:value-type="float" office:value="21257011" calcext:value-type="float">
            <text:p>212570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795578" calcext:value-type="float">
            <text:p>9795578</text:p>
          </table:table-cell>
          <table:table-cell office:value-type="float" office:value="18304818" calcext:value-type="float">
            <text:p>18304818</text:p>
          </table:table-cell>
          <table:table-cell office:value-type="float" office:value="21044043" calcext:value-type="float">
            <text:p>210440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433518" calcext:value-type="float">
            <text:p>9433518</text:p>
          </table:table-cell>
          <table:table-cell office:value-type="float" office:value="19083869" calcext:value-type="float">
            <text:p>19083869</text:p>
          </table:table-cell>
          <table:table-cell office:value-type="float" office:value="21663179" calcext:value-type="float">
            <text:p>2166317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327419" calcext:value-type="float">
            <text:p>9327419</text:p>
          </table:table-cell>
          <table:table-cell office:value-type="float" office:value="18882397" calcext:value-type="float">
            <text:p>18882397</text:p>
          </table:table-cell>
          <table:table-cell office:value-type="float" office:value="21641743" calcext:value-type="float">
            <text:p>216417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001456" calcext:value-type="float">
            <text:p>9001456</text:p>
          </table:table-cell>
          <table:table-cell office:value-type="float" office:value="18475894" calcext:value-type="float">
            <text:p>18475894</text:p>
          </table:table-cell>
          <table:table-cell office:value-type="float" office:value="21081983" calcext:value-type="float">
            <text:p>2108198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873718" calcext:value-type="float">
            <text:p>8873718</text:p>
          </table:table-cell>
          <table:table-cell office:value-type="float" office:value="18062507" calcext:value-type="float">
            <text:p>18062507</text:p>
          </table:table-cell>
          <table:table-cell office:value-type="float" office:value="21257854" calcext:value-type="float">
            <text:p>2125785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542894" calcext:value-type="float">
            <text:p>8542894</text:p>
          </table:table-cell>
          <table:table-cell office:value-type="float" office:value="17842670" calcext:value-type="float">
            <text:p>17842670</text:p>
          </table:table-cell>
          <table:table-cell office:value-type="float" office:value="21454852" calcext:value-type="float">
            <text:p>2145485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228133" calcext:value-type="float">
            <text:p>8228133</text:p>
          </table:table-cell>
          <table:table-cell office:value-type="float" office:value="17822189" calcext:value-type="float">
            <text:p>17822189</text:p>
          </table:table-cell>
          <table:table-cell office:value-type="float" office:value="21253995" calcext:value-type="float">
            <text:p>2125399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913132" calcext:value-type="float">
            <text:p>7913132</text:p>
          </table:table-cell>
          <table:table-cell office:value-type="float" office:value="17604437" calcext:value-type="float">
            <text:p>17604437</text:p>
          </table:table-cell>
          <table:table-cell office:value-type="float" office:value="21230773" calcext:value-type="float">
            <text:p>2123077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624806" calcext:value-type="float">
            <text:p>7624806</text:p>
          </table:table-cell>
          <table:table-cell office:value-type="float" office:value="17992040" calcext:value-type="float">
            <text:p>17992040</text:p>
          </table:table-cell>
          <table:table-cell office:value-type="float" office:value="20847033" calcext:value-type="float">
            <text:p>2084703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539775" calcext:value-type="float">
            <text:p>7539775</text:p>
          </table:table-cell>
          <table:table-cell office:value-type="float" office:value="17982537" calcext:value-type="float">
            <text:p>17982537</text:p>
          </table:table-cell>
          <table:table-cell office:value-type="float" office:value="20656574" calcext:value-type="float">
            <text:p>2065657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056630" calcext:value-type="float">
            <text:p>7056630</text:p>
          </table:table-cell>
          <table:table-cell office:value-type="float" office:value="17753061" calcext:value-type="float">
            <text:p>17753061</text:p>
          </table:table-cell>
          <table:table-cell office:value-type="float" office:value="20657353" calcext:value-type="float">
            <text:p>2065735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389332" calcext:value-type="float">
            <text:p>7389332</text:p>
          </table:table-cell>
          <table:table-cell office:value-type="float" office:value="18497769" calcext:value-type="float">
            <text:p>18497769</text:p>
          </table:table-cell>
          <table:table-cell office:value-type="float" office:value="21849899" calcext:value-type="float">
            <text:p>218498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317981" calcext:value-type="float">
            <text:p>7317981</text:p>
          </table:table-cell>
          <table:table-cell office:value-type="float" office:value="18501065" calcext:value-type="float">
            <text:p>18501065</text:p>
          </table:table-cell>
          <table:table-cell office:value-type="float" office:value="21449584" calcext:value-type="float">
            <text:p>214495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845302" calcext:value-type="float">
            <text:p>6845302</text:p>
          </table:table-cell>
          <table:table-cell office:value-type="float" office:value="18068642" calcext:value-type="float">
            <text:p>18068642</text:p>
          </table:table-cell>
          <table:table-cell office:value-type="float" office:value="21636332" calcext:value-type="float">
            <text:p>216363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773778" calcext:value-type="float">
            <text:p>6773778</text:p>
          </table:table-cell>
          <table:table-cell office:value-type="float" office:value="17834921" calcext:value-type="float">
            <text:p>17834921</text:p>
          </table:table-cell>
          <table:table-cell office:value-type="float" office:value="21458188" calcext:value-type="float">
            <text:p>214581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696526" calcext:value-type="float">
            <text:p>6696526</text:p>
          </table:table-cell>
          <table:table-cell office:value-type="float" office:value="17785052" calcext:value-type="float">
            <text:p>17785052</text:p>
          </table:table-cell>
          <table:table-cell office:value-type="float" office:value="21056039" calcext:value-type="float">
            <text:p>2105603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784040" calcext:value-type="float">
            <text:p>8784040</text:p>
          </table:table-cell>
          <table:table-cell office:value-type="float" office:value="18519351" calcext:value-type="float">
            <text:p>18519351</text:p>
          </table:table-cell>
          <table:table-cell office:value-type="float" office:value="21053353" calcext:value-type="float">
            <text:p>2105335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311832" calcext:value-type="float">
            <text:p>8311832</text:p>
          </table:table-cell>
          <table:table-cell office:value-type="float" office:value="18074945" calcext:value-type="float">
            <text:p>18074945</text:p>
          </table:table-cell>
          <table:table-cell office:value-type="float" office:value="20857166" calcext:value-type="float">
            <text:p>2085716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248507" calcext:value-type="float">
            <text:p>8248507</text:p>
          </table:table-cell>
          <table:table-cell office:value-type="float" office:value="17823394" calcext:value-type="float">
            <text:p>17823394</text:p>
          </table:table-cell>
          <table:table-cell office:value-type="float" office:value="20459708" calcext:value-type="float">
            <text:p>2045970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199993" calcext:value-type="float">
            <text:p>8199993</text:p>
          </table:table-cell>
          <table:table-cell office:value-type="float" office:value="17367677" calcext:value-type="float">
            <text:p>17367677</text:p>
          </table:table-cell>
          <table:table-cell office:value-type="float" office:value="20630889" calcext:value-type="float">
            <text:p>2063088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156342" calcext:value-type="float">
            <text:p>8156342</text:p>
          </table:table-cell>
          <table:table-cell office:value-type="float" office:value="17094637" calcext:value-type="float">
            <text:p>17094637</text:p>
          </table:table-cell>
          <table:table-cell office:value-type="float" office:value="20636190" calcext:value-type="float">
            <text:p>2063619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205977" calcext:value-type="float">
            <text:p>8205977</text:p>
          </table:table-cell>
          <table:table-cell office:value-type="float" office:value="17032039" calcext:value-type="float">
            <text:p>17032039</text:p>
          </table:table-cell>
          <table:table-cell office:value-type="float" office:value="20621594" calcext:value-type="float">
            <text:p>206215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165208" calcext:value-type="float">
            <text:p>8165208</text:p>
          </table:table-cell>
          <table:table-cell office:value-type="float" office:value="16958916" calcext:value-type="float">
            <text:p>16958916</text:p>
          </table:table-cell>
          <table:table-cell office:value-type="float" office:value="20789816" calcext:value-type="float">
            <text:p>207898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121378" calcext:value-type="float">
            <text:p>8121378</text:p>
          </table:table-cell>
          <table:table-cell office:value-type="float" office:value="16305572" calcext:value-type="float">
            <text:p>16305572</text:p>
          </table:table-cell>
          <table:table-cell office:value-type="float" office:value="20215759" calcext:value-type="float">
            <text:p>2021575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074297" calcext:value-type="float">
            <text:p>8074297</text:p>
          </table:table-cell>
          <table:table-cell office:value-type="float" office:value="16279630" calcext:value-type="float">
            <text:p>16279630</text:p>
          </table:table-cell>
          <table:table-cell office:value-type="float" office:value="19825859" calcext:value-type="float">
            <text:p>1982585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816776" calcext:value-type="float">
            <text:p>7816776</text:p>
          </table:table-cell>
          <table:table-cell office:value-type="float" office:value="15862372" calcext:value-type="float">
            <text:p>15862372</text:p>
          </table:table-cell>
          <table:table-cell office:value-type="float" office:value="20021866" calcext:value-type="float">
            <text:p>2002186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746513" calcext:value-type="float">
            <text:p>7746513</text:p>
          </table:table-cell>
          <table:table-cell office:value-type="float" office:value="16081783" calcext:value-type="float">
            <text:p>16081783</text:p>
          </table:table-cell>
          <table:table-cell office:value-type="float" office:value="20402515" calcext:value-type="float">
            <text:p>204025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265544" calcext:value-type="float">
            <text:p>7265544</text:p>
          </table:table-cell>
          <table:table-cell office:value-type="float" office:value="16226585" calcext:value-type="float">
            <text:p>16226585</text:p>
          </table:table-cell>
          <table:table-cell office:value-type="float" office:value="20789939" calcext:value-type="float">
            <text:p>2078993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187315" calcext:value-type="float">
            <text:p>7187315</text:p>
          </table:table-cell>
          <table:table-cell office:value-type="float" office:value="16174325" calcext:value-type="float">
            <text:p>16174325</text:p>
          </table:table-cell>
          <table:table-cell office:value-type="float" office:value="20794931" calcext:value-type="float">
            <text:p>2079493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114373" calcext:value-type="float">
            <text:p>7114373</text:p>
          </table:table-cell>
          <table:table-cell office:value-type="float" office:value="15929167" calcext:value-type="float">
            <text:p>15929167</text:p>
          </table:table-cell>
          <table:table-cell office:value-type="float" office:value="21361927" calcext:value-type="float">
            <text:p>2136192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043087" calcext:value-type="float">
            <text:p>7043087</text:p>
          </table:table-cell>
          <table:table-cell office:value-type="float" office:value="15902451" calcext:value-type="float">
            <text:p>15902451</text:p>
          </table:table-cell>
          <table:table-cell office:value-type="float" office:value="20369631" calcext:value-type="float">
            <text:p>2036963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710455" calcext:value-type="float">
            <text:p>7710455</text:p>
          </table:table-cell>
          <table:table-cell office:value-type="float" office:value="16841358" calcext:value-type="float">
            <text:p>16841358</text:p>
          </table:table-cell>
          <table:table-cell office:value-type="float" office:value="20972960" calcext:value-type="float">
            <text:p>209729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648680" calcext:value-type="float">
            <text:p>7648680</text:p>
          </table:table-cell>
          <table:table-cell office:value-type="float" office:value="16624734" calcext:value-type="float">
            <text:p>16624734</text:p>
          </table:table-cell>
          <table:table-cell office:value-type="float" office:value="20190588" calcext:value-type="float">
            <text:p>201905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592006" calcext:value-type="float">
            <text:p>7592006</text:p>
          </table:table-cell>
          <table:table-cell office:value-type="float" office:value="16397065" calcext:value-type="float">
            <text:p>16397065</text:p>
          </table:table-cell>
          <table:table-cell office:value-type="float" office:value="20179945" calcext:value-type="float">
            <text:p>201799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536070" calcext:value-type="float">
            <text:p>7536070</text:p>
          </table:table-cell>
          <table:table-cell office:value-type="float" office:value="15573237" calcext:value-type="float">
            <text:p>15573237</text:p>
          </table:table-cell>
          <table:table-cell office:value-type="float" office:value="20178573" calcext:value-type="float">
            <text:p>2017857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275697" calcext:value-type="float">
            <text:p>7275697</text:p>
          </table:table-cell>
          <table:table-cell office:value-type="float" office:value="15322960" calcext:value-type="float">
            <text:p>15322960</text:p>
          </table:table-cell>
          <table:table-cell office:value-type="float" office:value="20173830" calcext:value-type="float">
            <text:p>2017383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085441" calcext:value-type="float">
            <text:p>8085441</text:p>
          </table:table-cell>
          <table:table-cell office:value-type="float" office:value="16602417" calcext:value-type="float">
            <text:p>16602417</text:p>
          </table:table-cell>
          <table:table-cell office:value-type="float" office:value="20575665" calcext:value-type="float">
            <text:p>2057566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014104" calcext:value-type="float">
            <text:p>8014104</text:p>
          </table:table-cell>
          <table:table-cell office:value-type="float" office:value="16393173" calcext:value-type="float">
            <text:p>16393173</text:p>
          </table:table-cell>
          <table:table-cell office:value-type="float" office:value="20170797" calcext:value-type="float">
            <text:p>201707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930624" calcext:value-type="float">
            <text:p>7930624</text:p>
          </table:table-cell>
          <table:table-cell office:value-type="float" office:value="16156081" calcext:value-type="float">
            <text:p>16156081</text:p>
          </table:table-cell>
          <table:table-cell office:value-type="float" office:value="19964817" calcext:value-type="float">
            <text:p>199648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652547" calcext:value-type="float">
            <text:p>7652547</text:p>
          </table:table-cell>
          <table:table-cell office:value-type="float" office:value="15754111" calcext:value-type="float">
            <text:p>15754111</text:p>
          </table:table-cell>
          <table:table-cell office:value-type="float" office:value="19380039" calcext:value-type="float">
            <text:p>1938003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365546" calcext:value-type="float">
            <text:p>7365546</text:p>
          </table:table-cell>
          <table:table-cell office:value-type="float" office:value="15537700" calcext:value-type="float">
            <text:p>15537700</text:p>
          </table:table-cell>
          <table:table-cell office:value-type="float" office:value="19576610" calcext:value-type="float">
            <text:p>1957661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183552" calcext:value-type="float">
            <text:p>7183552</text:p>
          </table:table-cell>
          <table:table-cell office:value-type="float" office:value="15705888" calcext:value-type="float">
            <text:p>15705888</text:p>
          </table:table-cell>
          <table:table-cell office:value-type="float" office:value="20160854" calcext:value-type="float">
            <text:p>2016085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477327" calcext:value-type="float">
            <text:p>6477327</text:p>
          </table:table-cell>
          <table:table-cell office:value-type="float" office:value="15484028" calcext:value-type="float">
            <text:p>15484028</text:p>
          </table:table-cell>
          <table:table-cell office:value-type="float" office:value="19161659" calcext:value-type="float">
            <text:p>1916165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357172" calcext:value-type="float">
            <text:p>6357172</text:p>
          </table:table-cell>
          <table:table-cell office:value-type="float" office:value="15467808" calcext:value-type="float">
            <text:p>15467808</text:p>
          </table:table-cell>
          <table:table-cell office:value-type="float" office:value="19753235" calcext:value-type="float">
            <text:p>1975323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843771" calcext:value-type="float">
            <text:p>5843771</text:p>
          </table:table-cell>
          <table:table-cell office:value-type="float" office:value="15249297" calcext:value-type="float">
            <text:p>15249297</text:p>
          </table:table-cell>
          <table:table-cell office:value-type="float" office:value="20152623" calcext:value-type="float">
            <text:p>2015262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739888" calcext:value-type="float">
            <text:p>5739888</text:p>
          </table:table-cell>
          <table:table-cell office:value-type="float" office:value="15439619" calcext:value-type="float">
            <text:p>15439619</text:p>
          </table:table-cell>
          <table:table-cell office:value-type="float" office:value="20152960" calcext:value-type="float">
            <text:p>201529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891977" calcext:value-type="float">
            <text:p>6891977</text:p>
          </table:table-cell>
          <table:table-cell office:value-type="float" office:value="16609341" calcext:value-type="float">
            <text:p>16609341</text:p>
          </table:table-cell>
          <table:table-cell office:value-type="float" office:value="19798499" calcext:value-type="float">
            <text:p>197984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805008" calcext:value-type="float">
            <text:p>6805008</text:p>
          </table:table-cell>
          <table:table-cell office:value-type="float" office:value="16611033" calcext:value-type="float">
            <text:p>16611033</text:p>
          </table:table-cell>
          <table:table-cell office:value-type="float" office:value="20167033" calcext:value-type="float">
            <text:p>2016703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734132" calcext:value-type="float">
            <text:p>6734132</text:p>
          </table:table-cell>
          <table:table-cell office:value-type="float" office:value="16611737" calcext:value-type="float">
            <text:p>16611737</text:p>
          </table:table-cell>
          <table:table-cell office:value-type="float" office:value="19789209" calcext:value-type="float">
            <text:p>197892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669163" calcext:value-type="float">
            <text:p>6669163</text:p>
          </table:table-cell>
          <table:table-cell office:value-type="float" office:value="16400824" calcext:value-type="float">
            <text:p>16400824</text:p>
          </table:table-cell>
          <table:table-cell office:value-type="float" office:value="19792464" calcext:value-type="float">
            <text:p>197924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601176" calcext:value-type="float">
            <text:p>6601176</text:p>
          </table:table-cell>
          <table:table-cell office:value-type="float" office:value="16401495" calcext:value-type="float">
            <text:p>16401495</text:p>
          </table:table-cell>
          <table:table-cell office:value-type="float" office:value="19982619" calcext:value-type="float">
            <text:p>1998261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288771" calcext:value-type="float">
            <text:p>8288771</text:p>
          </table:table-cell>
          <table:table-cell office:value-type="float" office:value="17309574" calcext:value-type="float">
            <text:p>17309574</text:p>
          </table:table-cell>
          <table:table-cell office:value-type="float" office:value="19814435" calcext:value-type="float">
            <text:p>1981443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007422" calcext:value-type="float">
            <text:p>8007422</text:p>
          </table:table-cell>
          <table:table-cell office:value-type="float" office:value="17092463" calcext:value-type="float">
            <text:p>17092463</text:p>
          </table:table-cell>
          <table:table-cell office:value-type="float" office:value="19996855" calcext:value-type="float">
            <text:p>1999685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725982" calcext:value-type="float">
            <text:p>7725982</text:p>
          </table:table-cell>
          <table:table-cell office:value-type="float" office:value="16454582" calcext:value-type="float">
            <text:p>16454582</text:p>
          </table:table-cell>
          <table:table-cell office:value-type="float" office:value="19412749" calcext:value-type="float">
            <text:p>1941274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444963" calcext:value-type="float">
            <text:p>7444963</text:p>
          </table:table-cell>
          <table:table-cell office:value-type="float" office:value="16022569" calcext:value-type="float">
            <text:p>16022569</text:p>
          </table:table-cell>
          <table:table-cell office:value-type="float" office:value="19802118" calcext:value-type="float">
            <text:p>1980211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160722" calcext:value-type="float">
            <text:p>7160722</text:p>
          </table:table-cell>
          <table:table-cell office:value-type="float" office:value="15789678" calcext:value-type="float">
            <text:p>15789678</text:p>
          </table:table-cell>
          <table:table-cell office:value-type="float" office:value="20179580" calcext:value-type="float">
            <text:p>2017958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862915" calcext:value-type="float">
            <text:p>7862915</text:p>
          </table:table-cell>
          <table:table-cell office:value-type="float" office:value="16478939" calcext:value-type="float">
            <text:p>16478939</text:p>
          </table:table-cell>
          <table:table-cell office:value-type="float" office:value="19988605" calcext:value-type="float">
            <text:p>1998860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807638" calcext:value-type="float">
            <text:p>7807638</text:p>
          </table:table-cell>
          <table:table-cell office:value-type="float" office:value="16464355" calcext:value-type="float">
            <text:p>16464355</text:p>
          </table:table-cell>
          <table:table-cell office:value-type="float" office:value="19997361" calcext:value-type="float">
            <text:p>1999736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751571" calcext:value-type="float">
            <text:p>7751571</text:p>
          </table:table-cell>
          <table:table-cell office:value-type="float" office:value="15820736" calcext:value-type="float">
            <text:p>15820736</text:p>
          </table:table-cell>
          <table:table-cell office:value-type="float" office:value="19806153" calcext:value-type="float">
            <text:p>1980615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693621" calcext:value-type="float">
            <text:p>7693621</text:p>
          </table:table-cell>
          <table:table-cell office:value-type="float" office:value="15576793" calcext:value-type="float">
            <text:p>15576793</text:p>
          </table:table-cell>
          <table:table-cell office:value-type="float" office:value="19402284" calcext:value-type="float">
            <text:p>194022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625810" calcext:value-type="float">
            <text:p>7625810</text:p>
          </table:table-cell>
          <table:table-cell office:value-type="float" office:value="15147092" calcext:value-type="float">
            <text:p>15147092</text:p>
          </table:table-cell>
          <table:table-cell office:value-type="float" office:value="18602161" calcext:value-type="float">
            <text:p>1860216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552286" calcext:value-type="float">
            <text:p>8552286</text:p>
          </table:table-cell>
          <table:table-cell office:value-type="float" office:value="17365790" calcext:value-type="float">
            <text:p>17365790</text:p>
          </table:table-cell>
          <table:table-cell office:value-type="float" office:value="20816699" calcext:value-type="float">
            <text:p>208166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498368" calcext:value-type="float">
            <text:p>8498368</text:p>
          </table:table-cell>
          <table:table-cell office:value-type="float" office:value="17532566" calcext:value-type="float">
            <text:p>17532566</text:p>
          </table:table-cell>
          <table:table-cell office:value-type="float" office:value="21000795" calcext:value-type="float">
            <text:p>2100079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228466" calcext:value-type="float">
            <text:p>8228466</text:p>
          </table:table-cell>
          <table:table-cell office:value-type="float" office:value="17503836" calcext:value-type="float">
            <text:p>17503836</text:p>
          </table:table-cell>
          <table:table-cell office:value-type="float" office:value="20631176" calcext:value-type="float">
            <text:p>206311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155263" calcext:value-type="float">
            <text:p>8155263</text:p>
          </table:table-cell>
          <table:table-cell office:value-type="float" office:value="17287546" calcext:value-type="float">
            <text:p>17287546</text:p>
          </table:table-cell>
          <table:table-cell office:value-type="float" office:value="20415184" calcext:value-type="float">
            <text:p>204151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084418" calcext:value-type="float">
            <text:p>8084418</text:p>
          </table:table-cell>
          <table:table-cell office:value-type="float" office:value="17260151" calcext:value-type="float">
            <text:p>17260151</text:p>
          </table:table-cell>
          <table:table-cell office:value-type="float" office:value="20607366" calcext:value-type="float">
            <text:p>2060736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013594" calcext:value-type="float">
            <text:p>8013594</text:p>
          </table:table-cell>
          <table:table-cell office:value-type="float" office:value="16980970" calcext:value-type="float">
            <text:p>16980970</text:p>
          </table:table-cell>
          <table:table-cell office:value-type="float" office:value="20586085" calcext:value-type="float">
            <text:p>205860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945995" calcext:value-type="float">
            <text:p>7945995</text:p>
          </table:table-cell>
          <table:table-cell office:value-type="float" office:value="17134839" calcext:value-type="float">
            <text:p>17134839</text:p>
          </table:table-cell>
          <table:table-cell office:value-type="float" office:value="20386524" calcext:value-type="float">
            <text:p>2038652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874876" calcext:value-type="float">
            <text:p>7874876</text:p>
          </table:table-cell>
          <table:table-cell office:value-type="float" office:value="16888106" calcext:value-type="float">
            <text:p>16888106</text:p>
          </table:table-cell>
          <table:table-cell office:value-type="float" office:value="19989538" calcext:value-type="float">
            <text:p>1998953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597714" calcext:value-type="float">
            <text:p>7597714</text:p>
          </table:table-cell>
          <table:table-cell office:value-type="float" office:value="16841909" calcext:value-type="float">
            <text:p>16841909</text:p>
          </table:table-cell>
          <table:table-cell office:value-type="float" office:value="20368274" calcext:value-type="float">
            <text:p>2036827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520108" calcext:value-type="float">
            <text:p>7520108</text:p>
          </table:table-cell>
          <table:table-cell office:value-type="float" office:value="16198893" calcext:value-type="float">
            <text:p>16198893</text:p>
          </table:table-cell>
          <table:table-cell office:value-type="float" office:value="20541121" calcext:value-type="float">
            <text:p>205411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956377" calcext:value-type="float">
            <text:p>6956377</text:p>
          </table:table-cell>
          <table:table-cell office:value-type="float" office:value="15924355" calcext:value-type="float">
            <text:p>15924355</text:p>
          </table:table-cell>
          <table:table-cell office:value-type="float" office:value="20367705" calcext:value-type="float">
            <text:p>2036770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863461" calcext:value-type="float">
            <text:p>6863461</text:p>
          </table:table-cell>
          <table:table-cell office:value-type="float" office:value="15873317" calcext:value-type="float">
            <text:p>15873317</text:p>
          </table:table-cell>
          <table:table-cell office:value-type="float" office:value="20553572" calcext:value-type="float">
            <text:p>2055357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569845" calcext:value-type="float">
            <text:p>6569845</text:p>
          </table:table-cell>
          <table:table-cell office:value-type="float" office:value="15463690" calcext:value-type="float">
            <text:p>15463690</text:p>
          </table:table-cell>
          <table:table-cell office:value-type="float" office:value="20743807" calcext:value-type="float">
            <text:p>2074380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499942" calcext:value-type="float">
            <text:p>6499942</text:p>
          </table:table-cell>
          <table:table-cell office:value-type="float" office:value="15263832" calcext:value-type="float">
            <text:p>15263832</text:p>
          </table:table-cell>
          <table:table-cell office:value-type="float" office:value="19952150" calcext:value-type="float">
            <text:p>199521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231801" calcext:value-type="float">
            <text:p>6231801</text:p>
          </table:table-cell>
          <table:table-cell office:value-type="float" office:value="15478172" calcext:value-type="float">
            <text:p>15478172</text:p>
          </table:table-cell>
          <table:table-cell office:value-type="float" office:value="19170212" calcext:value-type="float">
            <text:p>191702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245274" calcext:value-type="float">
            <text:p>6245274</text:p>
          </table:table-cell>
          <table:table-cell office:value-type="float" office:value="16482168" calcext:value-type="float">
            <text:p>16482168</text:p>
          </table:table-cell>
          <table:table-cell office:value-type="float" office:value="19997071" calcext:value-type="float">
            <text:p>199970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166771" calcext:value-type="float">
            <text:p>6166771</text:p>
          </table:table-cell>
          <table:table-cell office:value-type="float" office:value="16498825" calcext:value-type="float">
            <text:p>16498825</text:p>
          </table:table-cell>
          <table:table-cell office:value-type="float" office:value="20357727" calcext:value-type="float">
            <text:p>2035772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876010" calcext:value-type="float">
            <text:p>5876010</text:p>
          </table:table-cell>
          <table:table-cell office:value-type="float" office:value="16109170" calcext:value-type="float">
            <text:p>16109170</text:p>
          </table:table-cell>
          <table:table-cell office:value-type="float" office:value="19768884" calcext:value-type="float">
            <text:p>197688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775023" calcext:value-type="float">
            <text:p>5775023</text:p>
          </table:table-cell>
          <table:table-cell office:value-type="float" office:value="16107904" calcext:value-type="float">
            <text:p>16107904</text:p>
          </table:table-cell>
          <table:table-cell office:value-type="float" office:value="20367427" calcext:value-type="float">
            <text:p>2036742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668098" calcext:value-type="float">
            <text:p>5668098</text:p>
          </table:table-cell>
          <table:table-cell office:value-type="float" office:value="15685825" calcext:value-type="float">
            <text:p>15685825</text:p>
          </table:table-cell>
          <table:table-cell office:value-type="float" office:value="19957303" calcext:value-type="float">
            <text:p>1995730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923789" calcext:value-type="float">
            <text:p>5923789</text:p>
          </table:table-cell>
          <table:table-cell office:value-type="float" office:value="16332344" calcext:value-type="float">
            <text:p>16332344</text:p>
          </table:table-cell>
          <table:table-cell office:value-type="float" office:value="19966392" calcext:value-type="float">
            <text:p>1996639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859818" calcext:value-type="float">
            <text:p>5859818</text:p>
          </table:table-cell>
          <table:table-cell office:value-type="float" office:value="15927309" calcext:value-type="float">
            <text:p>15927309</text:p>
          </table:table-cell>
          <table:table-cell office:value-type="float" office:value="19780029" calcext:value-type="float">
            <text:p>1978002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589814" calcext:value-type="float">
            <text:p>5589814</text:p>
          </table:table-cell>
          <table:table-cell office:value-type="float" office:value="15913972" calcext:value-type="float">
            <text:p>15913972</text:p>
          </table:table-cell>
          <table:table-cell office:value-type="float" office:value="19386492" calcext:value-type="float">
            <text:p>1938649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338577" calcext:value-type="float">
            <text:p>5338577</text:p>
          </table:table-cell>
          <table:table-cell office:value-type="float" office:value="15893816" calcext:value-type="float">
            <text:p>15893816</text:p>
          </table:table-cell>
          <table:table-cell office:value-type="float" office:value="19964882" calcext:value-type="float">
            <text:p>1996488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285256" calcext:value-type="float">
            <text:p>5285256</text:p>
          </table:table-cell>
          <table:table-cell office:value-type="float" office:value="15710401" calcext:value-type="float">
            <text:p>15710401</text:p>
          </table:table-cell>
          <table:table-cell office:value-type="float" office:value="19376737" calcext:value-type="float">
            <text:p>193767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697067" calcext:value-type="float">
            <text:p>6697067</text:p>
          </table:table-cell>
          <table:table-cell office:value-type="float" office:value="16765867" calcext:value-type="float">
            <text:p>16765867</text:p>
          </table:table-cell>
          <table:table-cell office:value-type="float" office:value="19819209" calcext:value-type="float">
            <text:p>198192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643921" calcext:value-type="float">
            <text:p>6643921</text:p>
          </table:table-cell>
          <table:table-cell office:value-type="float" office:value="16562068" calcext:value-type="float">
            <text:p>16562068</text:p>
          </table:table-cell>
          <table:table-cell office:value-type="float" office:value="19597471" calcext:value-type="float">
            <text:p>195974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385037" calcext:value-type="float">
            <text:p>6385037</text:p>
          </table:table-cell>
          <table:table-cell office:value-type="float" office:value="16548270" calcext:value-type="float">
            <text:p>16548270</text:p>
          </table:table-cell>
          <table:table-cell office:value-type="float" office:value="19390437" calcext:value-type="float">
            <text:p>193904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322869" calcext:value-type="float">
            <text:p>6322869</text:p>
          </table:table-cell>
          <table:table-cell office:value-type="float" office:value="16556839" calcext:value-type="float">
            <text:p>16556839</text:p>
          </table:table-cell>
          <table:table-cell office:value-type="float" office:value="19402789" calcext:value-type="float">
            <text:p>1940278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253982" calcext:value-type="float">
            <text:p>6253982</text:p>
          </table:table-cell>
          <table:table-cell office:value-type="float" office:value="16534171" calcext:value-type="float">
            <text:p>16534171</text:p>
          </table:table-cell>
          <table:table-cell office:value-type="float" office:value="19016735" calcext:value-type="float">
            <text:p>1901673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621187" calcext:value-type="float">
            <text:p>6621187</text:p>
          </table:table-cell>
          <table:table-cell office:value-type="float" office:value="16807936" calcext:value-type="float">
            <text:p>16807936</text:p>
          </table:table-cell>
          <table:table-cell office:value-type="float" office:value="19618425" calcext:value-type="float">
            <text:p>196184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544706" calcext:value-type="float">
            <text:p>6544706</text:p>
          </table:table-cell>
          <table:table-cell office:value-type="float" office:value="16569173" calcext:value-type="float">
            <text:p>16569173</text:p>
          </table:table-cell>
          <table:table-cell office:value-type="float" office:value="19618885" calcext:value-type="float">
            <text:p>196188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456472" calcext:value-type="float">
            <text:p>6456472</text:p>
          </table:table-cell>
          <table:table-cell office:value-type="float" office:value="16522904" calcext:value-type="float">
            <text:p>16522904</text:p>
          </table:table-cell>
          <table:table-cell office:value-type="float" office:value="19813167" calcext:value-type="float">
            <text:p>198131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362444" calcext:value-type="float">
            <text:p>6362444</text:p>
          </table:table-cell>
          <table:table-cell office:value-type="float" office:value="16263123" calcext:value-type="float">
            <text:p>16263123</text:p>
          </table:table-cell>
          <table:table-cell office:value-type="float" office:value="19803921" calcext:value-type="float">
            <text:p>198039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047441" calcext:value-type="float">
            <text:p>6047441</text:p>
          </table:table-cell>
          <table:table-cell office:value-type="float" office:value="16031742" calcext:value-type="float">
            <text:p>16031742</text:p>
          </table:table-cell>
          <table:table-cell office:value-type="float" office:value="19592641" calcext:value-type="float">
            <text:p>1959264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499521" calcext:value-type="float">
            <text:p>6499521</text:p>
          </table:table-cell>
          <table:table-cell office:value-type="float" office:value="16647256" calcext:value-type="float">
            <text:p>16647256</text:p>
          </table:table-cell>
          <table:table-cell office:value-type="float" office:value="19799745" calcext:value-type="float">
            <text:p>197997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008206" calcext:value-type="float">
            <text:p>6008206</text:p>
          </table:table-cell>
          <table:table-cell office:value-type="float" office:value="16627726" calcext:value-type="float">
            <text:p>16627726</text:p>
          </table:table-cell>
          <table:table-cell office:value-type="float" office:value="19801716" calcext:value-type="float">
            <text:p>198017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933190" calcext:value-type="float">
            <text:p>5933190</text:p>
          </table:table-cell>
          <table:table-cell office:value-type="float" office:value="16420358" calcext:value-type="float">
            <text:p>16420358</text:p>
          </table:table-cell>
          <table:table-cell office:value-type="float" office:value="19795356" calcext:value-type="float">
            <text:p>1979535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657020" calcext:value-type="float">
            <text:p>5657020</text:p>
          </table:table-cell>
          <table:table-cell office:value-type="float" office:value="16215429" calcext:value-type="float">
            <text:p>16215429</text:p>
          </table:table-cell>
          <table:table-cell office:value-type="float" office:value="19791663" calcext:value-type="float">
            <text:p>1979166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581269" calcext:value-type="float">
            <text:p>5581269</text:p>
          </table:table-cell>
          <table:table-cell office:value-type="float" office:value="16003580" calcext:value-type="float">
            <text:p>16003580</text:p>
          </table:table-cell>
          <table:table-cell office:value-type="float" office:value="19197901" calcext:value-type="float">
            <text:p>191979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294444" calcext:value-type="float">
            <text:p>5294444</text:p>
          </table:table-cell>
          <table:table-cell office:value-type="float" office:value="16173492" calcext:value-type="float">
            <text:p>16173492</text:p>
          </table:table-cell>
          <table:table-cell office:value-type="float" office:value="19782294" calcext:value-type="float">
            <text:p>197822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209305" calcext:value-type="float">
            <text:p>5209305</text:p>
          </table:table-cell>
          <table:table-cell office:value-type="float" office:value="15967114" calcext:value-type="float">
            <text:p>15967114</text:p>
          </table:table-cell>
          <table:table-cell office:value-type="float" office:value="19979121" calcext:value-type="float">
            <text:p>199791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917743" calcext:value-type="float">
            <text:p>4917743</text:p>
          </table:table-cell>
          <table:table-cell office:value-type="float" office:value="16149592" calcext:value-type="float">
            <text:p>16149592</text:p>
          </table:table-cell>
          <table:table-cell office:value-type="float" office:value="19765882" calcext:value-type="float">
            <text:p>1976588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625566" calcext:value-type="float">
            <text:p>4625566</text:p>
          </table:table-cell>
          <table:table-cell office:value-type="float" office:value="15731621" calcext:value-type="float">
            <text:p>15731621</text:p>
          </table:table-cell>
          <table:table-cell office:value-type="float" office:value="19193895" calcext:value-type="float">
            <text:p>1919389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59620" calcext:value-type="float">
            <text:p>4359620</text:p>
          </table:table-cell>
          <table:table-cell office:value-type="float" office:value="15523123" calcext:value-type="float">
            <text:p>15523123</text:p>
          </table:table-cell>
          <table:table-cell office:value-type="float" office:value="19365489" calcext:value-type="float">
            <text:p>1936548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416484" calcext:value-type="float">
            <text:p>4416484</text:p>
          </table:table-cell>
          <table:table-cell office:value-type="float" office:value="16166764" calcext:value-type="float">
            <text:p>16166764</text:p>
          </table:table-cell>
          <table:table-cell office:value-type="float" office:value="18790500" calcext:value-type="float">
            <text:p>187905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70929" calcext:value-type="float">
            <text:p>4370929</text:p>
          </table:table-cell>
          <table:table-cell office:value-type="float" office:value="15941124" calcext:value-type="float">
            <text:p>15941124</text:p>
          </table:table-cell>
          <table:table-cell office:value-type="float" office:value="19187231" calcext:value-type="float">
            <text:p>1918723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27714" calcext:value-type="float">
            <text:p>4327714</text:p>
          </table:table-cell>
          <table:table-cell office:value-type="float" office:value="15328994" calcext:value-type="float">
            <text:p>15328994</text:p>
          </table:table-cell>
          <table:table-cell office:value-type="float" office:value="19384296" calcext:value-type="float">
            <text:p>1938429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286983" calcext:value-type="float">
            <text:p>4286983</text:p>
          </table:table-cell>
          <table:table-cell office:value-type="float" office:value="15284623" calcext:value-type="float">
            <text:p>15284623</text:p>
          </table:table-cell>
          <table:table-cell office:value-type="float" office:value="19168356" calcext:value-type="float">
            <text:p>1916835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247832" calcext:value-type="float">
            <text:p>4247832</text:p>
          </table:table-cell>
          <table:table-cell office:value-type="float" office:value="14867859" calcext:value-type="float">
            <text:p>14867859</text:p>
          </table:table-cell>
          <table:table-cell office:value-type="float" office:value="18754563" calcext:value-type="float">
            <text:p>1875456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202328" calcext:value-type="float">
            <text:p>4202328</text:p>
          </table:table-cell>
          <table:table-cell office:value-type="float" office:value="14654813" calcext:value-type="float">
            <text:p>14654813</text:p>
          </table:table-cell>
          <table:table-cell office:value-type="float" office:value="18564113" calcext:value-type="float">
            <text:p>185641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961026" calcext:value-type="float">
            <text:p>3961026</text:p>
          </table:table-cell>
          <table:table-cell office:value-type="float" office:value="14640842" calcext:value-type="float">
            <text:p>14640842</text:p>
          </table:table-cell>
          <table:table-cell office:value-type="float" office:value="18929953" calcext:value-type="float">
            <text:p>1892995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917676" calcext:value-type="float">
            <text:p>3917676</text:p>
          </table:table-cell>
          <table:table-cell office:value-type="float" office:value="14423314" calcext:value-type="float">
            <text:p>14423314</text:p>
          </table:table-cell>
          <table:table-cell office:value-type="float" office:value="18551785" calcext:value-type="float">
            <text:p>185517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877585" calcext:value-type="float">
            <text:p>3877585</text:p>
          </table:table-cell>
          <table:table-cell office:value-type="float" office:value="14207270" calcext:value-type="float">
            <text:p>14207270</text:p>
          </table:table-cell>
          <table:table-cell office:value-type="float" office:value="18138052" calcext:value-type="float">
            <text:p>1813805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835594" calcext:value-type="float">
            <text:p>3835594</text:p>
          </table:table-cell>
          <table:table-cell office:value-type="float" office:value="13800577" calcext:value-type="float">
            <text:p>13800577</text:p>
          </table:table-cell>
          <table:table-cell office:value-type="float" office:value="18349204" calcext:value-type="float">
            <text:p>1834920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502747" calcext:value-type="float">
            <text:p>4502747</text:p>
          </table:table-cell>
          <table:table-cell office:value-type="float" office:value="14619577" calcext:value-type="float">
            <text:p>14619577</text:p>
          </table:table-cell>
          <table:table-cell office:value-type="float" office:value="18341523" calcext:value-type="float">
            <text:p>1834152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450906" calcext:value-type="float">
            <text:p>4450906</text:p>
          </table:table-cell>
          <table:table-cell office:value-type="float" office:value="14395036" calcext:value-type="float">
            <text:p>14395036</text:p>
          </table:table-cell>
          <table:table-cell office:value-type="float" office:value="17917570" calcext:value-type="float">
            <text:p>1791757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195326" calcext:value-type="float">
            <text:p>4195326</text:p>
          </table:table-cell>
          <table:table-cell office:value-type="float" office:value="13764686" calcext:value-type="float">
            <text:p>13764686</text:p>
          </table:table-cell>
          <table:table-cell office:value-type="float" office:value="18510480" calcext:value-type="float">
            <text:p>1851048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141879" calcext:value-type="float">
            <text:p>4141879</text:p>
          </table:table-cell>
          <table:table-cell office:value-type="float" office:value="13521017" calcext:value-type="float">
            <text:p>13521017</text:p>
          </table:table-cell>
          <table:table-cell office:value-type="float" office:value="18124957" calcext:value-type="float">
            <text:p>181249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091309" calcext:value-type="float">
            <text:p>4091309</text:p>
          </table:table-cell>
          <table:table-cell office:value-type="float" office:value="13271624" calcext:value-type="float">
            <text:p>13271624</text:p>
          </table:table-cell>
          <table:table-cell office:value-type="float" office:value="17716054" calcext:value-type="float">
            <text:p>1771605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291623" calcext:value-type="float">
            <text:p>5291623</text:p>
          </table:table-cell>
          <table:table-cell office:value-type="float" office:value="14819934" calcext:value-type="float">
            <text:p>14819934</text:p>
          </table:table-cell>
          <table:table-cell office:value-type="float" office:value="18151900" calcext:value-type="float">
            <text:p>181519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053451" calcext:value-type="float">
            <text:p>5053451</text:p>
          </table:table-cell>
          <table:table-cell office:value-type="float" office:value="14407521" calcext:value-type="float">
            <text:p>14407521</text:p>
          </table:table-cell>
          <table:table-cell office:value-type="float" office:value="18533357" calcext:value-type="float">
            <text:p>185333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025401" calcext:value-type="float">
            <text:p>5025401</text:p>
          </table:table-cell>
          <table:table-cell office:value-type="float" office:value="14384920" calcext:value-type="float">
            <text:p>14384920</text:p>
          </table:table-cell>
          <table:table-cell office:value-type="float" office:value="18158735" calcext:value-type="float">
            <text:p>1815873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998448" calcext:value-type="float">
            <text:p>4998448</text:p>
          </table:table-cell>
          <table:table-cell office:value-type="float" office:value="13981973" calcext:value-type="float">
            <text:p>13981973</text:p>
          </table:table-cell>
          <table:table-cell office:value-type="float" office:value="18152460" calcext:value-type="float">
            <text:p>181524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971925" calcext:value-type="float">
            <text:p>4971925</text:p>
          </table:table-cell>
          <table:table-cell office:value-type="float" office:value="14117777" calcext:value-type="float">
            <text:p>14117777</text:p>
          </table:table-cell>
          <table:table-cell office:value-type="float" office:value="18126781" calcext:value-type="float">
            <text:p>181267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721072" calcext:value-type="float">
            <text:p>5721072</text:p>
          </table:table-cell>
          <table:table-cell office:value-type="float" office:value="14918906" calcext:value-type="float">
            <text:p>14918906</text:p>
          </table:table-cell>
          <table:table-cell office:value-type="float" office:value="18738521" calcext:value-type="float">
            <text:p>187385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693101" calcext:value-type="float">
            <text:p>5693101</text:p>
          </table:table-cell>
          <table:table-cell office:value-type="float" office:value="14705928" calcext:value-type="float">
            <text:p>14705928</text:p>
          </table:table-cell>
          <table:table-cell office:value-type="float" office:value="18753520" calcext:value-type="float">
            <text:p>187535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661909" calcext:value-type="float">
            <text:p>5661909</text:p>
          </table:table-cell>
          <table:table-cell office:value-type="float" office:value="14687260" calcext:value-type="float">
            <text:p>14687260</text:p>
          </table:table-cell>
          <table:table-cell office:value-type="float" office:value="18356211" calcext:value-type="float">
            <text:p>183562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622636" calcext:value-type="float">
            <text:p>5622636</text:p>
          </table:table-cell>
          <table:table-cell office:value-type="float" office:value="14682014" calcext:value-type="float">
            <text:p>14682014</text:p>
          </table:table-cell>
          <table:table-cell office:value-type="float" office:value="18372231" calcext:value-type="float">
            <text:p>1837223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966654" calcext:value-type="float">
            <text:p>4966654</text:p>
          </table:table-cell>
          <table:table-cell office:value-type="float" office:value="14267627" calcext:value-type="float">
            <text:p>14267627</text:p>
          </table:table-cell>
          <table:table-cell office:value-type="float" office:value="18149108" calcext:value-type="float">
            <text:p>1814910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641503" calcext:value-type="float">
            <text:p>5641503</text:p>
          </table:table-cell>
          <table:table-cell office:value-type="float" office:value="14869120" calcext:value-type="float">
            <text:p>14869120</text:p>
          </table:table-cell>
          <table:table-cell office:value-type="float" office:value="17996336" calcext:value-type="float">
            <text:p>1799633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587058" calcext:value-type="float">
            <text:p>5587058</text:p>
          </table:table-cell>
          <table:table-cell office:value-type="float" office:value="14657197" calcext:value-type="float">
            <text:p>14657197</text:p>
          </table:table-cell>
          <table:table-cell office:value-type="float" office:value="18182561" calcext:value-type="float">
            <text:p>1818256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523712" calcext:value-type="float">
            <text:p>5523712</text:p>
          </table:table-cell>
          <table:table-cell office:value-type="float" office:value="14641443" calcext:value-type="float">
            <text:p>14641443</text:p>
          </table:table-cell>
          <table:table-cell office:value-type="float" office:value="17984785" calcext:value-type="float">
            <text:p>179847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450909" calcext:value-type="float">
            <text:p>5450909</text:p>
          </table:table-cell>
          <table:table-cell office:value-type="float" office:value="14820738" calcext:value-type="float">
            <text:p>14820738</text:p>
          </table:table-cell>
          <table:table-cell office:value-type="float" office:value="17980560" calcext:value-type="float">
            <text:p>179805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173930" calcext:value-type="float">
            <text:p>5173930</text:p>
          </table:table-cell>
          <table:table-cell office:value-type="float" office:value="14795616" calcext:value-type="float">
            <text:p>14795616</text:p>
          </table:table-cell>
          <table:table-cell office:value-type="float" office:value="17780648" calcext:value-type="float">
            <text:p>177806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673133" calcext:value-type="float">
            <text:p>6673133</text:p>
          </table:table-cell>
          <table:table-cell office:value-type="float" office:value="16117887" calcext:value-type="float">
            <text:p>16117887</text:p>
          </table:table-cell>
          <table:table-cell office:value-type="float" office:value="19185155" calcext:value-type="float">
            <text:p>1918515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602468" calcext:value-type="float">
            <text:p>6602468</text:p>
          </table:table-cell>
          <table:table-cell office:value-type="float" office:value="16291584" calcext:value-type="float">
            <text:p>16291584</text:p>
          </table:table-cell>
          <table:table-cell office:value-type="float" office:value="18991820" calcext:value-type="float">
            <text:p>189918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540520" calcext:value-type="float">
            <text:p>6540520</text:p>
          </table:table-cell>
          <table:table-cell office:value-type="float" office:value="16078850" calcext:value-type="float">
            <text:p>16078850</text:p>
          </table:table-cell>
          <table:table-cell office:value-type="float" office:value="18788649" calcext:value-type="float">
            <text:p>1878864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482733" calcext:value-type="float">
            <text:p>6482733</text:p>
          </table:table-cell>
          <table:table-cell office:value-type="float" office:value="16039553" calcext:value-type="float">
            <text:p>16039553</text:p>
          </table:table-cell>
          <table:table-cell office:value-type="float" office:value="18987260" calcext:value-type="float">
            <text:p>189872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216084" calcext:value-type="float">
            <text:p>6216084</text:p>
          </table:table-cell>
          <table:table-cell office:value-type="float" office:value="15593617" calcext:value-type="float">
            <text:p>15593617</text:p>
          </table:table-cell>
          <table:table-cell office:value-type="float" office:value="18587226" calcext:value-type="float">
            <text:p>185872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218310" calcext:value-type="float">
            <text:p>6218310</text:p>
          </table:table-cell>
          <table:table-cell office:value-type="float" office:value="15937938" calcext:value-type="float">
            <text:p>15937938</text:p>
          </table:table-cell>
          <table:table-cell office:value-type="float" office:value="18808885" calcext:value-type="float">
            <text:p>188088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760775" calcext:value-type="float">
            <text:p>5760775</text:p>
          </table:table-cell>
          <table:table-cell office:value-type="float" office:value="15710184" calcext:value-type="float">
            <text:p>15710184</text:p>
          </table:table-cell>
          <table:table-cell office:value-type="float" office:value="19002401" calcext:value-type="float">
            <text:p>190024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688246" calcext:value-type="float">
            <text:p>5688246</text:p>
          </table:table-cell>
          <table:table-cell office:value-type="float" office:value="15683090" calcext:value-type="float">
            <text:p>15683090</text:p>
          </table:table-cell>
          <table:table-cell office:value-type="float" office:value="19167258" calcext:value-type="float">
            <text:p>191672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615596" calcext:value-type="float">
            <text:p>5615596</text:p>
          </table:table-cell>
          <table:table-cell office:value-type="float" office:value="15668587" calcext:value-type="float">
            <text:p>15668587</text:p>
          </table:table-cell>
          <table:table-cell office:value-type="float" office:value="18603762" calcext:value-type="float">
            <text:p>1860376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325774" calcext:value-type="float">
            <text:p>5325774</text:p>
          </table:table-cell>
          <table:table-cell office:value-type="float" office:value="15651504" calcext:value-type="float">
            <text:p>15651504</text:p>
          </table:table-cell>
          <table:table-cell office:value-type="float" office:value="18580708" calcext:value-type="float">
            <text:p>1858070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012980" calcext:value-type="float">
            <text:p>5012980</text:p>
          </table:table-cell>
          <table:table-cell office:value-type="float" office:value="15613397" calcext:value-type="float">
            <text:p>15613397</text:p>
          </table:table-cell>
          <table:table-cell office:value-type="float" office:value="18600127" calcext:value-type="float">
            <text:p>1860012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693865" calcext:value-type="float">
            <text:p>4693865</text:p>
          </table:table-cell>
          <table:table-cell office:value-type="float" office:value="14990886" calcext:value-type="float">
            <text:p>14990886</text:p>
          </table:table-cell>
          <table:table-cell office:value-type="float" office:value="17792571" calcext:value-type="float">
            <text:p>177925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150081" calcext:value-type="float">
            <text:p>4150081</text:p>
          </table:table-cell>
          <table:table-cell office:value-type="float" office:value="14952118" calcext:value-type="float">
            <text:p>14952118</text:p>
          </table:table-cell>
          <table:table-cell office:value-type="float" office:value="18179355" calcext:value-type="float">
            <text:p>1817935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030587" calcext:value-type="float">
            <text:p>4030587</text:p>
          </table:table-cell>
          <table:table-cell office:value-type="float" office:value="14918459" calcext:value-type="float">
            <text:p>14918459</text:p>
          </table:table-cell>
          <table:table-cell office:value-type="float" office:value="18565036" calcext:value-type="float">
            <text:p>1856503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940021" calcext:value-type="float">
            <text:p>3940021</text:p>
          </table:table-cell>
          <table:table-cell office:value-type="float" office:value="14667242" calcext:value-type="float">
            <text:p>14667242</text:p>
          </table:table-cell>
          <table:table-cell office:value-type="float" office:value="18757286" calcext:value-type="float">
            <text:p>1875728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556675" calcext:value-type="float">
            <text:p>4556675</text:p>
          </table:table-cell>
          <table:table-cell office:value-type="float" office:value="15218887" calcext:value-type="float">
            <text:p>15218887</text:p>
          </table:table-cell>
          <table:table-cell office:value-type="float" office:value="19550680" calcext:value-type="float">
            <text:p>1955068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507963" calcext:value-type="float">
            <text:p>4507963</text:p>
          </table:table-cell>
          <table:table-cell office:value-type="float" office:value="14569281" calcext:value-type="float">
            <text:p>14569281</text:p>
          </table:table-cell>
          <table:table-cell office:value-type="float" office:value="19163267" calcext:value-type="float">
            <text:p>191632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467515" calcext:value-type="float">
            <text:p>4467515</text:p>
          </table:table-cell>
          <table:table-cell office:value-type="float" office:value="14543105" calcext:value-type="float">
            <text:p>14543105</text:p>
          </table:table-cell>
          <table:table-cell office:value-type="float" office:value="18762023" calcext:value-type="float">
            <text:p>1876202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434353" calcext:value-type="float">
            <text:p>4434353</text:p>
          </table:table-cell>
          <table:table-cell office:value-type="float" office:value="14531208" calcext:value-type="float">
            <text:p>14531208</text:p>
          </table:table-cell>
          <table:table-cell office:value-type="float" office:value="18343504" calcext:value-type="float">
            <text:p>1834350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407250" calcext:value-type="float">
            <text:p>4407250</text:p>
          </table:table-cell>
          <table:table-cell office:value-type="float" office:value="14321552" calcext:value-type="float">
            <text:p>14321552</text:p>
          </table:table-cell>
          <table:table-cell office:value-type="float" office:value="18338085" calcext:value-type="float">
            <text:p>183380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83864" calcext:value-type="float">
            <text:p>4383864</text:p>
          </table:table-cell>
          <table:table-cell office:value-type="float" office:value="14887503" calcext:value-type="float">
            <text:p>14887503</text:p>
          </table:table-cell>
          <table:table-cell office:value-type="float" office:value="18539382" calcext:value-type="float">
            <text:p>1853938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63616" calcext:value-type="float">
            <text:p>4363616</text:p>
          </table:table-cell>
          <table:table-cell office:value-type="float" office:value="14262205" calcext:value-type="float">
            <text:p>14262205</text:p>
          </table:table-cell>
          <table:table-cell office:value-type="float" office:value="18313297" calcext:value-type="float">
            <text:p>183132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47580" calcext:value-type="float">
            <text:p>4347580</text:p>
          </table:table-cell>
          <table:table-cell office:value-type="float" office:value="14236943" calcext:value-type="float">
            <text:p>14236943</text:p>
          </table:table-cell>
          <table:table-cell office:value-type="float" office:value="17928991" calcext:value-type="float">
            <text:p>1792899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34982" calcext:value-type="float">
            <text:p>4334982</text:p>
          </table:table-cell>
          <table:table-cell office:value-type="float" office:value="13819077" calcext:value-type="float">
            <text:p>13819077</text:p>
          </table:table-cell>
          <table:table-cell office:value-type="float" office:value="18138910" calcext:value-type="float">
            <text:p>1813891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23192" calcext:value-type="float">
            <text:p>4323192</text:p>
          </table:table-cell>
          <table:table-cell office:value-type="float" office:value="13423283" calcext:value-type="float">
            <text:p>13423283</text:p>
          </table:table-cell>
          <table:table-cell office:value-type="float" office:value="17936251" calcext:value-type="float">
            <text:p>1793625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074640" calcext:value-type="float">
            <text:p>5074640</text:p>
          </table:table-cell>
          <table:table-cell office:value-type="float" office:value="14194571" calcext:value-type="float">
            <text:p>14194571</text:p>
          </table:table-cell>
          <table:table-cell office:value-type="float" office:value="18344924" calcext:value-type="float">
            <text:p>1834492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062481" calcext:value-type="float">
            <text:p>5062481</text:p>
          </table:table-cell>
          <table:table-cell office:value-type="float" office:value="14019742" calcext:value-type="float">
            <text:p>14019742</text:p>
          </table:table-cell>
          <table:table-cell office:value-type="float" office:value="17955186" calcext:value-type="float">
            <text:p>1795518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051670" calcext:value-type="float">
            <text:p>5051670</text:p>
          </table:table-cell>
          <table:table-cell office:value-type="float" office:value="13828978" calcext:value-type="float">
            <text:p>13828978</text:p>
          </table:table-cell>
          <table:table-cell office:value-type="float" office:value="18526305" calcext:value-type="float">
            <text:p>1852630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040006" calcext:value-type="float">
            <text:p>5040006</text:p>
          </table:table-cell>
          <table:table-cell office:value-type="float" office:value="13602363" calcext:value-type="float">
            <text:p>13602363</text:p>
          </table:table-cell>
          <table:table-cell office:value-type="float" office:value="17536936" calcext:value-type="float">
            <text:p>1753693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022915" calcext:value-type="float">
            <text:p>5022915</text:p>
          </table:table-cell>
          <table:table-cell office:value-type="float" office:value="12979132" calcext:value-type="float">
            <text:p>12979132</text:p>
          </table:table-cell>
          <table:table-cell office:value-type="float" office:value="17945784" calcext:value-type="float">
            <text:p>179457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513589" calcext:value-type="float">
            <text:p>5513589</text:p>
          </table:table-cell>
          <table:table-cell office:value-type="float" office:value="13576473" calcext:value-type="float">
            <text:p>13576473</text:p>
          </table:table-cell>
          <table:table-cell office:value-type="float" office:value="17969321" calcext:value-type="float">
            <text:p>179693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484979" calcext:value-type="float">
            <text:p>5484979</text:p>
          </table:table-cell>
          <table:table-cell office:value-type="float" office:value="13529544" calcext:value-type="float">
            <text:p>13529544</text:p>
          </table:table-cell>
          <table:table-cell office:value-type="float" office:value="17173351" calcext:value-type="float">
            <text:p>1717335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445314" calcext:value-type="float">
            <text:p>5445314</text:p>
          </table:table-cell>
          <table:table-cell office:value-type="float" office:value="13899360" calcext:value-type="float">
            <text:p>13899360</text:p>
          </table:table-cell>
          <table:table-cell office:value-type="float" office:value="18305956" calcext:value-type="float">
            <text:p>1830595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399044" calcext:value-type="float">
            <text:p>5399044</text:p>
          </table:table-cell>
          <table:table-cell office:value-type="float" office:value="13878283" calcext:value-type="float">
            <text:p>13878283</text:p>
          </table:table-cell>
          <table:table-cell office:value-type="float" office:value="18505054" calcext:value-type="float">
            <text:p>1850505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161318" calcext:value-type="float">
            <text:p>5161318</text:p>
          </table:table-cell>
          <table:table-cell office:value-type="float" office:value="13680791" calcext:value-type="float">
            <text:p>13680791</text:p>
          </table:table-cell>
          <table:table-cell office:value-type="float" office:value="18123458" calcext:value-type="float">
            <text:p>181234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135933" calcext:value-type="float">
            <text:p>5135933</text:p>
          </table:table-cell>
          <table:table-cell office:value-type="float" office:value="13671863" calcext:value-type="float">
            <text:p>13671863</text:p>
          </table:table-cell>
          <table:table-cell office:value-type="float" office:value="18119383" calcext:value-type="float">
            <text:p>1811938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116451" calcext:value-type="float">
            <text:p>5116451</text:p>
          </table:table-cell>
          <table:table-cell office:value-type="float" office:value="13474386" calcext:value-type="float">
            <text:p>13474386</text:p>
          </table:table-cell>
          <table:table-cell office:value-type="float" office:value="17543500" calcext:value-type="float">
            <text:p>175435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100715" calcext:value-type="float">
            <text:p>5100715</text:p>
          </table:table-cell>
          <table:table-cell office:value-type="float" office:value="13468490" calcext:value-type="float">
            <text:p>13468490</text:p>
          </table:table-cell>
          <table:table-cell office:value-type="float" office:value="17337016" calcext:value-type="float">
            <text:p>173370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088864" calcext:value-type="float">
            <text:p>5088864</text:p>
          </table:table-cell>
          <table:table-cell office:value-type="float" office:value="13091163" calcext:value-type="float">
            <text:p>13091163</text:p>
          </table:table-cell>
          <table:table-cell office:value-type="float" office:value="17133381" calcext:value-type="float">
            <text:p>171333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077465" calcext:value-type="float">
            <text:p>5077465</text:p>
          </table:table-cell>
          <table:table-cell office:value-type="float" office:value="13285182" calcext:value-type="float">
            <text:p>13285182</text:p>
          </table:table-cell>
          <table:table-cell office:value-type="float" office:value="16352083" calcext:value-type="float">
            <text:p>1635208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740581" calcext:value-type="float">
            <text:p>5740581</text:p>
          </table:table-cell>
          <table:table-cell office:value-type="float" office:value="13562737" calcext:value-type="float">
            <text:p>13562737</text:p>
          </table:table-cell>
          <table:table-cell office:value-type="float" office:value="17367479" calcext:value-type="float">
            <text:p>1736747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727480" calcext:value-type="float">
            <text:p>5727480</text:p>
          </table:table-cell>
          <table:table-cell office:value-type="float" office:value="13554554" calcext:value-type="float">
            <text:p>13554554</text:p>
          </table:table-cell>
          <table:table-cell office:value-type="float" office:value="17349465" calcext:value-type="float">
            <text:p>1734946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709594" calcext:value-type="float">
            <text:p>5709594</text:p>
          </table:table-cell>
          <table:table-cell office:value-type="float" office:value="13129161" calcext:value-type="float">
            <text:p>13129161</text:p>
          </table:table-cell>
          <table:table-cell office:value-type="float" office:value="16349886" calcext:value-type="float">
            <text:p>1634988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686749" calcext:value-type="float">
            <text:p>5686749</text:p>
          </table:table-cell>
          <table:table-cell office:value-type="float" office:value="12891837" calcext:value-type="float">
            <text:p>12891837</text:p>
          </table:table-cell>
          <table:table-cell office:value-type="float" office:value="17327815" calcext:value-type="float">
            <text:p>173278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660072" calcext:value-type="float">
            <text:p>5660072</text:p>
          </table:table-cell>
          <table:table-cell office:value-type="float" office:value="12879353" calcext:value-type="float">
            <text:p>12879353</text:p>
          </table:table-cell>
          <table:table-cell office:value-type="float" office:value="17933489" calcext:value-type="float">
            <text:p>1793348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859655" calcext:value-type="float">
            <text:p>7859655</text:p>
          </table:table-cell>
          <table:table-cell office:value-type="float" office:value="14887141" calcext:value-type="float">
            <text:p>14887141</text:p>
          </table:table-cell>
          <table:table-cell office:value-type="float" office:value="18553624" calcext:value-type="float">
            <text:p>1855362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618558" calcext:value-type="float">
            <text:p>7618558</text:p>
          </table:table-cell>
          <table:table-cell office:value-type="float" office:value="14871317" calcext:value-type="float">
            <text:p>14871317</text:p>
          </table:table-cell>
          <table:table-cell office:value-type="float" office:value="17962387" calcext:value-type="float">
            <text:p>179623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585655" calcext:value-type="float">
            <text:p>7585655</text:p>
          </table:table-cell>
          <table:table-cell office:value-type="float" office:value="14856423" calcext:value-type="float">
            <text:p>14856423</text:p>
          </table:table-cell>
          <table:table-cell office:value-type="float" office:value="17620948" calcext:value-type="float">
            <text:p>176209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550488" calcext:value-type="float">
            <text:p>7550488</text:p>
          </table:table-cell>
          <table:table-cell office:value-type="float" office:value="15044957" calcext:value-type="float">
            <text:p>15044957</text:p>
          </table:table-cell>
          <table:table-cell office:value-type="float" office:value="17404420" calcext:value-type="float">
            <text:p>174044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509946" calcext:value-type="float">
            <text:p>7509946</text:p>
          </table:table-cell>
          <table:table-cell office:value-type="float" office:value="14827311" calcext:value-type="float">
            <text:p>14827311</text:p>
          </table:table-cell>
          <table:table-cell office:value-type="float" office:value="18148885" calcext:value-type="float">
            <text:p>181488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283890" calcext:value-type="float">
            <text:p>9283890</text:p>
          </table:table-cell>
          <table:table-cell office:value-type="float" office:value="16975924" calcext:value-type="float">
            <text:p>16975924</text:p>
          </table:table-cell>
          <table:table-cell office:value-type="float" office:value="19807633" calcext:value-type="float">
            <text:p>1980763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9021707" calcext:value-type="float">
            <text:p>9021707</text:p>
          </table:table-cell>
          <table:table-cell office:value-type="float" office:value="16952328" calcext:value-type="float">
            <text:p>16952328</text:p>
          </table:table-cell>
          <table:table-cell office:value-type="float" office:value="19812040" calcext:value-type="float">
            <text:p>198120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945808" calcext:value-type="float">
            <text:p>8945808</text:p>
          </table:table-cell>
          <table:table-cell office:value-type="float" office:value="16939395" calcext:value-type="float">
            <text:p>16939395</text:p>
          </table:table-cell>
          <table:table-cell office:value-type="float" office:value="19434958" calcext:value-type="float">
            <text:p>194349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840992" calcext:value-type="float">
            <text:p>8840992</text:p>
          </table:table-cell>
          <table:table-cell office:value-type="float" office:value="17128306" calcext:value-type="float">
            <text:p>17128306</text:p>
          </table:table-cell>
          <table:table-cell office:value-type="float" office:value="19614832" calcext:value-type="float">
            <text:p>196148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710242" calcext:value-type="float">
            <text:p>8710242</text:p>
          </table:table-cell>
          <table:table-cell office:value-type="float" office:value="17110872" calcext:value-type="float">
            <text:p>17110872</text:p>
          </table:table-cell>
          <table:table-cell office:value-type="float" office:value="18825460" calcext:value-type="float">
            <text:p>188254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166402" calcext:value-type="float">
            <text:p>8166402</text:p>
          </table:table-cell>
          <table:table-cell office:value-type="float" office:value="16874642" calcext:value-type="float">
            <text:p>16874642</text:p>
          </table:table-cell>
          <table:table-cell office:value-type="float" office:value="19218379" calcext:value-type="float">
            <text:p>1921837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673745" calcext:value-type="float">
            <text:p>7673745</text:p>
          </table:table-cell>
          <table:table-cell office:value-type="float" office:value="16445326" calcext:value-type="float">
            <text:p>16445326</text:p>
          </table:table-cell>
          <table:table-cell office:value-type="float" office:value="19588276" calcext:value-type="float">
            <text:p>195882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397532" calcext:value-type="float">
            <text:p>7397532</text:p>
          </table:table-cell>
          <table:table-cell office:value-type="float" office:value="16203744" calcext:value-type="float">
            <text:p>16203744</text:p>
          </table:table-cell>
          <table:table-cell office:value-type="float" office:value="19396317" calcext:value-type="float">
            <text:p>193963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317540" calcext:value-type="float">
            <text:p>7317540</text:p>
          </table:table-cell>
          <table:table-cell office:value-type="float" office:value="15744902" calcext:value-type="float">
            <text:p>15744902</text:p>
          </table:table-cell>
          <table:table-cell office:value-type="float" office:value="19196425" calcext:value-type="float">
            <text:p>191964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038314" calcext:value-type="float">
            <text:p>7038314</text:p>
          </table:table-cell>
          <table:table-cell office:value-type="float" office:value="15496067" calcext:value-type="float">
            <text:p>15496067</text:p>
          </table:table-cell>
          <table:table-cell office:value-type="float" office:value="18806683" calcext:value-type="float">
            <text:p>1880668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287468" calcext:value-type="float">
            <text:p>8287468</text:p>
          </table:table-cell>
          <table:table-cell office:value-type="float" office:value="15748047" calcext:value-type="float">
            <text:p>15748047</text:p>
          </table:table-cell>
          <table:table-cell office:value-type="float" office:value="19220071" calcext:value-type="float">
            <text:p>192200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216448" calcext:value-type="float">
            <text:p>8216448</text:p>
          </table:table-cell>
          <table:table-cell office:value-type="float" office:value="15719826" calcext:value-type="float">
            <text:p>15719826</text:p>
          </table:table-cell>
          <table:table-cell office:value-type="float" office:value="19020958" calcext:value-type="float">
            <text:p>190209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143248" calcext:value-type="float">
            <text:p>8143248</text:p>
          </table:table-cell>
          <table:table-cell office:value-type="float" office:value="15909883" calcext:value-type="float">
            <text:p>15909883</text:p>
          </table:table-cell>
          <table:table-cell office:value-type="float" office:value="19394776" calcext:value-type="float">
            <text:p>193947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8063454" calcext:value-type="float">
            <text:p>8063454</text:p>
          </table:table-cell>
          <table:table-cell office:value-type="float" office:value="15903711" calcext:value-type="float">
            <text:p>15903711</text:p>
          </table:table-cell>
          <table:table-cell office:value-type="float" office:value="19568335" calcext:value-type="float">
            <text:p>1956833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979127" calcext:value-type="float">
            <text:p>7979127</text:p>
          </table:table-cell>
          <table:table-cell office:value-type="float" office:value="15892659" calcext:value-type="float">
            <text:p>15892659</text:p>
          </table:table-cell>
          <table:table-cell office:value-type="float" office:value="19583913" calcext:value-type="float">
            <text:p>195839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483244" calcext:value-type="float">
            <text:p>7483244</text:p>
          </table:table-cell>
          <table:table-cell office:value-type="float" office:value="15473449" calcext:value-type="float">
            <text:p>15473449</text:p>
          </table:table-cell>
          <table:table-cell office:value-type="float" office:value="19189309" calcext:value-type="float">
            <text:p>191893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7164326" calcext:value-type="float">
            <text:p>7164326</text:p>
          </table:table-cell>
          <table:table-cell office:value-type="float" office:value="15641689" calcext:value-type="float">
            <text:p>15641689</text:p>
          </table:table-cell>
          <table:table-cell office:value-type="float" office:value="18396837" calcext:value-type="float">
            <text:p>183968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837785" calcext:value-type="float">
            <text:p>6837785</text:p>
          </table:table-cell>
          <table:table-cell office:value-type="float" office:value="15615050" calcext:value-type="float">
            <text:p>15615050</text:p>
          </table:table-cell>
          <table:table-cell office:value-type="float" office:value="19178358" calcext:value-type="float">
            <text:p>191783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128463" calcext:value-type="float">
            <text:p>6128463</text:p>
          </table:table-cell>
          <table:table-cell office:value-type="float" office:value="15600280" calcext:value-type="float">
            <text:p>15600280</text:p>
          </table:table-cell>
          <table:table-cell office:value-type="float" office:value="19168780" calcext:value-type="float">
            <text:p>1916878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033796" calcext:value-type="float">
            <text:p>6033796</text:p>
          </table:table-cell>
          <table:table-cell office:value-type="float" office:value="15596295" calcext:value-type="float">
            <text:p>15596295</text:p>
          </table:table-cell>
          <table:table-cell office:value-type="float" office:value="18988055" calcext:value-type="float">
            <text:p>1898805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951614" calcext:value-type="float">
            <text:p>5951614</text:p>
          </table:table-cell>
          <table:table-cell office:value-type="float" office:value="15376777" calcext:value-type="float">
            <text:p>15376777</text:p>
          </table:table-cell>
          <table:table-cell office:value-type="float" office:value="18391753" calcext:value-type="float">
            <text:p>1839175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682415" calcext:value-type="float">
            <text:p>5682415</text:p>
          </table:table-cell>
          <table:table-cell office:value-type="float" office:value="15145731" calcext:value-type="float">
            <text:p>15145731</text:p>
          </table:table-cell>
          <table:table-cell office:value-type="float" office:value="18386099" calcext:value-type="float">
            <text:p>183860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619844" calcext:value-type="float">
            <text:p>5619844</text:p>
          </table:table-cell>
          <table:table-cell office:value-type="float" office:value="14719785" calcext:value-type="float">
            <text:p>14719785</text:p>
          </table:table-cell>
          <table:table-cell office:value-type="float" office:value="18364308" calcext:value-type="float">
            <text:p>1836430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571042" calcext:value-type="float">
            <text:p>5571042</text:p>
          </table:table-cell>
          <table:table-cell office:value-type="float" office:value="14484352" calcext:value-type="float">
            <text:p>14484352</text:p>
          </table:table-cell>
          <table:table-cell office:value-type="float" office:value="17568914" calcext:value-type="float">
            <text:p>175689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327273" calcext:value-type="float">
            <text:p>5327273</text:p>
          </table:table-cell>
          <table:table-cell office:value-type="float" office:value="14453794" calcext:value-type="float">
            <text:p>14453794</text:p>
          </table:table-cell>
          <table:table-cell office:value-type="float" office:value="17590040" calcext:value-type="float">
            <text:p>175900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050593" calcext:value-type="float">
            <text:p>6050593</text:p>
          </table:table-cell>
          <table:table-cell office:value-type="float" office:value="15952279" calcext:value-type="float">
            <text:p>15952279</text:p>
          </table:table-cell>
          <table:table-cell office:value-type="float" office:value="19003255" calcext:value-type="float">
            <text:p>1900325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006045" calcext:value-type="float">
            <text:p>6006045</text:p>
          </table:table-cell>
          <table:table-cell office:value-type="float" office:value="15939735" calcext:value-type="float">
            <text:p>15939735</text:p>
          </table:table-cell>
          <table:table-cell office:value-type="float" office:value="18999614" calcext:value-type="float">
            <text:p>189996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954875" calcext:value-type="float">
            <text:p>5954875</text:p>
          </table:table-cell>
          <table:table-cell office:value-type="float" office:value="15728353" calcext:value-type="float">
            <text:p>15728353</text:p>
          </table:table-cell>
          <table:table-cell office:value-type="float" office:value="18774623" calcext:value-type="float">
            <text:p>1877462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907391" calcext:value-type="float">
            <text:p>5907391</text:p>
          </table:table-cell>
          <table:table-cell office:value-type="float" office:value="15919076" calcext:value-type="float">
            <text:p>15919076</text:p>
          </table:table-cell>
          <table:table-cell office:value-type="float" office:value="18401101" calcext:value-type="float">
            <text:p>184011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863804" calcext:value-type="float">
            <text:p>5863804</text:p>
          </table:table-cell>
          <table:table-cell office:value-type="float" office:value="15907711" calcext:value-type="float">
            <text:p>15907711</text:p>
          </table:table-cell>
          <table:table-cell office:value-type="float" office:value="18797835" calcext:value-type="float">
            <text:p>1879783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822007" calcext:value-type="float">
            <text:p>5822007</text:p>
          </table:table-cell>
          <table:table-cell office:value-type="float" office:value="16713105" calcext:value-type="float">
            <text:p>16713105</text:p>
          </table:table-cell>
          <table:table-cell office:value-type="float" office:value="19220354" calcext:value-type="float">
            <text:p>1922035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561210" calcext:value-type="float">
            <text:p>5561210</text:p>
          </table:table-cell>
          <table:table-cell office:value-type="float" office:value="16676710" calcext:value-type="float">
            <text:p>16676710</text:p>
          </table:table-cell>
          <table:table-cell office:value-type="float" office:value="19003683" calcext:value-type="float">
            <text:p>1900368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276364" calcext:value-type="float">
            <text:p>5276364</text:p>
          </table:table-cell>
          <table:table-cell office:value-type="float" office:value="16022591" calcext:value-type="float">
            <text:p>16022591</text:p>
          </table:table-cell>
          <table:table-cell office:value-type="float" office:value="18996040" calcext:value-type="float">
            <text:p>189960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996214" calcext:value-type="float">
            <text:p>4996214</text:p>
          </table:table-cell>
          <table:table-cell office:value-type="float" office:value="15572759" calcext:value-type="float">
            <text:p>15572759</text:p>
          </table:table-cell>
          <table:table-cell office:value-type="float" office:value="19167762" calcext:value-type="float">
            <text:p>1916776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930548" calcext:value-type="float">
            <text:p>4930548</text:p>
          </table:table-cell>
          <table:table-cell office:value-type="float" office:value="14920201" calcext:value-type="float">
            <text:p>14920201</text:p>
          </table:table-cell>
          <table:table-cell office:value-type="float" office:value="18971356" calcext:value-type="float">
            <text:p>1897135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600785" calcext:value-type="float">
            <text:p>5600785</text:p>
          </table:table-cell>
          <table:table-cell office:value-type="float" office:value="15102465" calcext:value-type="float">
            <text:p>15102465</text:p>
          </table:table-cell>
          <table:table-cell office:value-type="float" office:value="18962793" calcext:value-type="float">
            <text:p>1896279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543349" calcext:value-type="float">
            <text:p>5543349</text:p>
          </table:table-cell>
          <table:table-cell office:value-type="float" office:value="14650607" calcext:value-type="float">
            <text:p>14650607</text:p>
          </table:table-cell>
          <table:table-cell office:value-type="float" office:value="18783080" calcext:value-type="float">
            <text:p>1878308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285649" calcext:value-type="float">
            <text:p>5285649</text:p>
          </table:table-cell>
          <table:table-cell office:value-type="float" office:value="14392783" calcext:value-type="float">
            <text:p>14392783</text:p>
          </table:table-cell>
          <table:table-cell office:value-type="float" office:value="18775840" calcext:value-type="float">
            <text:p>187758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237102" calcext:value-type="float">
            <text:p>5237102</text:p>
          </table:table-cell>
          <table:table-cell office:value-type="float" office:value="14365544" calcext:value-type="float">
            <text:p>14365544</text:p>
          </table:table-cell>
          <table:table-cell office:value-type="float" office:value="18177174" calcext:value-type="float">
            <text:p>1817717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188863" calcext:value-type="float">
            <text:p>5188863</text:p>
          </table:table-cell>
          <table:table-cell office:value-type="float" office:value="14573818" calcext:value-type="float">
            <text:p>14573818</text:p>
          </table:table-cell>
          <table:table-cell office:value-type="float" office:value="18559210" calcext:value-type="float">
            <text:p>1855921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054021" calcext:value-type="float">
            <text:p>6054021</text:p>
          </table:table-cell>
          <table:table-cell office:value-type="float" office:value="15127540" calcext:value-type="float">
            <text:p>15127540</text:p>
          </table:table-cell>
          <table:table-cell office:value-type="float" office:value="19577014" calcext:value-type="float">
            <text:p>195770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016447" calcext:value-type="float">
            <text:p>6016447</text:p>
          </table:table-cell>
          <table:table-cell office:value-type="float" office:value="15324645" calcext:value-type="float">
            <text:p>15324645</text:p>
          </table:table-cell>
          <table:table-cell office:value-type="float" office:value="19377283" calcext:value-type="float">
            <text:p>1937728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771230" calcext:value-type="float">
            <text:p>5771230</text:p>
          </table:table-cell>
          <table:table-cell office:value-type="float" office:value="14729026" calcext:value-type="float">
            <text:p>14729026</text:p>
          </table:table-cell>
          <table:table-cell office:value-type="float" office:value="18601881" calcext:value-type="float">
            <text:p>186018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718870" calcext:value-type="float">
            <text:p>5718870</text:p>
          </table:table-cell>
          <table:table-cell office:value-type="float" office:value="14489914" calcext:value-type="float">
            <text:p>14489914</text:p>
          </table:table-cell>
          <table:table-cell office:value-type="float" office:value="18966001" calcext:value-type="float">
            <text:p>189660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658686" calcext:value-type="float">
            <text:p>5658686</text:p>
          </table:table-cell>
          <table:table-cell office:value-type="float" office:value="14084265" calcext:value-type="float">
            <text:p>14084265</text:p>
          </table:table-cell>
          <table:table-cell office:value-type="float" office:value="18768530" calcext:value-type="float">
            <text:p>1876853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597181" calcext:value-type="float">
            <text:p>5597181</text:p>
          </table:table-cell>
          <table:table-cell office:value-type="float" office:value="14682583" calcext:value-type="float">
            <text:p>14682583</text:p>
          </table:table-cell>
          <table:table-cell office:value-type="float" office:value="18572488" calcext:value-type="float">
            <text:p>185724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539969" calcext:value-type="float">
            <text:p>5539969</text:p>
          </table:table-cell>
          <table:table-cell office:value-type="float" office:value="14274220" calcext:value-type="float">
            <text:p>14274220</text:p>
          </table:table-cell>
          <table:table-cell office:value-type="float" office:value="18983115" calcext:value-type="float">
            <text:p>189831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482523" calcext:value-type="float">
            <text:p>5482523</text:p>
          </table:table-cell>
          <table:table-cell office:value-type="float" office:value="14250270" calcext:value-type="float">
            <text:p>14250270</text:p>
          </table:table-cell>
          <table:table-cell office:value-type="float" office:value="18761262" calcext:value-type="float">
            <text:p>1876126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422211" calcext:value-type="float">
            <text:p>5422211</text:p>
          </table:table-cell>
          <table:table-cell office:value-type="float" office:value="14216138" calcext:value-type="float">
            <text:p>14216138</text:p>
          </table:table-cell>
          <table:table-cell office:value-type="float" office:value="18370702" calcext:value-type="float">
            <text:p>183707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355448" calcext:value-type="float">
            <text:p>5355448</text:p>
          </table:table-cell>
          <table:table-cell office:value-type="float" office:value="14180637" calcext:value-type="float">
            <text:p>14180637</text:p>
          </table:table-cell>
          <table:table-cell office:value-type="float" office:value="18168022" calcext:value-type="float">
            <text:p>181680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600619" calcext:value-type="float">
            <text:p>5600619</text:p>
          </table:table-cell>
          <table:table-cell office:value-type="float" office:value="14257659" calcext:value-type="float">
            <text:p>14257659</text:p>
          </table:table-cell>
          <table:table-cell office:value-type="float" office:value="18181732" calcext:value-type="float">
            <text:p>181817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533971" calcext:value-type="float">
            <text:p>5533971</text:p>
          </table:table-cell>
          <table:table-cell office:value-type="float" office:value="14228737" calcext:value-type="float">
            <text:p>14228737</text:p>
          </table:table-cell>
          <table:table-cell office:value-type="float" office:value="17972269" calcext:value-type="float">
            <text:p>1797226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483006" calcext:value-type="float">
            <text:p>5483006</text:p>
          </table:table-cell>
          <table:table-cell office:value-type="float" office:value="13996794" calcext:value-type="float">
            <text:p>13996794</text:p>
          </table:table-cell>
          <table:table-cell office:value-type="float" office:value="18145083" calcext:value-type="float">
            <text:p>1814508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235847" calcext:value-type="float">
            <text:p>5235847</text:p>
          </table:table-cell>
          <table:table-cell office:value-type="float" office:value="13965945" calcext:value-type="float">
            <text:p>13965945</text:p>
          </table:table-cell>
          <table:table-cell office:value-type="float" office:value="17355614" calcext:value-type="float">
            <text:p>173556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201305" calcext:value-type="float">
            <text:p>5201305</text:p>
          </table:table-cell>
          <table:table-cell office:value-type="float" office:value="14143946" calcext:value-type="float">
            <text:p>14143946</text:p>
          </table:table-cell>
          <table:table-cell office:value-type="float" office:value="17540438" calcext:value-type="float">
            <text:p>1754043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173892" calcext:value-type="float">
            <text:p>5173892</text:p>
          </table:table-cell>
          <table:table-cell office:value-type="float" office:value="14135522" calcext:value-type="float">
            <text:p>14135522</text:p>
          </table:table-cell>
          <table:table-cell office:value-type="float" office:value="17749386" calcext:value-type="float">
            <text:p>1774938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152368" calcext:value-type="float">
            <text:p>5152368</text:p>
          </table:table-cell>
          <table:table-cell office:value-type="float" office:value="13927732" calcext:value-type="float">
            <text:p>13927732</text:p>
          </table:table-cell>
          <table:table-cell office:value-type="float" office:value="18126756" calcext:value-type="float">
            <text:p>1812675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134637" calcext:value-type="float">
            <text:p>5134637</text:p>
          </table:table-cell>
          <table:table-cell office:value-type="float" office:value="13730516" calcext:value-type="float">
            <text:p>13730516</text:p>
          </table:table-cell>
          <table:table-cell office:value-type="float" office:value="17936009" calcext:value-type="float">
            <text:p>179360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119756" calcext:value-type="float">
            <text:p>5119756</text:p>
          </table:table-cell>
          <table:table-cell office:value-type="float" office:value="14127120" calcext:value-type="float">
            <text:p>14127120</text:p>
          </table:table-cell>
          <table:table-cell office:value-type="float" office:value="17728555" calcext:value-type="float">
            <text:p>1772855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107192" calcext:value-type="float">
            <text:p>5107192</text:p>
          </table:table-cell>
          <table:table-cell office:value-type="float" office:value="13947182" calcext:value-type="float">
            <text:p>13947182</text:p>
          </table:table-cell>
          <table:table-cell office:value-type="float" office:value="16964567" calcext:value-type="float">
            <text:p>169645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937106" calcext:value-type="float">
            <text:p>5937106</text:p>
          </table:table-cell>
          <table:table-cell office:value-type="float" office:value="14920734" calcext:value-type="float">
            <text:p>14920734</text:p>
          </table:table-cell>
          <table:table-cell office:value-type="float" office:value="17398293" calcext:value-type="float">
            <text:p>1739829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922784" calcext:value-type="float">
            <text:p>5922784</text:p>
          </table:table-cell>
          <table:table-cell office:value-type="float" office:value="14527574" calcext:value-type="float">
            <text:p>14527574</text:p>
          </table:table-cell>
          <table:table-cell office:value-type="float" office:value="17578774" calcext:value-type="float">
            <text:p>1757877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902385" calcext:value-type="float">
            <text:p>5902385</text:p>
          </table:table-cell>
          <table:table-cell office:value-type="float" office:value="14528620" calcext:value-type="float">
            <text:p>14528620</text:p>
          </table:table-cell>
          <table:table-cell office:value-type="float" office:value="17565969" calcext:value-type="float">
            <text:p>1756596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875416" calcext:value-type="float">
            <text:p>5875416</text:p>
          </table:table-cell>
          <table:table-cell office:value-type="float" office:value="14335109" calcext:value-type="float">
            <text:p>14335109</text:p>
          </table:table-cell>
          <table:table-cell office:value-type="float" office:value="17559938" calcext:value-type="float">
            <text:p>1755993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640490" calcext:value-type="float">
            <text:p>5640490</text:p>
          </table:table-cell>
          <table:table-cell office:value-type="float" office:value="14329543" calcext:value-type="float">
            <text:p>14329543</text:p>
          </table:table-cell>
          <table:table-cell office:value-type="float" office:value="17565731" calcext:value-type="float">
            <text:p>1756573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345354" calcext:value-type="float">
            <text:p>6345354</text:p>
          </table:table-cell>
          <table:table-cell office:value-type="float" office:value="15270718" calcext:value-type="float">
            <text:p>15270718</text:p>
          </table:table-cell>
          <table:table-cell office:value-type="float" office:value="18377191" calcext:value-type="float">
            <text:p>1837719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301926" calcext:value-type="float">
            <text:p>6301926</text:p>
          </table:table-cell>
          <table:table-cell office:value-type="float" office:value="15081283" calcext:value-type="float">
            <text:p>15081283</text:p>
          </table:table-cell>
          <table:table-cell office:value-type="float" office:value="18191048" calcext:value-type="float">
            <text:p>181910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265074" calcext:value-type="float">
            <text:p>6265074</text:p>
          </table:table-cell>
          <table:table-cell office:value-type="float" office:value="14875541" calcext:value-type="float">
            <text:p>14875541</text:p>
          </table:table-cell>
          <table:table-cell office:value-type="float" office:value="18183281" calcext:value-type="float">
            <text:p>181832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238709" calcext:value-type="float">
            <text:p>6238709</text:p>
          </table:table-cell>
          <table:table-cell office:value-type="float" office:value="15047387" calcext:value-type="float">
            <text:p>15047387</text:p>
          </table:table-cell>
          <table:table-cell office:value-type="float" office:value="17986931" calcext:value-type="float">
            <text:p>1798693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216662" calcext:value-type="float">
            <text:p>6216662</text:p>
          </table:table-cell>
          <table:table-cell office:value-type="float" office:value="14640976" calcext:value-type="float">
            <text:p>14640976</text:p>
          </table:table-cell>
          <table:table-cell office:value-type="float" office:value="17979306" calcext:value-type="float">
            <text:p>1797930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811444" calcext:value-type="float">
            <text:p>6811444</text:p>
          </table:table-cell>
          <table:table-cell office:value-type="float" office:value="15608716" calcext:value-type="float">
            <text:p>15608716</text:p>
          </table:table-cell>
          <table:table-cell office:value-type="float" office:value="18223362" calcext:value-type="float">
            <text:p>1822336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785950" calcext:value-type="float">
            <text:p>6785950</text:p>
          </table:table-cell>
          <table:table-cell office:value-type="float" office:value="15397662" calcext:value-type="float">
            <text:p>15397662</text:p>
          </table:table-cell>
          <table:table-cell office:value-type="float" office:value="18401752" calcext:value-type="float">
            <text:p>1840175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756967" calcext:value-type="float">
            <text:p>6756967</text:p>
          </table:table-cell>
          <table:table-cell office:value-type="float" office:value="15367752" calcext:value-type="float">
            <text:p>15367752</text:p>
          </table:table-cell>
          <table:table-cell office:value-type="float" office:value="18008601" calcext:value-type="float">
            <text:p>180086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516787" calcext:value-type="float">
            <text:p>6516787</text:p>
          </table:table-cell>
          <table:table-cell office:value-type="float" office:value="14920249" calcext:value-type="float">
            <text:p>14920249</text:p>
          </table:table-cell>
          <table:table-cell office:value-type="float" office:value="17806222" calcext:value-type="float">
            <text:p>178062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280346" calcext:value-type="float">
            <text:p>6280346</text:p>
          </table:table-cell>
          <table:table-cell office:value-type="float" office:value="14647985" calcext:value-type="float">
            <text:p>14647985</text:p>
          </table:table-cell>
          <table:table-cell office:value-type="float" office:value="17790344" calcext:value-type="float">
            <text:p>1779034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745031" calcext:value-type="float">
            <text:p>6745031</text:p>
          </table:table-cell>
          <table:table-cell office:value-type="float" office:value="15050435" calcext:value-type="float">
            <text:p>15050435</text:p>
          </table:table-cell>
          <table:table-cell office:value-type="float" office:value="18382327" calcext:value-type="float">
            <text:p>1838232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478390" calcext:value-type="float">
            <text:p>6478390</text:p>
          </table:table-cell>
          <table:table-cell office:value-type="float" office:value="14802219" calcext:value-type="float">
            <text:p>14802219</text:p>
          </table:table-cell>
          <table:table-cell office:value-type="float" office:value="18365469" calcext:value-type="float">
            <text:p>1836546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770844" calcext:value-type="float">
            <text:p>5770844</text:p>
          </table:table-cell>
          <table:table-cell office:value-type="float" office:value="14775519" calcext:value-type="float">
            <text:p>14775519</text:p>
          </table:table-cell>
          <table:table-cell office:value-type="float" office:value="18549989" calcext:value-type="float">
            <text:p>1854998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442337" calcext:value-type="float">
            <text:p>5442337</text:p>
          </table:table-cell>
          <table:table-cell office:value-type="float" office:value="14547540" calcext:value-type="float">
            <text:p>14547540</text:p>
          </table:table-cell>
          <table:table-cell office:value-type="float" office:value="18744990" calcext:value-type="float">
            <text:p>1874499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321220" calcext:value-type="float">
            <text:p>5321220</text:p>
          </table:table-cell>
          <table:table-cell office:value-type="float" office:value="13917294" calcext:value-type="float">
            <text:p>13917294</text:p>
          </table:table-cell>
          <table:table-cell office:value-type="float" office:value="18338751" calcext:value-type="float">
            <text:p>1833875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176929" calcext:value-type="float">
            <text:p>6176929</text:p>
          </table:table-cell>
          <table:table-cell office:value-type="float" office:value="15045577" calcext:value-type="float">
            <text:p>15045577</text:p>
          </table:table-cell>
          <table:table-cell office:value-type="float" office:value="17598629" calcext:value-type="float">
            <text:p>1759862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6060791" calcext:value-type="float">
            <text:p>6060791</text:p>
          </table:table-cell>
          <table:table-cell office:value-type="float" office:value="14837539" calcext:value-type="float">
            <text:p>14837539</text:p>
          </table:table-cell>
          <table:table-cell office:value-type="float" office:value="17985165" calcext:value-type="float">
            <text:p>1798516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559388" calcext:value-type="float">
            <text:p>5559388</text:p>
          </table:table-cell>
          <table:table-cell office:value-type="float" office:value="14812721" calcext:value-type="float">
            <text:p>14812721</text:p>
          </table:table-cell>
          <table:table-cell office:value-type="float" office:value="17992128" calcext:value-type="float">
            <text:p>179921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285821" calcext:value-type="float">
            <text:p>5285821</text:p>
          </table:table-cell>
          <table:table-cell office:value-type="float" office:value="15023634" calcext:value-type="float">
            <text:p>15023634</text:p>
          </table:table-cell>
          <table:table-cell office:value-type="float" office:value="18375855" calcext:value-type="float">
            <text:p>1837585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186419" calcext:value-type="float">
            <text:p>5186419</text:p>
          </table:table-cell>
          <table:table-cell office:value-type="float" office:value="15026697" calcext:value-type="float">
            <text:p>15026697</text:p>
          </table:table-cell>
          <table:table-cell office:value-type="float" office:value="18931374" calcext:value-type="float">
            <text:p>1893137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644312" calcext:value-type="float">
            <text:p>5644312</text:p>
          </table:table-cell>
          <table:table-cell office:value-type="float" office:value="15471257" calcext:value-type="float">
            <text:p>15471257</text:p>
          </table:table-cell>
          <table:table-cell office:value-type="float" office:value="18563973" calcext:value-type="float">
            <text:p>1856397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554725" calcext:value-type="float">
            <text:p>5554725</text:p>
          </table:table-cell>
          <table:table-cell office:value-type="float" office:value="15477002" calcext:value-type="float">
            <text:p>15477002</text:p>
          </table:table-cell>
          <table:table-cell office:value-type="float" office:value="18374982" calcext:value-type="float">
            <text:p>1837498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057497" calcext:value-type="float">
            <text:p>5057497</text:p>
          </table:table-cell>
          <table:table-cell office:value-type="float" office:value="15479193" calcext:value-type="float">
            <text:p>15479193</text:p>
          </table:table-cell>
          <table:table-cell office:value-type="float" office:value="17979866" calcext:value-type="float">
            <text:p>1797986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778878" calcext:value-type="float">
            <text:p>4778878</text:p>
          </table:table-cell>
          <table:table-cell office:value-type="float" office:value="15474417" calcext:value-type="float">
            <text:p>15474417</text:p>
          </table:table-cell>
          <table:table-cell office:value-type="float" office:value="17986986" calcext:value-type="float">
            <text:p>1798698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495262" calcext:value-type="float">
            <text:p>4495262</text:p>
          </table:table-cell>
          <table:table-cell office:value-type="float" office:value="15252236" calcext:value-type="float">
            <text:p>15252236</text:p>
          </table:table-cell>
          <table:table-cell office:value-type="float" office:value="17781638" calcext:value-type="float">
            <text:p>1778163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408325" calcext:value-type="float">
            <text:p>4408325</text:p>
          </table:table-cell>
          <table:table-cell office:value-type="float" office:value="15029955" calcext:value-type="float">
            <text:p>15029955</text:p>
          </table:table-cell>
          <table:table-cell office:value-type="float" office:value="17384341" calcext:value-type="float">
            <text:p>1738434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33515" calcext:value-type="float">
            <text:p>4333515</text:p>
          </table:table-cell>
          <table:table-cell office:value-type="float" office:value="15014949" calcext:value-type="float">
            <text:p>15014949</text:p>
          </table:table-cell>
          <table:table-cell office:value-type="float" office:value="17966909" calcext:value-type="float">
            <text:p>179669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261883" calcext:value-type="float">
            <text:p>4261883</text:p>
          </table:table-cell>
          <table:table-cell office:value-type="float" office:value="14594222" calcext:value-type="float">
            <text:p>14594222</text:p>
          </table:table-cell>
          <table:table-cell office:value-type="float" office:value="17967799" calcext:value-type="float">
            <text:p>179677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197972" calcext:value-type="float">
            <text:p>4197972</text:p>
          </table:table-cell>
          <table:table-cell office:value-type="float" office:value="14569582" calcext:value-type="float">
            <text:p>14569582</text:p>
          </table:table-cell>
          <table:table-cell office:value-type="float" office:value="17579154" calcext:value-type="float">
            <text:p>1757915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941803" calcext:value-type="float">
            <text:p>3941803</text:p>
          </table:table-cell>
          <table:table-cell office:value-type="float" office:value="14150760" calcext:value-type="float">
            <text:p>14150760</text:p>
          </table:table-cell>
          <table:table-cell office:value-type="float" office:value="17378999" calcext:value-type="float">
            <text:p>173789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879680" calcext:value-type="float">
            <text:p>3879680</text:p>
          </table:table-cell>
          <table:table-cell office:value-type="float" office:value="13937259" calcext:value-type="float">
            <text:p>13937259</text:p>
          </table:table-cell>
          <table:table-cell office:value-type="float" office:value="17382526" calcext:value-type="float">
            <text:p>173825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824237" calcext:value-type="float">
            <text:p>3824237</text:p>
          </table:table-cell>
          <table:table-cell office:value-type="float" office:value="13915500" calcext:value-type="float">
            <text:p>13915500</text:p>
          </table:table-cell>
          <table:table-cell office:value-type="float" office:value="17374890" calcext:value-type="float">
            <text:p>1737489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564446" calcext:value-type="float">
            <text:p>3564446</text:p>
          </table:table-cell>
          <table:table-cell office:value-type="float" office:value="13684459" calcext:value-type="float">
            <text:p>13684459</text:p>
          </table:table-cell>
          <table:table-cell office:value-type="float" office:value="16758835" calcext:value-type="float">
            <text:p>1675883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506483" calcext:value-type="float">
            <text:p>3506483</text:p>
          </table:table-cell>
          <table:table-cell office:value-type="float" office:value="13845921" calcext:value-type="float">
            <text:p>13845921</text:p>
          </table:table-cell>
          <table:table-cell office:value-type="float" office:value="16752503" calcext:value-type="float">
            <text:p>1675250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456705" calcext:value-type="float">
            <text:p>3456705</text:p>
          </table:table-cell>
          <table:table-cell office:value-type="float" office:value="14013053" calcext:value-type="float">
            <text:p>14013053</text:p>
          </table:table-cell>
          <table:table-cell office:value-type="float" office:value="16962412" calcext:value-type="float">
            <text:p>169624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122010" calcext:value-type="float">
            <text:p>4122010</text:p>
          </table:table-cell>
          <table:table-cell office:value-type="float" office:value="14246968" calcext:value-type="float">
            <text:p>14246968</text:p>
          </table:table-cell>
          <table:table-cell office:value-type="float" office:value="17146902" calcext:value-type="float">
            <text:p>171469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080351" calcext:value-type="float">
            <text:p>4080351</text:p>
          </table:table-cell>
          <table:table-cell office:value-type="float" office:value="13801970" calcext:value-type="float">
            <text:p>13801970</text:p>
          </table:table-cell>
          <table:table-cell office:value-type="float" office:value="16550397" calcext:value-type="float">
            <text:p>165503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038206" calcext:value-type="float">
            <text:p>4038206</text:p>
          </table:table-cell>
          <table:table-cell office:value-type="float" office:value="13944740" calcext:value-type="float">
            <text:p>13944740</text:p>
          </table:table-cell>
          <table:table-cell office:value-type="float" office:value="17114805" calcext:value-type="float">
            <text:p>1711480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792945" calcext:value-type="float">
            <text:p>3792945</text:p>
          </table:table-cell>
          <table:table-cell office:value-type="float" office:value="13912465" calcext:value-type="float">
            <text:p>13912465</text:p>
          </table:table-cell>
          <table:table-cell office:value-type="float" office:value="16755803" calcext:value-type="float">
            <text:p>1675580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552995" calcext:value-type="float">
            <text:p>3552995</text:p>
          </table:table-cell>
          <table:table-cell office:value-type="float" office:value="13685027" calcext:value-type="float">
            <text:p>13685027</text:p>
          </table:table-cell>
          <table:table-cell office:value-type="float" office:value="16945894" calcext:value-type="float">
            <text:p>169458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538997" calcext:value-type="float">
            <text:p>3538997</text:p>
          </table:table-cell>
          <table:table-cell office:value-type="float" office:value="13769319" calcext:value-type="float">
            <text:p>13769319</text:p>
          </table:table-cell>
          <table:table-cell office:value-type="float" office:value="17358802" calcext:value-type="float">
            <text:p>173588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504330" calcext:value-type="float">
            <text:p>3504330</text:p>
          </table:table-cell>
          <table:table-cell office:value-type="float" office:value="13322510" calcext:value-type="float">
            <text:p>13322510</text:p>
          </table:table-cell>
          <table:table-cell office:value-type="float" office:value="17722891" calcext:value-type="float">
            <text:p>1772289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468670" calcext:value-type="float">
            <text:p>3468670</text:p>
          </table:table-cell>
          <table:table-cell office:value-type="float" office:value="13096373" calcext:value-type="float">
            <text:p>13096373</text:p>
          </table:table-cell>
          <table:table-cell office:value-type="float" office:value="17335406" calcext:value-type="float">
            <text:p>1733540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434770" calcext:value-type="float">
            <text:p>3434770</text:p>
          </table:table-cell>
          <table:table-cell office:value-type="float" office:value="12869099" calcext:value-type="float">
            <text:p>12869099</text:p>
          </table:table-cell>
          <table:table-cell office:value-type="float" office:value="16936528" calcext:value-type="float">
            <text:p>169365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405744" calcext:value-type="float">
            <text:p>3405744</text:p>
          </table:table-cell>
          <table:table-cell office:value-type="float" office:value="12865685" calcext:value-type="float">
            <text:p>12865685</text:p>
          </table:table-cell>
          <table:table-cell office:value-type="float" office:value="16737790" calcext:value-type="float">
            <text:p>1673779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119948" calcext:value-type="float">
            <text:p>4119948</text:p>
          </table:table-cell>
          <table:table-cell office:value-type="float" office:value="13574842" calcext:value-type="float">
            <text:p>13574842</text:p>
          </table:table-cell>
          <table:table-cell office:value-type="float" office:value="17348385" calcext:value-type="float">
            <text:p>173483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098268" calcext:value-type="float">
            <text:p>4098268</text:p>
          </table:table-cell>
          <table:table-cell office:value-type="float" office:value="13988793" calcext:value-type="float">
            <text:p>13988793</text:p>
          </table:table-cell>
          <table:table-cell office:value-type="float" office:value="16939628" calcext:value-type="float">
            <text:p>169396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076663" calcext:value-type="float">
            <text:p>4076663</text:p>
          </table:table-cell>
          <table:table-cell office:value-type="float" office:value="14000802" calcext:value-type="float">
            <text:p>14000802</text:p>
          </table:table-cell>
          <table:table-cell office:value-type="float" office:value="17333369" calcext:value-type="float">
            <text:p>1733336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851618" calcext:value-type="float">
            <text:p>3851618</text:p>
          </table:table-cell>
          <table:table-cell office:value-type="float" office:value="14005376" calcext:value-type="float">
            <text:p>14005376</text:p>
          </table:table-cell>
          <table:table-cell office:value-type="float" office:value="17734523" calcext:value-type="float">
            <text:p>1773452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812864" calcext:value-type="float">
            <text:p>3812864</text:p>
          </table:table-cell>
          <table:table-cell office:value-type="float" office:value="13803044" calcext:value-type="float">
            <text:p>13803044</text:p>
          </table:table-cell>
          <table:table-cell office:value-type="float" office:value="17145184" calcext:value-type="float">
            <text:p>171451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781940" calcext:value-type="float">
            <text:p>3781940</text:p>
          </table:table-cell>
          <table:table-cell office:value-type="float" office:value="13395161" calcext:value-type="float">
            <text:p>13395161</text:p>
          </table:table-cell>
          <table:table-cell office:value-type="float" office:value="16749125" calcext:value-type="float">
            <text:p>167491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755881" calcext:value-type="float">
            <text:p>3755881</text:p>
          </table:table-cell>
          <table:table-cell office:value-type="float" office:value="13171439" calcext:value-type="float">
            <text:p>13171439</text:p>
          </table:table-cell>
          <table:table-cell office:value-type="float" office:value="16917846" calcext:value-type="float">
            <text:p>1691784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735298" calcext:value-type="float">
            <text:p>3735298</text:p>
          </table:table-cell>
          <table:table-cell office:value-type="float" office:value="12942033" calcext:value-type="float">
            <text:p>12942033</text:p>
          </table:table-cell>
          <table:table-cell office:value-type="float" office:value="16136636" calcext:value-type="float">
            <text:p>1613663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718655" calcext:value-type="float">
            <text:p>3718655</text:p>
          </table:table-cell>
          <table:table-cell office:value-type="float" office:value="12313132" calcext:value-type="float">
            <text:p>12313132</text:p>
          </table:table-cell>
          <table:table-cell office:value-type="float" office:value="16534607" calcext:value-type="float">
            <text:p>1653460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703688" calcext:value-type="float">
            <text:p>3703688</text:p>
          </table:table-cell>
          <table:table-cell office:value-type="float" office:value="12088325" calcext:value-type="float">
            <text:p>12088325</text:p>
          </table:table-cell>
          <table:table-cell office:value-type="float" office:value="16929293" calcext:value-type="float">
            <text:p>1692929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89069" calcext:value-type="float">
            <text:p>3689069</text:p>
          </table:table-cell>
          <table:table-cell office:value-type="float" office:value="12054492" calcext:value-type="float">
            <text:p>12054492</text:p>
          </table:table-cell>
          <table:table-cell office:value-type="float" office:value="16508525" calcext:value-type="float">
            <text:p>165085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75701" calcext:value-type="float">
            <text:p>3675701</text:p>
          </table:table-cell>
          <table:table-cell office:value-type="float" office:value="11834112" calcext:value-type="float">
            <text:p>11834112</text:p>
          </table:table-cell>
          <table:table-cell office:value-type="float" office:value="15924576" calcext:value-type="float">
            <text:p>159245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63104" calcext:value-type="float">
            <text:p>3663104</text:p>
          </table:table-cell>
          <table:table-cell office:value-type="float" office:value="12007650" calcext:value-type="float">
            <text:p>12007650</text:p>
          </table:table-cell>
          <table:table-cell office:value-type="float" office:value="16300570" calcext:value-type="float">
            <text:p>1630057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49583" calcext:value-type="float">
            <text:p>3649583</text:p>
          </table:table-cell>
          <table:table-cell office:value-type="float" office:value="11988575" calcext:value-type="float">
            <text:p>11988575</text:p>
          </table:table-cell>
          <table:table-cell office:value-type="float" office:value="16127094" calcext:value-type="float">
            <text:p>161270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34616" calcext:value-type="float">
            <text:p>3634616</text:p>
          </table:table-cell>
          <table:table-cell office:value-type="float" office:value="11971665" calcext:value-type="float">
            <text:p>11971665</text:p>
          </table:table-cell>
          <table:table-cell office:value-type="float" office:value="15713799" calcext:value-type="float">
            <text:p>157137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42461" calcext:value-type="float">
            <text:p>3642461</text:p>
          </table:table-cell>
          <table:table-cell office:value-type="float" office:value="12173346" calcext:value-type="float">
            <text:p>12173346</text:p>
          </table:table-cell>
          <table:table-cell office:value-type="float" office:value="15494166" calcext:value-type="float">
            <text:p>1549416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19279" calcext:value-type="float">
            <text:p>3619279</text:p>
          </table:table-cell>
          <table:table-cell office:value-type="float" office:value="11969664" calcext:value-type="float">
            <text:p>11969664</text:p>
          </table:table-cell>
          <table:table-cell office:value-type="float" office:value="15123326" calcext:value-type="float">
            <text:p>151233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595876" calcext:value-type="float">
            <text:p>3595876</text:p>
          </table:table-cell>
          <table:table-cell office:value-type="float" office:value="11565425" calcext:value-type="float">
            <text:p>11565425</text:p>
          </table:table-cell>
          <table:table-cell office:value-type="float" office:value="15504334" calcext:value-type="float">
            <text:p>1550433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370934" calcext:value-type="float">
            <text:p>3370934</text:p>
          </table:table-cell>
          <table:table-cell office:value-type="float" office:value="11555256" calcext:value-type="float">
            <text:p>11555256</text:p>
          </table:table-cell>
          <table:table-cell office:value-type="float" office:value="15100411" calcext:value-type="float">
            <text:p>151004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344050" calcext:value-type="float">
            <text:p>3344050</text:p>
          </table:table-cell>
          <table:table-cell office:value-type="float" office:value="11549111" calcext:value-type="float">
            <text:p>11549111</text:p>
          </table:table-cell>
          <table:table-cell office:value-type="float" office:value="15469372" calcext:value-type="float">
            <text:p>1546937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073115" calcext:value-type="float">
            <text:p>4073115</text:p>
          </table:table-cell>
          <table:table-cell office:value-type="float" office:value="12632884" calcext:value-type="float">
            <text:p>12632884</text:p>
          </table:table-cell>
          <table:table-cell office:value-type="float" office:value="16313612" calcext:value-type="float">
            <text:p>163136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847770" calcext:value-type="float">
            <text:p>3847770</text:p>
          </table:table-cell>
          <table:table-cell office:value-type="float" office:value="12453094" calcext:value-type="float">
            <text:p>12453094</text:p>
          </table:table-cell>
          <table:table-cell office:value-type="float" office:value="15921294" calcext:value-type="float">
            <text:p>159212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823615" calcext:value-type="float">
            <text:p>3823615</text:p>
          </table:table-cell>
          <table:table-cell office:value-type="float" office:value="12458434" calcext:value-type="float">
            <text:p>12458434</text:p>
          </table:table-cell>
          <table:table-cell office:value-type="float" office:value="15909030" calcext:value-type="float">
            <text:p>1590903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800339" calcext:value-type="float">
            <text:p>3800339</text:p>
          </table:table-cell>
          <table:table-cell office:value-type="float" office:value="12264116" calcext:value-type="float">
            <text:p>12264116</text:p>
          </table:table-cell>
          <table:table-cell office:value-type="float" office:value="15694990" calcext:value-type="float">
            <text:p>1569499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777260" calcext:value-type="float">
            <text:p>3777260</text:p>
          </table:table-cell>
          <table:table-cell office:value-type="float" office:value="12258795" calcext:value-type="float">
            <text:p>12258795</text:p>
          </table:table-cell>
          <table:table-cell office:value-type="float" office:value="15108813" calcext:value-type="float">
            <text:p>151088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79101" calcext:value-type="float">
            <text:p>4379101</text:p>
          </table:table-cell>
          <table:table-cell office:value-type="float" office:value="12552009" calcext:value-type="float">
            <text:p>12552009</text:p>
          </table:table-cell>
          <table:table-cell office:value-type="float" office:value="15727697" calcext:value-type="float">
            <text:p>157276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52567" calcext:value-type="float">
            <text:p>4352567</text:p>
          </table:table-cell>
          <table:table-cell office:value-type="float" office:value="12541528" calcext:value-type="float">
            <text:p>12541528</text:p>
          </table:table-cell>
          <table:table-cell office:value-type="float" office:value="15533839" calcext:value-type="float">
            <text:p>1553383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23402" calcext:value-type="float">
            <text:p>4323402</text:p>
          </table:table-cell>
          <table:table-cell office:value-type="float" office:value="12514179" calcext:value-type="float">
            <text:p>12514179</text:p>
          </table:table-cell>
          <table:table-cell office:value-type="float" office:value="14945451" calcext:value-type="float">
            <text:p>1494545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293453" calcext:value-type="float">
            <text:p>4293453</text:p>
          </table:table-cell>
          <table:table-cell office:value-type="float" office:value="12294985" calcext:value-type="float">
            <text:p>12294985</text:p>
          </table:table-cell>
          <table:table-cell office:value-type="float" office:value="15687849" calcext:value-type="float">
            <text:p>1568784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052711" calcext:value-type="float">
            <text:p>4052711</text:p>
          </table:table-cell>
          <table:table-cell office:value-type="float" office:value="12277612" calcext:value-type="float">
            <text:p>12277612</text:p>
          </table:table-cell>
          <table:table-cell office:value-type="float" office:value="14910404" calcext:value-type="float">
            <text:p>1491040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996745" calcext:value-type="float">
            <text:p>3996745</text:p>
          </table:table-cell>
          <table:table-cell office:value-type="float" office:value="12266663" calcext:value-type="float">
            <text:p>12266663</text:p>
          </table:table-cell>
          <table:table-cell office:value-type="float" office:value="15500771" calcext:value-type="float">
            <text:p>155007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935769" calcext:value-type="float">
            <text:p>3935769</text:p>
          </table:table-cell>
          <table:table-cell office:value-type="float" office:value="12645922" calcext:value-type="float">
            <text:p>12645922</text:p>
          </table:table-cell>
          <table:table-cell office:value-type="float" office:value="15687423" calcext:value-type="float">
            <text:p>1568742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885852" calcext:value-type="float">
            <text:p>3885852</text:p>
          </table:table-cell>
          <table:table-cell office:value-type="float" office:value="12647526" calcext:value-type="float">
            <text:p>12647526</text:p>
          </table:table-cell>
          <table:table-cell office:value-type="float" office:value="15490042" calcext:value-type="float">
            <text:p>1549004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28781" calcext:value-type="float">
            <text:p>3628781</text:p>
          </table:table-cell>
          <table:table-cell office:value-type="float" office:value="12633670" calcext:value-type="float">
            <text:p>12633670</text:p>
          </table:table-cell>
          <table:table-cell office:value-type="float" office:value="15099618" calcext:value-type="float">
            <text:p>1509961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161726" calcext:value-type="float">
            <text:p>3161726</text:p>
          </table:table-cell>
          <table:table-cell office:value-type="float" office:value="12416737" calcext:value-type="float">
            <text:p>12416737</text:p>
          </table:table-cell>
          <table:table-cell office:value-type="float" office:value="15297703" calcext:value-type="float">
            <text:p>1529770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538269" calcext:value-type="float">
            <text:p>4538269</text:p>
          </table:table-cell>
          <table:table-cell office:value-type="float" office:value="13074093" calcext:value-type="float">
            <text:p>13074093</text:p>
          </table:table-cell>
          <table:table-cell office:value-type="float" office:value="15501087" calcext:value-type="float">
            <text:p>155010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467588" calcext:value-type="float">
            <text:p>4467588</text:p>
          </table:table-cell>
          <table:table-cell office:value-type="float" office:value="12669172" calcext:value-type="float">
            <text:p>12669172</text:p>
          </table:table-cell>
          <table:table-cell office:value-type="float" office:value="15322770" calcext:value-type="float">
            <text:p>1532277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199284" calcext:value-type="float">
            <text:p>4199284</text:p>
          </table:table-cell>
          <table:table-cell office:value-type="float" office:value="12443186" calcext:value-type="float">
            <text:p>12443186</text:p>
          </table:table-cell>
          <table:table-cell office:value-type="float" office:value="15697599" calcext:value-type="float">
            <text:p>156975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931820" calcext:value-type="float">
            <text:p>3931820</text:p>
          </table:table-cell>
          <table:table-cell office:value-type="float" office:value="12417612" calcext:value-type="float">
            <text:p>12417612</text:p>
          </table:table-cell>
          <table:table-cell office:value-type="float" office:value="15701280" calcext:value-type="float">
            <text:p>1570128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65008" calcext:value-type="float">
            <text:p>3665008</text:p>
          </table:table-cell>
          <table:table-cell office:value-type="float" office:value="12394019" calcext:value-type="float">
            <text:p>12394019</text:p>
          </table:table-cell>
          <table:table-cell office:value-type="float" office:value="15320797" calcext:value-type="float">
            <text:p>153207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34472" calcext:value-type="float">
            <text:p>4334472</text:p>
          </table:table-cell>
          <table:table-cell office:value-type="float" office:value="13155075" calcext:value-type="float">
            <text:p>13155075</text:p>
          </table:table-cell>
          <table:table-cell office:value-type="float" office:value="15934126" calcext:value-type="float">
            <text:p>159341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288013" calcext:value-type="float">
            <text:p>4288013</text:p>
          </table:table-cell>
          <table:table-cell office:value-type="float" office:value="13152121" calcext:value-type="float">
            <text:p>13152121</text:p>
          </table:table-cell>
          <table:table-cell office:value-type="float" office:value="15723234" calcext:value-type="float">
            <text:p>1572323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240633" calcext:value-type="float">
            <text:p>4240633</text:p>
          </table:table-cell>
          <table:table-cell office:value-type="float" office:value="13146334" calcext:value-type="float">
            <text:p>13146334</text:p>
          </table:table-cell>
          <table:table-cell office:value-type="float" office:value="16280871" calcext:value-type="float">
            <text:p>162808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196685" calcext:value-type="float">
            <text:p>4196685</text:p>
          </table:table-cell>
          <table:table-cell office:value-type="float" office:value="13137849" calcext:value-type="float">
            <text:p>13137849</text:p>
          </table:table-cell>
          <table:table-cell office:value-type="float" office:value="16106125" calcext:value-type="float">
            <text:p>161061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163324" calcext:value-type="float">
            <text:p>4163324</text:p>
          </table:table-cell>
          <table:table-cell office:value-type="float" office:value="13127507" calcext:value-type="float">
            <text:p>13127507</text:p>
          </table:table-cell>
          <table:table-cell office:value-type="float" office:value="15912628" calcext:value-type="float">
            <text:p>159126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176273" calcext:value-type="float">
            <text:p>4176273</text:p>
          </table:table-cell>
          <table:table-cell office:value-type="float" office:value="13317009" calcext:value-type="float">
            <text:p>13317009</text:p>
          </table:table-cell>
          <table:table-cell office:value-type="float" office:value="16102990" calcext:value-type="float">
            <text:p>1610299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154995" calcext:value-type="float">
            <text:p>4154995</text:p>
          </table:table-cell>
          <table:table-cell office:value-type="float" office:value="13310188" calcext:value-type="float">
            <text:p>13310188</text:p>
          </table:table-cell>
          <table:table-cell office:value-type="float" office:value="16495776" calcext:value-type="float">
            <text:p>164957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134127" calcext:value-type="float">
            <text:p>4134127</text:p>
          </table:table-cell>
          <table:table-cell office:value-type="float" office:value="13298879" calcext:value-type="float">
            <text:p>13298879</text:p>
          </table:table-cell>
          <table:table-cell office:value-type="float" office:value="16684800" calcext:value-type="float">
            <text:p>166848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114153" calcext:value-type="float">
            <text:p>4114153</text:p>
          </table:table-cell>
          <table:table-cell office:value-type="float" office:value="13279134" calcext:value-type="float">
            <text:p>13279134</text:p>
          </table:table-cell>
          <table:table-cell office:value-type="float" office:value="15918536" calcext:value-type="float">
            <text:p>1591853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095263" calcext:value-type="float">
            <text:p>4095263</text:p>
          </table:table-cell>
          <table:table-cell office:value-type="float" office:value="12656518" calcext:value-type="float">
            <text:p>12656518</text:p>
          </table:table-cell>
          <table:table-cell office:value-type="float" office:value="16104050" calcext:value-type="float">
            <text:p>161040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078042" calcext:value-type="float">
            <text:p>4078042</text:p>
          </table:table-cell>
          <table:table-cell office:value-type="float" office:value="12617766" calcext:value-type="float">
            <text:p>12617766</text:p>
          </table:table-cell>
          <table:table-cell office:value-type="float" office:value="16086428" calcext:value-type="float">
            <text:p>160864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060975" calcext:value-type="float">
            <text:p>4060975</text:p>
          </table:table-cell>
          <table:table-cell office:value-type="float" office:value="12389578" calcext:value-type="float">
            <text:p>12389578</text:p>
          </table:table-cell>
          <table:table-cell office:value-type="float" office:value="15690195" calcext:value-type="float">
            <text:p>1569019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043643" calcext:value-type="float">
            <text:p>4043643</text:p>
          </table:table-cell>
          <table:table-cell office:value-type="float" office:value="12570092" calcext:value-type="float">
            <text:p>12570092</text:p>
          </table:table-cell>
          <table:table-cell office:value-type="float" office:value="16092369" calcext:value-type="float">
            <text:p>1609236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023841" calcext:value-type="float">
            <text:p>4023841</text:p>
          </table:table-cell>
          <table:table-cell office:value-type="float" office:value="12569378" calcext:value-type="float">
            <text:p>12569378</text:p>
          </table:table-cell>
          <table:table-cell office:value-type="float" office:value="15889705" calcext:value-type="float">
            <text:p>1588970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000567" calcext:value-type="float">
            <text:p>4000567</text:p>
          </table:table-cell>
          <table:table-cell office:value-type="float" office:value="11936534" calcext:value-type="float">
            <text:p>11936534</text:p>
          </table:table-cell>
          <table:table-cell office:value-type="float" office:value="14692631" calcext:value-type="float">
            <text:p>1469263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719025" calcext:value-type="float">
            <text:p>4719025</text:p>
          </table:table-cell>
          <table:table-cell office:value-type="float" office:value="12358309" calcext:value-type="float">
            <text:p>12358309</text:p>
          </table:table-cell>
          <table:table-cell office:value-type="float" office:value="15510066" calcext:value-type="float">
            <text:p>1551006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686144" calcext:value-type="float">
            <text:p>4686144</text:p>
          </table:table-cell>
          <table:table-cell office:value-type="float" office:value="12329857" calcext:value-type="float">
            <text:p>12329857</text:p>
          </table:table-cell>
          <table:table-cell office:value-type="float" office:value="15891693" calcext:value-type="float">
            <text:p>1589169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435431" calcext:value-type="float">
            <text:p>4435431</text:p>
          </table:table-cell>
          <table:table-cell office:value-type="float" office:value="12096187" calcext:value-type="float">
            <text:p>12096187</text:p>
          </table:table-cell>
          <table:table-cell office:value-type="float" office:value="15686523" calcext:value-type="float">
            <text:p>1568652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78885" calcext:value-type="float">
            <text:p>4378885</text:p>
          </table:table-cell>
          <table:table-cell office:value-type="float" office:value="12654733" calcext:value-type="float">
            <text:p>12654733</text:p>
          </table:table-cell>
          <table:table-cell office:value-type="float" office:value="15880377" calcext:value-type="float">
            <text:p>158803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30682" calcext:value-type="float">
            <text:p>4330682</text:p>
          </table:table-cell>
          <table:table-cell office:value-type="float" office:value="12664196" calcext:value-type="float">
            <text:p>12664196</text:p>
          </table:table-cell>
          <table:table-cell office:value-type="float" office:value="15693961" calcext:value-type="float">
            <text:p>1569396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843212" calcext:value-type="float">
            <text:p>4843212</text:p>
          </table:table-cell>
          <table:table-cell office:value-type="float" office:value="12913277" calcext:value-type="float">
            <text:p>12913277</text:p>
          </table:table-cell>
          <table:table-cell office:value-type="float" office:value="15889970" calcext:value-type="float">
            <text:p>1588997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823244" calcext:value-type="float">
            <text:p>4823244</text:p>
          </table:table-cell>
          <table:table-cell office:value-type="float" office:value="12733428" calcext:value-type="float">
            <text:p>12733428</text:p>
          </table:table-cell>
          <table:table-cell office:value-type="float" office:value="15691088" calcext:value-type="float">
            <text:p>156910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809309" calcext:value-type="float">
            <text:p>4809309</text:p>
          </table:table-cell>
          <table:table-cell office:value-type="float" office:value="12735623" calcext:value-type="float">
            <text:p>12735623</text:p>
          </table:table-cell>
          <table:table-cell office:value-type="float" office:value="15893639" calcext:value-type="float">
            <text:p>1589363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798748" calcext:value-type="float">
            <text:p>4798748</text:p>
          </table:table-cell>
          <table:table-cell office:value-type="float" office:value="12729083" calcext:value-type="float">
            <text:p>12729083</text:p>
          </table:table-cell>
          <table:table-cell office:value-type="float" office:value="15873063" calcext:value-type="float">
            <text:p>1587306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789698" calcext:value-type="float">
            <text:p>4789698</text:p>
          </table:table-cell>
          <table:table-cell office:value-type="float" office:value="12530270" calcext:value-type="float">
            <text:p>12530270</text:p>
          </table:table-cell>
          <table:table-cell office:value-type="float" office:value="15292034" calcext:value-type="float">
            <text:p>1529203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782339" calcext:value-type="float">
            <text:p>4782339</text:p>
          </table:table-cell>
          <table:table-cell office:value-type="float" office:value="12508605" calcext:value-type="float">
            <text:p>12508605</text:p>
          </table:table-cell>
          <table:table-cell office:value-type="float" office:value="15701825" calcext:value-type="float">
            <text:p>157018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773015" calcext:value-type="float">
            <text:p>4773015</text:p>
          </table:table-cell>
          <table:table-cell office:value-type="float" office:value="12291703" calcext:value-type="float">
            <text:p>12291703</text:p>
          </table:table-cell>
          <table:table-cell office:value-type="float" office:value="16077678" calcext:value-type="float">
            <text:p>1607767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759239" calcext:value-type="float">
            <text:p>4759239</text:p>
          </table:table-cell>
          <table:table-cell office:value-type="float" office:value="12083265" calcext:value-type="float">
            <text:p>12083265</text:p>
          </table:table-cell>
          <table:table-cell office:value-type="float" office:value="15511441" calcext:value-type="float">
            <text:p>1551144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533034" calcext:value-type="float">
            <text:p>4533034</text:p>
          </table:table-cell>
          <table:table-cell office:value-type="float" office:value="11888954" calcext:value-type="float">
            <text:p>11888954</text:p>
          </table:table-cell>
          <table:table-cell office:value-type="float" office:value="16068656" calcext:value-type="float">
            <text:p>1606865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504798" calcext:value-type="float">
            <text:p>4504798</text:p>
          </table:table-cell>
          <table:table-cell office:value-type="float" office:value="11900279" calcext:value-type="float">
            <text:p>11900279</text:p>
          </table:table-cell>
          <table:table-cell office:value-type="float" office:value="15691720" calcext:value-type="float">
            <text:p>156917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587146" calcext:value-type="float">
            <text:p>4587146</text:p>
          </table:table-cell>
          <table:table-cell office:value-type="float" office:value="12129088" calcext:value-type="float">
            <text:p>12129088</text:p>
          </table:table-cell>
          <table:table-cell office:value-type="float" office:value="15700743" calcext:value-type="float">
            <text:p>157007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561528" calcext:value-type="float">
            <text:p>4561528</text:p>
          </table:table-cell>
          <table:table-cell office:value-type="float" office:value="12134186" calcext:value-type="float">
            <text:p>12134186</text:p>
          </table:table-cell>
          <table:table-cell office:value-type="float" office:value="15488879" calcext:value-type="float">
            <text:p>1548887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32316" calcext:value-type="float">
            <text:p>4332316</text:p>
          </table:table-cell>
          <table:table-cell office:value-type="float" office:value="12133043" calcext:value-type="float">
            <text:p>12133043</text:p>
          </table:table-cell>
          <table:table-cell office:value-type="float" office:value="15072446" calcext:value-type="float">
            <text:p>1507244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01885" calcext:value-type="float">
            <text:p>4301885</text:p>
          </table:table-cell>
          <table:table-cell office:value-type="float" office:value="11930751" calcext:value-type="float">
            <text:p>11930751</text:p>
          </table:table-cell>
          <table:table-cell office:value-type="float" office:value="15092432" calcext:value-type="float">
            <text:p>150924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263227" calcext:value-type="float">
            <text:p>4263227</text:p>
          </table:table-cell>
          <table:table-cell office:value-type="float" office:value="11915992" calcext:value-type="float">
            <text:p>11915992</text:p>
          </table:table-cell>
          <table:table-cell office:value-type="float" office:value="14898530" calcext:value-type="float">
            <text:p>1489853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261117" calcext:value-type="float">
            <text:p>4261117</text:p>
          </table:table-cell>
          <table:table-cell office:value-type="float" office:value="12880300" calcext:value-type="float">
            <text:p>12880300</text:p>
          </table:table-cell>
          <table:table-cell office:value-type="float" office:value="16103342" calcext:value-type="float">
            <text:p>1610334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220098" calcext:value-type="float">
            <text:p>4220098</text:p>
          </table:table-cell>
          <table:table-cell office:value-type="float" office:value="12852285" calcext:value-type="float">
            <text:p>12852285</text:p>
          </table:table-cell>
          <table:table-cell office:value-type="float" office:value="16096146" calcext:value-type="float">
            <text:p>1609614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188540" calcext:value-type="float">
            <text:p>4188540</text:p>
          </table:table-cell>
          <table:table-cell office:value-type="float" office:value="13033714" calcext:value-type="float">
            <text:p>13033714</text:p>
          </table:table-cell>
          <table:table-cell office:value-type="float" office:value="15903228" calcext:value-type="float">
            <text:p>159032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163962" calcext:value-type="float">
            <text:p>4163962</text:p>
          </table:table-cell>
          <table:table-cell office:value-type="float" office:value="13013300" calcext:value-type="float">
            <text:p>13013300</text:p>
          </table:table-cell>
          <table:table-cell office:value-type="float" office:value="16287493" calcext:value-type="float">
            <text:p>1628749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141273" calcext:value-type="float">
            <text:p>4141273</text:p>
          </table:table-cell>
          <table:table-cell office:value-type="float" office:value="13198887" calcext:value-type="float">
            <text:p>13198887</text:p>
          </table:table-cell>
          <table:table-cell office:value-type="float" office:value="15515894" calcext:value-type="float">
            <text:p>155158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838471" calcext:value-type="float">
            <text:p>4838471</text:p>
          </table:table-cell>
          <table:table-cell office:value-type="float" office:value="13831388" calcext:value-type="float">
            <text:p>13831388</text:p>
          </table:table-cell>
          <table:table-cell office:value-type="float" office:value="16296758" calcext:value-type="float">
            <text:p>162967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818426" calcext:value-type="float">
            <text:p>4818426</text:p>
          </table:table-cell>
          <table:table-cell office:value-type="float" office:value="13815335" calcext:value-type="float">
            <text:p>13815335</text:p>
          </table:table-cell>
          <table:table-cell office:value-type="float" office:value="16487346" calcext:value-type="float">
            <text:p>1648734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798930" calcext:value-type="float">
            <text:p>4798930</text:p>
          </table:table-cell>
          <table:table-cell office:value-type="float" office:value="13603995" calcext:value-type="float">
            <text:p>13603995</text:p>
          </table:table-cell>
          <table:table-cell office:value-type="float" office:value="16684475" calcext:value-type="float">
            <text:p>1668447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778443" calcext:value-type="float">
            <text:p>4778443</text:p>
          </table:table-cell>
          <table:table-cell office:value-type="float" office:value="13381658" calcext:value-type="float">
            <text:p>13381658</text:p>
          </table:table-cell>
          <table:table-cell office:value-type="float" office:value="16482225" calcext:value-type="float">
            <text:p>164822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758142" calcext:value-type="float">
            <text:p>4758142</text:p>
          </table:table-cell>
          <table:table-cell office:value-type="float" office:value="13149318" calcext:value-type="float">
            <text:p>13149318</text:p>
          </table:table-cell>
          <table:table-cell office:value-type="float" office:value="16681568" calcext:value-type="float">
            <text:p>1668156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735434" calcext:value-type="float">
            <text:p>4735434</text:p>
          </table:table-cell>
          <table:table-cell office:value-type="float" office:value="13550325" calcext:value-type="float">
            <text:p>13550325</text:p>
          </table:table-cell>
          <table:table-cell office:value-type="float" office:value="16897223" calcext:value-type="float">
            <text:p>1689722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706948" calcext:value-type="float">
            <text:p>4706948</text:p>
          </table:table-cell>
          <table:table-cell office:value-type="float" office:value="13326344" calcext:value-type="float">
            <text:p>13326344</text:p>
          </table:table-cell>
          <table:table-cell office:value-type="float" office:value="16716269" calcext:value-type="float">
            <text:p>1671626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672321" calcext:value-type="float">
            <text:p>4672321</text:p>
          </table:table-cell>
          <table:table-cell office:value-type="float" office:value="13120343" calcext:value-type="float">
            <text:p>13120343</text:p>
          </table:table-cell>
          <table:table-cell office:value-type="float" office:value="16683684" calcext:value-type="float">
            <text:p>166836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420982" calcext:value-type="float">
            <text:p>4420982</text:p>
          </table:table-cell>
          <table:table-cell office:value-type="float" office:value="13109446" calcext:value-type="float">
            <text:p>13109446</text:p>
          </table:table-cell>
          <table:table-cell office:value-type="float" office:value="16714006" calcext:value-type="float">
            <text:p>1671400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117255" calcext:value-type="float">
            <text:p>4117255</text:p>
          </table:table-cell>
          <table:table-cell office:value-type="float" office:value="13056591" calcext:value-type="float">
            <text:p>13056591</text:p>
          </table:table-cell>
          <table:table-cell office:value-type="float" office:value="16885314" calcext:value-type="float">
            <text:p>168853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825649" calcext:value-type="float">
            <text:p>3825649</text:p>
          </table:table-cell>
          <table:table-cell office:value-type="float" office:value="13751100" calcext:value-type="float">
            <text:p>13751100</text:p>
          </table:table-cell>
          <table:table-cell office:value-type="float" office:value="17312401" calcext:value-type="float">
            <text:p>173124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774572" calcext:value-type="float">
            <text:p>3774572</text:p>
          </table:table-cell>
          <table:table-cell office:value-type="float" office:value="13498921" calcext:value-type="float">
            <text:p>13498921</text:p>
          </table:table-cell>
          <table:table-cell office:value-type="float" office:value="16912897" calcext:value-type="float">
            <text:p>169128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746090" calcext:value-type="float">
            <text:p>3746090</text:p>
          </table:table-cell>
          <table:table-cell office:value-type="float" office:value="13474335" calcext:value-type="float">
            <text:p>13474335</text:p>
          </table:table-cell>
          <table:table-cell office:value-type="float" office:value="16518408" calcext:value-type="float">
            <text:p>1651840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726029" calcext:value-type="float">
            <text:p>3726029</text:p>
          </table:table-cell>
          <table:table-cell office:value-type="float" office:value="12853961" calcext:value-type="float">
            <text:p>12853961</text:p>
          </table:table-cell>
          <table:table-cell office:value-type="float" office:value="16916657" calcext:value-type="float">
            <text:p>169166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709236" calcext:value-type="float">
            <text:p>3709236</text:p>
          </table:table-cell>
          <table:table-cell office:value-type="float" office:value="12841523" calcext:value-type="float">
            <text:p>12841523</text:p>
          </table:table-cell>
          <table:table-cell office:value-type="float" office:value="16323618" calcext:value-type="float">
            <text:p>1632361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97440" calcext:value-type="float">
            <text:p>4397440</text:p>
          </table:table-cell>
          <table:table-cell office:value-type="float" office:value="13140361" calcext:value-type="float">
            <text:p>13140361</text:p>
          </table:table-cell>
          <table:table-cell office:value-type="float" office:value="17129127" calcext:value-type="float">
            <text:p>1712912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86153" calcext:value-type="float">
            <text:p>4386153</text:p>
          </table:table-cell>
          <table:table-cell office:value-type="float" office:value="13136505" calcext:value-type="float">
            <text:p>13136505</text:p>
          </table:table-cell>
          <table:table-cell office:value-type="float" office:value="17316019" calcext:value-type="float">
            <text:p>1731601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76418" calcext:value-type="float">
            <text:p>4376418</text:p>
          </table:table-cell>
          <table:table-cell office:value-type="float" office:value="13143505" calcext:value-type="float">
            <text:p>13143505</text:p>
          </table:table-cell>
          <table:table-cell office:value-type="float" office:value="17304480" calcext:value-type="float">
            <text:p>1730448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69540" calcext:value-type="float">
            <text:p>4369540</text:p>
          </table:table-cell>
          <table:table-cell office:value-type="float" office:value="12737552" calcext:value-type="float">
            <text:p>12737552</text:p>
          </table:table-cell>
          <table:table-cell office:value-type="float" office:value="17307980" calcext:value-type="float">
            <text:p>1730798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63212" calcext:value-type="float">
            <text:p>4363212</text:p>
          </table:table-cell>
          <table:table-cell office:value-type="float" office:value="12532336" calcext:value-type="float">
            <text:p>12532336</text:p>
          </table:table-cell>
          <table:table-cell office:value-type="float" office:value="16925118" calcext:value-type="float">
            <text:p>1692511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55338" calcext:value-type="float">
            <text:p>4355338</text:p>
          </table:table-cell>
          <table:table-cell office:value-type="float" office:value="12529730" calcext:value-type="float">
            <text:p>12529730</text:p>
          </table:table-cell>
          <table:table-cell office:value-type="float" office:value="17119685" calcext:value-type="float">
            <text:p>171196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46196" calcext:value-type="float">
            <text:p>4346196</text:p>
          </table:table-cell>
          <table:table-cell office:value-type="float" office:value="12538294" calcext:value-type="float">
            <text:p>12538294</text:p>
          </table:table-cell>
          <table:table-cell office:value-type="float" office:value="17879470" calcext:value-type="float">
            <text:p>1787947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35370" calcext:value-type="float">
            <text:p>4335370</text:p>
          </table:table-cell>
          <table:table-cell office:value-type="float" office:value="12321036" calcext:value-type="float">
            <text:p>12321036</text:p>
          </table:table-cell>
          <table:table-cell office:value-type="float" office:value="17881752" calcext:value-type="float">
            <text:p>1788175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24547" calcext:value-type="float">
            <text:p>4324547</text:p>
          </table:table-cell>
          <table:table-cell office:value-type="float" office:value="11725392" calcext:value-type="float">
            <text:p>11725392</text:p>
          </table:table-cell>
          <table:table-cell office:value-type="float" office:value="17088097" calcext:value-type="float">
            <text:p>170880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103513" calcext:value-type="float">
            <text:p>4103513</text:p>
          </table:table-cell>
          <table:table-cell office:value-type="float" office:value="11509829" calcext:value-type="float">
            <text:p>11509829</text:p>
          </table:table-cell>
          <table:table-cell office:value-type="float" office:value="16321335" calcext:value-type="float">
            <text:p>1632133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775431" calcext:value-type="float">
            <text:p>4775431</text:p>
          </table:table-cell>
          <table:table-cell office:value-type="float" office:value="11930672" calcext:value-type="float">
            <text:p>11930672</text:p>
          </table:table-cell>
          <table:table-cell office:value-type="float" office:value="17098273" calcext:value-type="float">
            <text:p>1709827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755259" calcext:value-type="float">
            <text:p>4755259</text:p>
          </table:table-cell>
          <table:table-cell office:value-type="float" office:value="11916261" calcext:value-type="float">
            <text:p>11916261</text:p>
          </table:table-cell>
          <table:table-cell office:value-type="float" office:value="16508528" calcext:value-type="float">
            <text:p>165085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728836" calcext:value-type="float">
            <text:p>4728836</text:p>
          </table:table-cell>
          <table:table-cell office:value-type="float" office:value="12095303" calcext:value-type="float">
            <text:p>12095303</text:p>
          </table:table-cell>
          <table:table-cell office:value-type="float" office:value="15898884" calcext:value-type="float">
            <text:p>158988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693546" calcext:value-type="float">
            <text:p>4693546</text:p>
          </table:table-cell>
          <table:table-cell office:value-type="float" office:value="12096432" calcext:value-type="float">
            <text:p>12096432</text:p>
          </table:table-cell>
          <table:table-cell office:value-type="float" office:value="16500575" calcext:value-type="float">
            <text:p>1650057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450558" calcext:value-type="float">
            <text:p>4450558</text:p>
          </table:table-cell>
          <table:table-cell office:value-type="float" office:value="12294960" calcext:value-type="float">
            <text:p>12294960</text:p>
          </table:table-cell>
          <table:table-cell office:value-type="float" office:value="16279255" calcext:value-type="float">
            <text:p>1627925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153277" calcext:value-type="float">
            <text:p>5153277</text:p>
          </table:table-cell>
          <table:table-cell office:value-type="float" office:value="12746247" calcext:value-type="float">
            <text:p>12746247</text:p>
          </table:table-cell>
          <table:table-cell office:value-type="float" office:value="15534830" calcext:value-type="float">
            <text:p>1553483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909781" calcext:value-type="float">
            <text:p>4909781</text:p>
          </table:table-cell>
          <table:table-cell office:value-type="float" office:value="12745271" calcext:value-type="float">
            <text:p>12745271</text:p>
          </table:table-cell>
          <table:table-cell office:value-type="float" office:value="15897344" calcext:value-type="float">
            <text:p>1589734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846239" calcext:value-type="float">
            <text:p>4846239</text:p>
          </table:table-cell>
          <table:table-cell office:value-type="float" office:value="12739918" calcext:value-type="float">
            <text:p>12739918</text:p>
          </table:table-cell>
          <table:table-cell office:value-type="float" office:value="15873322" calcext:value-type="float">
            <text:p>158733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570447" calcext:value-type="float">
            <text:p>4570447</text:p>
          </table:table-cell>
          <table:table-cell office:value-type="float" office:value="12737588" calcext:value-type="float">
            <text:p>12737588</text:p>
          </table:table-cell>
          <table:table-cell office:value-type="float" office:value="15719585" calcext:value-type="float">
            <text:p>157195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286690" calcext:value-type="float">
            <text:p>4286690</text:p>
          </table:table-cell>
          <table:table-cell office:value-type="float" office:value="12546948" calcext:value-type="float">
            <text:p>12546948</text:p>
          </table:table-cell>
          <table:table-cell office:value-type="float" office:value="16277194" calcext:value-type="float">
            <text:p>162771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215889" calcext:value-type="float">
            <text:p>4215889</text:p>
          </table:table-cell>
          <table:table-cell office:value-type="float" office:value="12544112" calcext:value-type="float">
            <text:p>12544112</text:p>
          </table:table-cell>
          <table:table-cell office:value-type="float" office:value="16083248" calcext:value-type="float">
            <text:p>160832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168169" calcext:value-type="float">
            <text:p>4168169</text:p>
          </table:table-cell>
          <table:table-cell office:value-type="float" office:value="12345808" calcext:value-type="float">
            <text:p>12345808</text:p>
          </table:table-cell>
          <table:table-cell office:value-type="float" office:value="16660280" calcext:value-type="float">
            <text:p>1666028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134401" calcext:value-type="float">
            <text:p>4134401</text:p>
          </table:table-cell>
          <table:table-cell office:value-type="float" office:value="11942383" calcext:value-type="float">
            <text:p>11942383</text:p>
          </table:table-cell>
          <table:table-cell office:value-type="float" office:value="15700870" calcext:value-type="float">
            <text:p>1570087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106628" calcext:value-type="float">
            <text:p>4106628</text:p>
          </table:table-cell>
          <table:table-cell office:value-type="float" office:value="11946808" calcext:value-type="float">
            <text:p>11946808</text:p>
          </table:table-cell>
          <table:table-cell office:value-type="float" office:value="15278194" calcext:value-type="float">
            <text:p>152781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870284" calcext:value-type="float">
            <text:p>3870284</text:p>
          </table:table-cell>
          <table:table-cell office:value-type="float" office:value="11951960" calcext:value-type="float">
            <text:p>11951960</text:p>
          </table:table-cell>
          <table:table-cell office:value-type="float" office:value="14715988" calcext:value-type="float">
            <text:p>147159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828474" calcext:value-type="float">
            <text:p>3828474</text:p>
          </table:table-cell>
          <table:table-cell office:value-type="float" office:value="12151320" calcext:value-type="float">
            <text:p>12151320</text:p>
          </table:table-cell>
          <table:table-cell office:value-type="float" office:value="14900643" calcext:value-type="float">
            <text:p>149006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579903" calcext:value-type="float">
            <text:p>3579903</text:p>
          </table:table-cell>
          <table:table-cell office:value-type="float" office:value="12147742" calcext:value-type="float">
            <text:p>12147742</text:p>
          </table:table-cell>
          <table:table-cell office:value-type="float" office:value="15472309" calcext:value-type="float">
            <text:p>154723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539748" calcext:value-type="float">
            <text:p>3539748</text:p>
          </table:table-cell>
          <table:table-cell office:value-type="float" office:value="11939978" calcext:value-type="float">
            <text:p>11939978</text:p>
          </table:table-cell>
          <table:table-cell office:value-type="float" office:value="15090160" calcext:value-type="float">
            <text:p>150901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503282" calcext:value-type="float">
            <text:p>3503282</text:p>
          </table:table-cell>
          <table:table-cell office:value-type="float" office:value="11932992" calcext:value-type="float">
            <text:p>11932992</text:p>
          </table:table-cell>
          <table:table-cell office:value-type="float" office:value="14887708" calcext:value-type="float">
            <text:p>1488770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469778" calcext:value-type="float">
            <text:p>3469778</text:p>
          </table:table-cell>
          <table:table-cell office:value-type="float" office:value="11930779" calcext:value-type="float">
            <text:p>11930779</text:p>
          </table:table-cell>
          <table:table-cell office:value-type="float" office:value="15075991" calcext:value-type="float">
            <text:p>1507599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183128" calcext:value-type="float">
            <text:p>4183128</text:p>
          </table:table-cell>
          <table:table-cell office:value-type="float" office:value="12358757" calcext:value-type="float">
            <text:p>12358757</text:p>
          </table:table-cell>
          <table:table-cell office:value-type="float" office:value="14912322" calcext:value-type="float">
            <text:p>149123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156771" calcext:value-type="float">
            <text:p>4156771</text:p>
          </table:table-cell>
          <table:table-cell office:value-type="float" office:value="12345692" calcext:value-type="float">
            <text:p>12345692</text:p>
          </table:table-cell>
          <table:table-cell office:value-type="float" office:value="15282645" calcext:value-type="float">
            <text:p>152826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134026" calcext:value-type="float">
            <text:p>4134026</text:p>
          </table:table-cell>
          <table:table-cell office:value-type="float" office:value="12330707" calcext:value-type="float">
            <text:p>12330707</text:p>
          </table:table-cell>
          <table:table-cell office:value-type="float" office:value="15680734" calcext:value-type="float">
            <text:p>1568073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113469" calcext:value-type="float">
            <text:p>4113469</text:p>
          </table:table-cell>
          <table:table-cell office:value-type="float" office:value="12323311" calcext:value-type="float">
            <text:p>12323311</text:p>
          </table:table-cell>
          <table:table-cell office:value-type="float" office:value="15673582" calcext:value-type="float">
            <text:p>1567358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096202" calcext:value-type="float">
            <text:p>4096202</text:p>
          </table:table-cell>
          <table:table-cell office:value-type="float" office:value="12111811" calcext:value-type="float">
            <text:p>12111811</text:p>
          </table:table-cell>
          <table:table-cell office:value-type="float" office:value="15486702" calcext:value-type="float">
            <text:p>154867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079682" calcext:value-type="float">
            <text:p>4079682</text:p>
          </table:table-cell>
          <table:table-cell office:value-type="float" office:value="12069240" calcext:value-type="float">
            <text:p>12069240</text:p>
          </table:table-cell>
          <table:table-cell office:value-type="float" office:value="15088592" calcext:value-type="float">
            <text:p>1508859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066158" calcext:value-type="float">
            <text:p>4066158</text:p>
          </table:table-cell>
          <table:table-cell office:value-type="float" office:value="12236562" calcext:value-type="float">
            <text:p>12236562</text:p>
          </table:table-cell>
          <table:table-cell office:value-type="float" office:value="15092737" calcext:value-type="float">
            <text:p>150927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055616" calcext:value-type="float">
            <text:p>4055616</text:p>
          </table:table-cell>
          <table:table-cell office:value-type="float" office:value="12036310" calcext:value-type="float">
            <text:p>12036310</text:p>
          </table:table-cell>
          <table:table-cell office:value-type="float" office:value="15091124" calcext:value-type="float">
            <text:p>1509112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045201" calcext:value-type="float">
            <text:p>4045201</text:p>
          </table:table-cell>
          <table:table-cell office:value-type="float" office:value="11841432" calcext:value-type="float">
            <text:p>11841432</text:p>
          </table:table-cell>
          <table:table-cell office:value-type="float" office:value="14885212" calcext:value-type="float">
            <text:p>148852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034187" calcext:value-type="float">
            <text:p>4034187</text:p>
          </table:table-cell>
          <table:table-cell office:value-type="float" office:value="12028200" calcext:value-type="float">
            <text:p>12028200</text:p>
          </table:table-cell>
          <table:table-cell office:value-type="float" office:value="14877645" calcext:value-type="float">
            <text:p>148776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025471" calcext:value-type="float">
            <text:p>4025471</text:p>
          </table:table-cell>
          <table:table-cell office:value-type="float" office:value="11856221" calcext:value-type="float">
            <text:p>11856221</text:p>
          </table:table-cell>
          <table:table-cell office:value-type="float" office:value="15298703" calcext:value-type="float">
            <text:p>1529870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017500" calcext:value-type="float">
            <text:p>4017500</text:p>
          </table:table-cell>
          <table:table-cell office:value-type="float" office:value="11645424" calcext:value-type="float">
            <text:p>11645424</text:p>
          </table:table-cell>
          <table:table-cell office:value-type="float" office:value="15137759" calcext:value-type="float">
            <text:p>1513775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004816" calcext:value-type="float">
            <text:p>4004816</text:p>
          </table:table-cell>
          <table:table-cell office:value-type="float" office:value="11624696" calcext:value-type="float">
            <text:p>11624696</text:p>
          </table:table-cell>
          <table:table-cell office:value-type="float" office:value="14917681" calcext:value-type="float">
            <text:p>149176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990411" calcext:value-type="float">
            <text:p>3990411</text:p>
          </table:table-cell>
          <table:table-cell office:value-type="float" office:value="11603483" calcext:value-type="float">
            <text:p>11603483</text:p>
          </table:table-cell>
          <table:table-cell office:value-type="float" office:value="16041787" calcext:value-type="float">
            <text:p>160417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976828" calcext:value-type="float">
            <text:p>3976828</text:p>
          </table:table-cell>
          <table:table-cell office:value-type="float" office:value="11786625" calcext:value-type="float">
            <text:p>11786625</text:p>
          </table:table-cell>
          <table:table-cell office:value-type="float" office:value="16423935" calcext:value-type="float">
            <text:p>1642393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673139" calcext:value-type="float">
            <text:p>4673139</text:p>
          </table:table-cell>
          <table:table-cell office:value-type="float" office:value="11828737" calcext:value-type="float">
            <text:p>11828737</text:p>
          </table:table-cell>
          <table:table-cell office:value-type="float" office:value="16273704" calcext:value-type="float">
            <text:p>1627370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658457" calcext:value-type="float">
            <text:p>4658457</text:p>
          </table:table-cell>
          <table:table-cell office:value-type="float" office:value="11838568" calcext:value-type="float">
            <text:p>11838568</text:p>
          </table:table-cell>
          <table:table-cell office:value-type="float" office:value="16061913" calcext:value-type="float">
            <text:p>160619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437238" calcext:value-type="float">
            <text:p>4437238</text:p>
          </table:table-cell>
          <table:table-cell office:value-type="float" office:value="11653606" calcext:value-type="float">
            <text:p>11653606</text:p>
          </table:table-cell>
          <table:table-cell office:value-type="float" office:value="15487329" calcext:value-type="float">
            <text:p>1548732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414647" calcext:value-type="float">
            <text:p>4414647</text:p>
          </table:table-cell>
          <table:table-cell office:value-type="float" office:value="11659935" calcext:value-type="float">
            <text:p>11659935</text:p>
          </table:table-cell>
          <table:table-cell office:value-type="float" office:value="14703189" calcext:value-type="float">
            <text:p>1470318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82094" calcext:value-type="float">
            <text:p>4382094</text:p>
          </table:table-cell>
          <table:table-cell office:value-type="float" office:value="11664719" calcext:value-type="float">
            <text:p>11664719</text:p>
          </table:table-cell>
          <table:table-cell office:value-type="float" office:value="14478471" calcext:value-type="float">
            <text:p>144784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855667" calcext:value-type="float">
            <text:p>4855667</text:p>
          </table:table-cell>
          <table:table-cell office:value-type="float" office:value="12112708" calcext:value-type="float">
            <text:p>12112708</text:p>
          </table:table-cell>
          <table:table-cell office:value-type="float" office:value="14904191" calcext:value-type="float">
            <text:p>1490419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822396" calcext:value-type="float">
            <text:p>4822396</text:p>
          </table:table-cell>
          <table:table-cell office:value-type="float" office:value="12124474" calcext:value-type="float">
            <text:p>12124474</text:p>
          </table:table-cell>
          <table:table-cell office:value-type="float" office:value="15073963" calcext:value-type="float">
            <text:p>1507396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782788" calcext:value-type="float">
            <text:p>4782788</text:p>
          </table:table-cell>
          <table:table-cell office:value-type="float" office:value="12117971" calcext:value-type="float">
            <text:p>12117971</text:p>
          </table:table-cell>
          <table:table-cell office:value-type="float" office:value="14293376" calcext:value-type="float">
            <text:p>142933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735841" calcext:value-type="float">
            <text:p>4735841</text:p>
          </table:table-cell>
          <table:table-cell office:value-type="float" office:value="11908222" calcext:value-type="float">
            <text:p>11908222</text:p>
          </table:table-cell>
          <table:table-cell office:value-type="float" office:value="14709553" calcext:value-type="float">
            <text:p>1470955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475586" calcext:value-type="float">
            <text:p>4475586</text:p>
          </table:table-cell>
          <table:table-cell office:value-type="float" office:value="11900163" calcext:value-type="float">
            <text:p>11900163</text:p>
          </table:table-cell>
          <table:table-cell office:value-type="float" office:value="15470696" calcext:value-type="float">
            <text:p>1547069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118479" calcext:value-type="float">
            <text:p>5118479</text:p>
          </table:table-cell>
          <table:table-cell office:value-type="float" office:value="12878780" calcext:value-type="float">
            <text:p>12878780</text:p>
          </table:table-cell>
          <table:table-cell office:value-type="float" office:value="16109936" calcext:value-type="float">
            <text:p>1610993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846651" calcext:value-type="float">
            <text:p>4846651</text:p>
          </table:table-cell>
          <table:table-cell office:value-type="float" office:value="12885158" calcext:value-type="float">
            <text:p>12885158</text:p>
          </table:table-cell>
          <table:table-cell office:value-type="float" office:value="16463876" calcext:value-type="float">
            <text:p>164638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760433" calcext:value-type="float">
            <text:p>4760433</text:p>
          </table:table-cell>
          <table:table-cell office:value-type="float" office:value="12875721" calcext:value-type="float">
            <text:p>12875721</text:p>
          </table:table-cell>
          <table:table-cell office:value-type="float" office:value="15908254" calcext:value-type="float">
            <text:p>1590825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448780" calcext:value-type="float">
            <text:p>4448780</text:p>
          </table:table-cell>
          <table:table-cell office:value-type="float" office:value="12854418" calcext:value-type="float">
            <text:p>12854418</text:p>
          </table:table-cell>
          <table:table-cell office:value-type="float" office:value="15716571" calcext:value-type="float">
            <text:p>157165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41303" calcext:value-type="float">
            <text:p>4341303</text:p>
          </table:table-cell>
          <table:table-cell office:value-type="float" office:value="12844750" calcext:value-type="float">
            <text:p>12844750</text:p>
          </table:table-cell>
          <table:table-cell office:value-type="float" office:value="15501399" calcext:value-type="float">
            <text:p>155013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774396" calcext:value-type="float">
            <text:p>4774396</text:p>
          </table:table-cell>
          <table:table-cell office:value-type="float" office:value="13162039" calcext:value-type="float">
            <text:p>13162039</text:p>
          </table:table-cell>
          <table:table-cell office:value-type="float" office:value="15915896" calcext:value-type="float">
            <text:p>1591589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482966" calcext:value-type="float">
            <text:p>4482966</text:p>
          </table:table-cell>
          <table:table-cell office:value-type="float" office:value="13150493" calcext:value-type="float">
            <text:p>13150493</text:p>
          </table:table-cell>
          <table:table-cell office:value-type="float" office:value="15729337" calcext:value-type="float">
            <text:p>157293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97423" calcext:value-type="float">
            <text:p>4397423</text:p>
          </table:table-cell>
          <table:table-cell office:value-type="float" office:value="13130403" calcext:value-type="float">
            <text:p>13130403</text:p>
          </table:table-cell>
          <table:table-cell office:value-type="float" office:value="16109663" calcext:value-type="float">
            <text:p>1610966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113849" calcext:value-type="float">
            <text:p>4113849</text:p>
          </table:table-cell>
          <table:table-cell office:value-type="float" office:value="13120272" calcext:value-type="float">
            <text:p>13120272</text:p>
          </table:table-cell>
          <table:table-cell office:value-type="float" office:value="16117106" calcext:value-type="float">
            <text:p>1611710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826880" calcext:value-type="float">
            <text:p>3826880</text:p>
          </table:table-cell>
          <table:table-cell office:value-type="float" office:value="12906912" calcext:value-type="float">
            <text:p>12906912</text:p>
          </table:table-cell>
          <table:table-cell office:value-type="float" office:value="15715568" calcext:value-type="float">
            <text:p>1571556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769199" calcext:value-type="float">
            <text:p>3769199</text:p>
          </table:table-cell>
          <table:table-cell office:value-type="float" office:value="12894589" calcext:value-type="float">
            <text:p>12894589</text:p>
          </table:table-cell>
          <table:table-cell office:value-type="float" office:value="15924958" calcext:value-type="float">
            <text:p>159249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722297" calcext:value-type="float">
            <text:p>3722297</text:p>
          </table:table-cell>
          <table:table-cell office:value-type="float" office:value="13279089" calcext:value-type="float">
            <text:p>13279089</text:p>
          </table:table-cell>
          <table:table-cell office:value-type="float" office:value="15525226" calcext:value-type="float">
            <text:p>155252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85096" calcext:value-type="float">
            <text:p>3685096</text:p>
          </table:table-cell>
          <table:table-cell office:value-type="float" office:value="13478396" calcext:value-type="float">
            <text:p>13478396</text:p>
          </table:table-cell>
          <table:table-cell office:value-type="float" office:value="15556913" calcext:value-type="float">
            <text:p>155569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54114" calcext:value-type="float">
            <text:p>3654114</text:p>
          </table:table-cell>
          <table:table-cell office:value-type="float" office:value="13484420" calcext:value-type="float">
            <text:p>13484420</text:p>
          </table:table-cell>
          <table:table-cell office:value-type="float" office:value="15550194" calcext:value-type="float">
            <text:p>155501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26142" calcext:value-type="float">
            <text:p>3626142</text:p>
          </table:table-cell>
          <table:table-cell office:value-type="float" office:value="13275509" calcext:value-type="float">
            <text:p>13275509</text:p>
          </table:table-cell>
          <table:table-cell office:value-type="float" office:value="15328868" calcext:value-type="float">
            <text:p>1532886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53259" calcext:value-type="float">
            <text:p>4353259</text:p>
          </table:table-cell>
          <table:table-cell office:value-type="float" office:value="13925137" calcext:value-type="float">
            <text:p>13925137</text:p>
          </table:table-cell>
          <table:table-cell office:value-type="float" office:value="16720483" calcext:value-type="float">
            <text:p>1672048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29520" calcext:value-type="float">
            <text:p>4329520</text:p>
          </table:table-cell>
          <table:table-cell office:value-type="float" office:value="13919747" calcext:value-type="float">
            <text:p>13919747</text:p>
          </table:table-cell>
          <table:table-cell office:value-type="float" office:value="17092785" calcext:value-type="float">
            <text:p>170927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04305" calcext:value-type="float">
            <text:p>4304305</text:p>
          </table:table-cell>
          <table:table-cell office:value-type="float" office:value="13698177" calcext:value-type="float">
            <text:p>13698177</text:p>
          </table:table-cell>
          <table:table-cell office:value-type="float" office:value="16531038" calcext:value-type="float">
            <text:p>1653103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277625" calcext:value-type="float">
            <text:p>4277625</text:p>
          </table:table-cell>
          <table:table-cell office:value-type="float" office:value="13485364" calcext:value-type="float">
            <text:p>13485364</text:p>
          </table:table-cell>
          <table:table-cell office:value-type="float" office:value="16702294" calcext:value-type="float">
            <text:p>167022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250217" calcext:value-type="float">
            <text:p>4250217</text:p>
          </table:table-cell>
          <table:table-cell office:value-type="float" office:value="13463165" calcext:value-type="float">
            <text:p>13463165</text:p>
          </table:table-cell>
          <table:table-cell office:value-type="float" office:value="16719648" calcext:value-type="float">
            <text:p>167196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508441" calcext:value-type="float">
            <text:p>5508441</text:p>
          </table:table-cell>
          <table:table-cell office:value-type="float" office:value="14152505" calcext:value-type="float">
            <text:p>14152505</text:p>
          </table:table-cell>
          <table:table-cell office:value-type="float" office:value="17529277" calcext:value-type="float">
            <text:p>175292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476224" calcext:value-type="float">
            <text:p>5476224</text:p>
          </table:table-cell>
          <table:table-cell office:value-type="float" office:value="13723757" calcext:value-type="float">
            <text:p>13723757</text:p>
          </table:table-cell>
          <table:table-cell office:value-type="float" office:value="16954624" calcext:value-type="float">
            <text:p>1695462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237694" calcext:value-type="float">
            <text:p>5237694</text:p>
          </table:table-cell>
          <table:table-cell office:value-type="float" office:value="13492031" calcext:value-type="float">
            <text:p>13492031</text:p>
          </table:table-cell>
          <table:table-cell office:value-type="float" office:value="16548797" calcext:value-type="float">
            <text:p>165487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792314" calcext:value-type="float">
            <text:p>4792314</text:p>
          </table:table-cell>
          <table:table-cell office:value-type="float" office:value="13465943" calcext:value-type="float">
            <text:p>13465943</text:p>
          </table:table-cell>
          <table:table-cell office:value-type="float" office:value="17113009" calcext:value-type="float">
            <text:p>171130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744862" calcext:value-type="float">
            <text:p>4744862</text:p>
          </table:table-cell>
          <table:table-cell office:value-type="float" office:value="13242914" calcext:value-type="float">
            <text:p>13242914</text:p>
          </table:table-cell>
          <table:table-cell office:value-type="float" office:value="17117171" calcext:value-type="float">
            <text:p>171171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494850" calcext:value-type="float">
            <text:p>4494850</text:p>
          </table:table-cell>
          <table:table-cell office:value-type="float" office:value="13603310" calcext:value-type="float">
            <text:p>13603310</text:p>
          </table:table-cell>
          <table:table-cell office:value-type="float" office:value="17297626" calcext:value-type="float">
            <text:p>172976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428018" calcext:value-type="float">
            <text:p>4428018</text:p>
          </table:table-cell>
          <table:table-cell office:value-type="float" office:value="13373782" calcext:value-type="float">
            <text:p>13373782</text:p>
          </table:table-cell>
          <table:table-cell office:value-type="float" office:value="16927173" calcext:value-type="float">
            <text:p>1692717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151119" calcext:value-type="float">
            <text:p>4151119</text:p>
          </table:table-cell>
          <table:table-cell office:value-type="float" office:value="13563856" calcext:value-type="float">
            <text:p>13563856</text:p>
          </table:table-cell>
          <table:table-cell office:value-type="float" office:value="16723606" calcext:value-type="float">
            <text:p>1672360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087170" calcext:value-type="float">
            <text:p>4087170</text:p>
          </table:table-cell>
          <table:table-cell office:value-type="float" office:value="13576481" calcext:value-type="float">
            <text:p>13576481</text:p>
          </table:table-cell>
          <table:table-cell office:value-type="float" office:value="17095912" calcext:value-type="float">
            <text:p>170959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816682" calcext:value-type="float">
            <text:p>3816682</text:p>
          </table:table-cell>
          <table:table-cell office:value-type="float" office:value="13386040" calcext:value-type="float">
            <text:p>13386040</text:p>
          </table:table-cell>
          <table:table-cell office:value-type="float" office:value="16731120" calcext:value-type="float">
            <text:p>167311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751786" calcext:value-type="float">
            <text:p>3751786</text:p>
          </table:table-cell>
          <table:table-cell office:value-type="float" office:value="13189976" calcext:value-type="float">
            <text:p>13189976</text:p>
          </table:table-cell>
          <table:table-cell office:value-type="float" office:value="16884744" calcext:value-type="float">
            <text:p>1688474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99692" calcext:value-type="float">
            <text:p>3699692</text:p>
          </table:table-cell>
          <table:table-cell office:value-type="float" office:value="13195126" calcext:value-type="float">
            <text:p>13195126</text:p>
          </table:table-cell>
          <table:table-cell office:value-type="float" office:value="16497999" calcext:value-type="float">
            <text:p>164979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53866" calcext:value-type="float">
            <text:p>3653866</text:p>
          </table:table-cell>
          <table:table-cell office:value-type="float" office:value="13204598" calcext:value-type="float">
            <text:p>13204598</text:p>
          </table:table-cell>
          <table:table-cell office:value-type="float" office:value="16125205" calcext:value-type="float">
            <text:p>1612520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599824" calcext:value-type="float">
            <text:p>3599824</text:p>
          </table:table-cell>
          <table:table-cell office:value-type="float" office:value="13011576" calcext:value-type="float">
            <text:p>13011576</text:p>
          </table:table-cell>
          <table:table-cell office:value-type="float" office:value="15925360" calcext:value-type="float">
            <text:p>159253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310996" calcext:value-type="float">
            <text:p>3310996</text:p>
          </table:table-cell>
          <table:table-cell office:value-type="float" office:value="12798886" calcext:value-type="float">
            <text:p>12798886</text:p>
          </table:table-cell>
          <table:table-cell office:value-type="float" office:value="16105523" calcext:value-type="float">
            <text:p>1610552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797885" calcext:value-type="float">
            <text:p>3797885</text:p>
          </table:table-cell>
          <table:table-cell office:value-type="float" office:value="13567698" calcext:value-type="float">
            <text:p>13567698</text:p>
          </table:table-cell>
          <table:table-cell office:value-type="float" office:value="16562924" calcext:value-type="float">
            <text:p>1656292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758468" calcext:value-type="float">
            <text:p>3758468</text:p>
          </table:table-cell>
          <table:table-cell office:value-type="float" office:value="13539658" calcext:value-type="float">
            <text:p>13539658</text:p>
          </table:table-cell>
          <table:table-cell office:value-type="float" office:value="17716028" calcext:value-type="float">
            <text:p>177160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728356" calcext:value-type="float">
            <text:p>3728356</text:p>
          </table:table-cell>
          <table:table-cell office:value-type="float" office:value="12892716" calcext:value-type="float">
            <text:p>12892716</text:p>
          </table:table-cell>
          <table:table-cell office:value-type="float" office:value="16917728" calcext:value-type="float">
            <text:p>169177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703373" calcext:value-type="float">
            <text:p>3703373</text:p>
          </table:table-cell>
          <table:table-cell office:value-type="float" office:value="12663680" calcext:value-type="float">
            <text:p>12663680</text:p>
          </table:table-cell>
          <table:table-cell office:value-type="float" office:value="16135932" calcext:value-type="float">
            <text:p>161359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82642" calcext:value-type="float">
            <text:p>3682642</text:p>
          </table:table-cell>
          <table:table-cell office:value-type="float" office:value="12434303" calcext:value-type="float">
            <text:p>12434303</text:p>
          </table:table-cell>
          <table:table-cell office:value-type="float" office:value="16328888" calcext:value-type="float">
            <text:p>163288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97164" calcext:value-type="float">
            <text:p>4397164</text:p>
          </table:table-cell>
          <table:table-cell office:value-type="float" office:value="12863979" calcext:value-type="float">
            <text:p>12863979</text:p>
          </table:table-cell>
          <table:table-cell office:value-type="float" office:value="16336918" calcext:value-type="float">
            <text:p>1633691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82841" calcext:value-type="float">
            <text:p>4382841</text:p>
          </table:table-cell>
          <table:table-cell office:value-type="float" office:value="12853999" calcext:value-type="float">
            <text:p>12853999</text:p>
          </table:table-cell>
          <table:table-cell office:value-type="float" office:value="16927453" calcext:value-type="float">
            <text:p>1692745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69872" calcext:value-type="float">
            <text:p>4369872</text:p>
          </table:table-cell>
          <table:table-cell office:value-type="float" office:value="13248253" calcext:value-type="float">
            <text:p>13248253</text:p>
          </table:table-cell>
          <table:table-cell office:value-type="float" office:value="16521597" calcext:value-type="float">
            <text:p>165215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59537" calcext:value-type="float">
            <text:p>4359537</text:p>
          </table:table-cell>
          <table:table-cell office:value-type="float" office:value="13039053" calcext:value-type="float">
            <text:p>13039053</text:p>
          </table:table-cell>
          <table:table-cell office:value-type="float" office:value="16903844" calcext:value-type="float">
            <text:p>1690384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52296" calcext:value-type="float">
            <text:p>4352296</text:p>
          </table:table-cell>
          <table:table-cell office:value-type="float" office:value="12822825" calcext:value-type="float">
            <text:p>12822825</text:p>
          </table:table-cell>
          <table:table-cell office:value-type="float" office:value="16693173" calcext:value-type="float">
            <text:p>1669317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066250" calcext:value-type="float">
            <text:p>5066250</text:p>
          </table:table-cell>
          <table:table-cell office:value-type="float" office:value="13984352" calcext:value-type="float">
            <text:p>13984352</text:p>
          </table:table-cell>
          <table:table-cell office:value-type="float" office:value="17332439" calcext:value-type="float">
            <text:p>1733243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058404" calcext:value-type="float">
            <text:p>5058404</text:p>
          </table:table-cell>
          <table:table-cell office:value-type="float" office:value="14170229" calcext:value-type="float">
            <text:p>14170229</text:p>
          </table:table-cell>
          <table:table-cell office:value-type="float" office:value="16933559" calcext:value-type="float">
            <text:p>1693355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051077" calcext:value-type="float">
            <text:p>5051077</text:p>
          </table:table-cell>
          <table:table-cell office:value-type="float" office:value="14155630" calcext:value-type="float">
            <text:p>14155630</text:p>
          </table:table-cell>
          <table:table-cell office:value-type="float" office:value="16933150" calcext:value-type="float">
            <text:p>169331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042056" calcext:value-type="float">
            <text:p>5042056</text:p>
          </table:table-cell>
          <table:table-cell office:value-type="float" office:value="13937268" calcext:value-type="float">
            <text:p>13937268</text:p>
          </table:table-cell>
          <table:table-cell office:value-type="float" office:value="16348628" calcext:value-type="float">
            <text:p>163486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030530" calcext:value-type="float">
            <text:p>5030530</text:p>
          </table:table-cell>
          <table:table-cell office:value-type="float" office:value="13502487" calcext:value-type="float">
            <text:p>13502487</text:p>
          </table:table-cell>
          <table:table-cell office:value-type="float" office:value="17121808" calcext:value-type="float">
            <text:p>1712180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013943" calcext:value-type="float">
            <text:p>5013943</text:p>
          </table:table-cell>
          <table:table-cell office:value-type="float" office:value="13254280" calcext:value-type="float">
            <text:p>13254280</text:p>
          </table:table-cell>
          <table:table-cell office:value-type="float" office:value="16730165" calcext:value-type="float">
            <text:p>1673016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794627" calcext:value-type="float">
            <text:p>4794627</text:p>
          </table:table-cell>
          <table:table-cell office:value-type="float" office:value="13192658" calcext:value-type="float">
            <text:p>13192658</text:p>
          </table:table-cell>
          <table:table-cell office:value-type="float" office:value="17265428" calcext:value-type="float">
            <text:p>172654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756703" calcext:value-type="float">
            <text:p>4756703</text:p>
          </table:table-cell>
          <table:table-cell office:value-type="float" office:value="12530364" calcext:value-type="float">
            <text:p>12530364</text:p>
          </table:table-cell>
          <table:table-cell office:value-type="float" office:value="17113351" calcext:value-type="float">
            <text:p>1711335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726062" calcext:value-type="float">
            <text:p>4726062</text:p>
          </table:table-cell>
          <table:table-cell office:value-type="float" office:value="12302803" calcext:value-type="float">
            <text:p>12302803</text:p>
          </table:table-cell>
          <table:table-cell office:value-type="float" office:value="16897377" calcext:value-type="float">
            <text:p>168973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700969" calcext:value-type="float">
            <text:p>4700969</text:p>
          </table:table-cell>
          <table:table-cell office:value-type="float" office:value="12283757" calcext:value-type="float">
            <text:p>12283757</text:p>
          </table:table-cell>
          <table:table-cell office:value-type="float" office:value="16911910" calcext:value-type="float">
            <text:p>1691191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406057" calcext:value-type="float">
            <text:p>5406057</text:p>
          </table:table-cell>
          <table:table-cell office:value-type="float" office:value="13123366" calcext:value-type="float">
            <text:p>13123366</text:p>
          </table:table-cell>
          <table:table-cell office:value-type="float" office:value="17691676" calcext:value-type="float">
            <text:p>176916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5376649" calcext:value-type="float">
            <text:p>5376649</text:p>
          </table:table-cell>
          <table:table-cell office:value-type="float" office:value="12941458" calcext:value-type="float">
            <text:p>12941458</text:p>
          </table:table-cell>
          <table:table-cell office:value-type="float" office:value="16907081" calcext:value-type="float">
            <text:p>169070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940950" calcext:value-type="float">
            <text:p>4940950</text:p>
          </table:table-cell>
          <table:table-cell office:value-type="float" office:value="13151202" calcext:value-type="float">
            <text:p>13151202</text:p>
          </table:table-cell>
          <table:table-cell office:value-type="float" office:value="17109360" calcext:value-type="float">
            <text:p>171093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887332" calcext:value-type="float">
            <text:p>4887332</text:p>
          </table:table-cell>
          <table:table-cell office:value-type="float" office:value="13152373" calcext:value-type="float">
            <text:p>13152373</text:p>
          </table:table-cell>
          <table:table-cell office:value-type="float" office:value="16939448" calcext:value-type="float">
            <text:p>169394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625605" calcext:value-type="float">
            <text:p>4625605</text:p>
          </table:table-cell>
          <table:table-cell office:value-type="float" office:value="12933545" calcext:value-type="float">
            <text:p>12933545</text:p>
          </table:table-cell>
          <table:table-cell office:value-type="float" office:value="16519407" calcext:value-type="float">
            <text:p>1651940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535596" calcext:value-type="float">
            <text:p>4535596</text:p>
          </table:table-cell>
          <table:table-cell office:value-type="float" office:value="12944852" calcext:value-type="float">
            <text:p>12944852</text:p>
          </table:table-cell>
          <table:table-cell office:value-type="float" office:value="17868632" calcext:value-type="float">
            <text:p>178686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450010" calcext:value-type="float">
            <text:p>4450010</text:p>
          </table:table-cell>
          <table:table-cell office:value-type="float" office:value="12727883" calcext:value-type="float">
            <text:p>12727883</text:p>
          </table:table-cell>
          <table:table-cell office:value-type="float" office:value="17882046" calcext:value-type="float">
            <text:p>1788204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88514" calcext:value-type="float">
            <text:p>4388514</text:p>
          </table:table-cell>
          <table:table-cell office:value-type="float" office:value="12131104" calcext:value-type="float">
            <text:p>12131104</text:p>
          </table:table-cell>
          <table:table-cell office:value-type="float" office:value="17309672" calcext:value-type="float">
            <text:p>1730967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36463" calcext:value-type="float">
            <text:p>4336463</text:p>
          </table:table-cell>
          <table:table-cell office:value-type="float" office:value="12341955" calcext:value-type="float">
            <text:p>12341955</text:p>
          </table:table-cell>
          <table:table-cell office:value-type="float" office:value="17124119" calcext:value-type="float">
            <text:p>1712411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075019" calcext:value-type="float">
            <text:p>4075019</text:p>
          </table:table-cell>
          <table:table-cell office:value-type="float" office:value="12134188" calcext:value-type="float">
            <text:p>12134188</text:p>
          </table:table-cell>
          <table:table-cell office:value-type="float" office:value="17288358" calcext:value-type="float">
            <text:p>172883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808451" calcext:value-type="float">
            <text:p>3808451</text:p>
          </table:table-cell>
          <table:table-cell office:value-type="float" office:value="12129100" calcext:value-type="float">
            <text:p>12129100</text:p>
          </table:table-cell>
          <table:table-cell office:value-type="float" office:value="17260606" calcext:value-type="float">
            <text:p>1726060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755708" calcext:value-type="float">
            <text:p>3755708</text:p>
          </table:table-cell>
          <table:table-cell office:value-type="float" office:value="12334681" calcext:value-type="float">
            <text:p>12334681</text:p>
          </table:table-cell>
          <table:table-cell office:value-type="float" office:value="16108625" calcext:value-type="float">
            <text:p>161086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720933" calcext:value-type="float">
            <text:p>3720933</text:p>
          </table:table-cell>
          <table:table-cell office:value-type="float" office:value="12336230" calcext:value-type="float">
            <text:p>12336230</text:p>
          </table:table-cell>
          <table:table-cell office:value-type="float" office:value="16481528" calcext:value-type="float">
            <text:p>164815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89791" calcext:value-type="float">
            <text:p>3689791</text:p>
          </table:table-cell>
          <table:table-cell office:value-type="float" office:value="11904511" calcext:value-type="float">
            <text:p>11904511</text:p>
          </table:table-cell>
          <table:table-cell office:value-type="float" office:value="14912282" calcext:value-type="float">
            <text:p>1491228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59835" calcext:value-type="float">
            <text:p>3659835</text:p>
          </table:table-cell>
          <table:table-cell office:value-type="float" office:value="11869424" calcext:value-type="float">
            <text:p>11869424</text:p>
          </table:table-cell>
          <table:table-cell office:value-type="float" office:value="15863787" calcext:value-type="float">
            <text:p>158637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80142" calcext:value-type="float">
            <text:p>3680142</text:p>
          </table:table-cell>
          <table:table-cell office:value-type="float" office:value="13445214" calcext:value-type="float">
            <text:p>13445214</text:p>
          </table:table-cell>
          <table:table-cell office:value-type="float" office:value="17928288" calcext:value-type="float">
            <text:p>179282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53542" calcext:value-type="float">
            <text:p>3653542</text:p>
          </table:table-cell>
          <table:table-cell office:value-type="float" office:value="13434395" calcext:value-type="float">
            <text:p>13434395</text:p>
          </table:table-cell>
          <table:table-cell office:value-type="float" office:value="17722854" calcext:value-type="float">
            <text:p>1772285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26899" calcext:value-type="float">
            <text:p>3626899</text:p>
          </table:table-cell>
          <table:table-cell office:value-type="float" office:value="13434017" calcext:value-type="float">
            <text:p>13434017</text:p>
          </table:table-cell>
          <table:table-cell office:value-type="float" office:value="16947316" calcext:value-type="float">
            <text:p>169473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392506" calcext:value-type="float">
            <text:p>3392506</text:p>
          </table:table-cell>
          <table:table-cell office:value-type="float" office:value="13429682" calcext:value-type="float">
            <text:p>13429682</text:p>
          </table:table-cell>
          <table:table-cell office:value-type="float" office:value="16928347" calcext:value-type="float">
            <text:p>1692834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353337" calcext:value-type="float">
            <text:p>3353337</text:p>
          </table:table-cell>
          <table:table-cell office:value-type="float" office:value="13636488" calcext:value-type="float">
            <text:p>13636488</text:p>
          </table:table-cell>
          <table:table-cell office:value-type="float" office:value="16525281" calcext:value-type="float">
            <text:p>165252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434629" calcext:value-type="float">
            <text:p>4434629</text:p>
          </table:table-cell>
          <table:table-cell office:value-type="float" office:value="13904115" calcext:value-type="float">
            <text:p>13904115</text:p>
          </table:table-cell>
          <table:table-cell office:value-type="float" office:value="16550286" calcext:value-type="float">
            <text:p>1655028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58540" calcext:value-type="float">
            <text:p>4358540</text:p>
          </table:table-cell>
          <table:table-cell office:value-type="float" office:value="13657171" calcext:value-type="float">
            <text:p>13657171</text:p>
          </table:table-cell>
          <table:table-cell office:value-type="float" office:value="16375843" calcext:value-type="float">
            <text:p>163758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072991" calcext:value-type="float">
            <text:p>4072991</text:p>
          </table:table-cell>
          <table:table-cell office:value-type="float" office:value="13617210" calcext:value-type="float">
            <text:p>13617210</text:p>
          </table:table-cell>
          <table:table-cell office:value-type="float" office:value="16526377" calcext:value-type="float">
            <text:p>165263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003207" calcext:value-type="float">
            <text:p>4003207</text:p>
          </table:table-cell>
          <table:table-cell office:value-type="float" office:value="13393573" calcext:value-type="float">
            <text:p>13393573</text:p>
          </table:table-cell>
          <table:table-cell office:value-type="float" office:value="16155205" calcext:value-type="float">
            <text:p>1615520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940346" calcext:value-type="float">
            <text:p>3940346</text:p>
          </table:table-cell>
          <table:table-cell office:value-type="float" office:value="13593290" calcext:value-type="float">
            <text:p>13593290</text:p>
          </table:table-cell>
          <table:table-cell office:value-type="float" office:value="16134731" calcext:value-type="float">
            <text:p>1613473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892269" calcext:value-type="float">
            <text:p>3892269</text:p>
          </table:table-cell>
          <table:table-cell office:value-type="float" office:value="14052758" calcext:value-type="float">
            <text:p>14052758</text:p>
          </table:table-cell>
          <table:table-cell office:value-type="float" office:value="16147872" calcext:value-type="float">
            <text:p>1614787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25253" calcext:value-type="float">
            <text:p>3625253</text:p>
          </table:table-cell>
          <table:table-cell office:value-type="float" office:value="14046612" calcext:value-type="float">
            <text:p>14046612</text:p>
          </table:table-cell>
          <table:table-cell office:value-type="float" office:value="16746605" calcext:value-type="float">
            <text:p>1674660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540961" calcext:value-type="float">
            <text:p>3540961</text:p>
          </table:table-cell>
          <table:table-cell office:value-type="float" office:value="14035120" calcext:value-type="float">
            <text:p>14035120</text:p>
          </table:table-cell>
          <table:table-cell office:value-type="float" office:value="16349480" calcext:value-type="float">
            <text:p>1634948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046437" calcext:value-type="float">
            <text:p>3046437</text:p>
          </table:table-cell>
          <table:table-cell office:value-type="float" office:value="13405569" calcext:value-type="float">
            <text:p>13405569</text:p>
          </table:table-cell>
          <table:table-cell office:value-type="float" office:value="16349232" calcext:value-type="float">
            <text:p>163492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92987" calcext:value-type="float">
            <text:p>2992987</text:p>
          </table:table-cell>
          <table:table-cell office:value-type="float" office:value="13148271" calcext:value-type="float">
            <text:p>13148271</text:p>
          </table:table-cell>
          <table:table-cell office:value-type="float" office:value="16540753" calcext:value-type="float">
            <text:p>1654075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77592" calcext:value-type="float">
            <text:p>3677592</text:p>
          </table:table-cell>
          <table:table-cell office:value-type="float" office:value="12920311" calcext:value-type="float">
            <text:p>12920311</text:p>
          </table:table-cell>
          <table:table-cell office:value-type="float" office:value="16535171" calcext:value-type="float">
            <text:p>165351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49605" calcext:value-type="float">
            <text:p>3649605</text:p>
          </table:table-cell>
          <table:table-cell office:value-type="float" office:value="12855663" calcext:value-type="float">
            <text:p>12855663</text:p>
          </table:table-cell>
          <table:table-cell office:value-type="float" office:value="17087530" calcext:value-type="float">
            <text:p>1708753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26909" calcext:value-type="float">
            <text:p>3626909</text:p>
          </table:table-cell>
          <table:table-cell office:value-type="float" office:value="13030628" calcext:value-type="float">
            <text:p>13030628</text:p>
          </table:table-cell>
          <table:table-cell office:value-type="float" office:value="16522066" calcext:value-type="float">
            <text:p>1652206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08140" calcext:value-type="float">
            <text:p>3608140</text:p>
          </table:table-cell>
          <table:table-cell office:value-type="float" office:value="12803836" calcext:value-type="float">
            <text:p>12803836</text:p>
          </table:table-cell>
          <table:table-cell office:value-type="float" office:value="16904798" calcext:value-type="float">
            <text:p>1690479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589416" calcext:value-type="float">
            <text:p>3589416</text:p>
          </table:table-cell>
          <table:table-cell office:value-type="float" office:value="12781306" calcext:value-type="float">
            <text:p>12781306</text:p>
          </table:table-cell>
          <table:table-cell office:value-type="float" office:value="16307927" calcext:value-type="float">
            <text:p>1630792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01268" calcext:value-type="float">
            <text:p>3601268</text:p>
          </table:table-cell>
          <table:table-cell office:value-type="float" office:value="12526506" calcext:value-type="float">
            <text:p>12526506</text:p>
          </table:table-cell>
          <table:table-cell office:value-type="float" office:value="16493783" calcext:value-type="float">
            <text:p>1649378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587548" calcext:value-type="float">
            <text:p>3587548</text:p>
          </table:table-cell>
          <table:table-cell office:value-type="float" office:value="12717581" calcext:value-type="float">
            <text:p>12717581</text:p>
          </table:table-cell>
          <table:table-cell office:value-type="float" office:value="17067510" calcext:value-type="float">
            <text:p>1706751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573151" calcext:value-type="float">
            <text:p>3573151</text:p>
          </table:table-cell>
          <table:table-cell office:value-type="float" office:value="12720812" calcext:value-type="float">
            <text:p>12720812</text:p>
          </table:table-cell>
          <table:table-cell office:value-type="float" office:value="16289012" calcext:value-type="float">
            <text:p>162890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556530" calcext:value-type="float">
            <text:p>3556530</text:p>
          </table:table-cell>
          <table:table-cell office:value-type="float" office:value="12729509" calcext:value-type="float">
            <text:p>12729509</text:p>
          </table:table-cell>
          <table:table-cell office:value-type="float" office:value="16501188" calcext:value-type="float">
            <text:p>165011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538329" calcext:value-type="float">
            <text:p>3538329</text:p>
          </table:table-cell>
          <table:table-cell office:value-type="float" office:value="12718503" calcext:value-type="float">
            <text:p>12718503</text:p>
          </table:table-cell>
          <table:table-cell office:value-type="float" office:value="16684866" calcext:value-type="float">
            <text:p>1668486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519470" calcext:value-type="float">
            <text:p>3519470</text:p>
          </table:table-cell>
          <table:table-cell office:value-type="float" office:value="12708351" calcext:value-type="float">
            <text:p>12708351</text:p>
          </table:table-cell>
          <table:table-cell office:value-type="float" office:value="17050496" calcext:value-type="float">
            <text:p>1705049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497409" calcext:value-type="float">
            <text:p>3497409</text:p>
          </table:table-cell>
          <table:table-cell office:value-type="float" office:value="12697028" calcext:value-type="float">
            <text:p>12697028</text:p>
          </table:table-cell>
          <table:table-cell office:value-type="float" office:value="17066892" calcext:value-type="float">
            <text:p>1706689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471305" calcext:value-type="float">
            <text:p>3471305</text:p>
          </table:table-cell>
          <table:table-cell office:value-type="float" office:value="12282977" calcext:value-type="float">
            <text:p>12282977</text:p>
          </table:table-cell>
          <table:table-cell office:value-type="float" office:value="16285199" calcext:value-type="float">
            <text:p>162851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234934" calcext:value-type="float">
            <text:p>3234934</text:p>
          </table:table-cell>
          <table:table-cell office:value-type="float" office:value="12065285" calcext:value-type="float">
            <text:p>12065285</text:p>
          </table:table-cell>
          <table:table-cell office:value-type="float" office:value="16086787" calcext:value-type="float">
            <text:p>160867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186529" calcext:value-type="float">
            <text:p>3186529</text:p>
          </table:table-cell>
          <table:table-cell office:value-type="float" office:value="12073103" calcext:value-type="float">
            <text:p>12073103</text:p>
          </table:table-cell>
          <table:table-cell office:value-type="float" office:value="15891318" calcext:value-type="float">
            <text:p>1589131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77277" calcext:value-type="float">
            <text:p>3677277</text:p>
          </table:table-cell>
          <table:table-cell office:value-type="float" office:value="12739853" calcext:value-type="float">
            <text:p>12739853</text:p>
          </table:table-cell>
          <table:table-cell office:value-type="float" office:value="16094886" calcext:value-type="float">
            <text:p>1609488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19732" calcext:value-type="float">
            <text:p>3619732</text:p>
          </table:table-cell>
          <table:table-cell office:value-type="float" office:value="12519835" calcext:value-type="float">
            <text:p>12519835</text:p>
          </table:table-cell>
          <table:table-cell office:value-type="float" office:value="15510379" calcext:value-type="float">
            <text:p>1551037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567011" calcext:value-type="float">
            <text:p>3567011</text:p>
          </table:table-cell>
          <table:table-cell office:value-type="float" office:value="12308127" calcext:value-type="float">
            <text:p>12308127</text:p>
          </table:table-cell>
          <table:table-cell office:value-type="float" office:value="16285657" calcext:value-type="float">
            <text:p>162856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333812" calcext:value-type="float">
            <text:p>3333812</text:p>
          </table:table-cell>
          <table:table-cell office:value-type="float" office:value="12094909" calcext:value-type="float">
            <text:p>12094909</text:p>
          </table:table-cell>
          <table:table-cell office:value-type="float" office:value="16494380" calcext:value-type="float">
            <text:p>1649438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303336" calcext:value-type="float">
            <text:p>3303336</text:p>
          </table:table-cell>
          <table:table-cell office:value-type="float" office:value="11703366" calcext:value-type="float">
            <text:p>11703366</text:p>
          </table:table-cell>
          <table:table-cell office:value-type="float" office:value="15903434" calcext:value-type="float">
            <text:p>1590343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023705" calcext:value-type="float">
            <text:p>4023705</text:p>
          </table:table-cell>
          <table:table-cell office:value-type="float" office:value="12160121" calcext:value-type="float">
            <text:p>12160121</text:p>
          </table:table-cell>
          <table:table-cell office:value-type="float" office:value="16092540" calcext:value-type="float">
            <text:p>160925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008926" calcext:value-type="float">
            <text:p>4008926</text:p>
          </table:table-cell>
          <table:table-cell office:value-type="float" office:value="12376529" calcext:value-type="float">
            <text:p>12376529</text:p>
          </table:table-cell>
          <table:table-cell office:value-type="float" office:value="15314536" calcext:value-type="float">
            <text:p>1531453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997153" calcext:value-type="float">
            <text:p>3997153</text:p>
          </table:table-cell>
          <table:table-cell office:value-type="float" office:value="12391903" calcext:value-type="float">
            <text:p>12391903</text:p>
          </table:table-cell>
          <table:table-cell office:value-type="float" office:value="15692607" calcext:value-type="float">
            <text:p>1569260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986624" calcext:value-type="float">
            <text:p>3986624</text:p>
          </table:table-cell>
          <table:table-cell office:value-type="float" office:value="12201927" calcext:value-type="float">
            <text:p>12201927</text:p>
          </table:table-cell>
          <table:table-cell office:value-type="float" office:value="15101129" calcext:value-type="float">
            <text:p>1510112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974474" calcext:value-type="float">
            <text:p>3974474</text:p>
          </table:table-cell>
          <table:table-cell office:value-type="float" office:value="12198324" calcext:value-type="float">
            <text:p>12198324</text:p>
          </table:table-cell>
          <table:table-cell office:value-type="float" office:value="15288689" calcext:value-type="float">
            <text:p>1528868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961304" calcext:value-type="float">
            <text:p>3961304</text:p>
          </table:table-cell>
          <table:table-cell office:value-type="float" office:value="11791665" calcext:value-type="float">
            <text:p>11791665</text:p>
          </table:table-cell>
          <table:table-cell office:value-type="float" office:value="15311275" calcext:value-type="float">
            <text:p>1531127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946857" calcext:value-type="float">
            <text:p>3946857</text:p>
          </table:table-cell>
          <table:table-cell office:value-type="float" office:value="11778372" calcext:value-type="float">
            <text:p>11778372</text:p>
          </table:table-cell>
          <table:table-cell office:value-type="float" office:value="14703467" calcext:value-type="float">
            <text:p>147034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927665" calcext:value-type="float">
            <text:p>3927665</text:p>
          </table:table-cell>
          <table:table-cell office:value-type="float" office:value="11773340" calcext:value-type="float">
            <text:p>11773340</text:p>
          </table:table-cell>
          <table:table-cell office:value-type="float" office:value="15483307" calcext:value-type="float">
            <text:p>1548330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713314" calcext:value-type="float">
            <text:p>3713314</text:p>
          </table:table-cell>
          <table:table-cell office:value-type="float" office:value="11764684" calcext:value-type="float">
            <text:p>11764684</text:p>
          </table:table-cell>
          <table:table-cell office:value-type="float" office:value="15486050" calcext:value-type="float">
            <text:p>154860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489240" calcext:value-type="float">
            <text:p>3489240</text:p>
          </table:table-cell>
          <table:table-cell office:value-type="float" office:value="11753410" calcext:value-type="float">
            <text:p>11753410</text:p>
          </table:table-cell>
          <table:table-cell office:value-type="float" office:value="15284247" calcext:value-type="float">
            <text:p>1528424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455276" calcext:value-type="float">
            <text:p>3455276</text:p>
          </table:table-cell>
          <table:table-cell office:value-type="float" office:value="11744252" calcext:value-type="float">
            <text:p>11744252</text:p>
          </table:table-cell>
          <table:table-cell office:value-type="float" office:value="15266316" calcext:value-type="float">
            <text:p>152663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423748" calcext:value-type="float">
            <text:p>3423748</text:p>
          </table:table-cell>
          <table:table-cell office:value-type="float" office:value="11745012" calcext:value-type="float">
            <text:p>11745012</text:p>
          </table:table-cell>
          <table:table-cell office:value-type="float" office:value="15287984" calcext:value-type="float">
            <text:p>152879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392907" calcext:value-type="float">
            <text:p>3392907</text:p>
          </table:table-cell>
          <table:table-cell office:value-type="float" office:value="11934760" calcext:value-type="float">
            <text:p>11934760</text:p>
          </table:table-cell>
          <table:table-cell office:value-type="float" office:value="15072339" calcext:value-type="float">
            <text:p>1507233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357360" calcext:value-type="float">
            <text:p>3357360</text:p>
          </table:table-cell>
          <table:table-cell office:value-type="float" office:value="11700226" calcext:value-type="float">
            <text:p>11700226</text:p>
          </table:table-cell>
          <table:table-cell office:value-type="float" office:value="15073537" calcext:value-type="float">
            <text:p>150735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122432" calcext:value-type="float">
            <text:p>3122432</text:p>
          </table:table-cell>
          <table:table-cell office:value-type="float" office:value="11476974" calcext:value-type="float">
            <text:p>11476974</text:p>
          </table:table-cell>
          <table:table-cell office:value-type="float" office:value="14872966" calcext:value-type="float">
            <text:p>1487296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087826" calcext:value-type="float">
            <text:p>3087826</text:p>
          </table:table-cell>
          <table:table-cell office:value-type="float" office:value="11467700" calcext:value-type="float">
            <text:p>11467700</text:p>
          </table:table-cell>
          <table:table-cell office:value-type="float" office:value="14672707" calcext:value-type="float">
            <text:p>1467270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057812" calcext:value-type="float">
            <text:p>3057812</text:p>
          </table:table-cell>
          <table:table-cell office:value-type="float" office:value="11474131" calcext:value-type="float">
            <text:p>11474131</text:p>
          </table:table-cell>
          <table:table-cell office:value-type="float" office:value="14673745" calcext:value-type="float">
            <text:p>146737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028429" calcext:value-type="float">
            <text:p>3028429</text:p>
          </table:table-cell>
          <table:table-cell office:value-type="float" office:value="11478829" calcext:value-type="float">
            <text:p>11478829</text:p>
          </table:table-cell>
          <table:table-cell office:value-type="float" office:value="14471276" calcext:value-type="float">
            <text:p>144712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000551" calcext:value-type="float">
            <text:p>3000551</text:p>
          </table:table-cell>
          <table:table-cell office:value-type="float" office:value="11672193" calcext:value-type="float">
            <text:p>11672193</text:p>
          </table:table-cell>
          <table:table-cell office:value-type="float" office:value="14273047" calcext:value-type="float">
            <text:p>1427304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75351" calcext:value-type="float">
            <text:p>2975351</text:p>
          </table:table-cell>
          <table:table-cell office:value-type="float" office:value="11676290" calcext:value-type="float">
            <text:p>11676290</text:p>
          </table:table-cell>
          <table:table-cell office:value-type="float" office:value="14268605" calcext:value-type="float">
            <text:p>1426860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82647" calcext:value-type="float">
            <text:p>2982647</text:p>
          </table:table-cell>
          <table:table-cell office:value-type="float" office:value="12124717" calcext:value-type="float">
            <text:p>12124717</text:p>
          </table:table-cell>
          <table:table-cell office:value-type="float" office:value="14875687" calcext:value-type="float">
            <text:p>148756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66549" calcext:value-type="float">
            <text:p>2966549</text:p>
          </table:table-cell>
          <table:table-cell office:value-type="float" office:value="11519243" calcext:value-type="float">
            <text:p>11519243</text:p>
          </table:table-cell>
          <table:table-cell office:value-type="float" office:value="15249799" calcext:value-type="float">
            <text:p>152497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51692" calcext:value-type="float">
            <text:p>2951692</text:p>
          </table:table-cell>
          <table:table-cell office:value-type="float" office:value="11304023" calcext:value-type="float">
            <text:p>11304023</text:p>
          </table:table-cell>
          <table:table-cell office:value-type="float" office:value="14669667" calcext:value-type="float">
            <text:p>146696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37718" calcext:value-type="float">
            <text:p>2937718</text:p>
          </table:table-cell>
          <table:table-cell office:value-type="float" office:value="11289131" calcext:value-type="float">
            <text:p>11289131</text:p>
          </table:table-cell>
          <table:table-cell office:value-type="float" office:value="14867936" calcext:value-type="float">
            <text:p>1486793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24289" calcext:value-type="float">
            <text:p>2924289</text:p>
          </table:table-cell>
          <table:table-cell office:value-type="float" office:value="11088379" calcext:value-type="float">
            <text:p>11088379</text:p>
          </table:table-cell>
          <table:table-cell office:value-type="float" office:value="14873882" calcext:value-type="float">
            <text:p>1487388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11446" calcext:value-type="float">
            <text:p>2911446</text:p>
          </table:table-cell>
          <table:table-cell office:value-type="float" office:value="11290998" calcext:value-type="float">
            <text:p>11290998</text:p>
          </table:table-cell>
          <table:table-cell office:value-type="float" office:value="14285163" calcext:value-type="float">
            <text:p>1428516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898384" calcext:value-type="float">
            <text:p>2898384</text:p>
          </table:table-cell>
          <table:table-cell office:value-type="float" office:value="11285421" calcext:value-type="float">
            <text:p>11285421</text:p>
          </table:table-cell>
          <table:table-cell office:value-type="float" office:value="13899453" calcext:value-type="float">
            <text:p>1389945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883317" calcext:value-type="float">
            <text:p>2883317</text:p>
          </table:table-cell>
          <table:table-cell office:value-type="float" office:value="11276260" calcext:value-type="float">
            <text:p>11276260</text:p>
          </table:table-cell>
          <table:table-cell office:value-type="float" office:value="14268356" calcext:value-type="float">
            <text:p>1426835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867103" calcext:value-type="float">
            <text:p>2867103</text:p>
          </table:table-cell>
          <table:table-cell office:value-type="float" office:value="11470004" calcext:value-type="float">
            <text:p>11470004</text:p>
          </table:table-cell>
          <table:table-cell office:value-type="float" office:value="14854377" calcext:value-type="float">
            <text:p>148543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847031" calcext:value-type="float">
            <text:p>2847031</text:p>
          </table:table-cell>
          <table:table-cell office:value-type="float" office:value="11457847" calcext:value-type="float">
            <text:p>11457847</text:p>
          </table:table-cell>
          <table:table-cell office:value-type="float" office:value="15054494" calcext:value-type="float">
            <text:p>150544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626334" calcext:value-type="float">
            <text:p>2626334</text:p>
          </table:table-cell>
          <table:table-cell office:value-type="float" office:value="11241894" calcext:value-type="float">
            <text:p>11241894</text:p>
          </table:table-cell>
          <table:table-cell office:value-type="float" office:value="14831543" calcext:value-type="float">
            <text:p>148315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599985" calcext:value-type="float">
            <text:p>2599985</text:p>
          </table:table-cell>
          <table:table-cell office:value-type="float" office:value="11018222" calcext:value-type="float">
            <text:p>11018222</text:p>
          </table:table-cell>
          <table:table-cell office:value-type="float" office:value="13858802" calcext:value-type="float">
            <text:p>138588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370033" calcext:value-type="float">
            <text:p>2370033</text:p>
          </table:table-cell>
          <table:table-cell office:value-type="float" office:value="10801432" calcext:value-type="float">
            <text:p>10801432</text:p>
          </table:table-cell>
          <table:table-cell office:value-type="float" office:value="14638114" calcext:value-type="float">
            <text:p>146381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337893" calcext:value-type="float">
            <text:p>2337893</text:p>
          </table:table-cell>
          <table:table-cell office:value-type="float" office:value="10790555" calcext:value-type="float">
            <text:p>10790555</text:p>
          </table:table-cell>
          <table:table-cell office:value-type="float" office:value="14449341" calcext:value-type="float">
            <text:p>1444934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308948" calcext:value-type="float">
            <text:p>2308948</text:p>
          </table:table-cell>
          <table:table-cell office:value-type="float" office:value="10986194" calcext:value-type="float">
            <text:p>10986194</text:p>
          </table:table-cell>
          <table:table-cell office:value-type="float" office:value="13870442" calcext:value-type="float">
            <text:p>1387044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87161" calcext:value-type="float">
            <text:p>2287161</text:p>
          </table:table-cell>
          <table:table-cell office:value-type="float" office:value="11194175" calcext:value-type="float">
            <text:p>11194175</text:p>
          </table:table-cell>
          <table:table-cell office:value-type="float" office:value="13670945" calcext:value-type="float">
            <text:p>136709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71084" calcext:value-type="float">
            <text:p>2271084</text:p>
          </table:table-cell>
          <table:table-cell office:value-type="float" office:value="11217292" calcext:value-type="float">
            <text:p>11217292</text:p>
          </table:table-cell>
          <table:table-cell office:value-type="float" office:value="13684233" calcext:value-type="float">
            <text:p>1368423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56751" calcext:value-type="float">
            <text:p>2256751</text:p>
          </table:table-cell>
          <table:table-cell office:value-type="float" office:value="11211892" calcext:value-type="float">
            <text:p>11211892</text:p>
          </table:table-cell>
          <table:table-cell office:value-type="float" office:value="13477415" calcext:value-type="float">
            <text:p>134774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45241" calcext:value-type="float">
            <text:p>2245241</text:p>
          </table:table-cell>
          <table:table-cell office:value-type="float" office:value="11004030" calcext:value-type="float">
            <text:p>11004030</text:p>
          </table:table-cell>
          <table:table-cell office:value-type="float" office:value="13671806" calcext:value-type="float">
            <text:p>1367180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35786" calcext:value-type="float">
            <text:p>2235786</text:p>
          </table:table-cell>
          <table:table-cell office:value-type="float" office:value="10993916" calcext:value-type="float">
            <text:p>10993916</text:p>
          </table:table-cell>
          <table:table-cell office:value-type="float" office:value="14046495" calcext:value-type="float">
            <text:p>1404649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92287" calcext:value-type="float">
            <text:p>2292287</text:p>
          </table:table-cell>
          <table:table-cell office:value-type="float" office:value="11398206" calcext:value-type="float">
            <text:p>11398206</text:p>
          </table:table-cell>
          <table:table-cell office:value-type="float" office:value="14067130" calcext:value-type="float">
            <text:p>1406713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89136" calcext:value-type="float">
            <text:p>2289136</text:p>
          </table:table-cell>
          <table:table-cell office:value-type="float" office:value="11209288" calcext:value-type="float">
            <text:p>11209288</text:p>
          </table:table-cell>
          <table:table-cell office:value-type="float" office:value="14067735" calcext:value-type="float">
            <text:p>1406773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83589" calcext:value-type="float">
            <text:p>2283589</text:p>
          </table:table-cell>
          <table:table-cell office:value-type="float" office:value="11205345" calcext:value-type="float">
            <text:p>11205345</text:p>
          </table:table-cell>
          <table:table-cell office:value-type="float" office:value="13879804" calcext:value-type="float">
            <text:p>1387980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76523" calcext:value-type="float">
            <text:p>2276523</text:p>
          </table:table-cell>
          <table:table-cell office:value-type="float" office:value="11200292" calcext:value-type="float">
            <text:p>11200292</text:p>
          </table:table-cell>
          <table:table-cell office:value-type="float" office:value="13881117" calcext:value-type="float">
            <text:p>138811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68756" calcext:value-type="float">
            <text:p>2268756</text:p>
          </table:table-cell>
          <table:table-cell office:value-type="float" office:value="10997784" calcext:value-type="float">
            <text:p>10997784</text:p>
          </table:table-cell>
          <table:table-cell office:value-type="float" office:value="14060828" calcext:value-type="float">
            <text:p>140608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78377" calcext:value-type="float">
            <text:p>2978377</text:p>
          </table:table-cell>
          <table:table-cell office:value-type="float" office:value="11217631" calcext:value-type="float">
            <text:p>11217631</text:p>
          </table:table-cell>
          <table:table-cell office:value-type="float" office:value="14263676" calcext:value-type="float">
            <text:p>142636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72130" calcext:value-type="float">
            <text:p>2972130</text:p>
          </table:table-cell>
          <table:table-cell office:value-type="float" office:value="11007769" calcext:value-type="float">
            <text:p>11007769</text:p>
          </table:table-cell>
          <table:table-cell office:value-type="float" office:value="14255209" calcext:value-type="float">
            <text:p>142552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64102" calcext:value-type="float">
            <text:p>2964102</text:p>
          </table:table-cell>
          <table:table-cell office:value-type="float" office:value="10997289" calcext:value-type="float">
            <text:p>10997289</text:p>
          </table:table-cell>
          <table:table-cell office:value-type="float" office:value="13663817" calcext:value-type="float">
            <text:p>136638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56446" calcext:value-type="float">
            <text:p>2956446</text:p>
          </table:table-cell>
          <table:table-cell office:value-type="float" office:value="10792032" calcext:value-type="float">
            <text:p>10792032</text:p>
          </table:table-cell>
          <table:table-cell office:value-type="float" office:value="13677391" calcext:value-type="float">
            <text:p>1367739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48149" calcext:value-type="float">
            <text:p>2948149</text:p>
          </table:table-cell>
          <table:table-cell office:value-type="float" office:value="10787614" calcext:value-type="float">
            <text:p>10787614</text:p>
          </table:table-cell>
          <table:table-cell office:value-type="float" office:value="13863712" calcext:value-type="float">
            <text:p>138637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39394" calcext:value-type="float">
            <text:p>2939394</text:p>
          </table:table-cell>
          <table:table-cell office:value-type="float" office:value="10785821" calcext:value-type="float">
            <text:p>10785821</text:p>
          </table:table-cell>
          <table:table-cell office:value-type="float" office:value="13465885" calcext:value-type="float">
            <text:p>134658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30981" calcext:value-type="float">
            <text:p>2930981</text:p>
          </table:table-cell>
          <table:table-cell office:value-type="float" office:value="10793482" calcext:value-type="float">
            <text:p>10793482</text:p>
          </table:table-cell>
          <table:table-cell office:value-type="float" office:value="14050235" calcext:value-type="float">
            <text:p>1405023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22195" calcext:value-type="float">
            <text:p>2922195</text:p>
          </table:table-cell>
          <table:table-cell office:value-type="float" office:value="10980655" calcext:value-type="float">
            <text:p>10980655</text:p>
          </table:table-cell>
          <table:table-cell office:value-type="float" office:value="14627955" calcext:value-type="float">
            <text:p>1462795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12094" calcext:value-type="float">
            <text:p>2912094</text:p>
          </table:table-cell>
          <table:table-cell office:value-type="float" office:value="10978432" calcext:value-type="float">
            <text:p>10978432</text:p>
          </table:table-cell>
          <table:table-cell office:value-type="float" office:value="14246932" calcext:value-type="float">
            <text:p>142469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896919" calcext:value-type="float">
            <text:p>2896919</text:p>
          </table:table-cell>
          <table:table-cell office:value-type="float" office:value="10789232" calcext:value-type="float">
            <text:p>10789232</text:p>
          </table:table-cell>
          <table:table-cell office:value-type="float" office:value="13476367" calcext:value-type="float">
            <text:p>134763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425404" calcext:value-type="float">
            <text:p>3425404</text:p>
          </table:table-cell>
          <table:table-cell office:value-type="float" office:value="11701349" calcext:value-type="float">
            <text:p>11701349</text:p>
          </table:table-cell>
          <table:table-cell office:value-type="float" office:value="14283777" calcext:value-type="float">
            <text:p>142837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399476" calcext:value-type="float">
            <text:p>3399476</text:p>
          </table:table-cell>
          <table:table-cell office:value-type="float" office:value="11701699" calcext:value-type="float">
            <text:p>11701699</text:p>
          </table:table-cell>
          <table:table-cell office:value-type="float" office:value="14275715" calcext:value-type="float">
            <text:p>142757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365615" calcext:value-type="float">
            <text:p>3365615</text:p>
          </table:table-cell>
          <table:table-cell office:value-type="float" office:value="11696084" calcext:value-type="float">
            <text:p>11696084</text:p>
          </table:table-cell>
          <table:table-cell office:value-type="float" office:value="14465816" calcext:value-type="float">
            <text:p>144658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316839" calcext:value-type="float">
            <text:p>3316839</text:p>
          </table:table-cell>
          <table:table-cell office:value-type="float" office:value="11498739" calcext:value-type="float">
            <text:p>11498739</text:p>
          </table:table-cell>
          <table:table-cell office:value-type="float" office:value="14657765" calcext:value-type="float">
            <text:p>1465776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079027" calcext:value-type="float">
            <text:p>3079027</text:p>
          </table:table-cell>
          <table:table-cell office:value-type="float" office:value="11506974" calcext:value-type="float">
            <text:p>11506974</text:p>
          </table:table-cell>
          <table:table-cell office:value-type="float" office:value="14255857" calcext:value-type="float">
            <text:p>142558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045638" calcext:value-type="float">
            <text:p>3045638</text:p>
          </table:table-cell>
          <table:table-cell office:value-type="float" office:value="11918866" calcext:value-type="float">
            <text:p>11918866</text:p>
          </table:table-cell>
          <table:table-cell office:value-type="float" office:value="14300873" calcext:value-type="float">
            <text:p>1430087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018538" calcext:value-type="float">
            <text:p>3018538</text:p>
          </table:table-cell>
          <table:table-cell office:value-type="float" office:value="11699619" calcext:value-type="float">
            <text:p>11699619</text:p>
          </table:table-cell>
          <table:table-cell office:value-type="float" office:value="14474557" calcext:value-type="float">
            <text:p>144745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96420" calcext:value-type="float">
            <text:p>2996420</text:p>
          </table:table-cell>
          <table:table-cell office:value-type="float" office:value="11680451" calcext:value-type="float">
            <text:p>11680451</text:p>
          </table:table-cell>
          <table:table-cell office:value-type="float" office:value="14676543" calcext:value-type="float">
            <text:p>146765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79775" calcext:value-type="float">
            <text:p>2979775</text:p>
          </table:table-cell>
          <table:table-cell office:value-type="float" office:value="11264895" calcext:value-type="float">
            <text:p>11264895</text:p>
          </table:table-cell>
          <table:table-cell office:value-type="float" office:value="14274059" calcext:value-type="float">
            <text:p>1427405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67358" calcext:value-type="float">
            <text:p>2967358</text:p>
          </table:table-cell>
          <table:table-cell office:value-type="float" office:value="11042784" calcext:value-type="float">
            <text:p>11042784</text:p>
          </table:table-cell>
          <table:table-cell office:value-type="float" office:value="14077612" calcext:value-type="float">
            <text:p>140776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56742" calcext:value-type="float">
            <text:p>2956742</text:p>
          </table:table-cell>
          <table:table-cell office:value-type="float" office:value="11029662" calcext:value-type="float">
            <text:p>11029662</text:p>
          </table:table-cell>
          <table:table-cell office:value-type="float" office:value="14464161" calcext:value-type="float">
            <text:p>1446416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47009" calcext:value-type="float">
            <text:p>2947009</text:p>
          </table:table-cell>
          <table:table-cell office:value-type="float" office:value="11229140" calcext:value-type="float">
            <text:p>11229140</text:p>
          </table:table-cell>
          <table:table-cell office:value-type="float" office:value="14042838" calcext:value-type="float">
            <text:p>1404283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39759" calcext:value-type="float">
            <text:p>2939759</text:p>
          </table:table-cell>
          <table:table-cell office:value-type="float" office:value="11235765" calcext:value-type="float">
            <text:p>11235765</text:p>
          </table:table-cell>
          <table:table-cell office:value-type="float" office:value="14663603" calcext:value-type="float">
            <text:p>1466360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33538" calcext:value-type="float">
            <text:p>2933538</text:p>
          </table:table-cell>
          <table:table-cell office:value-type="float" office:value="11241511" calcext:value-type="float">
            <text:p>11241511</text:p>
          </table:table-cell>
          <table:table-cell office:value-type="float" office:value="14282677" calcext:value-type="float">
            <text:p>142826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26663" calcext:value-type="float">
            <text:p>2926663</text:p>
          </table:table-cell>
          <table:table-cell office:value-type="float" office:value="11036658" calcext:value-type="float">
            <text:p>11036658</text:p>
          </table:table-cell>
          <table:table-cell office:value-type="float" office:value="14087602" calcext:value-type="float">
            <text:p>140876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19469" calcext:value-type="float">
            <text:p>2919469</text:p>
          </table:table-cell>
          <table:table-cell office:value-type="float" office:value="11018388" calcext:value-type="float">
            <text:p>11018388</text:p>
          </table:table-cell>
          <table:table-cell office:value-type="float" office:value="14458535" calcext:value-type="float">
            <text:p>1445853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11319" calcext:value-type="float">
            <text:p>2911319</text:p>
          </table:table-cell>
          <table:table-cell office:value-type="float" office:value="10814693" calcext:value-type="float">
            <text:p>10814693</text:p>
          </table:table-cell>
          <table:table-cell office:value-type="float" office:value="14258877" calcext:value-type="float">
            <text:p>142588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04293" calcext:value-type="float">
            <text:p>2904293</text:p>
          </table:table-cell>
          <table:table-cell office:value-type="float" office:value="10806663" calcext:value-type="float">
            <text:p>10806663</text:p>
          </table:table-cell>
          <table:table-cell office:value-type="float" office:value="14253124" calcext:value-type="float">
            <text:p>1425312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893737" calcext:value-type="float">
            <text:p>2893737</text:p>
          </table:table-cell>
          <table:table-cell office:value-type="float" office:value="10808457" calcext:value-type="float">
            <text:p>10808457</text:p>
          </table:table-cell>
          <table:table-cell office:value-type="float" office:value="14263827" calcext:value-type="float">
            <text:p>1426382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681289" calcext:value-type="float">
            <text:p>2681289</text:p>
          </table:table-cell>
          <table:table-cell office:value-type="float" office:value="10799229" calcext:value-type="float">
            <text:p>10799229</text:p>
          </table:table-cell>
          <table:table-cell office:value-type="float" office:value="14069535" calcext:value-type="float">
            <text:p>1406953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668445" calcext:value-type="float">
            <text:p>2668445</text:p>
          </table:table-cell>
          <table:table-cell office:value-type="float" office:value="11036935" calcext:value-type="float">
            <text:p>11036935</text:p>
          </table:table-cell>
          <table:table-cell office:value-type="float" office:value="14287213" calcext:value-type="float">
            <text:p>142872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655252" calcext:value-type="float">
            <text:p>2655252</text:p>
          </table:table-cell>
          <table:table-cell office:value-type="float" office:value="11045194" calcext:value-type="float">
            <text:p>11045194</text:p>
          </table:table-cell>
          <table:table-cell office:value-type="float" office:value="14638105" calcext:value-type="float">
            <text:p>1463810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640843" calcext:value-type="float">
            <text:p>2640843</text:p>
          </table:table-cell>
          <table:table-cell office:value-type="float" office:value="11052413" calcext:value-type="float">
            <text:p>11052413</text:p>
          </table:table-cell>
          <table:table-cell office:value-type="float" office:value="14634217" calcext:value-type="float">
            <text:p>146342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626614" calcext:value-type="float">
            <text:p>2626614</text:p>
          </table:table-cell>
          <table:table-cell office:value-type="float" office:value="11046132" calcext:value-type="float">
            <text:p>11046132</text:p>
          </table:table-cell>
          <table:table-cell office:value-type="float" office:value="14269713" calcext:value-type="float">
            <text:p>142697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610752" calcext:value-type="float">
            <text:p>2610752</text:p>
          </table:table-cell>
          <table:table-cell office:value-type="float" office:value="10831097" calcext:value-type="float">
            <text:p>10831097</text:p>
          </table:table-cell>
          <table:table-cell office:value-type="float" office:value="13667947" calcext:value-type="float">
            <text:p>1366794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324687" calcext:value-type="float">
            <text:p>3324687</text:p>
          </table:table-cell>
          <table:table-cell office:value-type="float" office:value="11251757" calcext:value-type="float">
            <text:p>11251757</text:p>
          </table:table-cell>
          <table:table-cell office:value-type="float" office:value="13862314" calcext:value-type="float">
            <text:p>138623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105416" calcext:value-type="float">
            <text:p>3105416</text:p>
          </table:table-cell>
          <table:table-cell office:value-type="float" office:value="11236643" calcext:value-type="float">
            <text:p>11236643</text:p>
          </table:table-cell>
          <table:table-cell office:value-type="float" office:value="14072008" calcext:value-type="float">
            <text:p>1407200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085785" calcext:value-type="float">
            <text:p>3085785</text:p>
          </table:table-cell>
          <table:table-cell office:value-type="float" office:value="11017408" calcext:value-type="float">
            <text:p>11017408</text:p>
          </table:table-cell>
          <table:table-cell office:value-type="float" office:value="14257576" calcext:value-type="float">
            <text:p>142575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067531" calcext:value-type="float">
            <text:p>3067531</text:p>
          </table:table-cell>
          <table:table-cell office:value-type="float" office:value="11006537" calcext:value-type="float">
            <text:p>11006537</text:p>
          </table:table-cell>
          <table:table-cell office:value-type="float" office:value="14066627" calcext:value-type="float">
            <text:p>1406662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050779" calcext:value-type="float">
            <text:p>3050779</text:p>
          </table:table-cell>
          <table:table-cell office:value-type="float" office:value="11010869" calcext:value-type="float">
            <text:p>11010869</text:p>
          </table:table-cell>
          <table:table-cell office:value-type="float" office:value="14239846" calcext:value-type="float">
            <text:p>1423984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770452" calcext:value-type="float">
            <text:p>3770452</text:p>
          </table:table-cell>
          <table:table-cell office:value-type="float" office:value="11269093" calcext:value-type="float">
            <text:p>11269093</text:p>
          </table:table-cell>
          <table:table-cell office:value-type="float" office:value="14273989" calcext:value-type="float">
            <text:p>1427398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754190" calcext:value-type="float">
            <text:p>3754190</text:p>
          </table:table-cell>
          <table:table-cell office:value-type="float" office:value="11264634" calcext:value-type="float">
            <text:p>11264634</text:p>
          </table:table-cell>
          <table:table-cell office:value-type="float" office:value="14264066" calcext:value-type="float">
            <text:p>1426406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737596" calcext:value-type="float">
            <text:p>3737596</text:p>
          </table:table-cell>
          <table:table-cell office:value-type="float" office:value="11253269" calcext:value-type="float">
            <text:p>11253269</text:p>
          </table:table-cell>
          <table:table-cell office:value-type="float" office:value="13890543" calcext:value-type="float">
            <text:p>138905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721341" calcext:value-type="float">
            <text:p>3721341</text:p>
          </table:table-cell>
          <table:table-cell office:value-type="float" office:value="11251636" calcext:value-type="float">
            <text:p>11251636</text:p>
          </table:table-cell>
          <table:table-cell office:value-type="float" office:value="14247479" calcext:value-type="float">
            <text:p>1424747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705928" calcext:value-type="float">
            <text:p>3705928</text:p>
          </table:table-cell>
          <table:table-cell office:value-type="float" office:value="11256285" calcext:value-type="float">
            <text:p>11256285</text:p>
          </table:table-cell>
          <table:table-cell office:value-type="float" office:value="14279492" calcext:value-type="float">
            <text:p>1427949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714254" calcext:value-type="float">
            <text:p>3714254</text:p>
          </table:table-cell>
          <table:table-cell office:value-type="float" office:value="11832553" calcext:value-type="float">
            <text:p>11832553</text:p>
          </table:table-cell>
          <table:table-cell office:value-type="float" office:value="14296040" calcext:value-type="float">
            <text:p>142960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92888" calcext:value-type="float">
            <text:p>3692888</text:p>
          </table:table-cell>
          <table:table-cell office:value-type="float" office:value="11628505" calcext:value-type="float">
            <text:p>11628505</text:p>
          </table:table-cell>
          <table:table-cell office:value-type="float" office:value="14484070" calcext:value-type="float">
            <text:p>1448407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70419" calcext:value-type="float">
            <text:p>3670419</text:p>
          </table:table-cell>
          <table:table-cell office:value-type="float" office:value="11629968" calcext:value-type="float">
            <text:p>11629968</text:p>
          </table:table-cell>
          <table:table-cell office:value-type="float" office:value="14663708" calcext:value-type="float">
            <text:p>1466370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443601" calcext:value-type="float">
            <text:p>3443601</text:p>
          </table:table-cell>
          <table:table-cell office:value-type="float" office:value="11624157" calcext:value-type="float">
            <text:p>11624157</text:p>
          </table:table-cell>
          <table:table-cell office:value-type="float" office:value="14478942" calcext:value-type="float">
            <text:p>1447894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420954" calcext:value-type="float">
            <text:p>3420954</text:p>
          </table:table-cell>
          <table:table-cell office:value-type="float" office:value="11619866" calcext:value-type="float">
            <text:p>11619866</text:p>
          </table:table-cell>
          <table:table-cell office:value-type="float" office:value="15444196" calcext:value-type="float">
            <text:p>1544419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399558" calcext:value-type="float">
            <text:p>3399558</text:p>
          </table:table-cell>
          <table:table-cell office:value-type="float" office:value="11821137" calcext:value-type="float">
            <text:p>11821137</text:p>
          </table:table-cell>
          <table:table-cell office:value-type="float" office:value="15069657" calcext:value-type="float">
            <text:p>150696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377640" calcext:value-type="float">
            <text:p>3377640</text:p>
          </table:table-cell>
          <table:table-cell office:value-type="float" office:value="11815165" calcext:value-type="float">
            <text:p>11815165</text:p>
          </table:table-cell>
          <table:table-cell office:value-type="float" office:value="15056995" calcext:value-type="float">
            <text:p>1505699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354566" calcext:value-type="float">
            <text:p>3354566</text:p>
          </table:table-cell>
          <table:table-cell office:value-type="float" office:value="11606614" calcext:value-type="float">
            <text:p>11606614</text:p>
          </table:table-cell>
          <table:table-cell office:value-type="float" office:value="14492699" calcext:value-type="float">
            <text:p>144926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125606" calcext:value-type="float">
            <text:p>3125606</text:p>
          </table:table-cell>
          <table:table-cell office:value-type="float" office:value="11596115" calcext:value-type="float">
            <text:p>11596115</text:p>
          </table:table-cell>
          <table:table-cell office:value-type="float" office:value="14087825" calcext:value-type="float">
            <text:p>140878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096231" calcext:value-type="float">
            <text:p>3096231</text:p>
          </table:table-cell>
          <table:table-cell office:value-type="float" office:value="11588108" calcext:value-type="float">
            <text:p>11588108</text:p>
          </table:table-cell>
          <table:table-cell office:value-type="float" office:value="14288201" calcext:value-type="float">
            <text:p>142882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069500" calcext:value-type="float">
            <text:p>3069500</text:p>
          </table:table-cell>
          <table:table-cell office:value-type="float" office:value="11788494" calcext:value-type="float">
            <text:p>11788494</text:p>
          </table:table-cell>
          <table:table-cell office:value-type="float" office:value="14460420" calcext:value-type="float">
            <text:p>144604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043141" calcext:value-type="float">
            <text:p>3043141</text:p>
          </table:table-cell>
          <table:table-cell office:value-type="float" office:value="11793529" calcext:value-type="float">
            <text:p>11793529</text:p>
          </table:table-cell>
          <table:table-cell office:value-type="float" office:value="14080622" calcext:value-type="float">
            <text:p>140806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018852" calcext:value-type="float">
            <text:p>3018852</text:p>
          </table:table-cell>
          <table:table-cell office:value-type="float" office:value="11791299" calcext:value-type="float">
            <text:p>11791299</text:p>
          </table:table-cell>
          <table:table-cell office:value-type="float" office:value="14262096" calcext:value-type="float">
            <text:p>1426209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97073" calcext:value-type="float">
            <text:p>2997073</text:p>
          </table:table-cell>
          <table:table-cell office:value-type="float" office:value="11787940" calcext:value-type="float">
            <text:p>11787940</text:p>
          </table:table-cell>
          <table:table-cell office:value-type="float" office:value="14072757" calcext:value-type="float">
            <text:p>140727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80001" calcext:value-type="float">
            <text:p>2980001</text:p>
          </table:table-cell>
          <table:table-cell office:value-type="float" office:value="11791718" calcext:value-type="float">
            <text:p>11791718</text:p>
          </table:table-cell>
          <table:table-cell office:value-type="float" office:value="14065573" calcext:value-type="float">
            <text:p>1406557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65872" calcext:value-type="float">
            <text:p>2965872</text:p>
          </table:table-cell>
          <table:table-cell office:value-type="float" office:value="11779400" calcext:value-type="float">
            <text:p>11779400</text:p>
          </table:table-cell>
          <table:table-cell office:value-type="float" office:value="13678301" calcext:value-type="float">
            <text:p>136783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53697" calcext:value-type="float">
            <text:p>2953697</text:p>
          </table:table-cell>
          <table:table-cell office:value-type="float" office:value="11563848" calcext:value-type="float">
            <text:p>11563848</text:p>
          </table:table-cell>
          <table:table-cell office:value-type="float" office:value="14063276" calcext:value-type="float">
            <text:p>140632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42571" calcext:value-type="float">
            <text:p>2942571</text:p>
          </table:table-cell>
          <table:table-cell office:value-type="float" office:value="11338154" calcext:value-type="float">
            <text:p>11338154</text:p>
          </table:table-cell>
          <table:table-cell office:value-type="float" office:value="14645591" calcext:value-type="float">
            <text:p>1464559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29699" calcext:value-type="float">
            <text:p>2929699</text:p>
          </table:table-cell>
          <table:table-cell office:value-type="float" office:value="10898034" calcext:value-type="float">
            <text:p>10898034</text:p>
          </table:table-cell>
          <table:table-cell office:value-type="float" office:value="14447548" calcext:value-type="float">
            <text:p>144475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16055" calcext:value-type="float">
            <text:p>2916055</text:p>
          </table:table-cell>
          <table:table-cell office:value-type="float" office:value="10862333" calcext:value-type="float">
            <text:p>10862333</text:p>
          </table:table-cell>
          <table:table-cell office:value-type="float" office:value="14054210" calcext:value-type="float">
            <text:p>1405421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008283" calcext:value-type="float">
            <text:p>4008283</text:p>
          </table:table-cell>
          <table:table-cell office:value-type="float" office:value="11751566" calcext:value-type="float">
            <text:p>11751566</text:p>
          </table:table-cell>
          <table:table-cell office:value-type="float" office:value="14863516" calcext:value-type="float">
            <text:p>148635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981508" calcext:value-type="float">
            <text:p>3981508</text:p>
          </table:table-cell>
          <table:table-cell office:value-type="float" office:value="11934012" calcext:value-type="float">
            <text:p>11934012</text:p>
          </table:table-cell>
          <table:table-cell office:value-type="float" office:value="14668413" calcext:value-type="float">
            <text:p>146684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950995" calcext:value-type="float">
            <text:p>3950995</text:p>
          </table:table-cell>
          <table:table-cell office:value-type="float" office:value="12331448" calcext:value-type="float">
            <text:p>12331448</text:p>
          </table:table-cell>
          <table:table-cell office:value-type="float" office:value="14477138" calcext:value-type="float">
            <text:p>1447713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919146" calcext:value-type="float">
            <text:p>3919146</text:p>
          </table:table-cell>
          <table:table-cell office:value-type="float" office:value="12124694" calcext:value-type="float">
            <text:p>12124694</text:p>
          </table:table-cell>
          <table:table-cell office:value-type="float" office:value="14681614" calcext:value-type="float">
            <text:p>146816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891009" calcext:value-type="float">
            <text:p>3891009</text:p>
          </table:table-cell>
          <table:table-cell office:value-type="float" office:value="12114505" calcext:value-type="float">
            <text:p>12114505</text:p>
          </table:table-cell>
          <table:table-cell office:value-type="float" office:value="14485876" calcext:value-type="float">
            <text:p>144858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60648" calcext:value-type="float">
            <text:p>3660648</text:p>
          </table:table-cell>
          <table:table-cell office:value-type="float" office:value="11712060" calcext:value-type="float">
            <text:p>11712060</text:p>
          </table:table-cell>
          <table:table-cell office:value-type="float" office:value="14275691" calcext:value-type="float">
            <text:p>1427569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423431" calcext:value-type="float">
            <text:p>3423431</text:p>
          </table:table-cell>
          <table:table-cell office:value-type="float" office:value="11705368" calcext:value-type="float">
            <text:p>11705368</text:p>
          </table:table-cell>
          <table:table-cell office:value-type="float" office:value="14867157" calcext:value-type="float">
            <text:p>148671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177475" calcext:value-type="float">
            <text:p>3177475</text:p>
          </table:table-cell>
          <table:table-cell office:value-type="float" office:value="11900426" calcext:value-type="float">
            <text:p>11900426</text:p>
          </table:table-cell>
          <table:table-cell office:value-type="float" office:value="15248632" calcext:value-type="float">
            <text:p>152486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131875" calcext:value-type="float">
            <text:p>3131875</text:p>
          </table:table-cell>
          <table:table-cell office:value-type="float" office:value="11510707" calcext:value-type="float">
            <text:p>11510707</text:p>
          </table:table-cell>
          <table:table-cell office:value-type="float" office:value="15459541" calcext:value-type="float">
            <text:p>1545954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091567" calcext:value-type="float">
            <text:p>3091567</text:p>
          </table:table-cell>
          <table:table-cell office:value-type="float" office:value="11517258" calcext:value-type="float">
            <text:p>11517258</text:p>
          </table:table-cell>
          <table:table-cell office:value-type="float" office:value="15261107" calcext:value-type="float">
            <text:p>1526110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777582" calcext:value-type="float">
            <text:p>3777582</text:p>
          </table:table-cell>
          <table:table-cell office:value-type="float" office:value="11981611" calcext:value-type="float">
            <text:p>11981611</text:p>
          </table:table-cell>
          <table:table-cell office:value-type="float" office:value="15462644" calcext:value-type="float">
            <text:p>1546264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751563" calcext:value-type="float">
            <text:p>3751563</text:p>
          </table:table-cell>
          <table:table-cell office:value-type="float" office:value="11998033" calcext:value-type="float">
            <text:p>11998033</text:p>
          </table:table-cell>
          <table:table-cell office:value-type="float" office:value="15252726" calcext:value-type="float">
            <text:p>152527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730188" calcext:value-type="float">
            <text:p>3730188</text:p>
          </table:table-cell>
          <table:table-cell office:value-type="float" office:value="11999981" calcext:value-type="float">
            <text:p>11999981</text:p>
          </table:table-cell>
          <table:table-cell office:value-type="float" office:value="14488740" calcext:value-type="float">
            <text:p>144887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712552" calcext:value-type="float">
            <text:p>3712552</text:p>
          </table:table-cell>
          <table:table-cell office:value-type="float" office:value="11790762" calcext:value-type="float">
            <text:p>11790762</text:p>
          </table:table-cell>
          <table:table-cell office:value-type="float" office:value="14488790" calcext:value-type="float">
            <text:p>1448879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99026" calcext:value-type="float">
            <text:p>3699026</text:p>
          </table:table-cell>
          <table:table-cell office:value-type="float" office:value="11784400" calcext:value-type="float">
            <text:p>11784400</text:p>
          </table:table-cell>
          <table:table-cell office:value-type="float" office:value="14490851" calcext:value-type="float">
            <text:p>1449085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33161" calcext:value-type="float">
            <text:p>4333161</text:p>
          </table:table-cell>
          <table:table-cell office:value-type="float" office:value="12245547" calcext:value-type="float">
            <text:p>12245547</text:p>
          </table:table-cell>
          <table:table-cell office:value-type="float" office:value="14893048" calcext:value-type="float">
            <text:p>148930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317295" calcext:value-type="float">
            <text:p>4317295</text:p>
          </table:table-cell>
          <table:table-cell office:value-type="float" office:value="12234591" calcext:value-type="float">
            <text:p>12234591</text:p>
          </table:table-cell>
          <table:table-cell office:value-type="float" office:value="15666685" calcext:value-type="float">
            <text:p>156666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298770" calcext:value-type="float">
            <text:p>4298770</text:p>
          </table:table-cell>
          <table:table-cell office:value-type="float" office:value="12408090" calcext:value-type="float">
            <text:p>12408090</text:p>
          </table:table-cell>
          <table:table-cell office:value-type="float" office:value="15680764" calcext:value-type="float">
            <text:p>156807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278540" calcext:value-type="float">
            <text:p>4278540</text:p>
          </table:table-cell>
          <table:table-cell office:value-type="float" office:value="11999784" calcext:value-type="float">
            <text:p>11999784</text:p>
          </table:table-cell>
          <table:table-cell office:value-type="float" office:value="15859669" calcext:value-type="float">
            <text:p>1585966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4252941" calcext:value-type="float">
            <text:p>4252941</text:p>
          </table:table-cell>
          <table:table-cell office:value-type="float" office:value="11989237" calcext:value-type="float">
            <text:p>11989237</text:p>
          </table:table-cell>
          <table:table-cell office:value-type="float" office:value="15063131" calcext:value-type="float">
            <text:p>1506313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952131" calcext:value-type="float">
            <text:p>3952131</text:p>
          </table:table-cell>
          <table:table-cell office:value-type="float" office:value="12166950" calcext:value-type="float">
            <text:p>12166950</text:p>
          </table:table-cell>
          <table:table-cell office:value-type="float" office:value="15066312" calcext:value-type="float">
            <text:p>150663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925567" calcext:value-type="float">
            <text:p>3925567</text:p>
          </table:table-cell>
          <table:table-cell office:value-type="float" office:value="12144437" calcext:value-type="float">
            <text:p>12144437</text:p>
          </table:table-cell>
          <table:table-cell office:value-type="float" office:value="15444110" calcext:value-type="float">
            <text:p>1544411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893197" calcext:value-type="float">
            <text:p>3893197</text:p>
          </table:table-cell>
          <table:table-cell office:value-type="float" office:value="12124384" calcext:value-type="float">
            <text:p>12124384</text:p>
          </table:table-cell>
          <table:table-cell office:value-type="float" office:value="14659461" calcext:value-type="float">
            <text:p>1465946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858266" calcext:value-type="float">
            <text:p>3858266</text:p>
          </table:table-cell>
          <table:table-cell office:value-type="float" office:value="12116663" calcext:value-type="float">
            <text:p>12116663</text:p>
          </table:table-cell>
          <table:table-cell office:value-type="float" office:value="15050616" calcext:value-type="float">
            <text:p>150506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41372" calcext:value-type="float">
            <text:p>3641372</text:p>
          </table:table-cell>
          <table:table-cell office:value-type="float" office:value="12117882" calcext:value-type="float">
            <text:p>12117882</text:p>
          </table:table-cell>
          <table:table-cell office:value-type="float" office:value="14868262" calcext:value-type="float">
            <text:p>1486826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25580" calcext:value-type="float">
            <text:p>3625580</text:p>
          </table:table-cell>
          <table:table-cell office:value-type="float" office:value="12121187" calcext:value-type="float">
            <text:p>12121187</text:p>
          </table:table-cell>
          <table:table-cell office:value-type="float" office:value="15059804" calcext:value-type="float">
            <text:p>1505980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604802" calcext:value-type="float">
            <text:p>3604802</text:p>
          </table:table-cell>
          <table:table-cell office:value-type="float" office:value="12304534" calcext:value-type="float">
            <text:p>12304534</text:p>
          </table:table-cell>
          <table:table-cell office:value-type="float" office:value="15070665" calcext:value-type="float">
            <text:p>1507066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373559" calcext:value-type="float">
            <text:p>3373559</text:p>
          </table:table-cell>
          <table:table-cell office:value-type="float" office:value="12299499" calcext:value-type="float">
            <text:p>12299499</text:p>
          </table:table-cell>
          <table:table-cell office:value-type="float" office:value="15443746" calcext:value-type="float">
            <text:p>1544374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329855" calcext:value-type="float">
            <text:p>3329855</text:p>
          </table:table-cell>
          <table:table-cell office:value-type="float" office:value="11901332" calcext:value-type="float">
            <text:p>11901332</text:p>
          </table:table-cell>
          <table:table-cell office:value-type="float" office:value="15081478" calcext:value-type="float">
            <text:p>1508147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284538" calcext:value-type="float">
            <text:p>3284538</text:p>
          </table:table-cell>
          <table:table-cell office:value-type="float" office:value="11890077" calcext:value-type="float">
            <text:p>11890077</text:p>
          </table:table-cell>
          <table:table-cell office:value-type="float" office:value="15067990" calcext:value-type="float">
            <text:p>1506799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3036416" calcext:value-type="float">
            <text:p>3036416</text:p>
          </table:table-cell>
          <table:table-cell office:value-type="float" office:value="11691356" calcext:value-type="float">
            <text:p>11691356</text:p>
          </table:table-cell>
          <table:table-cell office:value-type="float" office:value="15051509" calcext:value-type="float">
            <text:p>150515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784924" calcext:value-type="float">
            <text:p>2784924</text:p>
          </table:table-cell>
          <table:table-cell office:value-type="float" office:value="11687263" calcext:value-type="float">
            <text:p>11687263</text:p>
          </table:table-cell>
          <table:table-cell office:value-type="float" office:value="14852512" calcext:value-type="float">
            <text:p>148525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730685" calcext:value-type="float">
            <text:p>2730685</text:p>
          </table:table-cell>
          <table:table-cell office:value-type="float" office:value="11681409" calcext:value-type="float">
            <text:p>11681409</text:p>
          </table:table-cell>
          <table:table-cell office:value-type="float" office:value="14683811" calcext:value-type="float">
            <text:p>146838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474789" calcext:value-type="float">
            <text:p>2474789</text:p>
          </table:table-cell>
          <table:table-cell office:value-type="float" office:value="11670153" calcext:value-type="float">
            <text:p>11670153</text:p>
          </table:table-cell>
          <table:table-cell office:value-type="float" office:value="14680911" calcext:value-type="float">
            <text:p>146809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427607" calcext:value-type="float">
            <text:p>2427607</text:p>
          </table:table-cell>
          <table:table-cell office:value-type="float" office:value="11453770" calcext:value-type="float">
            <text:p>11453770</text:p>
          </table:table-cell>
          <table:table-cell office:value-type="float" office:value="15045239" calcext:value-type="float">
            <text:p>1504523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380470" calcext:value-type="float">
            <text:p>2380470</text:p>
          </table:table-cell>
          <table:table-cell office:value-type="float" office:value="11413798" calcext:value-type="float">
            <text:p>11413798</text:p>
          </table:table-cell>
          <table:table-cell office:value-type="float" office:value="14635857" calcext:value-type="float">
            <text:p>146358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337157" calcext:value-type="float">
            <text:p>2337157</text:p>
          </table:table-cell>
          <table:table-cell office:value-type="float" office:value="11002185" calcext:value-type="float">
            <text:p>11002185</text:p>
          </table:table-cell>
          <table:table-cell office:value-type="float" office:value="14639893" calcext:value-type="float">
            <text:p>1463989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305214" calcext:value-type="float">
            <text:p>2305214</text:p>
          </table:table-cell>
          <table:table-cell office:value-type="float" office:value="10999805" calcext:value-type="float">
            <text:p>10999805</text:p>
          </table:table-cell>
          <table:table-cell office:value-type="float" office:value="15035102" calcext:value-type="float">
            <text:p>150351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83809" calcext:value-type="float">
            <text:p>2283809</text:p>
          </table:table-cell>
          <table:table-cell office:value-type="float" office:value="10784593" calcext:value-type="float">
            <text:p>10784593</text:p>
          </table:table-cell>
          <table:table-cell office:value-type="float" office:value="14657800" calcext:value-type="float">
            <text:p>146578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68806" calcext:value-type="float">
            <text:p>2268806</text:p>
          </table:table-cell>
          <table:table-cell office:value-type="float" office:value="10766307" calcext:value-type="float">
            <text:p>10766307</text:p>
          </table:table-cell>
          <table:table-cell office:value-type="float" office:value="14069099" calcext:value-type="float">
            <text:p>140690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55498" calcext:value-type="float">
            <text:p>2255498</text:p>
          </table:table-cell>
          <table:table-cell office:value-type="float" office:value="11179399" calcext:value-type="float">
            <text:p>11179399</text:p>
          </table:table-cell>
          <table:table-cell office:value-type="float" office:value="14642274" calcext:value-type="float">
            <text:p>1464227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44278" calcext:value-type="float">
            <text:p>2244278</text:p>
          </table:table-cell>
          <table:table-cell office:value-type="float" office:value="10964925" calcext:value-type="float">
            <text:p>10964925</text:p>
          </table:table-cell>
          <table:table-cell office:value-type="float" office:value="14633658" calcext:value-type="float">
            <text:p>146336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35711" calcext:value-type="float">
            <text:p>2235711</text:p>
          </table:table-cell>
          <table:table-cell office:value-type="float" office:value="11155481" calcext:value-type="float">
            <text:p>11155481</text:p>
          </table:table-cell>
          <table:table-cell office:value-type="float" office:value="14049640" calcext:value-type="float">
            <text:p>140496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29037" calcext:value-type="float">
            <text:p>2229037</text:p>
          </table:table-cell>
          <table:table-cell office:value-type="float" office:value="11143483" calcext:value-type="float">
            <text:p>11143483</text:p>
          </table:table-cell>
          <table:table-cell office:value-type="float" office:value="14056238" calcext:value-type="float">
            <text:p>1405623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22897" calcext:value-type="float">
            <text:p>2222897</text:p>
          </table:table-cell>
          <table:table-cell office:value-type="float" office:value="10736105" calcext:value-type="float">
            <text:p>10736105</text:p>
          </table:table-cell>
          <table:table-cell office:value-type="float" office:value="13662442" calcext:value-type="float">
            <text:p>1366244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65208" calcext:value-type="float">
            <text:p>2265208</text:p>
          </table:table-cell>
          <table:table-cell office:value-type="float" office:value="11995585" calcext:value-type="float">
            <text:p>11995585</text:p>
          </table:table-cell>
          <table:table-cell office:value-type="float" office:value="14460823" calcext:value-type="float">
            <text:p>1446082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53896" calcext:value-type="float">
            <text:p>2253896</text:p>
          </table:table-cell>
          <table:table-cell office:value-type="float" office:value="11782838" calcext:value-type="float">
            <text:p>11782838</text:p>
          </table:table-cell>
          <table:table-cell office:value-type="float" office:value="14665051" calcext:value-type="float">
            <text:p>1466505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42222" calcext:value-type="float">
            <text:p>2242222</text:p>
          </table:table-cell>
          <table:table-cell office:value-type="float" office:value="11570402" calcext:value-type="float">
            <text:p>11570402</text:p>
          </table:table-cell>
          <table:table-cell office:value-type="float" office:value="14675920" calcext:value-type="float">
            <text:p>146759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31609" calcext:value-type="float">
            <text:p>2231609</text:p>
          </table:table-cell>
          <table:table-cell office:value-type="float" office:value="11558520" calcext:value-type="float">
            <text:p>11558520</text:p>
          </table:table-cell>
          <table:table-cell office:value-type="float" office:value="14883988" calcext:value-type="float">
            <text:p>148839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23317" calcext:value-type="float">
            <text:p>2223317</text:p>
          </table:table-cell>
          <table:table-cell office:value-type="float" office:value="11363241" calcext:value-type="float">
            <text:p>11363241</text:p>
          </table:table-cell>
          <table:table-cell office:value-type="float" office:value="14673235" calcext:value-type="float">
            <text:p>1467323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46087" calcext:value-type="float">
            <text:p>2246087</text:p>
          </table:table-cell>
          <table:table-cell office:value-type="float" office:value="12263854" calcext:value-type="float">
            <text:p>12263854</text:p>
          </table:table-cell>
          <table:table-cell office:value-type="float" office:value="15081322" calcext:value-type="float">
            <text:p>150813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37224" calcext:value-type="float">
            <text:p>2237224</text:p>
          </table:table-cell>
          <table:table-cell office:value-type="float" office:value="12062182" calcext:value-type="float">
            <text:p>12062182</text:p>
          </table:table-cell>
          <table:table-cell office:value-type="float" office:value="14678196" calcext:value-type="float">
            <text:p>1467819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29415" calcext:value-type="float">
            <text:p>2229415</text:p>
          </table:table-cell>
          <table:table-cell office:value-type="float" office:value="12059140" calcext:value-type="float">
            <text:p>12059140</text:p>
          </table:table-cell>
          <table:table-cell office:value-type="float" office:value="14667360" calcext:value-type="float">
            <text:p>146673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22894" calcext:value-type="float">
            <text:p>2222894</text:p>
          </table:table-cell>
          <table:table-cell office:value-type="float" office:value="12058874" calcext:value-type="float">
            <text:p>12058874</text:p>
          </table:table-cell>
          <table:table-cell office:value-type="float" office:value="14486813" calcext:value-type="float">
            <text:p>144868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17553" calcext:value-type="float">
            <text:p>2217553</text:p>
          </table:table-cell>
          <table:table-cell office:value-type="float" office:value="12255312" calcext:value-type="float">
            <text:p>12255312</text:p>
          </table:table-cell>
          <table:table-cell office:value-type="float" office:value="14484640" calcext:value-type="float">
            <text:p>144846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12725" calcext:value-type="float">
            <text:p>2212725</text:p>
          </table:table-cell>
          <table:table-cell office:value-type="float" office:value="12249325" calcext:value-type="float">
            <text:p>12249325</text:p>
          </table:table-cell>
          <table:table-cell office:value-type="float" office:value="14289882" calcext:value-type="float">
            <text:p>1428988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07182" calcext:value-type="float">
            <text:p>2207182</text:p>
          </table:table-cell>
          <table:table-cell office:value-type="float" office:value="12242381" calcext:value-type="float">
            <text:p>12242381</text:p>
          </table:table-cell>
          <table:table-cell office:value-type="float" office:value="14678494" calcext:value-type="float">
            <text:p>146784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02826" calcext:value-type="float">
            <text:p>2202826</text:p>
          </table:table-cell>
          <table:table-cell office:value-type="float" office:value="12037441" calcext:value-type="float">
            <text:p>12037441</text:p>
          </table:table-cell>
          <table:table-cell office:value-type="float" office:value="15060803" calcext:value-type="float">
            <text:p>1506080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00056" calcext:value-type="float">
            <text:p>2200056</text:p>
          </table:table-cell>
          <table:table-cell office:value-type="float" office:value="11806049" calcext:value-type="float">
            <text:p>11806049</text:p>
          </table:table-cell>
          <table:table-cell office:value-type="float" office:value="14665484" calcext:value-type="float">
            <text:p>146654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198543" calcext:value-type="float">
            <text:p>2198543</text:p>
          </table:table-cell>
          <table:table-cell office:value-type="float" office:value="11772972" calcext:value-type="float">
            <text:p>11772972</text:p>
          </table:table-cell>
          <table:table-cell office:value-type="float" office:value="14469514" calcext:value-type="float">
            <text:p>144695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197571" calcext:value-type="float">
            <text:p>2197571</text:p>
          </table:table-cell>
          <table:table-cell office:value-type="float" office:value="11742069" calcext:value-type="float">
            <text:p>11742069</text:p>
          </table:table-cell>
          <table:table-cell office:value-type="float" office:value="14461021" calcext:value-type="float">
            <text:p>144610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197058" calcext:value-type="float">
            <text:p>2197058</text:p>
          </table:table-cell>
          <table:table-cell office:value-type="float" office:value="11723546" calcext:value-type="float">
            <text:p>11723546</text:p>
          </table:table-cell>
          <table:table-cell office:value-type="float" office:value="14275033" calcext:value-type="float">
            <text:p>1427503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195074" calcext:value-type="float">
            <text:p>2195074</text:p>
          </table:table-cell>
          <table:table-cell office:value-type="float" office:value="11700900" calcext:value-type="float">
            <text:p>11700900</text:p>
          </table:table-cell>
          <table:table-cell office:value-type="float" office:value="14459791" calcext:value-type="float">
            <text:p>1445979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193588" calcext:value-type="float">
            <text:p>2193588</text:p>
          </table:table-cell>
          <table:table-cell office:value-type="float" office:value="11479238" calcext:value-type="float">
            <text:p>11479238</text:p>
          </table:table-cell>
          <table:table-cell office:value-type="float" office:value="14471006" calcext:value-type="float">
            <text:p>1447100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192463" calcext:value-type="float">
            <text:p>2192463</text:p>
          </table:table-cell>
          <table:table-cell office:value-type="float" office:value="11255451" calcext:value-type="float">
            <text:p>11255451</text:p>
          </table:table-cell>
          <table:table-cell office:value-type="float" office:value="14262075" calcext:value-type="float">
            <text:p>1426207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784491" calcext:value-type="float">
            <text:p>2784491</text:p>
          </table:table-cell>
          <table:table-cell office:value-type="float" office:value="11734908" calcext:value-type="float">
            <text:p>11734908</text:p>
          </table:table-cell>
          <table:table-cell office:value-type="float" office:value="14676536" calcext:value-type="float">
            <text:p>1467653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788212" calcext:value-type="float">
            <text:p>2788212</text:p>
          </table:table-cell>
          <table:table-cell office:value-type="float" office:value="11509008" calcext:value-type="float">
            <text:p>11509008</text:p>
          </table:table-cell>
          <table:table-cell office:value-type="float" office:value="14659393" calcext:value-type="float">
            <text:p>1465939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788987" calcext:value-type="float">
            <text:p>2788987</text:p>
          </table:table-cell>
          <table:table-cell office:value-type="float" office:value="11263371" calcext:value-type="float">
            <text:p>11263371</text:p>
          </table:table-cell>
          <table:table-cell office:value-type="float" office:value="14472344" calcext:value-type="float">
            <text:p>1447234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786330" calcext:value-type="float">
            <text:p>2786330</text:p>
          </table:table-cell>
          <table:table-cell office:value-type="float" office:value="11209154" calcext:value-type="float">
            <text:p>11209154</text:p>
          </table:table-cell>
          <table:table-cell office:value-type="float" office:value="14459422" calcext:value-type="float">
            <text:p>144594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782122" calcext:value-type="float">
            <text:p>2782122</text:p>
          </table:table-cell>
          <table:table-cell office:value-type="float" office:value="10761452" calcext:value-type="float">
            <text:p>10761452</text:p>
          </table:table-cell>
          <table:table-cell office:value-type="float" office:value="14255822" calcext:value-type="float">
            <text:p>142558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776094" calcext:value-type="float">
            <text:p>2776094</text:p>
          </table:table-cell>
          <table:table-cell office:value-type="float" office:value="10743278" calcext:value-type="float">
            <text:p>10743278</text:p>
          </table:table-cell>
          <table:table-cell office:value-type="float" office:value="14249152" calcext:value-type="float">
            <text:p>1424915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766931" calcext:value-type="float">
            <text:p>2766931</text:p>
          </table:table-cell>
          <table:table-cell office:value-type="float" office:value="10918743" calcext:value-type="float">
            <text:p>10918743</text:p>
          </table:table-cell>
          <table:table-cell office:value-type="float" office:value="13843076" calcext:value-type="float">
            <text:p>138430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755239" calcext:value-type="float">
            <text:p>2755239</text:p>
          </table:table-cell>
          <table:table-cell office:value-type="float" office:value="10927771" calcext:value-type="float">
            <text:p>10927771</text:p>
          </table:table-cell>
          <table:table-cell office:value-type="float" office:value="13849603" calcext:value-type="float">
            <text:p>1384960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534798" calcext:value-type="float">
            <text:p>2534798</text:p>
          </table:table-cell>
          <table:table-cell office:value-type="float" office:value="11126297" calcext:value-type="float">
            <text:p>11126297</text:p>
          </table:table-cell>
          <table:table-cell office:value-type="float" office:value="13849806" calcext:value-type="float">
            <text:p>1384980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303763" calcext:value-type="float">
            <text:p>2303763</text:p>
          </table:table-cell>
          <table:table-cell office:value-type="float" office:value="11123345" calcext:value-type="float">
            <text:p>11123345</text:p>
          </table:table-cell>
          <table:table-cell office:value-type="float" office:value="13844605" calcext:value-type="float">
            <text:p>1384460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73927" calcext:value-type="float">
            <text:p>2273927</text:p>
          </table:table-cell>
          <table:table-cell office:value-type="float" office:value="10936276" calcext:value-type="float">
            <text:p>10936276</text:p>
          </table:table-cell>
          <table:table-cell office:value-type="float" office:value="14038841" calcext:value-type="float">
            <text:p>1403884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42885" calcext:value-type="float">
            <text:p>2242885</text:p>
          </table:table-cell>
          <table:table-cell office:value-type="float" office:value="11126040" calcext:value-type="float">
            <text:p>11126040</text:p>
          </table:table-cell>
          <table:table-cell office:value-type="float" office:value="14047424" calcext:value-type="float">
            <text:p>1404742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10842" calcext:value-type="float">
            <text:p>2210842</text:p>
          </table:table-cell>
          <table:table-cell office:value-type="float" office:value="10934164" calcext:value-type="float">
            <text:p>10934164</text:p>
          </table:table-cell>
          <table:table-cell office:value-type="float" office:value="14037873" calcext:value-type="float">
            <text:p>1403787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978458" calcext:value-type="float">
            <text:p>1978458</text:p>
          </table:table-cell>
          <table:table-cell office:value-type="float" office:value="10737879" calcext:value-type="float">
            <text:p>10737879</text:p>
          </table:table-cell>
          <table:table-cell office:value-type="float" office:value="14044647" calcext:value-type="float">
            <text:p>1404464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953606" calcext:value-type="float">
            <text:p>1953606</text:p>
          </table:table-cell>
          <table:table-cell office:value-type="float" office:value="10737037" calcext:value-type="float">
            <text:p>10737037</text:p>
          </table:table-cell>
          <table:table-cell office:value-type="float" office:value="14233189" calcext:value-type="float">
            <text:p>1423318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934405" calcext:value-type="float">
            <text:p>1934405</text:p>
          </table:table-cell>
          <table:table-cell office:value-type="float" office:value="10719804" calcext:value-type="float">
            <text:p>10719804</text:p>
          </table:table-cell>
          <table:table-cell office:value-type="float" office:value="14437067" calcext:value-type="float">
            <text:p>144370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917989" calcext:value-type="float">
            <text:p>1917989</text:p>
          </table:table-cell>
          <table:table-cell office:value-type="float" office:value="10728650" calcext:value-type="float">
            <text:p>10728650</text:p>
          </table:table-cell>
          <table:table-cell office:value-type="float" office:value="13851118" calcext:value-type="float">
            <text:p>1385111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903388" calcext:value-type="float">
            <text:p>1903388</text:p>
          </table:table-cell>
          <table:table-cell office:value-type="float" office:value="10731311" calcext:value-type="float">
            <text:p>10731311</text:p>
          </table:table-cell>
          <table:table-cell office:value-type="float" office:value="14053273" calcext:value-type="float">
            <text:p>1405327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890058" calcext:value-type="float">
            <text:p>1890058</text:p>
          </table:table-cell>
          <table:table-cell office:value-type="float" office:value="10544044" calcext:value-type="float">
            <text:p>10544044</text:p>
          </table:table-cell>
          <table:table-cell office:value-type="float" office:value="14046964" calcext:value-type="float">
            <text:p>140469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878859" calcext:value-type="float">
            <text:p>1878859</text:p>
          </table:table-cell>
          <table:table-cell office:value-type="float" office:value="10554239" calcext:value-type="float">
            <text:p>10554239</text:p>
          </table:table-cell>
          <table:table-cell office:value-type="float" office:value="13844259" calcext:value-type="float">
            <text:p>1384425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869141" calcext:value-type="float">
            <text:p>1869141</text:p>
          </table:table-cell>
          <table:table-cell office:value-type="float" office:value="10566116" calcext:value-type="float">
            <text:p>10566116</text:p>
          </table:table-cell>
          <table:table-cell office:value-type="float" office:value="13455764" calcext:value-type="float">
            <text:p>134557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860411" calcext:value-type="float">
            <text:p>1860411</text:p>
          </table:table-cell>
          <table:table-cell office:value-type="float" office:value="10567139" calcext:value-type="float">
            <text:p>10567139</text:p>
          </table:table-cell>
          <table:table-cell office:value-type="float" office:value="13460788" calcext:value-type="float">
            <text:p>134607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851763" calcext:value-type="float">
            <text:p>1851763</text:p>
          </table:table-cell>
          <table:table-cell office:value-type="float" office:value="10371777" calcext:value-type="float">
            <text:p>10371777</text:p>
          </table:table-cell>
          <table:table-cell office:value-type="float" office:value="13461220" calcext:value-type="float">
            <text:p>134612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842447" calcext:value-type="float">
            <text:p>1842447</text:p>
          </table:table-cell>
          <table:table-cell office:value-type="float" office:value="10370304" calcext:value-type="float">
            <text:p>10370304</text:p>
          </table:table-cell>
          <table:table-cell office:value-type="float" office:value="13462954" calcext:value-type="float">
            <text:p>1346295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830048" calcext:value-type="float">
            <text:p>1830048</text:p>
          </table:table-cell>
          <table:table-cell office:value-type="float" office:value="10372329" calcext:value-type="float">
            <text:p>10372329</text:p>
          </table:table-cell>
          <table:table-cell office:value-type="float" office:value="13639324" calcext:value-type="float">
            <text:p>1363932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631298" calcext:value-type="float">
            <text:p>1631298</text:p>
          </table:table-cell>
          <table:table-cell office:value-type="float" office:value="10765359" calcext:value-type="float">
            <text:p>10765359</text:p>
          </table:table-cell>
          <table:table-cell office:value-type="float" office:value="14030156" calcext:value-type="float">
            <text:p>1403015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620533" calcext:value-type="float">
            <text:p>1620533</text:p>
          </table:table-cell>
          <table:table-cell office:value-type="float" office:value="10769651" calcext:value-type="float">
            <text:p>10769651</text:p>
          </table:table-cell>
          <table:table-cell office:value-type="float" office:value="14028808" calcext:value-type="float">
            <text:p>1402880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607293" calcext:value-type="float">
            <text:p>1607293</text:p>
          </table:table-cell>
          <table:table-cell office:value-type="float" office:value="10768868" calcext:value-type="float">
            <text:p>10768868</text:p>
          </table:table-cell>
          <table:table-cell office:value-type="float" office:value="13439745" calcext:value-type="float">
            <text:p>134397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591316" calcext:value-type="float">
            <text:p>1591316</text:p>
          </table:table-cell>
          <table:table-cell office:value-type="float" office:value="10768135" calcext:value-type="float">
            <text:p>10768135</text:p>
          </table:table-cell>
          <table:table-cell office:value-type="float" office:value="13250581" calcext:value-type="float">
            <text:p>132505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574815" calcext:value-type="float">
            <text:p>1574815</text:p>
          </table:table-cell>
          <table:table-cell office:value-type="float" office:value="10558529" calcext:value-type="float">
            <text:p>10558529</text:p>
          </table:table-cell>
          <table:table-cell office:value-type="float" office:value="13249746" calcext:value-type="float">
            <text:p>1324974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556350" calcext:value-type="float">
            <text:p>1556350</text:p>
          </table:table-cell>
          <table:table-cell office:value-type="float" office:value="10545428" calcext:value-type="float">
            <text:p>10545428</text:p>
          </table:table-cell>
          <table:table-cell office:value-type="float" office:value="13057839" calcext:value-type="float">
            <text:p>1305783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535846" calcext:value-type="float">
            <text:p>1535846</text:p>
          </table:table-cell>
          <table:table-cell office:value-type="float" office:value="10326494" calcext:value-type="float">
            <text:p>10326494</text:p>
          </table:table-cell>
          <table:table-cell office:value-type="float" office:value="13043428" calcext:value-type="float">
            <text:p>130434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515511" calcext:value-type="float">
            <text:p>1515511</text:p>
          </table:table-cell>
          <table:table-cell office:value-type="float" office:value="10316968" calcext:value-type="float">
            <text:p>10316968</text:p>
          </table:table-cell>
          <table:table-cell office:value-type="float" office:value="13051607" calcext:value-type="float">
            <text:p>1305160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495642" calcext:value-type="float">
            <text:p>1495642</text:p>
          </table:table-cell>
          <table:table-cell office:value-type="float" office:value="10104778" calcext:value-type="float">
            <text:p>10104778</text:p>
          </table:table-cell>
          <table:table-cell office:value-type="float" office:value="12834628" calcext:value-type="float">
            <text:p>128346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278392" calcext:value-type="float">
            <text:p>1278392</text:p>
          </table:table-cell>
          <table:table-cell office:value-type="float" office:value="10286767" calcext:value-type="float">
            <text:p>10286767</text:p>
          </table:table-cell>
          <table:table-cell office:value-type="float" office:value="13031716" calcext:value-type="float">
            <text:p>130317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257561" calcext:value-type="float">
            <text:p>1257561</text:p>
          </table:table-cell>
          <table:table-cell office:value-type="float" office:value="10282946" calcext:value-type="float">
            <text:p>10282946</text:p>
          </table:table-cell>
          <table:table-cell office:value-type="float" office:value="12645380" calcext:value-type="float">
            <text:p>1264538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240329" calcext:value-type="float">
            <text:p>1240329</text:p>
          </table:table-cell>
          <table:table-cell office:value-type="float" office:value="10266401" calcext:value-type="float">
            <text:p>10266401</text:p>
          </table:table-cell>
          <table:table-cell office:value-type="float" office:value="12833459" calcext:value-type="float">
            <text:p>1283345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222560" calcext:value-type="float">
            <text:p>1222560</text:p>
          </table:table-cell>
          <table:table-cell office:value-type="float" office:value="10250197" calcext:value-type="float">
            <text:p>10250197</text:p>
          </table:table-cell>
          <table:table-cell office:value-type="float" office:value="12831209" calcext:value-type="float">
            <text:p>128312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205102" calcext:value-type="float">
            <text:p>1205102</text:p>
          </table:table-cell>
          <table:table-cell office:value-type="float" office:value="10431239" calcext:value-type="float">
            <text:p>10431239</text:p>
          </table:table-cell>
          <table:table-cell office:value-type="float" office:value="12838490" calcext:value-type="float">
            <text:p>1283849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87924" calcext:value-type="float">
            <text:p>1187924</text:p>
          </table:table-cell>
          <table:table-cell office:value-type="float" office:value="10425302" calcext:value-type="float">
            <text:p>10425302</text:p>
          </table:table-cell>
          <table:table-cell office:value-type="float" office:value="13021348" calcext:value-type="float">
            <text:p>130213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74119" calcext:value-type="float">
            <text:p>1174119</text:p>
          </table:table-cell>
          <table:table-cell office:value-type="float" office:value="10415058" calcext:value-type="float">
            <text:p>10415058</text:p>
          </table:table-cell>
          <table:table-cell office:value-type="float" office:value="12832895" calcext:value-type="float">
            <text:p>1283289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64860" calcext:value-type="float">
            <text:p>1164860</text:p>
          </table:table-cell>
          <table:table-cell office:value-type="float" office:value="10417825" calcext:value-type="float">
            <text:p>10417825</text:p>
          </table:table-cell>
          <table:table-cell office:value-type="float" office:value="12824228" calcext:value-type="float">
            <text:p>128242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57539" calcext:value-type="float">
            <text:p>1157539</text:p>
          </table:table-cell>
          <table:table-cell office:value-type="float" office:value="10422073" calcext:value-type="float">
            <text:p>10422073</text:p>
          </table:table-cell>
          <table:table-cell office:value-type="float" office:value="12820543" calcext:value-type="float">
            <text:p>128205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51279" calcext:value-type="float">
            <text:p>1151279</text:p>
          </table:table-cell>
          <table:table-cell office:value-type="float" office:value="10430067" calcext:value-type="float">
            <text:p>10430067</text:p>
          </table:table-cell>
          <table:table-cell office:value-type="float" office:value="12819301" calcext:value-type="float">
            <text:p>128193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145656" calcext:value-type="float">
            <text:p>1145656</text:p>
          </table:table-cell>
          <table:table-cell office:value-type="float" office:value="10436117" calcext:value-type="float">
            <text:p>10436117</text:p>
          </table:table-cell>
          <table:table-cell office:value-type="float" office:value="12636015" calcext:value-type="float">
            <text:p>126360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881881" calcext:value-type="float">
            <text:p>1881881</text:p>
          </table:table-cell>
          <table:table-cell office:value-type="float" office:value="10941870" calcext:value-type="float">
            <text:p>10941870</text:p>
          </table:table-cell>
          <table:table-cell office:value-type="float" office:value="13247592" calcext:value-type="float">
            <text:p>1324759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876718" calcext:value-type="float">
            <text:p>1876718</text:p>
          </table:table-cell>
          <table:table-cell office:value-type="float" office:value="10940509" calcext:value-type="float">
            <text:p>10940509</text:p>
          </table:table-cell>
          <table:table-cell office:value-type="float" office:value="13250861" calcext:value-type="float">
            <text:p>1325086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871857" calcext:value-type="float">
            <text:p>1871857</text:p>
          </table:table-cell>
          <table:table-cell office:value-type="float" office:value="10933921" calcext:value-type="float">
            <text:p>10933921</text:p>
          </table:table-cell>
          <table:table-cell office:value-type="float" office:value="13248412" calcext:value-type="float">
            <text:p>132484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867641" calcext:value-type="float">
            <text:p>1867641</text:p>
          </table:table-cell>
          <table:table-cell office:value-type="float" office:value="10729745" calcext:value-type="float">
            <text:p>10729745</text:p>
          </table:table-cell>
          <table:table-cell office:value-type="float" office:value="13246246" calcext:value-type="float">
            <text:p>1324624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862954" calcext:value-type="float">
            <text:p>1862954</text:p>
          </table:table-cell>
          <table:table-cell office:value-type="float" office:value="10527973" calcext:value-type="float">
            <text:p>10527973</text:p>
          </table:table-cell>
          <table:table-cell office:value-type="float" office:value="13045679" calcext:value-type="float">
            <text:p>1304567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857237" calcext:value-type="float">
            <text:p>1857237</text:p>
          </table:table-cell>
          <table:table-cell office:value-type="float" office:value="10121307" calcext:value-type="float">
            <text:p>10121307</text:p>
          </table:table-cell>
          <table:table-cell office:value-type="float" office:value="13044103" calcext:value-type="float">
            <text:p>1304410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850887" calcext:value-type="float">
            <text:p>1850887</text:p>
          </table:table-cell>
          <table:table-cell office:value-type="float" office:value="10108264" calcext:value-type="float">
            <text:p>10108264</text:p>
          </table:table-cell>
          <table:table-cell office:value-type="float" office:value="13236446" calcext:value-type="float">
            <text:p>1323644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639118" calcext:value-type="float">
            <text:p>1639118</text:p>
          </table:table-cell>
          <table:table-cell office:value-type="float" office:value="9909425" calcext:value-type="float">
            <text:p>9909425</text:p>
          </table:table-cell>
          <table:table-cell office:value-type="float" office:value="13040374" calcext:value-type="float">
            <text:p>1304037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630208" calcext:value-type="float">
            <text:p>1630208</text:p>
          </table:table-cell>
          <table:table-cell office:value-type="float" office:value="9907364" calcext:value-type="float">
            <text:p>9907364</text:p>
          </table:table-cell>
          <table:table-cell office:value-type="float" office:value="13238706" calcext:value-type="float">
            <text:p>1323870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622820" calcext:value-type="float">
            <text:p>1622820</text:p>
          </table:table-cell>
          <table:table-cell office:value-type="float" office:value="9904387" calcext:value-type="float">
            <text:p>9904387</text:p>
          </table:table-cell>
          <table:table-cell office:value-type="float" office:value="13238802" calcext:value-type="float">
            <text:p>132388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614574" calcext:value-type="float">
            <text:p>1614574</text:p>
          </table:table-cell>
          <table:table-cell office:value-type="float" office:value="9906738" calcext:value-type="float">
            <text:p>9906738</text:p>
          </table:table-cell>
          <table:table-cell office:value-type="float" office:value="13231862" calcext:value-type="float">
            <text:p>1323186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604686" calcext:value-type="float">
            <text:p>1604686</text:p>
          </table:table-cell>
          <table:table-cell office:value-type="float" office:value="9914422" calcext:value-type="float">
            <text:p>9914422</text:p>
          </table:table-cell>
          <table:table-cell office:value-type="float" office:value="13228689" calcext:value-type="float">
            <text:p>1322868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593188" calcext:value-type="float">
            <text:p>1593188</text:p>
          </table:table-cell>
          <table:table-cell office:value-type="float" office:value="10117149" calcext:value-type="float">
            <text:p>10117149</text:p>
          </table:table-cell>
          <table:table-cell office:value-type="float" office:value="13035521" calcext:value-type="float">
            <text:p>130355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581916" calcext:value-type="float">
            <text:p>1581916</text:p>
          </table:table-cell>
          <table:table-cell office:value-type="float" office:value="9912136" calcext:value-type="float">
            <text:p>9912136</text:p>
          </table:table-cell>
          <table:table-cell office:value-type="float" office:value="13028426" calcext:value-type="float">
            <text:p>130284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571731" calcext:value-type="float">
            <text:p>1571731</text:p>
          </table:table-cell>
          <table:table-cell office:value-type="float" office:value="9906388" calcext:value-type="float">
            <text:p>9906388</text:p>
          </table:table-cell>
          <table:table-cell office:value-type="float" office:value="12825145" calcext:value-type="float">
            <text:p>128251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305874" calcext:value-type="float">
            <text:p>2305874</text:p>
          </table:table-cell>
          <table:table-cell office:value-type="float" office:value="10929994" calcext:value-type="float">
            <text:p>10929994</text:p>
          </table:table-cell>
          <table:table-cell office:value-type="float" office:value="13263041" calcext:value-type="float">
            <text:p>1326304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95816" calcext:value-type="float">
            <text:p>2295816</text:p>
          </table:table-cell>
          <table:table-cell office:value-type="float" office:value="10932749" calcext:value-type="float">
            <text:p>10932749</text:p>
          </table:table-cell>
          <table:table-cell office:value-type="float" office:value="13267041" calcext:value-type="float">
            <text:p>1326704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85729" calcext:value-type="float">
            <text:p>2285729</text:p>
          </table:table-cell>
          <table:table-cell office:value-type="float" office:value="10936668" calcext:value-type="float">
            <text:p>10936668</text:p>
          </table:table-cell>
          <table:table-cell office:value-type="float" office:value="13260459" calcext:value-type="float">
            <text:p>1326045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75775" calcext:value-type="float">
            <text:p>2275775</text:p>
          </table:table-cell>
          <table:table-cell office:value-type="float" office:value="10938622" calcext:value-type="float">
            <text:p>10938622</text:p>
          </table:table-cell>
          <table:table-cell office:value-type="float" office:value="13069400" calcext:value-type="float">
            <text:p>130694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65058" calcext:value-type="float">
            <text:p>2265058</text:p>
          </table:table-cell>
          <table:table-cell office:value-type="float" office:value="11122756" calcext:value-type="float">
            <text:p>11122756</text:p>
          </table:table-cell>
          <table:table-cell office:value-type="float" office:value="13069899" calcext:value-type="float">
            <text:p>130698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53905" calcext:value-type="float">
            <text:p>2253905</text:p>
          </table:table-cell>
          <table:table-cell office:value-type="float" office:value="10924041" calcext:value-type="float">
            <text:p>10924041</text:p>
          </table:table-cell>
          <table:table-cell office:value-type="float" office:value="13258133" calcext:value-type="float">
            <text:p>1325813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43679" calcext:value-type="float">
            <text:p>2243679</text:p>
          </table:table-cell>
          <table:table-cell office:value-type="float" office:value="10922922" calcext:value-type="float">
            <text:p>10922922</text:p>
          </table:table-cell>
          <table:table-cell office:value-type="float" office:value="13259933" calcext:value-type="float">
            <text:p>1325993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33578" calcext:value-type="float">
            <text:p>2233578</text:p>
          </table:table-cell>
          <table:table-cell office:value-type="float" office:value="10924472" calcext:value-type="float">
            <text:p>10924472</text:p>
          </table:table-cell>
          <table:table-cell office:value-type="float" office:value="13064042" calcext:value-type="float">
            <text:p>1306404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23383" calcext:value-type="float">
            <text:p>2223383</text:p>
          </table:table-cell>
          <table:table-cell office:value-type="float" office:value="10925437" calcext:value-type="float">
            <text:p>10925437</text:p>
          </table:table-cell>
          <table:table-cell office:value-type="float" office:value="13057800" calcext:value-type="float">
            <text:p>130578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12799" calcext:value-type="float">
            <text:p>2212799</text:p>
          </table:table-cell>
          <table:table-cell office:value-type="float" office:value="10922300" calcext:value-type="float">
            <text:p>10922300</text:p>
          </table:table-cell>
          <table:table-cell office:value-type="float" office:value="13056676" calcext:value-type="float">
            <text:p>130566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01562" calcext:value-type="float">
            <text:p>2201562</text:p>
          </table:table-cell>
          <table:table-cell office:value-type="float" office:value="10915740" calcext:value-type="float">
            <text:p>10915740</text:p>
          </table:table-cell>
          <table:table-cell office:value-type="float" office:value="13064517" calcext:value-type="float">
            <text:p>130645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188820" calcext:value-type="float">
            <text:p>2188820</text:p>
          </table:table-cell>
          <table:table-cell office:value-type="float" office:value="10901936" calcext:value-type="float">
            <text:p>10901936</text:p>
          </table:table-cell>
          <table:table-cell office:value-type="float" office:value="13074665" calcext:value-type="float">
            <text:p>1307466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172405" calcext:value-type="float">
            <text:p>2172405</text:p>
          </table:table-cell>
          <table:table-cell office:value-type="float" office:value="10689833" calcext:value-type="float">
            <text:p>10689833</text:p>
          </table:table-cell>
          <table:table-cell office:value-type="float" office:value="13061200" calcext:value-type="float">
            <text:p>130612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149833" calcext:value-type="float">
            <text:p>2149833</text:p>
          </table:table-cell>
          <table:table-cell office:value-type="float" office:value="10472408" calcext:value-type="float">
            <text:p>10472408</text:p>
          </table:table-cell>
          <table:table-cell office:value-type="float" office:value="12853788" calcext:value-type="float">
            <text:p>128537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122331" calcext:value-type="float">
            <text:p>2122331</text:p>
          </table:table-cell>
          <table:table-cell office:value-type="float" office:value="10436435" calcext:value-type="float">
            <text:p>10436435</text:p>
          </table:table-cell>
          <table:table-cell office:value-type="float" office:value="12857494" calcext:value-type="float">
            <text:p>128574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937945" calcext:value-type="float">
            <text:p>1937945</text:p>
          </table:table-cell>
          <table:table-cell office:value-type="float" office:value="10753538" calcext:value-type="float">
            <text:p>10753538</text:p>
          </table:table-cell>
          <table:table-cell office:value-type="float" office:value="13075825" calcext:value-type="float">
            <text:p>130758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699352" calcext:value-type="float">
            <text:p>1699352</text:p>
          </table:table-cell>
          <table:table-cell office:value-type="float" office:value="10719804" calcext:value-type="float">
            <text:p>10719804</text:p>
          </table:table-cell>
          <table:table-cell office:value-type="float" office:value="13257851" calcext:value-type="float">
            <text:p>1325785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663921" calcext:value-type="float">
            <text:p>1663921</text:p>
          </table:table-cell>
          <table:table-cell office:value-type="float" office:value="10502272" calcext:value-type="float">
            <text:p>10502272</text:p>
          </table:table-cell>
          <table:table-cell office:value-type="float" office:value="13249928" calcext:value-type="float">
            <text:p>132499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632751" calcext:value-type="float">
            <text:p>1632751</text:p>
          </table:table-cell>
          <table:table-cell office:value-type="float" office:value="10485740" calcext:value-type="float">
            <text:p>10485740</text:p>
          </table:table-cell>
          <table:table-cell office:value-type="float" office:value="13255847" calcext:value-type="float">
            <text:p>1325584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604949" calcext:value-type="float">
            <text:p>1604949</text:p>
          </table:table-cell>
          <table:table-cell office:value-type="float" office:value="10685566" calcext:value-type="float">
            <text:p>10685566</text:p>
          </table:table-cell>
          <table:table-cell office:value-type="float" office:value="13066255" calcext:value-type="float">
            <text:p>1306625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579479" calcext:value-type="float">
            <text:p>1579479</text:p>
          </table:table-cell>
          <table:table-cell office:value-type="float" office:value="11080027" calcext:value-type="float">
            <text:p>11080027</text:p>
          </table:table-cell>
          <table:table-cell office:value-type="float" office:value="13643243" calcext:value-type="float">
            <text:p>136432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558581" calcext:value-type="float">
            <text:p>1558581</text:p>
          </table:table-cell>
          <table:table-cell office:value-type="float" office:value="11075390" calcext:value-type="float">
            <text:p>11075390</text:p>
          </table:table-cell>
          <table:table-cell office:value-type="float" office:value="13449691" calcext:value-type="float">
            <text:p>1344969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541968" calcext:value-type="float">
            <text:p>1541968</text:p>
          </table:table-cell>
          <table:table-cell office:value-type="float" office:value="11074322" calcext:value-type="float">
            <text:p>11074322</text:p>
          </table:table-cell>
          <table:table-cell office:value-type="float" office:value="13455742" calcext:value-type="float">
            <text:p>1345574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527994" calcext:value-type="float">
            <text:p>1527994</text:p>
          </table:table-cell>
          <table:table-cell office:value-type="float" office:value="11264448" calcext:value-type="float">
            <text:p>11264448</text:p>
          </table:table-cell>
          <table:table-cell office:value-type="float" office:value="13456025" calcext:value-type="float">
            <text:p>134560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515511" calcext:value-type="float">
            <text:p>1515511</text:p>
          </table:table-cell>
          <table:table-cell office:value-type="float" office:value="11267310" calcext:value-type="float">
            <text:p>11267310</text:p>
          </table:table-cell>
          <table:table-cell office:value-type="float" office:value="13450853" calcext:value-type="float">
            <text:p>1345085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505646" calcext:value-type="float">
            <text:p>1505646</text:p>
          </table:table-cell>
          <table:table-cell office:value-type="float" office:value="11267502" calcext:value-type="float">
            <text:p>11267502</text:p>
          </table:table-cell>
          <table:table-cell office:value-type="float" office:value="14045242" calcext:value-type="float">
            <text:p>1404524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497413" calcext:value-type="float">
            <text:p>1497413</text:p>
          </table:table-cell>
          <table:table-cell office:value-type="float" office:value="11271811" calcext:value-type="float">
            <text:p>11271811</text:p>
          </table:table-cell>
          <table:table-cell office:value-type="float" office:value="14043329" calcext:value-type="float">
            <text:p>1404332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490226" calcext:value-type="float">
            <text:p>1490226</text:p>
          </table:table-cell>
          <table:table-cell office:value-type="float" office:value="11266246" calcext:value-type="float">
            <text:p>11266246</text:p>
          </table:table-cell>
          <table:table-cell office:value-type="float" office:value="13844983" calcext:value-type="float">
            <text:p>1384498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483120" calcext:value-type="float">
            <text:p>1483120</text:p>
          </table:table-cell>
          <table:table-cell office:value-type="float" office:value="11066857" calcext:value-type="float">
            <text:p>11066857</text:p>
          </table:table-cell>
          <table:table-cell office:value-type="float" office:value="13451460" calcext:value-type="float">
            <text:p>134514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1476714" calcext:value-type="float">
            <text:p>1476714</text:p>
          </table:table-cell>
          <table:table-cell office:value-type="float" office:value="10862147" calcext:value-type="float">
            <text:p>10862147</text:p>
          </table:table-cell>
          <table:table-cell office:value-type="float" office:value="13850627" calcext:value-type="float">
            <text:p>1385062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09968" calcext:value-type="float">
            <text:p>2209968</text:p>
          </table:table-cell>
          <table:table-cell office:value-type="float" office:value="11720840" calcext:value-type="float">
            <text:p>11720840</text:p>
          </table:table-cell>
          <table:table-cell office:value-type="float" office:value="14471266" calcext:value-type="float">
            <text:p>1447126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05007" calcext:value-type="float">
            <text:p>2205007</text:p>
          </table:table-cell>
          <table:table-cell office:value-type="float" office:value="11722783" calcext:value-type="float">
            <text:p>11722783</text:p>
          </table:table-cell>
          <table:table-cell office:value-type="float" office:value="14074607" calcext:value-type="float">
            <text:p>1407460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199831" calcext:value-type="float">
            <text:p>2199831</text:p>
          </table:table-cell>
          <table:table-cell office:value-type="float" office:value="11521117" calcext:value-type="float">
            <text:p>11521117</text:p>
          </table:table-cell>
          <table:table-cell office:value-type="float" office:value="14068076" calcext:value-type="float">
            <text:p>140680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192906" calcext:value-type="float">
            <text:p>2192906</text:p>
          </table:table-cell>
          <table:table-cell office:value-type="float" office:value="11508957" calcext:value-type="float">
            <text:p>11508957</text:p>
          </table:table-cell>
          <table:table-cell office:value-type="float" office:value="14273934" calcext:value-type="float">
            <text:p>1427393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184096" calcext:value-type="float">
            <text:p>2184096</text:p>
          </table:table-cell>
          <table:table-cell office:value-type="float" office:value="11504785" calcext:value-type="float">
            <text:p>11504785</text:p>
          </table:table-cell>
          <table:table-cell office:value-type="float" office:value="14846592" calcext:value-type="float">
            <text:p>1484659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174371" calcext:value-type="float">
            <text:p>2174371</text:p>
          </table:table-cell>
          <table:table-cell office:value-type="float" office:value="11691786" calcext:value-type="float">
            <text:p>11691786</text:p>
          </table:table-cell>
          <table:table-cell office:value-type="float" office:value="14471883" calcext:value-type="float">
            <text:p>1447188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164390" calcext:value-type="float">
            <text:p>2164390</text:p>
          </table:table-cell>
          <table:table-cell office:value-type="float" office:value="11494414" calcext:value-type="float">
            <text:p>11494414</text:p>
          </table:table-cell>
          <table:table-cell office:value-type="float" office:value="14445944" calcext:value-type="float">
            <text:p>1444594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152979" calcext:value-type="float">
            <text:p>2152979</text:p>
          </table:table-cell>
          <table:table-cell office:value-type="float" office:value="11276894" calcext:value-type="float">
            <text:p>11276894</text:p>
          </table:table-cell>
          <table:table-cell office:value-type="float" office:value="13876894" calcext:value-type="float">
            <text:p>138768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132412" calcext:value-type="float">
            <text:p>2132412</text:p>
          </table:table-cell>
          <table:table-cell office:value-type="float" office:value="10635451" calcext:value-type="float">
            <text:p>10635451</text:p>
          </table:table-cell>
          <table:table-cell office:value-type="float" office:value="13860591" calcext:value-type="float">
            <text:p>1386059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093080" calcext:value-type="float">
            <text:p>2093080</text:p>
          </table:table-cell>
          <table:table-cell office:value-type="float" office:value="10374371" calcext:value-type="float">
            <text:p>10374371</text:p>
          </table:table-cell>
          <table:table-cell office:value-type="float" office:value="13652286" calcext:value-type="float">
            <text:p>1365228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562967" calcext:value-type="float">
            <text:p>2562967</text:p>
          </table:table-cell>
          <table:table-cell office:value-type="float" office:value="10946086" calcext:value-type="float">
            <text:p>10946086</text:p>
          </table:table-cell>
          <table:table-cell office:value-type="float" office:value="14429976" calcext:value-type="float">
            <text:p>144299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534805" calcext:value-type="float">
            <text:p>2534805</text:p>
          </table:table-cell>
          <table:table-cell office:value-type="float" office:value="10931827" calcext:value-type="float">
            <text:p>10931827</text:p>
          </table:table-cell>
          <table:table-cell office:value-type="float" office:value="14632372" calcext:value-type="float">
            <text:p>1463237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507448" calcext:value-type="float">
            <text:p>2507448</text:p>
          </table:table-cell>
          <table:table-cell office:value-type="float" office:value="11314212" calcext:value-type="float">
            <text:p>11314212</text:p>
          </table:table-cell>
          <table:table-cell office:value-type="float" office:value="14429042" calcext:value-type="float">
            <text:p>1442904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71049" calcext:value-type="float">
            <text:p>2271049</text:p>
          </table:table-cell>
          <table:table-cell office:value-type="float" office:value="11115163" calcext:value-type="float">
            <text:p>11115163</text:p>
          </table:table-cell>
          <table:table-cell office:value-type="float" office:value="14033606" calcext:value-type="float">
            <text:p>1403360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244283" calcext:value-type="float">
            <text:p>2244283</text:p>
          </table:table-cell>
          <table:table-cell office:value-type="float" office:value="11312217" calcext:value-type="float">
            <text:p>11312217</text:p>
          </table:table-cell>
          <table:table-cell office:value-type="float" office:value="14448097" calcext:value-type="float">
            <text:p>144480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69620" calcext:value-type="float">
            <text:p>2969620</text:p>
          </table:table-cell>
          <table:table-cell office:value-type="float" office:value="11571536" calcext:value-type="float">
            <text:p>11571536</text:p>
          </table:table-cell>
          <table:table-cell office:value-type="float" office:value="14830544" calcext:value-type="float">
            <text:p>1483054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61949" calcext:value-type="float">
            <text:p>2961949</text:p>
          </table:table-cell>
          <table:table-cell office:value-type="float" office:value="11568318" calcext:value-type="float">
            <text:p>11568318</text:p>
          </table:table-cell>
          <table:table-cell office:value-type="float" office:value="14825219" calcext:value-type="float">
            <text:p>1482521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59048" calcext:value-type="float">
            <text:p>2959048</text:p>
          </table:table-cell>
          <table:table-cell office:value-type="float" office:value="11187331" calcext:value-type="float">
            <text:p>11187331</text:p>
          </table:table-cell>
          <table:table-cell office:value-type="float" office:value="14446694" calcext:value-type="float">
            <text:p>144466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412416" calcext:value-type="float">
            <text:p>24412416</text:p>
          </table:table-cell>
          <table:table-cell office:value-type="float" office:value="0" calcext:value-type="float">
            <text:p>0</text:p>
          </table:table-cell>
          <table:table-cell office:value-type="float" office:value="2955482" calcext:value-type="float">
            <text:p>2955482</text:p>
          </table:table-cell>
          <table:table-cell office:value-type="float" office:value="10786047" calcext:value-type="float">
            <text:p>10786047</text:p>
          </table:table-cell>
          <table:table-cell office:value-type="float" office:value="14453305" calcext:value-type="float">
            <text:p>144533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3T20:47:58.424822485</dc:date>
    <meta:editing-duration>PT55S</meta:editing-duration>
    <meta:editing-cycles>1</meta:editing-cycles>
    <meta:document-statistic meta:table-count="1" meta:cell-count="5475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8.41cm" svg:height="22.844cm" xlink:href=".." xlink:type="simple" chart:class="chart:line" chart:style-name="ch1">
        <chart:legend chart:legend-position="end" svg:x="43.811cm" svg:y="10.127cm" style:legend-expansion="high" chart:style-name="ch2"/>
        <chart:plot-area chart:style-name="ch3" table:cell-range-address="sparse_variational_convolution_layer_log8753403089054.A1:sparse_variational_convolution_layer_log8753403089054.E2189" chart:data-source-has-labels="row" svg:x="0.968cm" svg:y="0.456cm" svg:width="41.875cm" svg:height="21.932cm">
          <chartooo:coordinate-region svg:x="2.701cm" svg:y="0.456cm" svg:width="40.142cm" svg:height="20.6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parse_variational_convolution_layer_log8753403089054.A2:sparse_variational_convolution_layer_log8753403089054.A2189" chart:label-cell-address="sparse_variational_convolution_layer_log8753403089054.A1:sparse_variational_convolution_layer_log8753403089054.A1" chart:class="chart:line">
            <chart:data-point chart:repeated="2188"/>
          </chart:series>
          <chart:series chart:style-name="ch7" chart:values-cell-range-address="sparse_variational_convolution_layer_log8753403089054.B2:sparse_variational_convolution_layer_log8753403089054.B2189" chart:label-cell-address="sparse_variational_convolution_layer_log8753403089054.B1:sparse_variational_convolution_layer_log8753403089054.B1" chart:class="chart:line">
            <chart:data-point chart:repeated="2188"/>
          </chart:series>
          <chart:series chart:style-name="ch8" chart:values-cell-range-address="sparse_variational_convolution_layer_log8753403089054.C2:sparse_variational_convolution_layer_log8753403089054.C2189" chart:label-cell-address="sparse_variational_convolution_layer_log8753403089054.C1:sparse_variational_convolution_layer_log8753403089054.C1" chart:class="chart:line">
            <chart:data-point chart:repeated="2188"/>
          </chart:series>
          <chart:series chart:style-name="ch9" chart:values-cell-range-address="sparse_variational_convolution_layer_log8753403089054.D2:sparse_variational_convolution_layer_log8753403089054.D2189" chart:label-cell-address="sparse_variational_convolution_layer_log8753403089054.D1:sparse_variational_convolution_layer_log8753403089054.D1" chart:class="chart:line">
            <chart:data-point chart:repeated="2188"/>
          </chart:series>
          <chart:series chart:style-name="ch10" chart:values-cell-range-address="sparse_variational_convolution_layer_log8753403089054.E2:sparse_variational_convolution_layer_log8753403089054.E2189" chart:label-cell-address="sparse_variational_convolution_layer_log8753403089054.E1:sparse_variational_convolution_layer_log8753403089054.E1" chart:class="chart:line">
            <chart:data-point chart:repeated="21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 Elements</text:p>
                <draw:g>
                  <svg:desc>sparse_variational_convolution_layer_log8753403089054.A1:sparse_variational_convolution_layer_log8753403089054.A1</svg:desc>
                </draw:g>
              </table:table-cell>
              <table:table-cell office:value-type="string">
                <text:p> Abs(Elements)&gt;1</text:p>
                <draw:g>
                  <svg:desc>sparse_variational_convolution_layer_log8753403089054.B1:sparse_variational_convolution_layer_log8753403089054.B1</svg:desc>
                </draw:g>
              </table:table-cell>
              <table:table-cell office:value-type="string">
                <text:p> Abs(Elements)&gt;.1</text:p>
                <draw:g>
                  <svg:desc>sparse_variational_convolution_layer_log8753403089054.C1:sparse_variational_convolution_layer_log8753403089054.C1</svg:desc>
                </draw:g>
              </table:table-cell>
              <table:table-cell office:value-type="string">
                <text:p> Abs(Elements)&gt;.01</text:p>
                <draw:g>
                  <svg:desc>sparse_variational_convolution_layer_log8753403089054.D1:sparse_variational_convolution_layer_log8753403089054.D1</svg:desc>
                </draw:g>
              </table:table-cell>
              <table:table-cell office:value-type="string">
                <text:p> Abs(Elements)&gt;.001</text:p>
                <draw:g>
                  <svg:desc>sparse_variational_convolution_layer_log8753403089054.E1:sparse_variational_convolution_layer_log8753403089054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arse_variational_convolution_layer_log8753403089054.A2:sparse_variational_convolution_layer_log8753403089054.A2189</svg:desc>
                </draw:g>
              </table:table-cell>
              <table:table-cell office:value-type="float" office:value="NaN">
                <text:p>NaN</text:p>
                <draw:g>
                  <svg:desc>sparse_variational_convolution_layer_log8753403089054.B2:sparse_variational_convolution_layer_log8753403089054.B2189</svg:desc>
                </draw:g>
              </table:table-cell>
              <table:table-cell office:value-type="float" office:value="NaN">
                <text:p>NaN</text:p>
                <draw:g>
                  <svg:desc>sparse_variational_convolution_layer_log8753403089054.C2:sparse_variational_convolution_layer_log8753403089054.C2189</svg:desc>
                </draw:g>
              </table:table-cell>
              <table:table-cell office:value-type="float" office:value="NaN">
                <text:p>NaN</text:p>
                <draw:g>
                  <svg:desc>sparse_variational_convolution_layer_log8753403089054.D2:sparse_variational_convolution_layer_log8753403089054.D2189</svg:desc>
                </draw:g>
              </table:table-cell>
              <table:table-cell office:value-type="float" office:value="NaN">
                <text:p>NaN</text:p>
                <draw:g>
                  <svg:desc>sparse_variational_convolution_layer_log8753403089054.E2:sparse_variational_convolution_layer_log8753403089054.E21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5200527">
                <text:p>15200527</text:p>
              </table:table-cell>
              <table:table-cell office:value-type="float" office:value="23273288">
                <text:p>23273288</text:p>
              </table:table-cell>
              <table:table-cell office:value-type="float" office:value="24351348">
                <text:p>24351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4862186">
                <text:p>14862186</text:p>
              </table:table-cell>
              <table:table-cell office:value-type="float" office:value="22820693">
                <text:p>22820693</text:p>
              </table:table-cell>
              <table:table-cell office:value-type="float" office:value="24157565">
                <text:p>241575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4704032">
                <text:p>14704032</text:p>
              </table:table-cell>
              <table:table-cell office:value-type="float" office:value="22587902">
                <text:p>22587902</text:p>
              </table:table-cell>
              <table:table-cell office:value-type="float" office:value="24144504">
                <text:p>24144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4544924">
                <text:p>14544924</text:p>
              </table:table-cell>
              <table:table-cell office:value-type="float" office:value="22348806">
                <text:p>22348806</text:p>
              </table:table-cell>
              <table:table-cell office:value-type="float" office:value="24335471">
                <text:p>243354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3988219">
                <text:p>13988219</text:p>
              </table:table-cell>
              <table:table-cell office:value-type="float" office:value="21693219">
                <text:p>21693219</text:p>
              </table:table-cell>
              <table:table-cell office:value-type="float" office:value="23746199">
                <text:p>23746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6392725">
                <text:p>16392725</text:p>
              </table:table-cell>
              <table:table-cell office:value-type="float" office:value="23531776">
                <text:p>23531776</text:p>
              </table:table-cell>
              <table:table-cell office:value-type="float" office:value="24365508">
                <text:p>243655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6261989">
                <text:p>16261989</text:p>
              </table:table-cell>
              <table:table-cell office:value-type="float" office:value="23119379">
                <text:p>23119379</text:p>
              </table:table-cell>
              <table:table-cell office:value-type="float" office:value="24364399">
                <text:p>24364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6119634">
                <text:p>16119634</text:p>
              </table:table-cell>
              <table:table-cell office:value-type="float" office:value="23115534">
                <text:p>23115534</text:p>
              </table:table-cell>
              <table:table-cell office:value-type="float" office:value="24356615">
                <text:p>243566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5777247">
                <text:p>15777247</text:p>
              </table:table-cell>
              <table:table-cell office:value-type="float" office:value="23118147">
                <text:p>23118147</text:p>
              </table:table-cell>
              <table:table-cell office:value-type="float" office:value="24164028">
                <text:p>241640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5644773">
                <text:p>15644773</text:p>
              </table:table-cell>
              <table:table-cell office:value-type="float" office:value="22919652">
                <text:p>22919652</text:p>
              </table:table-cell>
              <table:table-cell office:value-type="float" office:value="24364379">
                <text:p>243643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4130459">
                <text:p>14130459</text:p>
              </table:table-cell>
              <table:table-cell office:value-type="float" office:value="23302629">
                <text:p>23302629</text:p>
              </table:table-cell>
              <table:table-cell office:value-type="float" office:value="24362609">
                <text:p>243626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3856119">
                <text:p>13856119</text:p>
              </table:table-cell>
              <table:table-cell office:value-type="float" office:value="23295355">
                <text:p>23295355</text:p>
              </table:table-cell>
              <table:table-cell office:value-type="float" office:value="24362360">
                <text:p>243623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3369255">
                <text:p>13369255</text:p>
              </table:table-cell>
              <table:table-cell office:value-type="float" office:value="23079615">
                <text:p>23079615</text:p>
              </table:table-cell>
              <table:table-cell office:value-type="float" office:value="24361084">
                <text:p>243610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3074063">
                <text:p>13074063</text:p>
              </table:table-cell>
              <table:table-cell office:value-type="float" office:value="22855656">
                <text:p>22855656</text:p>
              </table:table-cell>
              <table:table-cell office:value-type="float" office:value="24357821">
                <text:p>243578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2976927">
                <text:p>12976927</text:p>
              </table:table-cell>
              <table:table-cell office:value-type="float" office:value="22631992">
                <text:p>22631992</text:p>
              </table:table-cell>
              <table:table-cell office:value-type="float" office:value="23965471">
                <text:p>239654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4587759">
                <text:p>14587759</text:p>
              </table:table-cell>
              <table:table-cell office:value-type="float" office:value="23298653">
                <text:p>23298653</text:p>
              </table:table-cell>
              <table:table-cell office:value-type="float" office:value="24356790">
                <text:p>243567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4510056">
                <text:p>14510056</text:p>
              </table:table-cell>
              <table:table-cell office:value-type="float" office:value="23073128">
                <text:p>23073128</text:p>
              </table:table-cell>
              <table:table-cell office:value-type="float" office:value="24356357">
                <text:p>243563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4432605">
                <text:p>14432605</text:p>
              </table:table-cell>
              <table:table-cell office:value-type="float" office:value="22849404">
                <text:p>22849404</text:p>
              </table:table-cell>
              <table:table-cell office:value-type="float" office:value="24149759">
                <text:p>241497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4144973">
                <text:p>14144973</text:p>
              </table:table-cell>
              <table:table-cell office:value-type="float" office:value="22635985">
                <text:p>22635985</text:p>
              </table:table-cell>
              <table:table-cell office:value-type="float" office:value="24354278">
                <text:p>243542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4043855">
                <text:p>14043855</text:p>
              </table:table-cell>
              <table:table-cell office:value-type="float" office:value="22790651">
                <text:p>22790651</text:p>
              </table:table-cell>
              <table:table-cell office:value-type="float" office:value="24349171">
                <text:p>243491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5472836">
                <text:p>15472836</text:p>
              </table:table-cell>
              <table:table-cell office:value-type="float" office:value="23085277">
                <text:p>23085277</text:p>
              </table:table-cell>
              <table:table-cell office:value-type="float" office:value="24363851">
                <text:p>243638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5196348">
                <text:p>15196348</text:p>
              </table:table-cell>
              <table:table-cell office:value-type="float" office:value="23267574">
                <text:p>23267574</text:p>
              </table:table-cell>
              <table:table-cell office:value-type="float" office:value="24356700">
                <text:p>243567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4901066">
                <text:p>14901066</text:p>
              </table:table-cell>
              <table:table-cell office:value-type="float" office:value="23234711">
                <text:p>23234711</text:p>
              </table:table-cell>
              <table:table-cell office:value-type="float" office:value="24358820">
                <text:p>243588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4590483">
                <text:p>14590483</text:p>
              </table:table-cell>
              <table:table-cell office:value-type="float" office:value="22991924">
                <text:p>22991924</text:p>
              </table:table-cell>
              <table:table-cell office:value-type="float" office:value="24354137">
                <text:p>243541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4281889">
                <text:p>14281889</text:p>
              </table:table-cell>
              <table:table-cell office:value-type="float" office:value="22727950">
                <text:p>22727950</text:p>
              </table:table-cell>
              <table:table-cell office:value-type="float" office:value="24346155">
                <text:p>243461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3490755">
                <text:p>13490755</text:p>
              </table:table-cell>
              <table:table-cell office:value-type="float" office:value="22666483">
                <text:p>22666483</text:p>
              </table:table-cell>
              <table:table-cell office:value-type="float" office:value="24343821">
                <text:p>243438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3033006">
                <text:p>13033006</text:p>
              </table:table-cell>
              <table:table-cell office:value-type="float" office:value="22402981">
                <text:p>22402981</text:p>
              </table:table-cell>
              <table:table-cell office:value-type="float" office:value="24124121">
                <text:p>241241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2960210">
                <text:p>12960210</text:p>
              </table:table-cell>
              <table:table-cell office:value-type="float" office:value="22347616">
                <text:p>22347616</text:p>
              </table:table-cell>
              <table:table-cell office:value-type="float" office:value="24324707">
                <text:p>243247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2669448">
                <text:p>12669448</text:p>
              </table:table-cell>
              <table:table-cell office:value-type="float" office:value="22297156">
                <text:p>22297156</text:p>
              </table:table-cell>
              <table:table-cell office:value-type="float" office:value="24119033">
                <text:p>241190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2143912">
                <text:p>12143912</text:p>
              </table:table-cell>
              <table:table-cell office:value-type="float" office:value="21270836">
                <text:p>21270836</text:p>
              </table:table-cell>
              <table:table-cell office:value-type="float" office:value="24314423">
                <text:p>243144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4376479">
                <text:p>14376479</text:p>
              </table:table-cell>
              <table:table-cell office:value-type="float" office:value="22008051">
                <text:p>22008051</text:p>
              </table:table-cell>
              <table:table-cell office:value-type="float" office:value="23953772">
                <text:p>239537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4311588">
                <text:p>14311588</text:p>
              </table:table-cell>
              <table:table-cell office:value-type="float" office:value="21782978">
                <text:p>21782978</text:p>
              </table:table-cell>
              <table:table-cell office:value-type="float" office:value="23960404">
                <text:p>239604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4239643">
                <text:p>14239643</text:p>
              </table:table-cell>
              <table:table-cell office:value-type="float" office:value="21761623">
                <text:p>21761623</text:p>
              </table:table-cell>
              <table:table-cell office:value-type="float" office:value="24344203">
                <text:p>243442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3945369">
                <text:p>13945369</text:p>
              </table:table-cell>
              <table:table-cell office:value-type="float" office:value="21532722">
                <text:p>21532722</text:p>
              </table:table-cell>
              <table:table-cell office:value-type="float" office:value="23953178">
                <text:p>239531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3638097">
                <text:p>13638097</text:p>
              </table:table-cell>
              <table:table-cell office:value-type="float" office:value="21300317">
                <text:p>21300317</text:p>
              </table:table-cell>
              <table:table-cell office:value-type="float" office:value="24336245">
                <text:p>243362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2930184">
                <text:p>12930184</text:p>
              </table:table-cell>
              <table:table-cell office:value-type="float" office:value="22089059">
                <text:p>22089059</text:p>
              </table:table-cell>
              <table:table-cell office:value-type="float" office:value="24338142">
                <text:p>243381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2222649">
                <text:p>12222649</text:p>
              </table:table-cell>
              <table:table-cell office:value-type="float" office:value="22267260">
                <text:p>22267260</text:p>
              </table:table-cell>
              <table:table-cell office:value-type="float" office:value="23925813">
                <text:p>239258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2135775">
                <text:p>12135775</text:p>
              </table:table-cell>
              <table:table-cell office:value-type="float" office:value="22232952">
                <text:p>22232952</text:p>
              </table:table-cell>
              <table:table-cell office:value-type="float" office:value="24310319">
                <text:p>243103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2059084">
                <text:p>12059084</text:p>
              </table:table-cell>
              <table:table-cell office:value-type="float" office:value="21803691">
                <text:p>21803691</text:p>
              </table:table-cell>
              <table:table-cell office:value-type="float" office:value="24327220">
                <text:p>243272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995847">
                <text:p>11995847</text:p>
              </table:table-cell>
              <table:table-cell office:value-type="float" office:value="21779744">
                <text:p>21779744</text:p>
              </table:table-cell>
              <table:table-cell office:value-type="float" office:value="24118962">
                <text:p>241189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2938569">
                <text:p>12938569</text:p>
              </table:table-cell>
              <table:table-cell office:value-type="float" office:value="21969256">
                <text:p>21969256</text:p>
              </table:table-cell>
              <table:table-cell office:value-type="float" office:value="24129296">
                <text:p>241292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2898094">
                <text:p>12898094</text:p>
              </table:table-cell>
              <table:table-cell office:value-type="float" office:value="21540413">
                <text:p>21540413</text:p>
              </table:table-cell>
              <table:table-cell office:value-type="float" office:value="24319250">
                <text:p>243192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2854675">
                <text:p>12854675</text:p>
              </table:table-cell>
              <table:table-cell office:value-type="float" office:value="21291045">
                <text:p>21291045</text:p>
              </table:table-cell>
              <table:table-cell office:value-type="float" office:value="23919977">
                <text:p>239199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2607553">
                <text:p>12607553</text:p>
              </table:table-cell>
              <table:table-cell office:value-type="float" office:value="21445145">
                <text:p>21445145</text:p>
              </table:table-cell>
              <table:table-cell office:value-type="float" office:value="24303888">
                <text:p>243038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2560807">
                <text:p>12560807</text:p>
              </table:table-cell>
              <table:table-cell office:value-type="float" office:value="21003602">
                <text:p>21003602</text:p>
              </table:table-cell>
              <table:table-cell office:value-type="float" office:value="23714186">
                <text:p>237141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5620424">
                <text:p>15620424</text:p>
              </table:table-cell>
              <table:table-cell office:value-type="float" office:value="22773492">
                <text:p>22773492</text:p>
              </table:table-cell>
              <table:table-cell office:value-type="float" office:value="24347073">
                <text:p>243470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5563006">
                <text:p>15563006</text:p>
              </table:table-cell>
              <table:table-cell office:value-type="float" office:value="22750480">
                <text:p>22750480</text:p>
              </table:table-cell>
              <table:table-cell office:value-type="float" office:value="24144993">
                <text:p>241449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5284185">
                <text:p>15284185</text:p>
              </table:table-cell>
              <table:table-cell office:value-type="float" office:value="22713441">
                <text:p>22713441</text:p>
              </table:table-cell>
              <table:table-cell office:value-type="float" office:value="24140215">
                <text:p>241402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4972530">
                <text:p>14972530</text:p>
              </table:table-cell>
              <table:table-cell office:value-type="float" office:value="21882298">
                <text:p>21882298</text:p>
              </table:table-cell>
              <table:table-cell office:value-type="float" office:value="23938804">
                <text:p>239388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4856502">
                <text:p>14856502</text:p>
              </table:table-cell>
              <table:table-cell office:value-type="float" office:value="21452913">
                <text:p>21452913</text:p>
              </table:table-cell>
              <table:table-cell office:value-type="float" office:value="24121177">
                <text:p>241211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4449668">
                <text:p>14449668</text:p>
              </table:table-cell>
              <table:table-cell office:value-type="float" office:value="22094159">
                <text:p>22094159</text:p>
              </table:table-cell>
              <table:table-cell office:value-type="float" office:value="24325920">
                <text:p>2432592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3712737">
                <text:p>13712737</text:p>
              </table:table-cell>
              <table:table-cell office:value-type="float" office:value="22078316">
                <text:p>22078316</text:p>
              </table:table-cell>
              <table:table-cell office:value-type="float" office:value="23939191">
                <text:p>239391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3563789">
                <text:p>13563789</text:p>
              </table:table-cell>
              <table:table-cell office:value-type="float" office:value="21860903">
                <text:p>21860903</text:p>
              </table:table-cell>
              <table:table-cell office:value-type="float" office:value="23542622">
                <text:p>235426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3010199">
                <text:p>13010199</text:p>
              </table:table-cell>
              <table:table-cell office:value-type="float" office:value="21610943">
                <text:p>21610943</text:p>
              </table:table-cell>
              <table:table-cell office:value-type="float" office:value="23937801">
                <text:p>239378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2672889">
                <text:p>12672889</text:p>
              </table:table-cell>
              <table:table-cell office:value-type="float" office:value="21164965">
                <text:p>21164965</text:p>
              </table:table-cell>
              <table:table-cell office:value-type="float" office:value="23725602">
                <text:p>237256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2385142">
                <text:p>12385142</text:p>
              </table:table-cell>
              <table:table-cell office:value-type="float" office:value="21387702">
                <text:p>21387702</text:p>
              </table:table-cell>
              <table:table-cell office:value-type="float" office:value="23926565">
                <text:p>239265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2255356">
                <text:p>12255356</text:p>
              </table:table-cell>
              <table:table-cell office:value-type="float" office:value="21342301">
                <text:p>21342301</text:p>
              </table:table-cell>
              <table:table-cell office:value-type="float" office:value="23922010">
                <text:p>239220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946113">
                <text:p>11946113</text:p>
              </table:table-cell>
              <table:table-cell office:value-type="float" office:value="21107341">
                <text:p>21107341</text:p>
              </table:table-cell>
              <table:table-cell office:value-type="float" office:value="24105955">
                <text:p>241059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627141">
                <text:p>11627141</text:p>
              </table:table-cell>
              <table:table-cell office:value-type="float" office:value="21279286">
                <text:p>21279286</text:p>
              </table:table-cell>
              <table:table-cell office:value-type="float" office:value="24095234">
                <text:p>240952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098452">
                <text:p>11098452</text:p>
              </table:table-cell>
              <table:table-cell office:value-type="float" office:value="21264412">
                <text:p>21264412</text:p>
              </table:table-cell>
              <table:table-cell office:value-type="float" office:value="23716599">
                <text:p>237165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741733">
                <text:p>11741733</text:p>
              </table:table-cell>
              <table:table-cell office:value-type="float" office:value="22020387">
                <text:p>22020387</text:p>
              </table:table-cell>
              <table:table-cell office:value-type="float" office:value="23935301">
                <text:p>239353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395768">
                <text:p>11395768</text:p>
              </table:table-cell>
              <table:table-cell office:value-type="float" office:value="21999121">
                <text:p>21999121</text:p>
              </table:table-cell>
              <table:table-cell office:value-type="float" office:value="23931583">
                <text:p>239315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054395">
                <text:p>11054395</text:p>
              </table:table-cell>
              <table:table-cell office:value-type="float" office:value="22170709">
                <text:p>22170709</text:p>
              </table:table-cell>
              <table:table-cell office:value-type="float" office:value="24115749">
                <text:p>241157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923779">
                <text:p>10923779</text:p>
              </table:table-cell>
              <table:table-cell office:value-type="float" office:value="21729794">
                <text:p>21729794</text:p>
              </table:table-cell>
              <table:table-cell office:value-type="float" office:value="23905165">
                <text:p>239051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801872">
                <text:p>10801872</text:p>
              </table:table-cell>
              <table:table-cell office:value-type="float" office:value="21078500">
                <text:p>21078500</text:p>
              </table:table-cell>
              <table:table-cell office:value-type="float" office:value="23893721">
                <text:p>238937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336801">
                <text:p>11336801</text:p>
              </table:table-cell>
              <table:table-cell office:value-type="float" office:value="21083288">
                <text:p>21083288</text:p>
              </table:table-cell>
              <table:table-cell office:value-type="float" office:value="23721081">
                <text:p>237210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000414">
                <text:p>11000414</text:p>
              </table:table-cell>
              <table:table-cell office:value-type="float" office:value="20798462">
                <text:p>20798462</text:p>
              </table:table-cell>
              <table:table-cell office:value-type="float" office:value="23717320">
                <text:p>2371732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465050">
                <text:p>10465050</text:p>
              </table:table-cell>
              <table:table-cell office:value-type="float" office:value="20721759">
                <text:p>20721759</text:p>
              </table:table-cell>
              <table:table-cell office:value-type="float" office:value="23695083">
                <text:p>236950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347017">
                <text:p>10347017</text:p>
              </table:table-cell>
              <table:table-cell office:value-type="float" office:value="20451727">
                <text:p>20451727</text:p>
              </table:table-cell>
              <table:table-cell office:value-type="float" office:value="23870668">
                <text:p>238706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228396">
                <text:p>10228396</text:p>
              </table:table-cell>
              <table:table-cell office:value-type="float" office:value="20017233">
                <text:p>20017233</text:p>
              </table:table-cell>
              <table:table-cell office:value-type="float" office:value="23487195">
                <text:p>234871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2022648">
                <text:p>12022648</text:p>
              </table:table-cell>
              <table:table-cell office:value-type="float" office:value="21385032">
                <text:p>21385032</text:p>
              </table:table-cell>
              <table:table-cell office:value-type="float" office:value="23513865">
                <text:p>235138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519258">
                <text:p>11519258</text:p>
              </table:table-cell>
              <table:table-cell office:value-type="float" office:value="20966852">
                <text:p>20966852</text:p>
              </table:table-cell>
              <table:table-cell office:value-type="float" office:value="23499860">
                <text:p>2349986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214791">
                <text:p>11214791</text:p>
              </table:table-cell>
              <table:table-cell office:value-type="float" office:value="20936004">
                <text:p>20936004</text:p>
              </table:table-cell>
              <table:table-cell office:value-type="float" office:value="23690143">
                <text:p>236901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920672">
                <text:p>10920672</text:p>
              </table:table-cell>
              <table:table-cell office:value-type="float" office:value="20708070">
                <text:p>20708070</text:p>
              </table:table-cell>
              <table:table-cell office:value-type="float" office:value="23489967">
                <text:p>234899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824147">
                <text:p>10824147</text:p>
              </table:table-cell>
              <table:table-cell office:value-type="float" office:value="20676483">
                <text:p>20676483</text:p>
              </table:table-cell>
              <table:table-cell office:value-type="float" office:value="23690289">
                <text:p>236902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831736">
                <text:p>10831736</text:p>
              </table:table-cell>
              <table:table-cell office:value-type="float" office:value="21254280">
                <text:p>21254280</text:p>
              </table:table-cell>
              <table:table-cell office:value-type="float" office:value="23514920">
                <text:p>235149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751107">
                <text:p>10751107</text:p>
              </table:table-cell>
              <table:table-cell office:value-type="float" office:value="21013845">
                <text:p>21013845</text:p>
              </table:table-cell>
              <table:table-cell office:value-type="float" office:value="22918865">
                <text:p>229188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673789">
                <text:p>10673789</text:p>
              </table:table-cell>
              <table:table-cell office:value-type="float" office:value="20753195">
                <text:p>20753195</text:p>
              </table:table-cell>
              <table:table-cell office:value-type="float" office:value="23502434">
                <text:p>235024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601502">
                <text:p>10601502</text:p>
              </table:table-cell>
              <table:table-cell office:value-type="float" office:value="19879590">
                <text:p>19879590</text:p>
              </table:table-cell>
              <table:table-cell office:value-type="float" office:value="23482970">
                <text:p>2348297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536639">
                <text:p>10536639</text:p>
              </table:table-cell>
              <table:table-cell office:value-type="float" office:value="20017746">
                <text:p>20017746</text:p>
              </table:table-cell>
              <table:table-cell office:value-type="float" office:value="22482365">
                <text:p>224823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738505">
                <text:p>11738505</text:p>
              </table:table-cell>
              <table:table-cell office:value-type="float" office:value="20919518">
                <text:p>20919518</text:p>
              </table:table-cell>
              <table:table-cell office:value-type="float" office:value="23702664">
                <text:p>237026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680496">
                <text:p>11680496</text:p>
              </table:table-cell>
              <table:table-cell office:value-type="float" office:value="20702904">
                <text:p>20702904</text:p>
              </table:table-cell>
              <table:table-cell office:value-type="float" office:value="23693284">
                <text:p>236932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611371">
                <text:p>11611371</text:p>
              </table:table-cell>
              <table:table-cell office:value-type="float" office:value="20660852">
                <text:p>20660852</text:p>
              </table:table-cell>
              <table:table-cell office:value-type="float" office:value="23684072">
                <text:p>236840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135180">
                <text:p>11135180</text:p>
              </table:table-cell>
              <table:table-cell office:value-type="float" office:value="20433492">
                <text:p>20433492</text:p>
              </table:table-cell>
              <table:table-cell office:value-type="float" office:value="23481675">
                <text:p>234816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058701">
                <text:p>11058701</text:p>
              </table:table-cell>
              <table:table-cell office:value-type="float" office:value="19975303">
                <text:p>19975303</text:p>
              </table:table-cell>
              <table:table-cell office:value-type="float" office:value="23670972">
                <text:p>236709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880822">
                <text:p>11880822</text:p>
              </table:table-cell>
              <table:table-cell office:value-type="float" office:value="20508997">
                <text:p>20508997</text:p>
              </table:table-cell>
              <table:table-cell office:value-type="float" office:value="23687682">
                <text:p>236876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825803">
                <text:p>11825803</text:p>
              </table:table-cell>
              <table:table-cell office:value-type="float" office:value="20262517">
                <text:p>20262517</text:p>
              </table:table-cell>
              <table:table-cell office:value-type="float" office:value="23309650">
                <text:p>2330965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764601">
                <text:p>11764601</text:p>
              </table:table-cell>
              <table:table-cell office:value-type="float" office:value="19612941">
                <text:p>19612941</text:p>
              </table:table-cell>
              <table:table-cell office:value-type="float" office:value="23291379">
                <text:p>232913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698578">
                <text:p>11698578</text:p>
              </table:table-cell>
              <table:table-cell office:value-type="float" office:value="19369804">
                <text:p>19369804</text:p>
              </table:table-cell>
              <table:table-cell office:value-type="float" office:value="23479151">
                <text:p>234791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625268">
                <text:p>11625268</text:p>
              </table:table-cell>
              <table:table-cell office:value-type="float" office:value="19145497">
                <text:p>19145497</text:p>
              </table:table-cell>
              <table:table-cell office:value-type="float" office:value="23284288">
                <text:p>232842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2027483">
                <text:p>12027483</text:p>
              </table:table-cell>
              <table:table-cell office:value-type="float" office:value="19750384">
                <text:p>19750384</text:p>
              </table:table-cell>
              <table:table-cell office:value-type="float" office:value="23665797">
                <text:p>236657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919418">
                <text:p>11919418</text:p>
              </table:table-cell>
              <table:table-cell office:value-type="float" office:value="19730632">
                <text:p>19730632</text:p>
              </table:table-cell>
              <table:table-cell office:value-type="float" office:value="23243618">
                <text:p>232436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598971">
                <text:p>11598971</text:p>
              </table:table-cell>
              <table:table-cell office:value-type="float" office:value="19702886">
                <text:p>19702886</text:p>
              </table:table-cell>
              <table:table-cell office:value-type="float" office:value="22852481">
                <text:p>228524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262225">
                <text:p>11262225</text:p>
              </table:table-cell>
              <table:table-cell office:value-type="float" office:value="19271774">
                <text:p>19271774</text:p>
              </table:table-cell>
              <table:table-cell office:value-type="float" office:value="23831397">
                <text:p>238313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931643">
                <text:p>10931643</text:p>
              </table:table-cell>
              <table:table-cell office:value-type="float" office:value="18817332">
                <text:p>18817332</text:p>
              </table:table-cell>
              <table:table-cell office:value-type="float" office:value="23234085">
                <text:p>232340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677195">
                <text:p>10677195</text:p>
              </table:table-cell>
              <table:table-cell office:value-type="float" office:value="18852798">
                <text:p>18852798</text:p>
              </table:table-cell>
              <table:table-cell office:value-type="float" office:value="22655264">
                <text:p>226552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360846">
                <text:p>10360846</text:p>
              </table:table-cell>
              <table:table-cell office:value-type="float" office:value="18812762">
                <text:p>18812762</text:p>
              </table:table-cell>
              <table:table-cell office:value-type="float" office:value="21665345">
                <text:p>216653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846053">
                <text:p>9846053</text:p>
              </table:table-cell>
              <table:table-cell office:value-type="float" office:value="18379166">
                <text:p>18379166</text:p>
              </table:table-cell>
              <table:table-cell office:value-type="float" office:value="22420767">
                <text:p>224207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530229">
                <text:p>9530229</text:p>
              </table:table-cell>
              <table:table-cell office:value-type="float" office:value="18164430">
                <text:p>18164430</text:p>
              </table:table-cell>
              <table:table-cell office:value-type="float" office:value="22451550">
                <text:p>2245155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204628">
                <text:p>9204628</text:p>
              </table:table-cell>
              <table:table-cell office:value-type="float" office:value="18150747">
                <text:p>18150747</text:p>
              </table:table-cell>
              <table:table-cell office:value-type="float" office:value="22409496">
                <text:p>224094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390479">
                <text:p>9390479</text:p>
              </table:table-cell>
              <table:table-cell office:value-type="float" office:value="18408862">
                <text:p>18408862</text:p>
              </table:table-cell>
              <table:table-cell office:value-type="float" office:value="22396572">
                <text:p>223965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297966">
                <text:p>9297966</text:p>
              </table:table-cell>
              <table:table-cell office:value-type="float" office:value="18181658">
                <text:p>18181658</text:p>
              </table:table-cell>
              <table:table-cell office:value-type="float" office:value="21849143">
                <text:p>218491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208585">
                <text:p>9208585</text:p>
              </table:table-cell>
              <table:table-cell office:value-type="float" office:value="17938762">
                <text:p>17938762</text:p>
              </table:table-cell>
              <table:table-cell office:value-type="float" office:value="21265784">
                <text:p>212657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121196">
                <text:p>9121196</text:p>
              </table:table-cell>
              <table:table-cell office:value-type="float" office:value="17501089">
                <text:p>17501089</text:p>
              </table:table-cell>
              <table:table-cell office:value-type="float" office:value="22219331">
                <text:p>222193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823370">
                <text:p>8823370</text:p>
              </table:table-cell>
              <table:table-cell office:value-type="float" office:value="17069008">
                <text:p>17069008</text:p>
              </table:table-cell>
              <table:table-cell office:value-type="float" office:value="21998553">
                <text:p>219985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441925">
                <text:p>9441925</text:p>
              </table:table-cell>
              <table:table-cell office:value-type="float" office:value="19055165">
                <text:p>19055165</text:p>
              </table:table-cell>
              <table:table-cell office:value-type="float" office:value="21647822">
                <text:p>216478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343546">
                <text:p>9343546</text:p>
              </table:table-cell>
              <table:table-cell office:value-type="float" office:value="18832313">
                <text:p>18832313</text:p>
              </table:table-cell>
              <table:table-cell office:value-type="float" office:value="22066676">
                <text:p>220666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057102">
                <text:p>9057102</text:p>
              </table:table-cell>
              <table:table-cell office:value-type="float" office:value="18809195">
                <text:p>18809195</text:p>
              </table:table-cell>
              <table:table-cell office:value-type="float" office:value="22057457">
                <text:p>220574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758610">
                <text:p>8758610</text:p>
              </table:table-cell>
              <table:table-cell office:value-type="float" office:value="18594723">
                <text:p>18594723</text:p>
              </table:table-cell>
              <table:table-cell office:value-type="float" office:value="21642634">
                <text:p>216426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669133">
                <text:p>8669133</text:p>
              </table:table-cell>
              <table:table-cell office:value-type="float" office:value="18772077">
                <text:p>18772077</text:p>
              </table:table-cell>
              <table:table-cell office:value-type="float" office:value="21834533">
                <text:p>218345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071268">
                <text:p>9071268</text:p>
              </table:table-cell>
              <table:table-cell office:value-type="float" office:value="19329695">
                <text:p>19329695</text:p>
              </table:table-cell>
              <table:table-cell office:value-type="float" office:value="22839282">
                <text:p>228392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759770">
                <text:p>8759770</text:p>
              </table:table-cell>
              <table:table-cell office:value-type="float" office:value="18910189">
                <text:p>18910189</text:p>
              </table:table-cell>
              <table:table-cell office:value-type="float" office:value="22063693">
                <text:p>220636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449791">
                <text:p>8449791</text:p>
              </table:table-cell>
              <table:table-cell office:value-type="float" office:value="18684709">
                <text:p>18684709</text:p>
              </table:table-cell>
              <table:table-cell office:value-type="float" office:value="22044855">
                <text:p>220448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154769">
                <text:p>8154769</text:p>
              </table:table-cell>
              <table:table-cell office:value-type="float" office:value="18458152">
                <text:p>18458152</text:p>
              </table:table-cell>
              <table:table-cell office:value-type="float" office:value="21659667">
                <text:p>216596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067398">
                <text:p>8067398</text:p>
              </table:table-cell>
              <table:table-cell office:value-type="float" office:value="18219237">
                <text:p>18219237</text:p>
              </table:table-cell>
              <table:table-cell office:value-type="float" office:value="21671034">
                <text:p>216710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139182">
                <text:p>9139182</text:p>
              </table:table-cell>
              <table:table-cell office:value-type="float" office:value="18875945">
                <text:p>18875945</text:p>
              </table:table-cell>
              <table:table-cell office:value-type="float" office:value="22266313">
                <text:p>222663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052093">
                <text:p>9052093</text:p>
              </table:table-cell>
              <table:table-cell office:value-type="float" office:value="19027112">
                <text:p>19027112</text:p>
              </table:table-cell>
              <table:table-cell office:value-type="float" office:value="22058956">
                <text:p>220589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556939">
                <text:p>8556939</text:p>
              </table:table-cell>
              <table:table-cell office:value-type="float" office:value="18989213">
                <text:p>18989213</text:p>
              </table:table-cell>
              <table:table-cell office:value-type="float" office:value="22069200">
                <text:p>220692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444495">
                <text:p>8444495</text:p>
              </table:table-cell>
              <table:table-cell office:value-type="float" office:value="18953649">
                <text:p>18953649</text:p>
              </table:table-cell>
              <table:table-cell office:value-type="float" office:value="22056305">
                <text:p>220563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340200">
                <text:p>8340200</text:p>
              </table:table-cell>
              <table:table-cell office:value-type="float" office:value="18918344">
                <text:p>18918344</text:p>
              </table:table-cell>
              <table:table-cell office:value-type="float" office:value="22058042">
                <text:p>220580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868001">
                <text:p>8868001</text:p>
              </table:table-cell>
              <table:table-cell office:value-type="float" office:value="19327107">
                <text:p>19327107</text:p>
              </table:table-cell>
              <table:table-cell office:value-type="float" office:value="21673745">
                <text:p>216737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783819">
                <text:p>8783819</text:p>
              </table:table-cell>
              <table:table-cell office:value-type="float" office:value="19097312">
                <text:p>19097312</text:p>
              </table:table-cell>
              <table:table-cell office:value-type="float" office:value="21660204">
                <text:p>216602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501567">
                <text:p>8501567</text:p>
              </table:table-cell>
              <table:table-cell office:value-type="float" office:value="18464742">
                <text:p>18464742</text:p>
              </table:table-cell>
              <table:table-cell office:value-type="float" office:value="21659433">
                <text:p>216594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419592">
                <text:p>8419592</text:p>
              </table:table-cell>
              <table:table-cell office:value-type="float" office:value="17817568">
                <text:p>17817568</text:p>
              </table:table-cell>
              <table:table-cell office:value-type="float" office:value="21841408">
                <text:p>218414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130307">
                <text:p>8130307</text:p>
              </table:table-cell>
              <table:table-cell office:value-type="float" office:value="17384056">
                <text:p>17384056</text:p>
              </table:table-cell>
              <table:table-cell office:value-type="float" office:value="21636496">
                <text:p>216364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135818">
                <text:p>10135818</text:p>
              </table:table-cell>
              <table:table-cell office:value-type="float" office:value="18316642">
                <text:p>18316642</text:p>
              </table:table-cell>
              <table:table-cell office:value-type="float" office:value="21479616">
                <text:p>214796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822836">
                <text:p>9822836</text:p>
              </table:table-cell>
              <table:table-cell office:value-type="float" office:value="17879750">
                <text:p>17879750</text:p>
              </table:table-cell>
              <table:table-cell office:value-type="float" office:value="21481936">
                <text:p>214819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703743">
                <text:p>9703743</text:p>
              </table:table-cell>
              <table:table-cell office:value-type="float" office:value="17638711">
                <text:p>17638711</text:p>
              </table:table-cell>
              <table:table-cell office:value-type="float" office:value="21263271">
                <text:p>212632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986684">
                <text:p>8986684</text:p>
              </table:table-cell>
              <table:table-cell office:value-type="float" office:value="17802665">
                <text:p>17802665</text:p>
              </table:table-cell>
              <table:table-cell office:value-type="float" office:value="21248748">
                <text:p>2124874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876040">
                <text:p>8876040</text:p>
              </table:table-cell>
              <table:table-cell office:value-type="float" office:value="17788875">
                <text:p>17788875</text:p>
              </table:table-cell>
              <table:table-cell office:value-type="float" office:value="20678940">
                <text:p>2067894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381744">
                <text:p>9381744</text:p>
              </table:table-cell>
              <table:table-cell office:value-type="float" office:value="18228859">
                <text:p>18228859</text:p>
              </table:table-cell>
              <table:table-cell office:value-type="float" office:value="21873511">
                <text:p>218735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108976">
                <text:p>9108976</text:p>
              </table:table-cell>
              <table:table-cell office:value-type="float" office:value="17596599">
                <text:p>17596599</text:p>
              </table:table-cell>
              <table:table-cell office:value-type="float" office:value="21668821">
                <text:p>216688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025175">
                <text:p>9025175</text:p>
              </table:table-cell>
              <table:table-cell office:value-type="float" office:value="17352816">
                <text:p>17352816</text:p>
              </table:table-cell>
              <table:table-cell office:value-type="float" office:value="21063721">
                <text:p>210637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532200">
                <text:p>8532200</text:p>
              </table:table-cell>
              <table:table-cell office:value-type="float" office:value="17322774">
                <text:p>17322774</text:p>
              </table:table-cell>
              <table:table-cell office:value-type="float" office:value="20860817">
                <text:p>208608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449325">
                <text:p>8449325</text:p>
              </table:table-cell>
              <table:table-cell office:value-type="float" office:value="17090508">
                <text:p>17090508</text:p>
              </table:table-cell>
              <table:table-cell office:value-type="float" office:value="21446637">
                <text:p>214466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962506">
                <text:p>8962506</text:p>
              </table:table-cell>
              <table:table-cell office:value-type="float" office:value="17725074">
                <text:p>17725074</text:p>
              </table:table-cell>
              <table:table-cell office:value-type="float" office:value="22246599">
                <text:p>222465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280533">
                <text:p>8280533</text:p>
              </table:table-cell>
              <table:table-cell office:value-type="float" office:value="17504566">
                <text:p>17504566</text:p>
              </table:table-cell>
              <table:table-cell office:value-type="float" office:value="21440860">
                <text:p>2144086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200810">
                <text:p>8200810</text:p>
              </table:table-cell>
              <table:table-cell office:value-type="float" office:value="17481909">
                <text:p>17481909</text:p>
              </table:table-cell>
              <table:table-cell office:value-type="float" office:value="21224228">
                <text:p>212242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119265">
                <text:p>8119265</text:p>
              </table:table-cell>
              <table:table-cell office:value-type="float" office:value="17050568">
                <text:p>17050568</text:p>
              </table:table-cell>
              <table:table-cell office:value-type="float" office:value="21246483">
                <text:p>212464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029873">
                <text:p>8029873</text:p>
              </table:table-cell>
              <table:table-cell office:value-type="float" office:value="16809517">
                <text:p>16809517</text:p>
              </table:table-cell>
              <table:table-cell office:value-type="float" office:value="20855013">
                <text:p>208550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976764">
                <text:p>9976764</text:p>
              </table:table-cell>
              <table:table-cell office:value-type="float" office:value="19274586">
                <text:p>19274586</text:p>
              </table:table-cell>
              <table:table-cell office:value-type="float" office:value="21291236">
                <text:p>212912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881315">
                <text:p>9881315</text:p>
              </table:table-cell>
              <table:table-cell office:value-type="float" office:value="19274278">
                <text:p>19274278</text:p>
              </table:table-cell>
              <table:table-cell office:value-type="float" office:value="21678917">
                <text:p>216789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587296">
                <text:p>9587296</text:p>
              </table:table-cell>
              <table:table-cell office:value-type="float" office:value="19276382">
                <text:p>19276382</text:p>
              </table:table-cell>
              <table:table-cell office:value-type="float" office:value="21866654">
                <text:p>2186665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495435">
                <text:p>9495435</text:p>
              </table:table-cell>
              <table:table-cell office:value-type="float" office:value="19277280">
                <text:p>19277280</text:p>
              </table:table-cell>
              <table:table-cell office:value-type="float" office:value="21670911">
                <text:p>216709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210449">
                <text:p>9210449</text:p>
              </table:table-cell>
              <table:table-cell office:value-type="float" office:value="19076491">
                <text:p>19076491</text:p>
              </table:table-cell>
              <table:table-cell office:value-type="float" office:value="21482291">
                <text:p>214822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862215">
                <text:p>9862215</text:p>
              </table:table-cell>
              <table:table-cell office:value-type="float" office:value="19392271">
                <text:p>19392271</text:p>
              </table:table-cell>
              <table:table-cell office:value-type="float" office:value="21723843">
                <text:p>217238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583175">
                <text:p>9583175</text:p>
              </table:table-cell>
              <table:table-cell office:value-type="float" office:value="19168598">
                <text:p>19168598</text:p>
              </table:table-cell>
              <table:table-cell office:value-type="float" office:value="21503277">
                <text:p>215032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094807">
                <text:p>9094807</text:p>
              </table:table-cell>
              <table:table-cell office:value-type="float" office:value="18729793">
                <text:p>18729793</text:p>
              </table:table-cell>
              <table:table-cell office:value-type="float" office:value="21483591">
                <text:p>214835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004740">
                <text:p>9004740</text:p>
              </table:table-cell>
              <table:table-cell office:value-type="float" office:value="18685736">
                <text:p>18685736</text:p>
              </table:table-cell>
              <table:table-cell office:value-type="float" office:value="21882332">
                <text:p>218823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918996">
                <text:p>8918996</text:p>
              </table:table-cell>
              <table:table-cell office:value-type="float" office:value="18658943">
                <text:p>18658943</text:p>
              </table:table-cell>
              <table:table-cell office:value-type="float" office:value="21507608">
                <text:p>215076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327395">
                <text:p>8327395</text:p>
              </table:table-cell>
              <table:table-cell office:value-type="float" office:value="19136533">
                <text:p>19136533</text:p>
              </table:table-cell>
              <table:table-cell office:value-type="float" office:value="22094149">
                <text:p>2209414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246126">
                <text:p>8246126</text:p>
              </table:table-cell>
              <table:table-cell office:value-type="float" office:value="18691639">
                <text:p>18691639</text:p>
              </table:table-cell>
              <table:table-cell office:value-type="float" office:value="21889448">
                <text:p>218894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958559">
                <text:p>7958559</text:p>
              </table:table-cell>
              <table:table-cell office:value-type="float" office:value="18848626">
                <text:p>18848626</text:p>
              </table:table-cell>
              <table:table-cell office:value-type="float" office:value="22069015">
                <text:p>220690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870225">
                <text:p>7870225</text:p>
              </table:table-cell>
              <table:table-cell office:value-type="float" office:value="18621931">
                <text:p>18621931</text:p>
              </table:table-cell>
              <table:table-cell office:value-type="float" office:value="21854480">
                <text:p>2185448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571836">
                <text:p>7571836</text:p>
              </table:table-cell>
              <table:table-cell office:value-type="float" office:value="18374026">
                <text:p>18374026</text:p>
              </table:table-cell>
              <table:table-cell office:value-type="float" office:value="21072603">
                <text:p>210726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881715">
                <text:p>10881715</text:p>
              </table:table-cell>
              <table:table-cell office:value-type="float" office:value="20074296">
                <text:p>20074296</text:p>
              </table:table-cell>
              <table:table-cell office:value-type="float" office:value="21905410">
                <text:p>2190541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571194">
                <text:p>10571194</text:p>
              </table:table-cell>
              <table:table-cell office:value-type="float" office:value="20057670">
                <text:p>20057670</text:p>
              </table:table-cell>
              <table:table-cell office:value-type="float" office:value="21909614">
                <text:p>219096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263027">
                <text:p>10263027</text:p>
              </table:table-cell>
              <table:table-cell office:value-type="float" office:value="19625417">
                <text:p>19625417</text:p>
              </table:table-cell>
              <table:table-cell office:value-type="float" office:value="21891447">
                <text:p>2189144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163315">
                <text:p>10163315</text:p>
              </table:table-cell>
              <table:table-cell office:value-type="float" office:value="19383566">
                <text:p>19383566</text:p>
              </table:table-cell>
              <table:table-cell office:value-type="float" office:value="22063261">
                <text:p>2206326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068281">
                <text:p>10068281</text:p>
              </table:table-cell>
              <table:table-cell office:value-type="float" office:value="18942314">
                <text:p>18942314</text:p>
              </table:table-cell>
              <table:table-cell office:value-type="float" office:value="21878290">
                <text:p>2187829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025914">
                <text:p>11025914</text:p>
              </table:table-cell>
              <table:table-cell office:value-type="float" office:value="19178060">
                <text:p>19178060</text:p>
              </table:table-cell>
              <table:table-cell office:value-type="float" office:value="21871503">
                <text:p>218715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139314">
                <text:p>11139314</text:p>
              </table:table-cell>
              <table:table-cell office:value-type="float" office:value="19336942">
                <text:p>19336942</text:p>
              </table:table-cell>
              <table:table-cell office:value-type="float" office:value="21080756">
                <text:p>210807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839824">
                <text:p>10839824</text:p>
              </table:table-cell>
              <table:table-cell office:value-type="float" office:value="19109877">
                <text:p>19109877</text:p>
              </table:table-cell>
              <table:table-cell office:value-type="float" office:value="21676761">
                <text:p>2167676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329829">
                <text:p>10329829</text:p>
              </table:table-cell>
              <table:table-cell office:value-type="float" office:value="18886837">
                <text:p>18886837</text:p>
              </table:table-cell>
              <table:table-cell office:value-type="float" office:value="21302126">
                <text:p>2130212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227241">
                <text:p>10227241</text:p>
              </table:table-cell>
              <table:table-cell office:value-type="float" office:value="19064762">
                <text:p>19064762</text:p>
              </table:table-cell>
              <table:table-cell office:value-type="float" office:value="21485997">
                <text:p>2148599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164295">
                <text:p>11164295</text:p>
              </table:table-cell>
              <table:table-cell office:value-type="float" office:value="19297199">
                <text:p>19297199</text:p>
              </table:table-cell>
              <table:table-cell office:value-type="float" office:value="21878811">
                <text:p>218788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278182">
                <text:p>11278182</text:p>
              </table:table-cell>
              <table:table-cell office:value-type="float" office:value="19090862">
                <text:p>19090862</text:p>
              </table:table-cell>
              <table:table-cell office:value-type="float" office:value="22077311">
                <text:p>220773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575211">
                <text:p>10575211</text:p>
              </table:table-cell>
              <table:table-cell office:value-type="float" office:value="19097174">
                <text:p>19097174</text:p>
              </table:table-cell>
              <table:table-cell office:value-type="float" office:value="22460020">
                <text:p>2246002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082991">
                <text:p>10082991</text:p>
              </table:table-cell>
              <table:table-cell office:value-type="float" office:value="18700610">
                <text:p>18700610</text:p>
              </table:table-cell>
              <table:table-cell office:value-type="float" office:value="22054695">
                <text:p>220546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791359">
                <text:p>9791359</text:p>
              </table:table-cell>
              <table:table-cell office:value-type="float" office:value="18708031">
                <text:p>18708031</text:p>
              </table:table-cell>
              <table:table-cell office:value-type="float" office:value="21269603">
                <text:p>212696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144140">
                <text:p>11144140</text:p>
              </table:table-cell>
              <table:table-cell office:value-type="float" office:value="19458770">
                <text:p>19458770</text:p>
              </table:table-cell>
              <table:table-cell office:value-type="float" office:value="21896240">
                <text:p>2189624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052368">
                <text:p>11052368</text:p>
              </table:table-cell>
              <table:table-cell office:value-type="float" office:value="19449847">
                <text:p>19449847</text:p>
              </table:table-cell>
              <table:table-cell office:value-type="float" office:value="21510476">
                <text:p>2151047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746295">
                <text:p>10746295</text:p>
              </table:table-cell>
              <table:table-cell office:value-type="float" office:value="19247855">
                <text:p>19247855</text:p>
              </table:table-cell>
              <table:table-cell office:value-type="float" office:value="21705283">
                <text:p>2170528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629866">
                <text:p>10629866</text:p>
              </table:table-cell>
              <table:table-cell office:value-type="float" office:value="19442172">
                <text:p>19442172</text:p>
              </table:table-cell>
              <table:table-cell office:value-type="float" office:value="21493256">
                <text:p>2149325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704608">
                <text:p>9704608</text:p>
              </table:table-cell>
              <table:table-cell office:value-type="float" office:value="19442954">
                <text:p>19442954</text:p>
              </table:table-cell>
              <table:table-cell office:value-type="float" office:value="21493815">
                <text:p>214938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316423">
                <text:p>10316423</text:p>
              </table:table-cell>
              <table:table-cell office:value-type="float" office:value="20638947">
                <text:p>20638947</text:p>
              </table:table-cell>
              <table:table-cell office:value-type="float" office:value="22325027">
                <text:p>223250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213161">
                <text:p>10213161</text:p>
              </table:table-cell>
              <table:table-cell office:value-type="float" office:value="20632151">
                <text:p>20632151</text:p>
              </table:table-cell>
              <table:table-cell office:value-type="float" office:value="22521490">
                <text:p>2252149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908186">
                <text:p>9908186</text:p>
              </table:table-cell>
              <table:table-cell office:value-type="float" office:value="20618504">
                <text:p>20618504</text:p>
              </table:table-cell>
              <table:table-cell office:value-type="float" office:value="22311757">
                <text:p>2231175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606037">
                <text:p>9606037</text:p>
              </table:table-cell>
              <table:table-cell office:value-type="float" office:value="20593898">
                <text:p>20593898</text:p>
              </table:table-cell>
              <table:table-cell office:value-type="float" office:value="22499820">
                <text:p>2249982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507016">
                <text:p>9507016</text:p>
              </table:table-cell>
              <table:table-cell office:value-type="float" office:value="20172419">
                <text:p>20172419</text:p>
              </table:table-cell>
              <table:table-cell office:value-type="float" office:value="22506491">
                <text:p>225064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395098">
                <text:p>9395098</text:p>
              </table:table-cell>
              <table:table-cell office:value-type="float" office:value="20120242">
                <text:p>20120242</text:p>
              </table:table-cell>
              <table:table-cell office:value-type="float" office:value="22892938">
                <text:p>2289293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296896">
                <text:p>9296896</text:p>
              </table:table-cell>
              <table:table-cell office:value-type="float" office:value="20093869">
                <text:p>20093869</text:p>
              </table:table-cell>
              <table:table-cell office:value-type="float" office:value="22506790">
                <text:p>2250679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199799">
                <text:p>9199799</text:p>
              </table:table-cell>
              <table:table-cell office:value-type="float" office:value="20256092">
                <text:p>20256092</text:p>
              </table:table-cell>
              <table:table-cell office:value-type="float" office:value="21912300">
                <text:p>219123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098118">
                <text:p>9098118</text:p>
              </table:table-cell>
              <table:table-cell office:value-type="float" office:value="20018798">
                <text:p>20018798</text:p>
              </table:table-cell>
              <table:table-cell office:value-type="float" office:value="21907547">
                <text:p>2190754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793582">
                <text:p>8793582</text:p>
              </table:table-cell>
              <table:table-cell office:value-type="float" office:value="19592850">
                <text:p>19592850</text:p>
              </table:table-cell>
              <table:table-cell office:value-type="float" office:value="22289782">
                <text:p>2228978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034956">
                <text:p>9034956</text:p>
              </table:table-cell>
              <table:table-cell office:value-type="float" office:value="19551755">
                <text:p>19551755</text:p>
              </table:table-cell>
              <table:table-cell office:value-type="float" office:value="22679880">
                <text:p>2267988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769126">
                <text:p>8769126</text:p>
              </table:table-cell>
              <table:table-cell office:value-type="float" office:value="19277074">
                <text:p>19277074</text:p>
              </table:table-cell>
              <table:table-cell office:value-type="float" office:value="22287902">
                <text:p>222879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710161">
                <text:p>8710161</text:p>
              </table:table-cell>
              <table:table-cell office:value-type="float" office:value="19194947">
                <text:p>19194947</text:p>
              </table:table-cell>
              <table:table-cell office:value-type="float" office:value="22849584">
                <text:p>2284958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653741">
                <text:p>8653741</text:p>
              </table:table-cell>
              <table:table-cell office:value-type="float" office:value="19137542">
                <text:p>19137542</text:p>
              </table:table-cell>
              <table:table-cell office:value-type="float" office:value="22077817">
                <text:p>220778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183885">
                <text:p>8183885</text:p>
              </table:table-cell>
              <table:table-cell office:value-type="float" office:value="19293399">
                <text:p>19293399</text:p>
              </table:table-cell>
              <table:table-cell office:value-type="float" office:value="21849532">
                <text:p>218495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258813">
                <text:p>9258813</text:p>
              </table:table-cell>
              <table:table-cell office:value-type="float" office:value="20136224">
                <text:p>20136224</text:p>
              </table:table-cell>
              <table:table-cell office:value-type="float" office:value="21892131">
                <text:p>2189213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992567">
                <text:p>8992567</text:p>
              </table:table-cell>
              <table:table-cell office:value-type="float" office:value="19698143">
                <text:p>19698143</text:p>
              </table:table-cell>
              <table:table-cell office:value-type="float" office:value="21905351">
                <text:p>2190535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922518">
                <text:p>8922518</text:p>
              </table:table-cell>
              <table:table-cell office:value-type="float" office:value="19435490">
                <text:p>19435490</text:p>
              </table:table-cell>
              <table:table-cell office:value-type="float" office:value="22273475">
                <text:p>222734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653095">
                <text:p>8653095</text:p>
              </table:table-cell>
              <table:table-cell office:value-type="float" office:value="18761751">
                <text:p>18761751</text:p>
              </table:table-cell>
              <table:table-cell office:value-type="float" office:value="21669506">
                <text:p>2166950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576873">
                <text:p>8576873</text:p>
              </table:table-cell>
              <table:table-cell office:value-type="float" office:value="18305913">
                <text:p>18305913</text:p>
              </table:table-cell>
              <table:table-cell office:value-type="float" office:value="21660562">
                <text:p>216605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273913">
                <text:p>9273913</text:p>
              </table:table-cell>
              <table:table-cell office:value-type="float" office:value="18641018">
                <text:p>18641018</text:p>
              </table:table-cell>
              <table:table-cell office:value-type="float" office:value="22653865">
                <text:p>226538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013869">
                <text:p>9013869</text:p>
              </table:table-cell>
              <table:table-cell office:value-type="float" office:value="18027228">
                <text:p>18027228</text:p>
              </table:table-cell>
              <table:table-cell office:value-type="float" office:value="22248710">
                <text:p>2224871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942336">
                <text:p>8942336</text:p>
              </table:table-cell>
              <table:table-cell office:value-type="float" office:value="18209704">
                <text:p>18209704</text:p>
              </table:table-cell>
              <table:table-cell office:value-type="float" office:value="22060461">
                <text:p>2206046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880175">
                <text:p>8880175</text:p>
              </table:table-cell>
              <table:table-cell office:value-type="float" office:value="18972518">
                <text:p>18972518</text:p>
              </table:table-cell>
              <table:table-cell office:value-type="float" office:value="22621622">
                <text:p>2262162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822720">
                <text:p>8822720</text:p>
              </table:table-cell>
              <table:table-cell office:value-type="float" office:value="18547516">
                <text:p>18547516</text:p>
              </table:table-cell>
              <table:table-cell office:value-type="float" office:value="22245866">
                <text:p>2224586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132558">
                <text:p>10132558</text:p>
              </table:table-cell>
              <table:table-cell office:value-type="float" office:value="19556210">
                <text:p>19556210</text:p>
              </table:table-cell>
              <table:table-cell office:value-type="float" office:value="22668061">
                <text:p>2266806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054181">
                <text:p>10054181</text:p>
              </table:table-cell>
              <table:table-cell office:value-type="float" office:value="19173143">
                <text:p>19173143</text:p>
              </table:table-cell>
              <table:table-cell office:value-type="float" office:value="21873697">
                <text:p>218736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763946">
                <text:p>9763946</text:p>
              </table:table-cell>
              <table:table-cell office:value-type="float" office:value="19378542">
                <text:p>19378542</text:p>
              </table:table-cell>
              <table:table-cell office:value-type="float" office:value="22274237">
                <text:p>2227423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046578">
                <text:p>9046578</text:p>
              </table:table-cell>
              <table:table-cell office:value-type="float" office:value="19176866">
                <text:p>19176866</text:p>
              </table:table-cell>
              <table:table-cell office:value-type="float" office:value="22078588">
                <text:p>2207858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320843">
                <text:p>8320843</text:p>
              </table:table-cell>
              <table:table-cell office:value-type="float" office:value="18952622">
                <text:p>18952622</text:p>
              </table:table-cell>
              <table:table-cell office:value-type="float" office:value="21872876">
                <text:p>218728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140064">
                <text:p>8140064</text:p>
              </table:table-cell>
              <table:table-cell office:value-type="float" office:value="19213646">
                <text:p>19213646</text:p>
              </table:table-cell>
              <table:table-cell office:value-type="float" office:value="22464741">
                <text:p>2246474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029704">
                <text:p>8029704</text:p>
              </table:table-cell>
              <table:table-cell office:value-type="float" office:value="18784916">
                <text:p>18784916</text:p>
              </table:table-cell>
              <table:table-cell office:value-type="float" office:value="22277163">
                <text:p>222771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924068">
                <text:p>7924068</text:p>
              </table:table-cell>
              <table:table-cell office:value-type="float" office:value="18759106">
                <text:p>18759106</text:p>
              </table:table-cell>
              <table:table-cell office:value-type="float" office:value="21885330">
                <text:p>2188533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615642">
                <text:p>7615642</text:p>
              </table:table-cell>
              <table:table-cell office:value-type="float" office:value="18317225">
                <text:p>18317225</text:p>
              </table:table-cell>
              <table:table-cell office:value-type="float" office:value="21870866">
                <text:p>2187086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511928">
                <text:p>7511928</text:p>
              </table:table-cell>
              <table:table-cell office:value-type="float" office:value="17871479">
                <text:p>17871479</text:p>
              </table:table-cell>
              <table:table-cell office:value-type="float" office:value="21845067">
                <text:p>2184506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102096">
                <text:p>10102096</text:p>
              </table:table-cell>
              <table:table-cell office:value-type="float" office:value="18684206">
                <text:p>18684206</text:p>
              </table:table-cell>
              <table:table-cell office:value-type="float" office:value="21699461">
                <text:p>2169946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812336">
                <text:p>9812336</text:p>
              </table:table-cell>
              <table:table-cell office:value-type="float" office:value="18452923">
                <text:p>18452923</text:p>
              </table:table-cell>
              <table:table-cell office:value-type="float" office:value="22467457">
                <text:p>2246745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499596">
                <text:p>9499596</text:p>
              </table:table-cell>
              <table:table-cell office:value-type="float" office:value="18231634">
                <text:p>18231634</text:p>
              </table:table-cell>
              <table:table-cell office:value-type="float" office:value="21685426">
                <text:p>2168542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168451">
                <text:p>9168451</text:p>
              </table:table-cell>
              <table:table-cell office:value-type="float" office:value="18212896">
                <text:p>18212896</text:p>
              </table:table-cell>
              <table:table-cell office:value-type="float" office:value="21288532">
                <text:p>2128853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828433">
                <text:p>8828433</text:p>
              </table:table-cell>
              <table:table-cell office:value-type="float" office:value="18190223">
                <text:p>18190223</text:p>
              </table:table-cell>
              <table:table-cell office:value-type="float" office:value="21305689">
                <text:p>2130568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184735">
                <text:p>9184735</text:p>
              </table:table-cell>
              <table:table-cell office:value-type="float" office:value="18393591">
                <text:p>18393591</text:p>
              </table:table-cell>
              <table:table-cell office:value-type="float" office:value="21879022">
                <text:p>2187902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047408">
                <text:p>9047408</text:p>
              </table:table-cell>
              <table:table-cell office:value-type="float" office:value="17947964">
                <text:p>17947964</text:p>
              </table:table-cell>
              <table:table-cell office:value-type="float" office:value="22059045">
                <text:p>2205904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723490">
                <text:p>8723490</text:p>
              </table:table-cell>
              <table:table-cell office:value-type="float" office:value="17919499">
                <text:p>17919499</text:p>
              </table:table-cell>
              <table:table-cell office:value-type="float" office:value="21648899">
                <text:p>2164889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606206">
                <text:p>8606206</text:p>
              </table:table-cell>
              <table:table-cell office:value-type="float" office:value="17690109">
                <text:p>17690109</text:p>
              </table:table-cell>
              <table:table-cell office:value-type="float" office:value="21052267">
                <text:p>210522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273090">
                <text:p>8273090</text:p>
              </table:table-cell>
              <table:table-cell office:value-type="float" office:value="17447038">
                <text:p>17447038</text:p>
              </table:table-cell>
              <table:table-cell office:value-type="float" office:value="21086477">
                <text:p>2108647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541760">
                <text:p>7541760</text:p>
              </table:table-cell>
              <table:table-cell office:value-type="float" office:value="18583508">
                <text:p>18583508</text:p>
              </table:table-cell>
              <table:table-cell office:value-type="float" office:value="21486188">
                <text:p>2148618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042028">
                <text:p>7042028</text:p>
              </table:table-cell>
              <table:table-cell office:value-type="float" office:value="18367419">
                <text:p>18367419</text:p>
              </table:table-cell>
              <table:table-cell office:value-type="float" office:value="21480258">
                <text:p>2148025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940801">
                <text:p>6940801</text:p>
              </table:table-cell>
              <table:table-cell office:value-type="float" office:value="17948376">
                <text:p>17948376</text:p>
              </table:table-cell>
              <table:table-cell office:value-type="float" office:value="21468905">
                <text:p>214689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834015">
                <text:p>6834015</text:p>
              </table:table-cell>
              <table:table-cell office:value-type="float" office:value="17934531">
                <text:p>17934531</text:p>
              </table:table-cell>
              <table:table-cell office:value-type="float" office:value="21457371">
                <text:p>214573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509665">
                <text:p>6509665</text:p>
              </table:table-cell>
              <table:table-cell office:value-type="float" office:value="17920366">
                <text:p>17920366</text:p>
              </table:table-cell>
              <table:table-cell office:value-type="float" office:value="21061396">
                <text:p>2106139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976721">
                <text:p>5976721</text:p>
              </table:table-cell>
              <table:table-cell office:value-type="float" office:value="17701119">
                <text:p>17701119</text:p>
              </table:table-cell>
              <table:table-cell office:value-type="float" office:value="20477602">
                <text:p>2047760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852909">
                <text:p>5852909</text:p>
              </table:table-cell>
              <table:table-cell office:value-type="float" office:value="17483038">
                <text:p>17483038</text:p>
              </table:table-cell>
              <table:table-cell office:value-type="float" office:value="20877996">
                <text:p>2087799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541321">
                <text:p>5541321</text:p>
              </table:table-cell>
              <table:table-cell office:value-type="float" office:value="17471858">
                <text:p>17471858</text:p>
              </table:table-cell>
              <table:table-cell office:value-type="float" office:value="20659480">
                <text:p>2065948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445544">
                <text:p>5445544</text:p>
              </table:table-cell>
              <table:table-cell office:value-type="float" office:value="17454167">
                <text:p>17454167</text:p>
              </table:table-cell>
              <table:table-cell office:value-type="float" office:value="20458772">
                <text:p>2045877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369331">
                <text:p>5369331</text:p>
              </table:table-cell>
              <table:table-cell office:value-type="float" office:value="17432635">
                <text:p>17432635</text:p>
              </table:table-cell>
              <table:table-cell office:value-type="float" office:value="20449921">
                <text:p>204499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036435">
                <text:p>6036435</text:p>
              </table:table-cell>
              <table:table-cell office:value-type="float" office:value="17219402">
                <text:p>17219402</text:p>
              </table:table-cell>
              <table:table-cell office:value-type="float" office:value="20658373">
                <text:p>2065837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980541">
                <text:p>5980541</text:p>
              </table:table-cell>
              <table:table-cell office:value-type="float" office:value="16322802">
                <text:p>16322802</text:p>
              </table:table-cell>
              <table:table-cell office:value-type="float" office:value="20222043">
                <text:p>2022204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924576">
                <text:p>5924576</text:p>
              </table:table-cell>
              <table:table-cell office:value-type="float" office:value="15838149">
                <text:p>15838149</text:p>
              </table:table-cell>
              <table:table-cell office:value-type="float" office:value="20440461">
                <text:p>204404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659352">
                <text:p>5659352</text:p>
              </table:table-cell>
              <table:table-cell office:value-type="float" office:value="15178341">
                <text:p>15178341</text:p>
              </table:table-cell>
              <table:table-cell office:value-type="float" office:value="20221871">
                <text:p>202218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593618">
                <text:p>5593618</text:p>
              </table:table-cell>
              <table:table-cell office:value-type="float" office:value="15123370">
                <text:p>15123370</text:p>
              </table:table-cell>
              <table:table-cell office:value-type="float" office:value="20018906">
                <text:p>2001890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569260">
                <text:p>5569260</text:p>
              </table:table-cell>
              <table:table-cell office:value-type="float" office:value="15312076">
                <text:p>15312076</text:p>
              </table:table-cell>
              <table:table-cell office:value-type="float" office:value="19612771">
                <text:p>196127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534875">
                <text:p>5534875</text:p>
              </table:table-cell>
              <table:table-cell office:value-type="float" office:value="15670020">
                <text:p>15670020</text:p>
              </table:table-cell>
              <table:table-cell office:value-type="float" office:value="19825854">
                <text:p>198258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506103">
                <text:p>5506103</text:p>
              </table:table-cell>
              <table:table-cell office:value-type="float" office:value="16029749">
                <text:p>16029749</text:p>
              </table:table-cell>
              <table:table-cell office:value-type="float" office:value="20171229">
                <text:p>2017122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480797">
                <text:p>5480797</text:p>
              </table:table-cell>
              <table:table-cell office:value-type="float" office:value="15798208">
                <text:p>15798208</text:p>
              </table:table-cell>
              <table:table-cell office:value-type="float" office:value="19620155">
                <text:p>196201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456694">
                <text:p>5456694</text:p>
              </table:table-cell>
              <table:table-cell office:value-type="float" office:value="15763412">
                <text:p>15763412</text:p>
              </table:table-cell>
              <table:table-cell office:value-type="float" office:value="19387175">
                <text:p>193871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999641">
                <text:p>6999641</text:p>
              </table:table-cell>
              <table:table-cell office:value-type="float" office:value="17399059">
                <text:p>17399059</text:p>
              </table:table-cell>
              <table:table-cell office:value-type="float" office:value="20268562">
                <text:p>2026856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765928">
                <text:p>6765928</text:p>
              </table:table-cell>
              <table:table-cell office:value-type="float" office:value="16972156">
                <text:p>16972156</text:p>
              </table:table-cell>
              <table:table-cell office:value-type="float" office:value="20041855">
                <text:p>200418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729613">
                <text:p>6729613</text:p>
              </table:table-cell>
              <table:table-cell office:value-type="float" office:value="16359151">
                <text:p>16359151</text:p>
              </table:table-cell>
              <table:table-cell office:value-type="float" office:value="20250340">
                <text:p>2025034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694446">
                <text:p>6694446</text:p>
              </table:table-cell>
              <table:table-cell office:value-type="float" office:value="16327976">
                <text:p>16327976</text:p>
              </table:table-cell>
              <table:table-cell office:value-type="float" office:value="20418132">
                <text:p>204181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659943">
                <text:p>6659943</text:p>
              </table:table-cell>
              <table:table-cell office:value-type="float" office:value="15900812">
                <text:p>15900812</text:p>
              </table:table-cell>
              <table:table-cell office:value-type="float" office:value="20426669">
                <text:p>204266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354309">
                <text:p>7354309</text:p>
              </table:table-cell>
              <table:table-cell office:value-type="float" office:value="15981530">
                <text:p>15981530</text:p>
              </table:table-cell>
              <table:table-cell office:value-type="float" office:value="21636896">
                <text:p>216368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329429">
                <text:p>7329429</text:p>
              </table:table-cell>
              <table:table-cell office:value-type="float" office:value="15771898">
                <text:p>15771898</text:p>
              </table:table-cell>
              <table:table-cell office:value-type="float" office:value="21637732">
                <text:p>2163773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089038">
                <text:p>7089038</text:p>
              </table:table-cell>
              <table:table-cell office:value-type="float" office:value="16151989">
                <text:p>16151989</text:p>
              </table:table-cell>
              <table:table-cell office:value-type="float" office:value="21210905">
                <text:p>212109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040706">
                <text:p>7040706</text:p>
              </table:table-cell>
              <table:table-cell office:value-type="float" office:value="16150190">
                <text:p>16150190</text:p>
              </table:table-cell>
              <table:table-cell office:value-type="float" office:value="19844437">
                <text:p>1984443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984358">
                <text:p>6984358</text:p>
              </table:table-cell>
              <table:table-cell office:value-type="float" office:value="16137537">
                <text:p>16137537</text:p>
              </table:table-cell>
              <table:table-cell office:value-type="float" office:value="20036539">
                <text:p>2003653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417458">
                <text:p>9417458</text:p>
              </table:table-cell>
              <table:table-cell office:value-type="float" office:value="18330503">
                <text:p>18330503</text:p>
              </table:table-cell>
              <table:table-cell office:value-type="float" office:value="21263416">
                <text:p>212634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361156">
                <text:p>9361156</text:p>
              </table:table-cell>
              <table:table-cell office:value-type="float" office:value="18319100">
                <text:p>18319100</text:p>
              </table:table-cell>
              <table:table-cell office:value-type="float" office:value="21253587">
                <text:p>2125358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290205">
                <text:p>9290205</text:p>
              </table:table-cell>
              <table:table-cell office:value-type="float" office:value="18306284">
                <text:p>18306284</text:p>
              </table:table-cell>
              <table:table-cell office:value-type="float" office:value="21057340">
                <text:p>2105734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007729">
                <text:p>9007729</text:p>
              </table:table-cell>
              <table:table-cell office:value-type="float" office:value="18484609">
                <text:p>18484609</text:p>
              </table:table-cell>
              <table:table-cell office:value-type="float" office:value="21248613">
                <text:p>2124861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916437">
                <text:p>8916437</text:p>
              </table:table-cell>
              <table:table-cell office:value-type="float" office:value="18266327">
                <text:p>18266327</text:p>
              </table:table-cell>
              <table:table-cell office:value-type="float" office:value="21052859">
                <text:p>2105285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347655">
                <text:p>10347655</text:p>
              </table:table-cell>
              <table:table-cell office:value-type="float" office:value="18825157">
                <text:p>18825157</text:p>
              </table:table-cell>
              <table:table-cell office:value-type="float" office:value="21468551">
                <text:p>2146855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265376">
                <text:p>10265376</text:p>
              </table:table-cell>
              <table:table-cell office:value-type="float" office:value="18601484">
                <text:p>18601484</text:p>
              </table:table-cell>
              <table:table-cell office:value-type="float" office:value="20682694">
                <text:p>2068269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0180555">
                <text:p>10180555</text:p>
              </table:table-cell>
              <table:table-cell office:value-type="float" office:value="18356653">
                <text:p>18356653</text:p>
              </table:table-cell>
              <table:table-cell office:value-type="float" office:value="20871582">
                <text:p>2087158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890168">
                <text:p>9890168</text:p>
              </table:table-cell>
              <table:table-cell office:value-type="float" office:value="18323753">
                <text:p>18323753</text:p>
              </table:table-cell>
              <table:table-cell office:value-type="float" office:value="21257011">
                <text:p>2125701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795578">
                <text:p>9795578</text:p>
              </table:table-cell>
              <table:table-cell office:value-type="float" office:value="18304818">
                <text:p>18304818</text:p>
              </table:table-cell>
              <table:table-cell office:value-type="float" office:value="21044043">
                <text:p>2104404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433518">
                <text:p>9433518</text:p>
              </table:table-cell>
              <table:table-cell office:value-type="float" office:value="19083869">
                <text:p>19083869</text:p>
              </table:table-cell>
              <table:table-cell office:value-type="float" office:value="21663179">
                <text:p>2166317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327419">
                <text:p>9327419</text:p>
              </table:table-cell>
              <table:table-cell office:value-type="float" office:value="18882397">
                <text:p>18882397</text:p>
              </table:table-cell>
              <table:table-cell office:value-type="float" office:value="21641743">
                <text:p>2164174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001456">
                <text:p>9001456</text:p>
              </table:table-cell>
              <table:table-cell office:value-type="float" office:value="18475894">
                <text:p>18475894</text:p>
              </table:table-cell>
              <table:table-cell office:value-type="float" office:value="21081983">
                <text:p>2108198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873718">
                <text:p>8873718</text:p>
              </table:table-cell>
              <table:table-cell office:value-type="float" office:value="18062507">
                <text:p>18062507</text:p>
              </table:table-cell>
              <table:table-cell office:value-type="float" office:value="21257854">
                <text:p>2125785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542894">
                <text:p>8542894</text:p>
              </table:table-cell>
              <table:table-cell office:value-type="float" office:value="17842670">
                <text:p>17842670</text:p>
              </table:table-cell>
              <table:table-cell office:value-type="float" office:value="21454852">
                <text:p>2145485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228133">
                <text:p>8228133</text:p>
              </table:table-cell>
              <table:table-cell office:value-type="float" office:value="17822189">
                <text:p>17822189</text:p>
              </table:table-cell>
              <table:table-cell office:value-type="float" office:value="21253995">
                <text:p>2125399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913132">
                <text:p>7913132</text:p>
              </table:table-cell>
              <table:table-cell office:value-type="float" office:value="17604437">
                <text:p>17604437</text:p>
              </table:table-cell>
              <table:table-cell office:value-type="float" office:value="21230773">
                <text:p>2123077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624806">
                <text:p>7624806</text:p>
              </table:table-cell>
              <table:table-cell office:value-type="float" office:value="17992040">
                <text:p>17992040</text:p>
              </table:table-cell>
              <table:table-cell office:value-type="float" office:value="20847033">
                <text:p>2084703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539775">
                <text:p>7539775</text:p>
              </table:table-cell>
              <table:table-cell office:value-type="float" office:value="17982537">
                <text:p>17982537</text:p>
              </table:table-cell>
              <table:table-cell office:value-type="float" office:value="20656574">
                <text:p>2065657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056630">
                <text:p>7056630</text:p>
              </table:table-cell>
              <table:table-cell office:value-type="float" office:value="17753061">
                <text:p>17753061</text:p>
              </table:table-cell>
              <table:table-cell office:value-type="float" office:value="20657353">
                <text:p>2065735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389332">
                <text:p>7389332</text:p>
              </table:table-cell>
              <table:table-cell office:value-type="float" office:value="18497769">
                <text:p>18497769</text:p>
              </table:table-cell>
              <table:table-cell office:value-type="float" office:value="21849899">
                <text:p>218498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317981">
                <text:p>7317981</text:p>
              </table:table-cell>
              <table:table-cell office:value-type="float" office:value="18501065">
                <text:p>18501065</text:p>
              </table:table-cell>
              <table:table-cell office:value-type="float" office:value="21449584">
                <text:p>2144958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845302">
                <text:p>6845302</text:p>
              </table:table-cell>
              <table:table-cell office:value-type="float" office:value="18068642">
                <text:p>18068642</text:p>
              </table:table-cell>
              <table:table-cell office:value-type="float" office:value="21636332">
                <text:p>2163633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773778">
                <text:p>6773778</text:p>
              </table:table-cell>
              <table:table-cell office:value-type="float" office:value="17834921">
                <text:p>17834921</text:p>
              </table:table-cell>
              <table:table-cell office:value-type="float" office:value="21458188">
                <text:p>2145818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696526">
                <text:p>6696526</text:p>
              </table:table-cell>
              <table:table-cell office:value-type="float" office:value="17785052">
                <text:p>17785052</text:p>
              </table:table-cell>
              <table:table-cell office:value-type="float" office:value="21056039">
                <text:p>2105603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784040">
                <text:p>8784040</text:p>
              </table:table-cell>
              <table:table-cell office:value-type="float" office:value="18519351">
                <text:p>18519351</text:p>
              </table:table-cell>
              <table:table-cell office:value-type="float" office:value="21053353">
                <text:p>2105335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311832">
                <text:p>8311832</text:p>
              </table:table-cell>
              <table:table-cell office:value-type="float" office:value="18074945">
                <text:p>18074945</text:p>
              </table:table-cell>
              <table:table-cell office:value-type="float" office:value="20857166">
                <text:p>2085716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248507">
                <text:p>8248507</text:p>
              </table:table-cell>
              <table:table-cell office:value-type="float" office:value="17823394">
                <text:p>17823394</text:p>
              </table:table-cell>
              <table:table-cell office:value-type="float" office:value="20459708">
                <text:p>2045970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199993">
                <text:p>8199993</text:p>
              </table:table-cell>
              <table:table-cell office:value-type="float" office:value="17367677">
                <text:p>17367677</text:p>
              </table:table-cell>
              <table:table-cell office:value-type="float" office:value="20630889">
                <text:p>2063088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156342">
                <text:p>8156342</text:p>
              </table:table-cell>
              <table:table-cell office:value-type="float" office:value="17094637">
                <text:p>17094637</text:p>
              </table:table-cell>
              <table:table-cell office:value-type="float" office:value="20636190">
                <text:p>2063619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205977">
                <text:p>8205977</text:p>
              </table:table-cell>
              <table:table-cell office:value-type="float" office:value="17032039">
                <text:p>17032039</text:p>
              </table:table-cell>
              <table:table-cell office:value-type="float" office:value="20621594">
                <text:p>2062159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165208">
                <text:p>8165208</text:p>
              </table:table-cell>
              <table:table-cell office:value-type="float" office:value="16958916">
                <text:p>16958916</text:p>
              </table:table-cell>
              <table:table-cell office:value-type="float" office:value="20789816">
                <text:p>207898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121378">
                <text:p>8121378</text:p>
              </table:table-cell>
              <table:table-cell office:value-type="float" office:value="16305572">
                <text:p>16305572</text:p>
              </table:table-cell>
              <table:table-cell office:value-type="float" office:value="20215759">
                <text:p>2021575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074297">
                <text:p>8074297</text:p>
              </table:table-cell>
              <table:table-cell office:value-type="float" office:value="16279630">
                <text:p>16279630</text:p>
              </table:table-cell>
              <table:table-cell office:value-type="float" office:value="19825859">
                <text:p>1982585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816776">
                <text:p>7816776</text:p>
              </table:table-cell>
              <table:table-cell office:value-type="float" office:value="15862372">
                <text:p>15862372</text:p>
              </table:table-cell>
              <table:table-cell office:value-type="float" office:value="20021866">
                <text:p>2002186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746513">
                <text:p>7746513</text:p>
              </table:table-cell>
              <table:table-cell office:value-type="float" office:value="16081783">
                <text:p>16081783</text:p>
              </table:table-cell>
              <table:table-cell office:value-type="float" office:value="20402515">
                <text:p>2040251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265544">
                <text:p>7265544</text:p>
              </table:table-cell>
              <table:table-cell office:value-type="float" office:value="16226585">
                <text:p>16226585</text:p>
              </table:table-cell>
              <table:table-cell office:value-type="float" office:value="20789939">
                <text:p>2078993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187315">
                <text:p>7187315</text:p>
              </table:table-cell>
              <table:table-cell office:value-type="float" office:value="16174325">
                <text:p>16174325</text:p>
              </table:table-cell>
              <table:table-cell office:value-type="float" office:value="20794931">
                <text:p>2079493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114373">
                <text:p>7114373</text:p>
              </table:table-cell>
              <table:table-cell office:value-type="float" office:value="15929167">
                <text:p>15929167</text:p>
              </table:table-cell>
              <table:table-cell office:value-type="float" office:value="21361927">
                <text:p>2136192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043087">
                <text:p>7043087</text:p>
              </table:table-cell>
              <table:table-cell office:value-type="float" office:value="15902451">
                <text:p>15902451</text:p>
              </table:table-cell>
              <table:table-cell office:value-type="float" office:value="20369631">
                <text:p>2036963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710455">
                <text:p>7710455</text:p>
              </table:table-cell>
              <table:table-cell office:value-type="float" office:value="16841358">
                <text:p>16841358</text:p>
              </table:table-cell>
              <table:table-cell office:value-type="float" office:value="20972960">
                <text:p>2097296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648680">
                <text:p>7648680</text:p>
              </table:table-cell>
              <table:table-cell office:value-type="float" office:value="16624734">
                <text:p>16624734</text:p>
              </table:table-cell>
              <table:table-cell office:value-type="float" office:value="20190588">
                <text:p>2019058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592006">
                <text:p>7592006</text:p>
              </table:table-cell>
              <table:table-cell office:value-type="float" office:value="16397065">
                <text:p>16397065</text:p>
              </table:table-cell>
              <table:table-cell office:value-type="float" office:value="20179945">
                <text:p>2017994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536070">
                <text:p>7536070</text:p>
              </table:table-cell>
              <table:table-cell office:value-type="float" office:value="15573237">
                <text:p>15573237</text:p>
              </table:table-cell>
              <table:table-cell office:value-type="float" office:value="20178573">
                <text:p>2017857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275697">
                <text:p>7275697</text:p>
              </table:table-cell>
              <table:table-cell office:value-type="float" office:value="15322960">
                <text:p>15322960</text:p>
              </table:table-cell>
              <table:table-cell office:value-type="float" office:value="20173830">
                <text:p>2017383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085441">
                <text:p>8085441</text:p>
              </table:table-cell>
              <table:table-cell office:value-type="float" office:value="16602417">
                <text:p>16602417</text:p>
              </table:table-cell>
              <table:table-cell office:value-type="float" office:value="20575665">
                <text:p>2057566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014104">
                <text:p>8014104</text:p>
              </table:table-cell>
              <table:table-cell office:value-type="float" office:value="16393173">
                <text:p>16393173</text:p>
              </table:table-cell>
              <table:table-cell office:value-type="float" office:value="20170797">
                <text:p>2017079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930624">
                <text:p>7930624</text:p>
              </table:table-cell>
              <table:table-cell office:value-type="float" office:value="16156081">
                <text:p>16156081</text:p>
              </table:table-cell>
              <table:table-cell office:value-type="float" office:value="19964817">
                <text:p>1996481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652547">
                <text:p>7652547</text:p>
              </table:table-cell>
              <table:table-cell office:value-type="float" office:value="15754111">
                <text:p>15754111</text:p>
              </table:table-cell>
              <table:table-cell office:value-type="float" office:value="19380039">
                <text:p>1938003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365546">
                <text:p>7365546</text:p>
              </table:table-cell>
              <table:table-cell office:value-type="float" office:value="15537700">
                <text:p>15537700</text:p>
              </table:table-cell>
              <table:table-cell office:value-type="float" office:value="19576610">
                <text:p>1957661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183552">
                <text:p>7183552</text:p>
              </table:table-cell>
              <table:table-cell office:value-type="float" office:value="15705888">
                <text:p>15705888</text:p>
              </table:table-cell>
              <table:table-cell office:value-type="float" office:value="20160854">
                <text:p>2016085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477327">
                <text:p>6477327</text:p>
              </table:table-cell>
              <table:table-cell office:value-type="float" office:value="15484028">
                <text:p>15484028</text:p>
              </table:table-cell>
              <table:table-cell office:value-type="float" office:value="19161659">
                <text:p>1916165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357172">
                <text:p>6357172</text:p>
              </table:table-cell>
              <table:table-cell office:value-type="float" office:value="15467808">
                <text:p>15467808</text:p>
              </table:table-cell>
              <table:table-cell office:value-type="float" office:value="19753235">
                <text:p>1975323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843771">
                <text:p>5843771</text:p>
              </table:table-cell>
              <table:table-cell office:value-type="float" office:value="15249297">
                <text:p>15249297</text:p>
              </table:table-cell>
              <table:table-cell office:value-type="float" office:value="20152623">
                <text:p>2015262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739888">
                <text:p>5739888</text:p>
              </table:table-cell>
              <table:table-cell office:value-type="float" office:value="15439619">
                <text:p>15439619</text:p>
              </table:table-cell>
              <table:table-cell office:value-type="float" office:value="20152960">
                <text:p>2015296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891977">
                <text:p>6891977</text:p>
              </table:table-cell>
              <table:table-cell office:value-type="float" office:value="16609341">
                <text:p>16609341</text:p>
              </table:table-cell>
              <table:table-cell office:value-type="float" office:value="19798499">
                <text:p>1979849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805008">
                <text:p>6805008</text:p>
              </table:table-cell>
              <table:table-cell office:value-type="float" office:value="16611033">
                <text:p>16611033</text:p>
              </table:table-cell>
              <table:table-cell office:value-type="float" office:value="20167033">
                <text:p>2016703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734132">
                <text:p>6734132</text:p>
              </table:table-cell>
              <table:table-cell office:value-type="float" office:value="16611737">
                <text:p>16611737</text:p>
              </table:table-cell>
              <table:table-cell office:value-type="float" office:value="19789209">
                <text:p>1978920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669163">
                <text:p>6669163</text:p>
              </table:table-cell>
              <table:table-cell office:value-type="float" office:value="16400824">
                <text:p>16400824</text:p>
              </table:table-cell>
              <table:table-cell office:value-type="float" office:value="19792464">
                <text:p>1979246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601176">
                <text:p>6601176</text:p>
              </table:table-cell>
              <table:table-cell office:value-type="float" office:value="16401495">
                <text:p>16401495</text:p>
              </table:table-cell>
              <table:table-cell office:value-type="float" office:value="19982619">
                <text:p>1998261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288771">
                <text:p>8288771</text:p>
              </table:table-cell>
              <table:table-cell office:value-type="float" office:value="17309574">
                <text:p>17309574</text:p>
              </table:table-cell>
              <table:table-cell office:value-type="float" office:value="19814435">
                <text:p>1981443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007422">
                <text:p>8007422</text:p>
              </table:table-cell>
              <table:table-cell office:value-type="float" office:value="17092463">
                <text:p>17092463</text:p>
              </table:table-cell>
              <table:table-cell office:value-type="float" office:value="19996855">
                <text:p>1999685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725982">
                <text:p>7725982</text:p>
              </table:table-cell>
              <table:table-cell office:value-type="float" office:value="16454582">
                <text:p>16454582</text:p>
              </table:table-cell>
              <table:table-cell office:value-type="float" office:value="19412749">
                <text:p>1941274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444963">
                <text:p>7444963</text:p>
              </table:table-cell>
              <table:table-cell office:value-type="float" office:value="16022569">
                <text:p>16022569</text:p>
              </table:table-cell>
              <table:table-cell office:value-type="float" office:value="19802118">
                <text:p>1980211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160722">
                <text:p>7160722</text:p>
              </table:table-cell>
              <table:table-cell office:value-type="float" office:value="15789678">
                <text:p>15789678</text:p>
              </table:table-cell>
              <table:table-cell office:value-type="float" office:value="20179580">
                <text:p>2017958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862915">
                <text:p>7862915</text:p>
              </table:table-cell>
              <table:table-cell office:value-type="float" office:value="16478939">
                <text:p>16478939</text:p>
              </table:table-cell>
              <table:table-cell office:value-type="float" office:value="19988605">
                <text:p>1998860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807638">
                <text:p>7807638</text:p>
              </table:table-cell>
              <table:table-cell office:value-type="float" office:value="16464355">
                <text:p>16464355</text:p>
              </table:table-cell>
              <table:table-cell office:value-type="float" office:value="19997361">
                <text:p>1999736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751571">
                <text:p>7751571</text:p>
              </table:table-cell>
              <table:table-cell office:value-type="float" office:value="15820736">
                <text:p>15820736</text:p>
              </table:table-cell>
              <table:table-cell office:value-type="float" office:value="19806153">
                <text:p>1980615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693621">
                <text:p>7693621</text:p>
              </table:table-cell>
              <table:table-cell office:value-type="float" office:value="15576793">
                <text:p>15576793</text:p>
              </table:table-cell>
              <table:table-cell office:value-type="float" office:value="19402284">
                <text:p>1940228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625810">
                <text:p>7625810</text:p>
              </table:table-cell>
              <table:table-cell office:value-type="float" office:value="15147092">
                <text:p>15147092</text:p>
              </table:table-cell>
              <table:table-cell office:value-type="float" office:value="18602161">
                <text:p>1860216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552286">
                <text:p>8552286</text:p>
              </table:table-cell>
              <table:table-cell office:value-type="float" office:value="17365790">
                <text:p>17365790</text:p>
              </table:table-cell>
              <table:table-cell office:value-type="float" office:value="20816699">
                <text:p>2081669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498368">
                <text:p>8498368</text:p>
              </table:table-cell>
              <table:table-cell office:value-type="float" office:value="17532566">
                <text:p>17532566</text:p>
              </table:table-cell>
              <table:table-cell office:value-type="float" office:value="21000795">
                <text:p>2100079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228466">
                <text:p>8228466</text:p>
              </table:table-cell>
              <table:table-cell office:value-type="float" office:value="17503836">
                <text:p>17503836</text:p>
              </table:table-cell>
              <table:table-cell office:value-type="float" office:value="20631176">
                <text:p>2063117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155263">
                <text:p>8155263</text:p>
              </table:table-cell>
              <table:table-cell office:value-type="float" office:value="17287546">
                <text:p>17287546</text:p>
              </table:table-cell>
              <table:table-cell office:value-type="float" office:value="20415184">
                <text:p>2041518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084418">
                <text:p>8084418</text:p>
              </table:table-cell>
              <table:table-cell office:value-type="float" office:value="17260151">
                <text:p>17260151</text:p>
              </table:table-cell>
              <table:table-cell office:value-type="float" office:value="20607366">
                <text:p>2060736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013594">
                <text:p>8013594</text:p>
              </table:table-cell>
              <table:table-cell office:value-type="float" office:value="16980970">
                <text:p>16980970</text:p>
              </table:table-cell>
              <table:table-cell office:value-type="float" office:value="20586085">
                <text:p>2058608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945995">
                <text:p>7945995</text:p>
              </table:table-cell>
              <table:table-cell office:value-type="float" office:value="17134839">
                <text:p>17134839</text:p>
              </table:table-cell>
              <table:table-cell office:value-type="float" office:value="20386524">
                <text:p>2038652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874876">
                <text:p>7874876</text:p>
              </table:table-cell>
              <table:table-cell office:value-type="float" office:value="16888106">
                <text:p>16888106</text:p>
              </table:table-cell>
              <table:table-cell office:value-type="float" office:value="19989538">
                <text:p>1998953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597714">
                <text:p>7597714</text:p>
              </table:table-cell>
              <table:table-cell office:value-type="float" office:value="16841909">
                <text:p>16841909</text:p>
              </table:table-cell>
              <table:table-cell office:value-type="float" office:value="20368274">
                <text:p>2036827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520108">
                <text:p>7520108</text:p>
              </table:table-cell>
              <table:table-cell office:value-type="float" office:value="16198893">
                <text:p>16198893</text:p>
              </table:table-cell>
              <table:table-cell office:value-type="float" office:value="20541121">
                <text:p>2054112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956377">
                <text:p>6956377</text:p>
              </table:table-cell>
              <table:table-cell office:value-type="float" office:value="15924355">
                <text:p>15924355</text:p>
              </table:table-cell>
              <table:table-cell office:value-type="float" office:value="20367705">
                <text:p>2036770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863461">
                <text:p>6863461</text:p>
              </table:table-cell>
              <table:table-cell office:value-type="float" office:value="15873317">
                <text:p>15873317</text:p>
              </table:table-cell>
              <table:table-cell office:value-type="float" office:value="20553572">
                <text:p>2055357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569845">
                <text:p>6569845</text:p>
              </table:table-cell>
              <table:table-cell office:value-type="float" office:value="15463690">
                <text:p>15463690</text:p>
              </table:table-cell>
              <table:table-cell office:value-type="float" office:value="20743807">
                <text:p>2074380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499942">
                <text:p>6499942</text:p>
              </table:table-cell>
              <table:table-cell office:value-type="float" office:value="15263832">
                <text:p>15263832</text:p>
              </table:table-cell>
              <table:table-cell office:value-type="float" office:value="19952150">
                <text:p>1995215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231801">
                <text:p>6231801</text:p>
              </table:table-cell>
              <table:table-cell office:value-type="float" office:value="15478172">
                <text:p>15478172</text:p>
              </table:table-cell>
              <table:table-cell office:value-type="float" office:value="19170212">
                <text:p>1917021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245274">
                <text:p>6245274</text:p>
              </table:table-cell>
              <table:table-cell office:value-type="float" office:value="16482168">
                <text:p>16482168</text:p>
              </table:table-cell>
              <table:table-cell office:value-type="float" office:value="19997071">
                <text:p>1999707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166771">
                <text:p>6166771</text:p>
              </table:table-cell>
              <table:table-cell office:value-type="float" office:value="16498825">
                <text:p>16498825</text:p>
              </table:table-cell>
              <table:table-cell office:value-type="float" office:value="20357727">
                <text:p>2035772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876010">
                <text:p>5876010</text:p>
              </table:table-cell>
              <table:table-cell office:value-type="float" office:value="16109170">
                <text:p>16109170</text:p>
              </table:table-cell>
              <table:table-cell office:value-type="float" office:value="19768884">
                <text:p>1976888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775023">
                <text:p>5775023</text:p>
              </table:table-cell>
              <table:table-cell office:value-type="float" office:value="16107904">
                <text:p>16107904</text:p>
              </table:table-cell>
              <table:table-cell office:value-type="float" office:value="20367427">
                <text:p>2036742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668098">
                <text:p>5668098</text:p>
              </table:table-cell>
              <table:table-cell office:value-type="float" office:value="15685825">
                <text:p>15685825</text:p>
              </table:table-cell>
              <table:table-cell office:value-type="float" office:value="19957303">
                <text:p>1995730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923789">
                <text:p>5923789</text:p>
              </table:table-cell>
              <table:table-cell office:value-type="float" office:value="16332344">
                <text:p>16332344</text:p>
              </table:table-cell>
              <table:table-cell office:value-type="float" office:value="19966392">
                <text:p>1996639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859818">
                <text:p>5859818</text:p>
              </table:table-cell>
              <table:table-cell office:value-type="float" office:value="15927309">
                <text:p>15927309</text:p>
              </table:table-cell>
              <table:table-cell office:value-type="float" office:value="19780029">
                <text:p>1978002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589814">
                <text:p>5589814</text:p>
              </table:table-cell>
              <table:table-cell office:value-type="float" office:value="15913972">
                <text:p>15913972</text:p>
              </table:table-cell>
              <table:table-cell office:value-type="float" office:value="19386492">
                <text:p>1938649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338577">
                <text:p>5338577</text:p>
              </table:table-cell>
              <table:table-cell office:value-type="float" office:value="15893816">
                <text:p>15893816</text:p>
              </table:table-cell>
              <table:table-cell office:value-type="float" office:value="19964882">
                <text:p>1996488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285256">
                <text:p>5285256</text:p>
              </table:table-cell>
              <table:table-cell office:value-type="float" office:value="15710401">
                <text:p>15710401</text:p>
              </table:table-cell>
              <table:table-cell office:value-type="float" office:value="19376737">
                <text:p>1937673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697067">
                <text:p>6697067</text:p>
              </table:table-cell>
              <table:table-cell office:value-type="float" office:value="16765867">
                <text:p>16765867</text:p>
              </table:table-cell>
              <table:table-cell office:value-type="float" office:value="19819209">
                <text:p>1981920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643921">
                <text:p>6643921</text:p>
              </table:table-cell>
              <table:table-cell office:value-type="float" office:value="16562068">
                <text:p>16562068</text:p>
              </table:table-cell>
              <table:table-cell office:value-type="float" office:value="19597471">
                <text:p>1959747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385037">
                <text:p>6385037</text:p>
              </table:table-cell>
              <table:table-cell office:value-type="float" office:value="16548270">
                <text:p>16548270</text:p>
              </table:table-cell>
              <table:table-cell office:value-type="float" office:value="19390437">
                <text:p>1939043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322869">
                <text:p>6322869</text:p>
              </table:table-cell>
              <table:table-cell office:value-type="float" office:value="16556839">
                <text:p>16556839</text:p>
              </table:table-cell>
              <table:table-cell office:value-type="float" office:value="19402789">
                <text:p>1940278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253982">
                <text:p>6253982</text:p>
              </table:table-cell>
              <table:table-cell office:value-type="float" office:value="16534171">
                <text:p>16534171</text:p>
              </table:table-cell>
              <table:table-cell office:value-type="float" office:value="19016735">
                <text:p>1901673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621187">
                <text:p>6621187</text:p>
              </table:table-cell>
              <table:table-cell office:value-type="float" office:value="16807936">
                <text:p>16807936</text:p>
              </table:table-cell>
              <table:table-cell office:value-type="float" office:value="19618425">
                <text:p>196184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544706">
                <text:p>6544706</text:p>
              </table:table-cell>
              <table:table-cell office:value-type="float" office:value="16569173">
                <text:p>16569173</text:p>
              </table:table-cell>
              <table:table-cell office:value-type="float" office:value="19618885">
                <text:p>1961888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456472">
                <text:p>6456472</text:p>
              </table:table-cell>
              <table:table-cell office:value-type="float" office:value="16522904">
                <text:p>16522904</text:p>
              </table:table-cell>
              <table:table-cell office:value-type="float" office:value="19813167">
                <text:p>1981316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362444">
                <text:p>6362444</text:p>
              </table:table-cell>
              <table:table-cell office:value-type="float" office:value="16263123">
                <text:p>16263123</text:p>
              </table:table-cell>
              <table:table-cell office:value-type="float" office:value="19803921">
                <text:p>1980392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047441">
                <text:p>6047441</text:p>
              </table:table-cell>
              <table:table-cell office:value-type="float" office:value="16031742">
                <text:p>16031742</text:p>
              </table:table-cell>
              <table:table-cell office:value-type="float" office:value="19592641">
                <text:p>1959264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499521">
                <text:p>6499521</text:p>
              </table:table-cell>
              <table:table-cell office:value-type="float" office:value="16647256">
                <text:p>16647256</text:p>
              </table:table-cell>
              <table:table-cell office:value-type="float" office:value="19799745">
                <text:p>1979974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008206">
                <text:p>6008206</text:p>
              </table:table-cell>
              <table:table-cell office:value-type="float" office:value="16627726">
                <text:p>16627726</text:p>
              </table:table-cell>
              <table:table-cell office:value-type="float" office:value="19801716">
                <text:p>198017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933190">
                <text:p>5933190</text:p>
              </table:table-cell>
              <table:table-cell office:value-type="float" office:value="16420358">
                <text:p>16420358</text:p>
              </table:table-cell>
              <table:table-cell office:value-type="float" office:value="19795356">
                <text:p>1979535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657020">
                <text:p>5657020</text:p>
              </table:table-cell>
              <table:table-cell office:value-type="float" office:value="16215429">
                <text:p>16215429</text:p>
              </table:table-cell>
              <table:table-cell office:value-type="float" office:value="19791663">
                <text:p>1979166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581269">
                <text:p>5581269</text:p>
              </table:table-cell>
              <table:table-cell office:value-type="float" office:value="16003580">
                <text:p>16003580</text:p>
              </table:table-cell>
              <table:table-cell office:value-type="float" office:value="19197901">
                <text:p>1919790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294444">
                <text:p>5294444</text:p>
              </table:table-cell>
              <table:table-cell office:value-type="float" office:value="16173492">
                <text:p>16173492</text:p>
              </table:table-cell>
              <table:table-cell office:value-type="float" office:value="19782294">
                <text:p>1978229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209305">
                <text:p>5209305</text:p>
              </table:table-cell>
              <table:table-cell office:value-type="float" office:value="15967114">
                <text:p>15967114</text:p>
              </table:table-cell>
              <table:table-cell office:value-type="float" office:value="19979121">
                <text:p>1997912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917743">
                <text:p>4917743</text:p>
              </table:table-cell>
              <table:table-cell office:value-type="float" office:value="16149592">
                <text:p>16149592</text:p>
              </table:table-cell>
              <table:table-cell office:value-type="float" office:value="19765882">
                <text:p>1976588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625566">
                <text:p>4625566</text:p>
              </table:table-cell>
              <table:table-cell office:value-type="float" office:value="15731621">
                <text:p>15731621</text:p>
              </table:table-cell>
              <table:table-cell office:value-type="float" office:value="19193895">
                <text:p>1919389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59620">
                <text:p>4359620</text:p>
              </table:table-cell>
              <table:table-cell office:value-type="float" office:value="15523123">
                <text:p>15523123</text:p>
              </table:table-cell>
              <table:table-cell office:value-type="float" office:value="19365489">
                <text:p>1936548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416484">
                <text:p>4416484</text:p>
              </table:table-cell>
              <table:table-cell office:value-type="float" office:value="16166764">
                <text:p>16166764</text:p>
              </table:table-cell>
              <table:table-cell office:value-type="float" office:value="18790500">
                <text:p>1879050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70929">
                <text:p>4370929</text:p>
              </table:table-cell>
              <table:table-cell office:value-type="float" office:value="15941124">
                <text:p>15941124</text:p>
              </table:table-cell>
              <table:table-cell office:value-type="float" office:value="19187231">
                <text:p>1918723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27714">
                <text:p>4327714</text:p>
              </table:table-cell>
              <table:table-cell office:value-type="float" office:value="15328994">
                <text:p>15328994</text:p>
              </table:table-cell>
              <table:table-cell office:value-type="float" office:value="19384296">
                <text:p>1938429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286983">
                <text:p>4286983</text:p>
              </table:table-cell>
              <table:table-cell office:value-type="float" office:value="15284623">
                <text:p>15284623</text:p>
              </table:table-cell>
              <table:table-cell office:value-type="float" office:value="19168356">
                <text:p>1916835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247832">
                <text:p>4247832</text:p>
              </table:table-cell>
              <table:table-cell office:value-type="float" office:value="14867859">
                <text:p>14867859</text:p>
              </table:table-cell>
              <table:table-cell office:value-type="float" office:value="18754563">
                <text:p>1875456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202328">
                <text:p>4202328</text:p>
              </table:table-cell>
              <table:table-cell office:value-type="float" office:value="14654813">
                <text:p>14654813</text:p>
              </table:table-cell>
              <table:table-cell office:value-type="float" office:value="18564113">
                <text:p>1856411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961026">
                <text:p>3961026</text:p>
              </table:table-cell>
              <table:table-cell office:value-type="float" office:value="14640842">
                <text:p>14640842</text:p>
              </table:table-cell>
              <table:table-cell office:value-type="float" office:value="18929953">
                <text:p>1892995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917676">
                <text:p>3917676</text:p>
              </table:table-cell>
              <table:table-cell office:value-type="float" office:value="14423314">
                <text:p>14423314</text:p>
              </table:table-cell>
              <table:table-cell office:value-type="float" office:value="18551785">
                <text:p>1855178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877585">
                <text:p>3877585</text:p>
              </table:table-cell>
              <table:table-cell office:value-type="float" office:value="14207270">
                <text:p>14207270</text:p>
              </table:table-cell>
              <table:table-cell office:value-type="float" office:value="18138052">
                <text:p>1813805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835594">
                <text:p>3835594</text:p>
              </table:table-cell>
              <table:table-cell office:value-type="float" office:value="13800577">
                <text:p>13800577</text:p>
              </table:table-cell>
              <table:table-cell office:value-type="float" office:value="18349204">
                <text:p>1834920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502747">
                <text:p>4502747</text:p>
              </table:table-cell>
              <table:table-cell office:value-type="float" office:value="14619577">
                <text:p>14619577</text:p>
              </table:table-cell>
              <table:table-cell office:value-type="float" office:value="18341523">
                <text:p>1834152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450906">
                <text:p>4450906</text:p>
              </table:table-cell>
              <table:table-cell office:value-type="float" office:value="14395036">
                <text:p>14395036</text:p>
              </table:table-cell>
              <table:table-cell office:value-type="float" office:value="17917570">
                <text:p>1791757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195326">
                <text:p>4195326</text:p>
              </table:table-cell>
              <table:table-cell office:value-type="float" office:value="13764686">
                <text:p>13764686</text:p>
              </table:table-cell>
              <table:table-cell office:value-type="float" office:value="18510480">
                <text:p>1851048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141879">
                <text:p>4141879</text:p>
              </table:table-cell>
              <table:table-cell office:value-type="float" office:value="13521017">
                <text:p>13521017</text:p>
              </table:table-cell>
              <table:table-cell office:value-type="float" office:value="18124957">
                <text:p>1812495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091309">
                <text:p>4091309</text:p>
              </table:table-cell>
              <table:table-cell office:value-type="float" office:value="13271624">
                <text:p>13271624</text:p>
              </table:table-cell>
              <table:table-cell office:value-type="float" office:value="17716054">
                <text:p>1771605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291623">
                <text:p>5291623</text:p>
              </table:table-cell>
              <table:table-cell office:value-type="float" office:value="14819934">
                <text:p>14819934</text:p>
              </table:table-cell>
              <table:table-cell office:value-type="float" office:value="18151900">
                <text:p>1815190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053451">
                <text:p>5053451</text:p>
              </table:table-cell>
              <table:table-cell office:value-type="float" office:value="14407521">
                <text:p>14407521</text:p>
              </table:table-cell>
              <table:table-cell office:value-type="float" office:value="18533357">
                <text:p>1853335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025401">
                <text:p>5025401</text:p>
              </table:table-cell>
              <table:table-cell office:value-type="float" office:value="14384920">
                <text:p>14384920</text:p>
              </table:table-cell>
              <table:table-cell office:value-type="float" office:value="18158735">
                <text:p>1815873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998448">
                <text:p>4998448</text:p>
              </table:table-cell>
              <table:table-cell office:value-type="float" office:value="13981973">
                <text:p>13981973</text:p>
              </table:table-cell>
              <table:table-cell office:value-type="float" office:value="18152460">
                <text:p>1815246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971925">
                <text:p>4971925</text:p>
              </table:table-cell>
              <table:table-cell office:value-type="float" office:value="14117777">
                <text:p>14117777</text:p>
              </table:table-cell>
              <table:table-cell office:value-type="float" office:value="18126781">
                <text:p>1812678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721072">
                <text:p>5721072</text:p>
              </table:table-cell>
              <table:table-cell office:value-type="float" office:value="14918906">
                <text:p>14918906</text:p>
              </table:table-cell>
              <table:table-cell office:value-type="float" office:value="18738521">
                <text:p>1873852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693101">
                <text:p>5693101</text:p>
              </table:table-cell>
              <table:table-cell office:value-type="float" office:value="14705928">
                <text:p>14705928</text:p>
              </table:table-cell>
              <table:table-cell office:value-type="float" office:value="18753520">
                <text:p>1875352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661909">
                <text:p>5661909</text:p>
              </table:table-cell>
              <table:table-cell office:value-type="float" office:value="14687260">
                <text:p>14687260</text:p>
              </table:table-cell>
              <table:table-cell office:value-type="float" office:value="18356211">
                <text:p>1835621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622636">
                <text:p>5622636</text:p>
              </table:table-cell>
              <table:table-cell office:value-type="float" office:value="14682014">
                <text:p>14682014</text:p>
              </table:table-cell>
              <table:table-cell office:value-type="float" office:value="18372231">
                <text:p>1837223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966654">
                <text:p>4966654</text:p>
              </table:table-cell>
              <table:table-cell office:value-type="float" office:value="14267627">
                <text:p>14267627</text:p>
              </table:table-cell>
              <table:table-cell office:value-type="float" office:value="18149108">
                <text:p>1814910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641503">
                <text:p>5641503</text:p>
              </table:table-cell>
              <table:table-cell office:value-type="float" office:value="14869120">
                <text:p>14869120</text:p>
              </table:table-cell>
              <table:table-cell office:value-type="float" office:value="17996336">
                <text:p>1799633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587058">
                <text:p>5587058</text:p>
              </table:table-cell>
              <table:table-cell office:value-type="float" office:value="14657197">
                <text:p>14657197</text:p>
              </table:table-cell>
              <table:table-cell office:value-type="float" office:value="18182561">
                <text:p>1818256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523712">
                <text:p>5523712</text:p>
              </table:table-cell>
              <table:table-cell office:value-type="float" office:value="14641443">
                <text:p>14641443</text:p>
              </table:table-cell>
              <table:table-cell office:value-type="float" office:value="17984785">
                <text:p>1798478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450909">
                <text:p>5450909</text:p>
              </table:table-cell>
              <table:table-cell office:value-type="float" office:value="14820738">
                <text:p>14820738</text:p>
              </table:table-cell>
              <table:table-cell office:value-type="float" office:value="17980560">
                <text:p>1798056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173930">
                <text:p>5173930</text:p>
              </table:table-cell>
              <table:table-cell office:value-type="float" office:value="14795616">
                <text:p>14795616</text:p>
              </table:table-cell>
              <table:table-cell office:value-type="float" office:value="17780648">
                <text:p>1778064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673133">
                <text:p>6673133</text:p>
              </table:table-cell>
              <table:table-cell office:value-type="float" office:value="16117887">
                <text:p>16117887</text:p>
              </table:table-cell>
              <table:table-cell office:value-type="float" office:value="19185155">
                <text:p>191851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602468">
                <text:p>6602468</text:p>
              </table:table-cell>
              <table:table-cell office:value-type="float" office:value="16291584">
                <text:p>16291584</text:p>
              </table:table-cell>
              <table:table-cell office:value-type="float" office:value="18991820">
                <text:p>1899182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540520">
                <text:p>6540520</text:p>
              </table:table-cell>
              <table:table-cell office:value-type="float" office:value="16078850">
                <text:p>16078850</text:p>
              </table:table-cell>
              <table:table-cell office:value-type="float" office:value="18788649">
                <text:p>1878864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482733">
                <text:p>6482733</text:p>
              </table:table-cell>
              <table:table-cell office:value-type="float" office:value="16039553">
                <text:p>16039553</text:p>
              </table:table-cell>
              <table:table-cell office:value-type="float" office:value="18987260">
                <text:p>1898726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216084">
                <text:p>6216084</text:p>
              </table:table-cell>
              <table:table-cell office:value-type="float" office:value="15593617">
                <text:p>15593617</text:p>
              </table:table-cell>
              <table:table-cell office:value-type="float" office:value="18587226">
                <text:p>1858722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218310">
                <text:p>6218310</text:p>
              </table:table-cell>
              <table:table-cell office:value-type="float" office:value="15937938">
                <text:p>15937938</text:p>
              </table:table-cell>
              <table:table-cell office:value-type="float" office:value="18808885">
                <text:p>1880888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760775">
                <text:p>5760775</text:p>
              </table:table-cell>
              <table:table-cell office:value-type="float" office:value="15710184">
                <text:p>15710184</text:p>
              </table:table-cell>
              <table:table-cell office:value-type="float" office:value="19002401">
                <text:p>1900240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688246">
                <text:p>5688246</text:p>
              </table:table-cell>
              <table:table-cell office:value-type="float" office:value="15683090">
                <text:p>15683090</text:p>
              </table:table-cell>
              <table:table-cell office:value-type="float" office:value="19167258">
                <text:p>1916725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615596">
                <text:p>5615596</text:p>
              </table:table-cell>
              <table:table-cell office:value-type="float" office:value="15668587">
                <text:p>15668587</text:p>
              </table:table-cell>
              <table:table-cell office:value-type="float" office:value="18603762">
                <text:p>1860376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325774">
                <text:p>5325774</text:p>
              </table:table-cell>
              <table:table-cell office:value-type="float" office:value="15651504">
                <text:p>15651504</text:p>
              </table:table-cell>
              <table:table-cell office:value-type="float" office:value="18580708">
                <text:p>1858070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012980">
                <text:p>5012980</text:p>
              </table:table-cell>
              <table:table-cell office:value-type="float" office:value="15613397">
                <text:p>15613397</text:p>
              </table:table-cell>
              <table:table-cell office:value-type="float" office:value="18600127">
                <text:p>1860012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693865">
                <text:p>4693865</text:p>
              </table:table-cell>
              <table:table-cell office:value-type="float" office:value="14990886">
                <text:p>14990886</text:p>
              </table:table-cell>
              <table:table-cell office:value-type="float" office:value="17792571">
                <text:p>1779257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150081">
                <text:p>4150081</text:p>
              </table:table-cell>
              <table:table-cell office:value-type="float" office:value="14952118">
                <text:p>14952118</text:p>
              </table:table-cell>
              <table:table-cell office:value-type="float" office:value="18179355">
                <text:p>1817935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030587">
                <text:p>4030587</text:p>
              </table:table-cell>
              <table:table-cell office:value-type="float" office:value="14918459">
                <text:p>14918459</text:p>
              </table:table-cell>
              <table:table-cell office:value-type="float" office:value="18565036">
                <text:p>1856503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940021">
                <text:p>3940021</text:p>
              </table:table-cell>
              <table:table-cell office:value-type="float" office:value="14667242">
                <text:p>14667242</text:p>
              </table:table-cell>
              <table:table-cell office:value-type="float" office:value="18757286">
                <text:p>1875728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556675">
                <text:p>4556675</text:p>
              </table:table-cell>
              <table:table-cell office:value-type="float" office:value="15218887">
                <text:p>15218887</text:p>
              </table:table-cell>
              <table:table-cell office:value-type="float" office:value="19550680">
                <text:p>1955068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507963">
                <text:p>4507963</text:p>
              </table:table-cell>
              <table:table-cell office:value-type="float" office:value="14569281">
                <text:p>14569281</text:p>
              </table:table-cell>
              <table:table-cell office:value-type="float" office:value="19163267">
                <text:p>1916326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467515">
                <text:p>4467515</text:p>
              </table:table-cell>
              <table:table-cell office:value-type="float" office:value="14543105">
                <text:p>14543105</text:p>
              </table:table-cell>
              <table:table-cell office:value-type="float" office:value="18762023">
                <text:p>1876202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434353">
                <text:p>4434353</text:p>
              </table:table-cell>
              <table:table-cell office:value-type="float" office:value="14531208">
                <text:p>14531208</text:p>
              </table:table-cell>
              <table:table-cell office:value-type="float" office:value="18343504">
                <text:p>1834350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407250">
                <text:p>4407250</text:p>
              </table:table-cell>
              <table:table-cell office:value-type="float" office:value="14321552">
                <text:p>14321552</text:p>
              </table:table-cell>
              <table:table-cell office:value-type="float" office:value="18338085">
                <text:p>1833808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83864">
                <text:p>4383864</text:p>
              </table:table-cell>
              <table:table-cell office:value-type="float" office:value="14887503">
                <text:p>14887503</text:p>
              </table:table-cell>
              <table:table-cell office:value-type="float" office:value="18539382">
                <text:p>1853938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63616">
                <text:p>4363616</text:p>
              </table:table-cell>
              <table:table-cell office:value-type="float" office:value="14262205">
                <text:p>14262205</text:p>
              </table:table-cell>
              <table:table-cell office:value-type="float" office:value="18313297">
                <text:p>1831329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47580">
                <text:p>4347580</text:p>
              </table:table-cell>
              <table:table-cell office:value-type="float" office:value="14236943">
                <text:p>14236943</text:p>
              </table:table-cell>
              <table:table-cell office:value-type="float" office:value="17928991">
                <text:p>1792899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34982">
                <text:p>4334982</text:p>
              </table:table-cell>
              <table:table-cell office:value-type="float" office:value="13819077">
                <text:p>13819077</text:p>
              </table:table-cell>
              <table:table-cell office:value-type="float" office:value="18138910">
                <text:p>1813891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23192">
                <text:p>4323192</text:p>
              </table:table-cell>
              <table:table-cell office:value-type="float" office:value="13423283">
                <text:p>13423283</text:p>
              </table:table-cell>
              <table:table-cell office:value-type="float" office:value="17936251">
                <text:p>1793625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074640">
                <text:p>5074640</text:p>
              </table:table-cell>
              <table:table-cell office:value-type="float" office:value="14194571">
                <text:p>14194571</text:p>
              </table:table-cell>
              <table:table-cell office:value-type="float" office:value="18344924">
                <text:p>1834492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062481">
                <text:p>5062481</text:p>
              </table:table-cell>
              <table:table-cell office:value-type="float" office:value="14019742">
                <text:p>14019742</text:p>
              </table:table-cell>
              <table:table-cell office:value-type="float" office:value="17955186">
                <text:p>1795518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051670">
                <text:p>5051670</text:p>
              </table:table-cell>
              <table:table-cell office:value-type="float" office:value="13828978">
                <text:p>13828978</text:p>
              </table:table-cell>
              <table:table-cell office:value-type="float" office:value="18526305">
                <text:p>1852630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040006">
                <text:p>5040006</text:p>
              </table:table-cell>
              <table:table-cell office:value-type="float" office:value="13602363">
                <text:p>13602363</text:p>
              </table:table-cell>
              <table:table-cell office:value-type="float" office:value="17536936">
                <text:p>1753693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022915">
                <text:p>5022915</text:p>
              </table:table-cell>
              <table:table-cell office:value-type="float" office:value="12979132">
                <text:p>12979132</text:p>
              </table:table-cell>
              <table:table-cell office:value-type="float" office:value="17945784">
                <text:p>1794578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513589">
                <text:p>5513589</text:p>
              </table:table-cell>
              <table:table-cell office:value-type="float" office:value="13576473">
                <text:p>13576473</text:p>
              </table:table-cell>
              <table:table-cell office:value-type="float" office:value="17969321">
                <text:p>1796932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484979">
                <text:p>5484979</text:p>
              </table:table-cell>
              <table:table-cell office:value-type="float" office:value="13529544">
                <text:p>13529544</text:p>
              </table:table-cell>
              <table:table-cell office:value-type="float" office:value="17173351">
                <text:p>1717335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445314">
                <text:p>5445314</text:p>
              </table:table-cell>
              <table:table-cell office:value-type="float" office:value="13899360">
                <text:p>13899360</text:p>
              </table:table-cell>
              <table:table-cell office:value-type="float" office:value="18305956">
                <text:p>1830595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399044">
                <text:p>5399044</text:p>
              </table:table-cell>
              <table:table-cell office:value-type="float" office:value="13878283">
                <text:p>13878283</text:p>
              </table:table-cell>
              <table:table-cell office:value-type="float" office:value="18505054">
                <text:p>1850505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161318">
                <text:p>5161318</text:p>
              </table:table-cell>
              <table:table-cell office:value-type="float" office:value="13680791">
                <text:p>13680791</text:p>
              </table:table-cell>
              <table:table-cell office:value-type="float" office:value="18123458">
                <text:p>1812345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135933">
                <text:p>5135933</text:p>
              </table:table-cell>
              <table:table-cell office:value-type="float" office:value="13671863">
                <text:p>13671863</text:p>
              </table:table-cell>
              <table:table-cell office:value-type="float" office:value="18119383">
                <text:p>1811938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116451">
                <text:p>5116451</text:p>
              </table:table-cell>
              <table:table-cell office:value-type="float" office:value="13474386">
                <text:p>13474386</text:p>
              </table:table-cell>
              <table:table-cell office:value-type="float" office:value="17543500">
                <text:p>1754350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100715">
                <text:p>5100715</text:p>
              </table:table-cell>
              <table:table-cell office:value-type="float" office:value="13468490">
                <text:p>13468490</text:p>
              </table:table-cell>
              <table:table-cell office:value-type="float" office:value="17337016">
                <text:p>1733701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088864">
                <text:p>5088864</text:p>
              </table:table-cell>
              <table:table-cell office:value-type="float" office:value="13091163">
                <text:p>13091163</text:p>
              </table:table-cell>
              <table:table-cell office:value-type="float" office:value="17133381">
                <text:p>1713338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077465">
                <text:p>5077465</text:p>
              </table:table-cell>
              <table:table-cell office:value-type="float" office:value="13285182">
                <text:p>13285182</text:p>
              </table:table-cell>
              <table:table-cell office:value-type="float" office:value="16352083">
                <text:p>1635208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740581">
                <text:p>5740581</text:p>
              </table:table-cell>
              <table:table-cell office:value-type="float" office:value="13562737">
                <text:p>13562737</text:p>
              </table:table-cell>
              <table:table-cell office:value-type="float" office:value="17367479">
                <text:p>1736747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727480">
                <text:p>5727480</text:p>
              </table:table-cell>
              <table:table-cell office:value-type="float" office:value="13554554">
                <text:p>13554554</text:p>
              </table:table-cell>
              <table:table-cell office:value-type="float" office:value="17349465">
                <text:p>1734946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709594">
                <text:p>5709594</text:p>
              </table:table-cell>
              <table:table-cell office:value-type="float" office:value="13129161">
                <text:p>13129161</text:p>
              </table:table-cell>
              <table:table-cell office:value-type="float" office:value="16349886">
                <text:p>1634988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686749">
                <text:p>5686749</text:p>
              </table:table-cell>
              <table:table-cell office:value-type="float" office:value="12891837">
                <text:p>12891837</text:p>
              </table:table-cell>
              <table:table-cell office:value-type="float" office:value="17327815">
                <text:p>1732781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660072">
                <text:p>5660072</text:p>
              </table:table-cell>
              <table:table-cell office:value-type="float" office:value="12879353">
                <text:p>12879353</text:p>
              </table:table-cell>
              <table:table-cell office:value-type="float" office:value="17933489">
                <text:p>1793348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859655">
                <text:p>7859655</text:p>
              </table:table-cell>
              <table:table-cell office:value-type="float" office:value="14887141">
                <text:p>14887141</text:p>
              </table:table-cell>
              <table:table-cell office:value-type="float" office:value="18553624">
                <text:p>1855362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618558">
                <text:p>7618558</text:p>
              </table:table-cell>
              <table:table-cell office:value-type="float" office:value="14871317">
                <text:p>14871317</text:p>
              </table:table-cell>
              <table:table-cell office:value-type="float" office:value="17962387">
                <text:p>1796238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585655">
                <text:p>7585655</text:p>
              </table:table-cell>
              <table:table-cell office:value-type="float" office:value="14856423">
                <text:p>14856423</text:p>
              </table:table-cell>
              <table:table-cell office:value-type="float" office:value="17620948">
                <text:p>1762094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550488">
                <text:p>7550488</text:p>
              </table:table-cell>
              <table:table-cell office:value-type="float" office:value="15044957">
                <text:p>15044957</text:p>
              </table:table-cell>
              <table:table-cell office:value-type="float" office:value="17404420">
                <text:p>1740442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509946">
                <text:p>7509946</text:p>
              </table:table-cell>
              <table:table-cell office:value-type="float" office:value="14827311">
                <text:p>14827311</text:p>
              </table:table-cell>
              <table:table-cell office:value-type="float" office:value="18148885">
                <text:p>1814888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283890">
                <text:p>9283890</text:p>
              </table:table-cell>
              <table:table-cell office:value-type="float" office:value="16975924">
                <text:p>16975924</text:p>
              </table:table-cell>
              <table:table-cell office:value-type="float" office:value="19807633">
                <text:p>1980763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9021707">
                <text:p>9021707</text:p>
              </table:table-cell>
              <table:table-cell office:value-type="float" office:value="16952328">
                <text:p>16952328</text:p>
              </table:table-cell>
              <table:table-cell office:value-type="float" office:value="19812040">
                <text:p>1981204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945808">
                <text:p>8945808</text:p>
              </table:table-cell>
              <table:table-cell office:value-type="float" office:value="16939395">
                <text:p>16939395</text:p>
              </table:table-cell>
              <table:table-cell office:value-type="float" office:value="19434958">
                <text:p>1943495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840992">
                <text:p>8840992</text:p>
              </table:table-cell>
              <table:table-cell office:value-type="float" office:value="17128306">
                <text:p>17128306</text:p>
              </table:table-cell>
              <table:table-cell office:value-type="float" office:value="19614832">
                <text:p>1961483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710242">
                <text:p>8710242</text:p>
              </table:table-cell>
              <table:table-cell office:value-type="float" office:value="17110872">
                <text:p>17110872</text:p>
              </table:table-cell>
              <table:table-cell office:value-type="float" office:value="18825460">
                <text:p>1882546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166402">
                <text:p>8166402</text:p>
              </table:table-cell>
              <table:table-cell office:value-type="float" office:value="16874642">
                <text:p>16874642</text:p>
              </table:table-cell>
              <table:table-cell office:value-type="float" office:value="19218379">
                <text:p>1921837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673745">
                <text:p>7673745</text:p>
              </table:table-cell>
              <table:table-cell office:value-type="float" office:value="16445326">
                <text:p>16445326</text:p>
              </table:table-cell>
              <table:table-cell office:value-type="float" office:value="19588276">
                <text:p>1958827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397532">
                <text:p>7397532</text:p>
              </table:table-cell>
              <table:table-cell office:value-type="float" office:value="16203744">
                <text:p>16203744</text:p>
              </table:table-cell>
              <table:table-cell office:value-type="float" office:value="19396317">
                <text:p>1939631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317540">
                <text:p>7317540</text:p>
              </table:table-cell>
              <table:table-cell office:value-type="float" office:value="15744902">
                <text:p>15744902</text:p>
              </table:table-cell>
              <table:table-cell office:value-type="float" office:value="19196425">
                <text:p>1919642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038314">
                <text:p>7038314</text:p>
              </table:table-cell>
              <table:table-cell office:value-type="float" office:value="15496067">
                <text:p>15496067</text:p>
              </table:table-cell>
              <table:table-cell office:value-type="float" office:value="18806683">
                <text:p>1880668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287468">
                <text:p>8287468</text:p>
              </table:table-cell>
              <table:table-cell office:value-type="float" office:value="15748047">
                <text:p>15748047</text:p>
              </table:table-cell>
              <table:table-cell office:value-type="float" office:value="19220071">
                <text:p>1922007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216448">
                <text:p>8216448</text:p>
              </table:table-cell>
              <table:table-cell office:value-type="float" office:value="15719826">
                <text:p>15719826</text:p>
              </table:table-cell>
              <table:table-cell office:value-type="float" office:value="19020958">
                <text:p>1902095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143248">
                <text:p>8143248</text:p>
              </table:table-cell>
              <table:table-cell office:value-type="float" office:value="15909883">
                <text:p>15909883</text:p>
              </table:table-cell>
              <table:table-cell office:value-type="float" office:value="19394776">
                <text:p>1939477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8063454">
                <text:p>8063454</text:p>
              </table:table-cell>
              <table:table-cell office:value-type="float" office:value="15903711">
                <text:p>15903711</text:p>
              </table:table-cell>
              <table:table-cell office:value-type="float" office:value="19568335">
                <text:p>1956833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979127">
                <text:p>7979127</text:p>
              </table:table-cell>
              <table:table-cell office:value-type="float" office:value="15892659">
                <text:p>15892659</text:p>
              </table:table-cell>
              <table:table-cell office:value-type="float" office:value="19583913">
                <text:p>1958391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483244">
                <text:p>7483244</text:p>
              </table:table-cell>
              <table:table-cell office:value-type="float" office:value="15473449">
                <text:p>15473449</text:p>
              </table:table-cell>
              <table:table-cell office:value-type="float" office:value="19189309">
                <text:p>1918930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7164326">
                <text:p>7164326</text:p>
              </table:table-cell>
              <table:table-cell office:value-type="float" office:value="15641689">
                <text:p>15641689</text:p>
              </table:table-cell>
              <table:table-cell office:value-type="float" office:value="18396837">
                <text:p>1839683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837785">
                <text:p>6837785</text:p>
              </table:table-cell>
              <table:table-cell office:value-type="float" office:value="15615050">
                <text:p>15615050</text:p>
              </table:table-cell>
              <table:table-cell office:value-type="float" office:value="19178358">
                <text:p>1917835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128463">
                <text:p>6128463</text:p>
              </table:table-cell>
              <table:table-cell office:value-type="float" office:value="15600280">
                <text:p>15600280</text:p>
              </table:table-cell>
              <table:table-cell office:value-type="float" office:value="19168780">
                <text:p>1916878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033796">
                <text:p>6033796</text:p>
              </table:table-cell>
              <table:table-cell office:value-type="float" office:value="15596295">
                <text:p>15596295</text:p>
              </table:table-cell>
              <table:table-cell office:value-type="float" office:value="18988055">
                <text:p>1898805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951614">
                <text:p>5951614</text:p>
              </table:table-cell>
              <table:table-cell office:value-type="float" office:value="15376777">
                <text:p>15376777</text:p>
              </table:table-cell>
              <table:table-cell office:value-type="float" office:value="18391753">
                <text:p>1839175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682415">
                <text:p>5682415</text:p>
              </table:table-cell>
              <table:table-cell office:value-type="float" office:value="15145731">
                <text:p>15145731</text:p>
              </table:table-cell>
              <table:table-cell office:value-type="float" office:value="18386099">
                <text:p>1838609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619844">
                <text:p>5619844</text:p>
              </table:table-cell>
              <table:table-cell office:value-type="float" office:value="14719785">
                <text:p>14719785</text:p>
              </table:table-cell>
              <table:table-cell office:value-type="float" office:value="18364308">
                <text:p>1836430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571042">
                <text:p>5571042</text:p>
              </table:table-cell>
              <table:table-cell office:value-type="float" office:value="14484352">
                <text:p>14484352</text:p>
              </table:table-cell>
              <table:table-cell office:value-type="float" office:value="17568914">
                <text:p>1756891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327273">
                <text:p>5327273</text:p>
              </table:table-cell>
              <table:table-cell office:value-type="float" office:value="14453794">
                <text:p>14453794</text:p>
              </table:table-cell>
              <table:table-cell office:value-type="float" office:value="17590040">
                <text:p>1759004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050593">
                <text:p>6050593</text:p>
              </table:table-cell>
              <table:table-cell office:value-type="float" office:value="15952279">
                <text:p>15952279</text:p>
              </table:table-cell>
              <table:table-cell office:value-type="float" office:value="19003255">
                <text:p>1900325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006045">
                <text:p>6006045</text:p>
              </table:table-cell>
              <table:table-cell office:value-type="float" office:value="15939735">
                <text:p>15939735</text:p>
              </table:table-cell>
              <table:table-cell office:value-type="float" office:value="18999614">
                <text:p>1899961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954875">
                <text:p>5954875</text:p>
              </table:table-cell>
              <table:table-cell office:value-type="float" office:value="15728353">
                <text:p>15728353</text:p>
              </table:table-cell>
              <table:table-cell office:value-type="float" office:value="18774623">
                <text:p>1877462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907391">
                <text:p>5907391</text:p>
              </table:table-cell>
              <table:table-cell office:value-type="float" office:value="15919076">
                <text:p>15919076</text:p>
              </table:table-cell>
              <table:table-cell office:value-type="float" office:value="18401101">
                <text:p>1840110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863804">
                <text:p>5863804</text:p>
              </table:table-cell>
              <table:table-cell office:value-type="float" office:value="15907711">
                <text:p>15907711</text:p>
              </table:table-cell>
              <table:table-cell office:value-type="float" office:value="18797835">
                <text:p>1879783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822007">
                <text:p>5822007</text:p>
              </table:table-cell>
              <table:table-cell office:value-type="float" office:value="16713105">
                <text:p>16713105</text:p>
              </table:table-cell>
              <table:table-cell office:value-type="float" office:value="19220354">
                <text:p>1922035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561210">
                <text:p>5561210</text:p>
              </table:table-cell>
              <table:table-cell office:value-type="float" office:value="16676710">
                <text:p>16676710</text:p>
              </table:table-cell>
              <table:table-cell office:value-type="float" office:value="19003683">
                <text:p>1900368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276364">
                <text:p>5276364</text:p>
              </table:table-cell>
              <table:table-cell office:value-type="float" office:value="16022591">
                <text:p>16022591</text:p>
              </table:table-cell>
              <table:table-cell office:value-type="float" office:value="18996040">
                <text:p>1899604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996214">
                <text:p>4996214</text:p>
              </table:table-cell>
              <table:table-cell office:value-type="float" office:value="15572759">
                <text:p>15572759</text:p>
              </table:table-cell>
              <table:table-cell office:value-type="float" office:value="19167762">
                <text:p>1916776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930548">
                <text:p>4930548</text:p>
              </table:table-cell>
              <table:table-cell office:value-type="float" office:value="14920201">
                <text:p>14920201</text:p>
              </table:table-cell>
              <table:table-cell office:value-type="float" office:value="18971356">
                <text:p>1897135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600785">
                <text:p>5600785</text:p>
              </table:table-cell>
              <table:table-cell office:value-type="float" office:value="15102465">
                <text:p>15102465</text:p>
              </table:table-cell>
              <table:table-cell office:value-type="float" office:value="18962793">
                <text:p>1896279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543349">
                <text:p>5543349</text:p>
              </table:table-cell>
              <table:table-cell office:value-type="float" office:value="14650607">
                <text:p>14650607</text:p>
              </table:table-cell>
              <table:table-cell office:value-type="float" office:value="18783080">
                <text:p>1878308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285649">
                <text:p>5285649</text:p>
              </table:table-cell>
              <table:table-cell office:value-type="float" office:value="14392783">
                <text:p>14392783</text:p>
              </table:table-cell>
              <table:table-cell office:value-type="float" office:value="18775840">
                <text:p>1877584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237102">
                <text:p>5237102</text:p>
              </table:table-cell>
              <table:table-cell office:value-type="float" office:value="14365544">
                <text:p>14365544</text:p>
              </table:table-cell>
              <table:table-cell office:value-type="float" office:value="18177174">
                <text:p>1817717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188863">
                <text:p>5188863</text:p>
              </table:table-cell>
              <table:table-cell office:value-type="float" office:value="14573818">
                <text:p>14573818</text:p>
              </table:table-cell>
              <table:table-cell office:value-type="float" office:value="18559210">
                <text:p>1855921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054021">
                <text:p>6054021</text:p>
              </table:table-cell>
              <table:table-cell office:value-type="float" office:value="15127540">
                <text:p>15127540</text:p>
              </table:table-cell>
              <table:table-cell office:value-type="float" office:value="19577014">
                <text:p>1957701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016447">
                <text:p>6016447</text:p>
              </table:table-cell>
              <table:table-cell office:value-type="float" office:value="15324645">
                <text:p>15324645</text:p>
              </table:table-cell>
              <table:table-cell office:value-type="float" office:value="19377283">
                <text:p>1937728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771230">
                <text:p>5771230</text:p>
              </table:table-cell>
              <table:table-cell office:value-type="float" office:value="14729026">
                <text:p>14729026</text:p>
              </table:table-cell>
              <table:table-cell office:value-type="float" office:value="18601881">
                <text:p>1860188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718870">
                <text:p>5718870</text:p>
              </table:table-cell>
              <table:table-cell office:value-type="float" office:value="14489914">
                <text:p>14489914</text:p>
              </table:table-cell>
              <table:table-cell office:value-type="float" office:value="18966001">
                <text:p>1896600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658686">
                <text:p>5658686</text:p>
              </table:table-cell>
              <table:table-cell office:value-type="float" office:value="14084265">
                <text:p>14084265</text:p>
              </table:table-cell>
              <table:table-cell office:value-type="float" office:value="18768530">
                <text:p>1876853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597181">
                <text:p>5597181</text:p>
              </table:table-cell>
              <table:table-cell office:value-type="float" office:value="14682583">
                <text:p>14682583</text:p>
              </table:table-cell>
              <table:table-cell office:value-type="float" office:value="18572488">
                <text:p>1857248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539969">
                <text:p>5539969</text:p>
              </table:table-cell>
              <table:table-cell office:value-type="float" office:value="14274220">
                <text:p>14274220</text:p>
              </table:table-cell>
              <table:table-cell office:value-type="float" office:value="18983115">
                <text:p>1898311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482523">
                <text:p>5482523</text:p>
              </table:table-cell>
              <table:table-cell office:value-type="float" office:value="14250270">
                <text:p>14250270</text:p>
              </table:table-cell>
              <table:table-cell office:value-type="float" office:value="18761262">
                <text:p>1876126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422211">
                <text:p>5422211</text:p>
              </table:table-cell>
              <table:table-cell office:value-type="float" office:value="14216138">
                <text:p>14216138</text:p>
              </table:table-cell>
              <table:table-cell office:value-type="float" office:value="18370702">
                <text:p>1837070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355448">
                <text:p>5355448</text:p>
              </table:table-cell>
              <table:table-cell office:value-type="float" office:value="14180637">
                <text:p>14180637</text:p>
              </table:table-cell>
              <table:table-cell office:value-type="float" office:value="18168022">
                <text:p>1816802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600619">
                <text:p>5600619</text:p>
              </table:table-cell>
              <table:table-cell office:value-type="float" office:value="14257659">
                <text:p>14257659</text:p>
              </table:table-cell>
              <table:table-cell office:value-type="float" office:value="18181732">
                <text:p>1818173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533971">
                <text:p>5533971</text:p>
              </table:table-cell>
              <table:table-cell office:value-type="float" office:value="14228737">
                <text:p>14228737</text:p>
              </table:table-cell>
              <table:table-cell office:value-type="float" office:value="17972269">
                <text:p>1797226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483006">
                <text:p>5483006</text:p>
              </table:table-cell>
              <table:table-cell office:value-type="float" office:value="13996794">
                <text:p>13996794</text:p>
              </table:table-cell>
              <table:table-cell office:value-type="float" office:value="18145083">
                <text:p>1814508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235847">
                <text:p>5235847</text:p>
              </table:table-cell>
              <table:table-cell office:value-type="float" office:value="13965945">
                <text:p>13965945</text:p>
              </table:table-cell>
              <table:table-cell office:value-type="float" office:value="17355614">
                <text:p>1735561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201305">
                <text:p>5201305</text:p>
              </table:table-cell>
              <table:table-cell office:value-type="float" office:value="14143946">
                <text:p>14143946</text:p>
              </table:table-cell>
              <table:table-cell office:value-type="float" office:value="17540438">
                <text:p>1754043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173892">
                <text:p>5173892</text:p>
              </table:table-cell>
              <table:table-cell office:value-type="float" office:value="14135522">
                <text:p>14135522</text:p>
              </table:table-cell>
              <table:table-cell office:value-type="float" office:value="17749386">
                <text:p>1774938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152368">
                <text:p>5152368</text:p>
              </table:table-cell>
              <table:table-cell office:value-type="float" office:value="13927732">
                <text:p>13927732</text:p>
              </table:table-cell>
              <table:table-cell office:value-type="float" office:value="18126756">
                <text:p>1812675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134637">
                <text:p>5134637</text:p>
              </table:table-cell>
              <table:table-cell office:value-type="float" office:value="13730516">
                <text:p>13730516</text:p>
              </table:table-cell>
              <table:table-cell office:value-type="float" office:value="17936009">
                <text:p>1793600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119756">
                <text:p>5119756</text:p>
              </table:table-cell>
              <table:table-cell office:value-type="float" office:value="14127120">
                <text:p>14127120</text:p>
              </table:table-cell>
              <table:table-cell office:value-type="float" office:value="17728555">
                <text:p>1772855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107192">
                <text:p>5107192</text:p>
              </table:table-cell>
              <table:table-cell office:value-type="float" office:value="13947182">
                <text:p>13947182</text:p>
              </table:table-cell>
              <table:table-cell office:value-type="float" office:value="16964567">
                <text:p>1696456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937106">
                <text:p>5937106</text:p>
              </table:table-cell>
              <table:table-cell office:value-type="float" office:value="14920734">
                <text:p>14920734</text:p>
              </table:table-cell>
              <table:table-cell office:value-type="float" office:value="17398293">
                <text:p>1739829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922784">
                <text:p>5922784</text:p>
              </table:table-cell>
              <table:table-cell office:value-type="float" office:value="14527574">
                <text:p>14527574</text:p>
              </table:table-cell>
              <table:table-cell office:value-type="float" office:value="17578774">
                <text:p>1757877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902385">
                <text:p>5902385</text:p>
              </table:table-cell>
              <table:table-cell office:value-type="float" office:value="14528620">
                <text:p>14528620</text:p>
              </table:table-cell>
              <table:table-cell office:value-type="float" office:value="17565969">
                <text:p>1756596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875416">
                <text:p>5875416</text:p>
              </table:table-cell>
              <table:table-cell office:value-type="float" office:value="14335109">
                <text:p>14335109</text:p>
              </table:table-cell>
              <table:table-cell office:value-type="float" office:value="17559938">
                <text:p>1755993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640490">
                <text:p>5640490</text:p>
              </table:table-cell>
              <table:table-cell office:value-type="float" office:value="14329543">
                <text:p>14329543</text:p>
              </table:table-cell>
              <table:table-cell office:value-type="float" office:value="17565731">
                <text:p>1756573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345354">
                <text:p>6345354</text:p>
              </table:table-cell>
              <table:table-cell office:value-type="float" office:value="15270718">
                <text:p>15270718</text:p>
              </table:table-cell>
              <table:table-cell office:value-type="float" office:value="18377191">
                <text:p>1837719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301926">
                <text:p>6301926</text:p>
              </table:table-cell>
              <table:table-cell office:value-type="float" office:value="15081283">
                <text:p>15081283</text:p>
              </table:table-cell>
              <table:table-cell office:value-type="float" office:value="18191048">
                <text:p>1819104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265074">
                <text:p>6265074</text:p>
              </table:table-cell>
              <table:table-cell office:value-type="float" office:value="14875541">
                <text:p>14875541</text:p>
              </table:table-cell>
              <table:table-cell office:value-type="float" office:value="18183281">
                <text:p>1818328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238709">
                <text:p>6238709</text:p>
              </table:table-cell>
              <table:table-cell office:value-type="float" office:value="15047387">
                <text:p>15047387</text:p>
              </table:table-cell>
              <table:table-cell office:value-type="float" office:value="17986931">
                <text:p>1798693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216662">
                <text:p>6216662</text:p>
              </table:table-cell>
              <table:table-cell office:value-type="float" office:value="14640976">
                <text:p>14640976</text:p>
              </table:table-cell>
              <table:table-cell office:value-type="float" office:value="17979306">
                <text:p>1797930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811444">
                <text:p>6811444</text:p>
              </table:table-cell>
              <table:table-cell office:value-type="float" office:value="15608716">
                <text:p>15608716</text:p>
              </table:table-cell>
              <table:table-cell office:value-type="float" office:value="18223362">
                <text:p>1822336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785950">
                <text:p>6785950</text:p>
              </table:table-cell>
              <table:table-cell office:value-type="float" office:value="15397662">
                <text:p>15397662</text:p>
              </table:table-cell>
              <table:table-cell office:value-type="float" office:value="18401752">
                <text:p>1840175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756967">
                <text:p>6756967</text:p>
              </table:table-cell>
              <table:table-cell office:value-type="float" office:value="15367752">
                <text:p>15367752</text:p>
              </table:table-cell>
              <table:table-cell office:value-type="float" office:value="18008601">
                <text:p>1800860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516787">
                <text:p>6516787</text:p>
              </table:table-cell>
              <table:table-cell office:value-type="float" office:value="14920249">
                <text:p>14920249</text:p>
              </table:table-cell>
              <table:table-cell office:value-type="float" office:value="17806222">
                <text:p>1780622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280346">
                <text:p>6280346</text:p>
              </table:table-cell>
              <table:table-cell office:value-type="float" office:value="14647985">
                <text:p>14647985</text:p>
              </table:table-cell>
              <table:table-cell office:value-type="float" office:value="17790344">
                <text:p>1779034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745031">
                <text:p>6745031</text:p>
              </table:table-cell>
              <table:table-cell office:value-type="float" office:value="15050435">
                <text:p>15050435</text:p>
              </table:table-cell>
              <table:table-cell office:value-type="float" office:value="18382327">
                <text:p>1838232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478390">
                <text:p>6478390</text:p>
              </table:table-cell>
              <table:table-cell office:value-type="float" office:value="14802219">
                <text:p>14802219</text:p>
              </table:table-cell>
              <table:table-cell office:value-type="float" office:value="18365469">
                <text:p>1836546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770844">
                <text:p>5770844</text:p>
              </table:table-cell>
              <table:table-cell office:value-type="float" office:value="14775519">
                <text:p>14775519</text:p>
              </table:table-cell>
              <table:table-cell office:value-type="float" office:value="18549989">
                <text:p>1854998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442337">
                <text:p>5442337</text:p>
              </table:table-cell>
              <table:table-cell office:value-type="float" office:value="14547540">
                <text:p>14547540</text:p>
              </table:table-cell>
              <table:table-cell office:value-type="float" office:value="18744990">
                <text:p>1874499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321220">
                <text:p>5321220</text:p>
              </table:table-cell>
              <table:table-cell office:value-type="float" office:value="13917294">
                <text:p>13917294</text:p>
              </table:table-cell>
              <table:table-cell office:value-type="float" office:value="18338751">
                <text:p>1833875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176929">
                <text:p>6176929</text:p>
              </table:table-cell>
              <table:table-cell office:value-type="float" office:value="15045577">
                <text:p>15045577</text:p>
              </table:table-cell>
              <table:table-cell office:value-type="float" office:value="17598629">
                <text:p>1759862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6060791">
                <text:p>6060791</text:p>
              </table:table-cell>
              <table:table-cell office:value-type="float" office:value="14837539">
                <text:p>14837539</text:p>
              </table:table-cell>
              <table:table-cell office:value-type="float" office:value="17985165">
                <text:p>1798516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559388">
                <text:p>5559388</text:p>
              </table:table-cell>
              <table:table-cell office:value-type="float" office:value="14812721">
                <text:p>14812721</text:p>
              </table:table-cell>
              <table:table-cell office:value-type="float" office:value="17992128">
                <text:p>1799212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285821">
                <text:p>5285821</text:p>
              </table:table-cell>
              <table:table-cell office:value-type="float" office:value="15023634">
                <text:p>15023634</text:p>
              </table:table-cell>
              <table:table-cell office:value-type="float" office:value="18375855">
                <text:p>1837585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186419">
                <text:p>5186419</text:p>
              </table:table-cell>
              <table:table-cell office:value-type="float" office:value="15026697">
                <text:p>15026697</text:p>
              </table:table-cell>
              <table:table-cell office:value-type="float" office:value="18931374">
                <text:p>1893137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644312">
                <text:p>5644312</text:p>
              </table:table-cell>
              <table:table-cell office:value-type="float" office:value="15471257">
                <text:p>15471257</text:p>
              </table:table-cell>
              <table:table-cell office:value-type="float" office:value="18563973">
                <text:p>1856397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554725">
                <text:p>5554725</text:p>
              </table:table-cell>
              <table:table-cell office:value-type="float" office:value="15477002">
                <text:p>15477002</text:p>
              </table:table-cell>
              <table:table-cell office:value-type="float" office:value="18374982">
                <text:p>1837498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057497">
                <text:p>5057497</text:p>
              </table:table-cell>
              <table:table-cell office:value-type="float" office:value="15479193">
                <text:p>15479193</text:p>
              </table:table-cell>
              <table:table-cell office:value-type="float" office:value="17979866">
                <text:p>1797986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778878">
                <text:p>4778878</text:p>
              </table:table-cell>
              <table:table-cell office:value-type="float" office:value="15474417">
                <text:p>15474417</text:p>
              </table:table-cell>
              <table:table-cell office:value-type="float" office:value="17986986">
                <text:p>1798698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495262">
                <text:p>4495262</text:p>
              </table:table-cell>
              <table:table-cell office:value-type="float" office:value="15252236">
                <text:p>15252236</text:p>
              </table:table-cell>
              <table:table-cell office:value-type="float" office:value="17781638">
                <text:p>1778163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408325">
                <text:p>4408325</text:p>
              </table:table-cell>
              <table:table-cell office:value-type="float" office:value="15029955">
                <text:p>15029955</text:p>
              </table:table-cell>
              <table:table-cell office:value-type="float" office:value="17384341">
                <text:p>1738434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33515">
                <text:p>4333515</text:p>
              </table:table-cell>
              <table:table-cell office:value-type="float" office:value="15014949">
                <text:p>15014949</text:p>
              </table:table-cell>
              <table:table-cell office:value-type="float" office:value="17966909">
                <text:p>1796690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261883">
                <text:p>4261883</text:p>
              </table:table-cell>
              <table:table-cell office:value-type="float" office:value="14594222">
                <text:p>14594222</text:p>
              </table:table-cell>
              <table:table-cell office:value-type="float" office:value="17967799">
                <text:p>1796779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197972">
                <text:p>4197972</text:p>
              </table:table-cell>
              <table:table-cell office:value-type="float" office:value="14569582">
                <text:p>14569582</text:p>
              </table:table-cell>
              <table:table-cell office:value-type="float" office:value="17579154">
                <text:p>1757915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941803">
                <text:p>3941803</text:p>
              </table:table-cell>
              <table:table-cell office:value-type="float" office:value="14150760">
                <text:p>14150760</text:p>
              </table:table-cell>
              <table:table-cell office:value-type="float" office:value="17378999">
                <text:p>1737899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879680">
                <text:p>3879680</text:p>
              </table:table-cell>
              <table:table-cell office:value-type="float" office:value="13937259">
                <text:p>13937259</text:p>
              </table:table-cell>
              <table:table-cell office:value-type="float" office:value="17382526">
                <text:p>1738252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824237">
                <text:p>3824237</text:p>
              </table:table-cell>
              <table:table-cell office:value-type="float" office:value="13915500">
                <text:p>13915500</text:p>
              </table:table-cell>
              <table:table-cell office:value-type="float" office:value="17374890">
                <text:p>1737489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564446">
                <text:p>3564446</text:p>
              </table:table-cell>
              <table:table-cell office:value-type="float" office:value="13684459">
                <text:p>13684459</text:p>
              </table:table-cell>
              <table:table-cell office:value-type="float" office:value="16758835">
                <text:p>1675883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506483">
                <text:p>3506483</text:p>
              </table:table-cell>
              <table:table-cell office:value-type="float" office:value="13845921">
                <text:p>13845921</text:p>
              </table:table-cell>
              <table:table-cell office:value-type="float" office:value="16752503">
                <text:p>1675250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456705">
                <text:p>3456705</text:p>
              </table:table-cell>
              <table:table-cell office:value-type="float" office:value="14013053">
                <text:p>14013053</text:p>
              </table:table-cell>
              <table:table-cell office:value-type="float" office:value="16962412">
                <text:p>1696241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122010">
                <text:p>4122010</text:p>
              </table:table-cell>
              <table:table-cell office:value-type="float" office:value="14246968">
                <text:p>14246968</text:p>
              </table:table-cell>
              <table:table-cell office:value-type="float" office:value="17146902">
                <text:p>1714690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080351">
                <text:p>4080351</text:p>
              </table:table-cell>
              <table:table-cell office:value-type="float" office:value="13801970">
                <text:p>13801970</text:p>
              </table:table-cell>
              <table:table-cell office:value-type="float" office:value="16550397">
                <text:p>1655039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038206">
                <text:p>4038206</text:p>
              </table:table-cell>
              <table:table-cell office:value-type="float" office:value="13944740">
                <text:p>13944740</text:p>
              </table:table-cell>
              <table:table-cell office:value-type="float" office:value="17114805">
                <text:p>1711480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792945">
                <text:p>3792945</text:p>
              </table:table-cell>
              <table:table-cell office:value-type="float" office:value="13912465">
                <text:p>13912465</text:p>
              </table:table-cell>
              <table:table-cell office:value-type="float" office:value="16755803">
                <text:p>1675580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552995">
                <text:p>3552995</text:p>
              </table:table-cell>
              <table:table-cell office:value-type="float" office:value="13685027">
                <text:p>13685027</text:p>
              </table:table-cell>
              <table:table-cell office:value-type="float" office:value="16945894">
                <text:p>1694589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538997">
                <text:p>3538997</text:p>
              </table:table-cell>
              <table:table-cell office:value-type="float" office:value="13769319">
                <text:p>13769319</text:p>
              </table:table-cell>
              <table:table-cell office:value-type="float" office:value="17358802">
                <text:p>1735880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504330">
                <text:p>3504330</text:p>
              </table:table-cell>
              <table:table-cell office:value-type="float" office:value="13322510">
                <text:p>13322510</text:p>
              </table:table-cell>
              <table:table-cell office:value-type="float" office:value="17722891">
                <text:p>1772289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468670">
                <text:p>3468670</text:p>
              </table:table-cell>
              <table:table-cell office:value-type="float" office:value="13096373">
                <text:p>13096373</text:p>
              </table:table-cell>
              <table:table-cell office:value-type="float" office:value="17335406">
                <text:p>1733540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434770">
                <text:p>3434770</text:p>
              </table:table-cell>
              <table:table-cell office:value-type="float" office:value="12869099">
                <text:p>12869099</text:p>
              </table:table-cell>
              <table:table-cell office:value-type="float" office:value="16936528">
                <text:p>1693652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405744">
                <text:p>3405744</text:p>
              </table:table-cell>
              <table:table-cell office:value-type="float" office:value="12865685">
                <text:p>12865685</text:p>
              </table:table-cell>
              <table:table-cell office:value-type="float" office:value="16737790">
                <text:p>1673779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119948">
                <text:p>4119948</text:p>
              </table:table-cell>
              <table:table-cell office:value-type="float" office:value="13574842">
                <text:p>13574842</text:p>
              </table:table-cell>
              <table:table-cell office:value-type="float" office:value="17348385">
                <text:p>1734838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098268">
                <text:p>4098268</text:p>
              </table:table-cell>
              <table:table-cell office:value-type="float" office:value="13988793">
                <text:p>13988793</text:p>
              </table:table-cell>
              <table:table-cell office:value-type="float" office:value="16939628">
                <text:p>1693962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076663">
                <text:p>4076663</text:p>
              </table:table-cell>
              <table:table-cell office:value-type="float" office:value="14000802">
                <text:p>14000802</text:p>
              </table:table-cell>
              <table:table-cell office:value-type="float" office:value="17333369">
                <text:p>1733336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851618">
                <text:p>3851618</text:p>
              </table:table-cell>
              <table:table-cell office:value-type="float" office:value="14005376">
                <text:p>14005376</text:p>
              </table:table-cell>
              <table:table-cell office:value-type="float" office:value="17734523">
                <text:p>1773452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812864">
                <text:p>3812864</text:p>
              </table:table-cell>
              <table:table-cell office:value-type="float" office:value="13803044">
                <text:p>13803044</text:p>
              </table:table-cell>
              <table:table-cell office:value-type="float" office:value="17145184">
                <text:p>1714518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781940">
                <text:p>3781940</text:p>
              </table:table-cell>
              <table:table-cell office:value-type="float" office:value="13395161">
                <text:p>13395161</text:p>
              </table:table-cell>
              <table:table-cell office:value-type="float" office:value="16749125">
                <text:p>1674912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755881">
                <text:p>3755881</text:p>
              </table:table-cell>
              <table:table-cell office:value-type="float" office:value="13171439">
                <text:p>13171439</text:p>
              </table:table-cell>
              <table:table-cell office:value-type="float" office:value="16917846">
                <text:p>1691784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735298">
                <text:p>3735298</text:p>
              </table:table-cell>
              <table:table-cell office:value-type="float" office:value="12942033">
                <text:p>12942033</text:p>
              </table:table-cell>
              <table:table-cell office:value-type="float" office:value="16136636">
                <text:p>1613663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718655">
                <text:p>3718655</text:p>
              </table:table-cell>
              <table:table-cell office:value-type="float" office:value="12313132">
                <text:p>12313132</text:p>
              </table:table-cell>
              <table:table-cell office:value-type="float" office:value="16534607">
                <text:p>1653460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703688">
                <text:p>3703688</text:p>
              </table:table-cell>
              <table:table-cell office:value-type="float" office:value="12088325">
                <text:p>12088325</text:p>
              </table:table-cell>
              <table:table-cell office:value-type="float" office:value="16929293">
                <text:p>1692929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89069">
                <text:p>3689069</text:p>
              </table:table-cell>
              <table:table-cell office:value-type="float" office:value="12054492">
                <text:p>12054492</text:p>
              </table:table-cell>
              <table:table-cell office:value-type="float" office:value="16508525">
                <text:p>1650852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75701">
                <text:p>3675701</text:p>
              </table:table-cell>
              <table:table-cell office:value-type="float" office:value="11834112">
                <text:p>11834112</text:p>
              </table:table-cell>
              <table:table-cell office:value-type="float" office:value="15924576">
                <text:p>1592457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63104">
                <text:p>3663104</text:p>
              </table:table-cell>
              <table:table-cell office:value-type="float" office:value="12007650">
                <text:p>12007650</text:p>
              </table:table-cell>
              <table:table-cell office:value-type="float" office:value="16300570">
                <text:p>1630057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49583">
                <text:p>3649583</text:p>
              </table:table-cell>
              <table:table-cell office:value-type="float" office:value="11988575">
                <text:p>11988575</text:p>
              </table:table-cell>
              <table:table-cell office:value-type="float" office:value="16127094">
                <text:p>1612709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34616">
                <text:p>3634616</text:p>
              </table:table-cell>
              <table:table-cell office:value-type="float" office:value="11971665">
                <text:p>11971665</text:p>
              </table:table-cell>
              <table:table-cell office:value-type="float" office:value="15713799">
                <text:p>1571379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42461">
                <text:p>3642461</text:p>
              </table:table-cell>
              <table:table-cell office:value-type="float" office:value="12173346">
                <text:p>12173346</text:p>
              </table:table-cell>
              <table:table-cell office:value-type="float" office:value="15494166">
                <text:p>1549416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19279">
                <text:p>3619279</text:p>
              </table:table-cell>
              <table:table-cell office:value-type="float" office:value="11969664">
                <text:p>11969664</text:p>
              </table:table-cell>
              <table:table-cell office:value-type="float" office:value="15123326">
                <text:p>1512332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595876">
                <text:p>3595876</text:p>
              </table:table-cell>
              <table:table-cell office:value-type="float" office:value="11565425">
                <text:p>11565425</text:p>
              </table:table-cell>
              <table:table-cell office:value-type="float" office:value="15504334">
                <text:p>1550433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370934">
                <text:p>3370934</text:p>
              </table:table-cell>
              <table:table-cell office:value-type="float" office:value="11555256">
                <text:p>11555256</text:p>
              </table:table-cell>
              <table:table-cell office:value-type="float" office:value="15100411">
                <text:p>1510041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344050">
                <text:p>3344050</text:p>
              </table:table-cell>
              <table:table-cell office:value-type="float" office:value="11549111">
                <text:p>11549111</text:p>
              </table:table-cell>
              <table:table-cell office:value-type="float" office:value="15469372">
                <text:p>1546937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073115">
                <text:p>4073115</text:p>
              </table:table-cell>
              <table:table-cell office:value-type="float" office:value="12632884">
                <text:p>12632884</text:p>
              </table:table-cell>
              <table:table-cell office:value-type="float" office:value="16313612">
                <text:p>1631361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847770">
                <text:p>3847770</text:p>
              </table:table-cell>
              <table:table-cell office:value-type="float" office:value="12453094">
                <text:p>12453094</text:p>
              </table:table-cell>
              <table:table-cell office:value-type="float" office:value="15921294">
                <text:p>1592129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823615">
                <text:p>3823615</text:p>
              </table:table-cell>
              <table:table-cell office:value-type="float" office:value="12458434">
                <text:p>12458434</text:p>
              </table:table-cell>
              <table:table-cell office:value-type="float" office:value="15909030">
                <text:p>1590903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800339">
                <text:p>3800339</text:p>
              </table:table-cell>
              <table:table-cell office:value-type="float" office:value="12264116">
                <text:p>12264116</text:p>
              </table:table-cell>
              <table:table-cell office:value-type="float" office:value="15694990">
                <text:p>1569499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777260">
                <text:p>3777260</text:p>
              </table:table-cell>
              <table:table-cell office:value-type="float" office:value="12258795">
                <text:p>12258795</text:p>
              </table:table-cell>
              <table:table-cell office:value-type="float" office:value="15108813">
                <text:p>1510881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79101">
                <text:p>4379101</text:p>
              </table:table-cell>
              <table:table-cell office:value-type="float" office:value="12552009">
                <text:p>12552009</text:p>
              </table:table-cell>
              <table:table-cell office:value-type="float" office:value="15727697">
                <text:p>1572769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52567">
                <text:p>4352567</text:p>
              </table:table-cell>
              <table:table-cell office:value-type="float" office:value="12541528">
                <text:p>12541528</text:p>
              </table:table-cell>
              <table:table-cell office:value-type="float" office:value="15533839">
                <text:p>1553383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23402">
                <text:p>4323402</text:p>
              </table:table-cell>
              <table:table-cell office:value-type="float" office:value="12514179">
                <text:p>12514179</text:p>
              </table:table-cell>
              <table:table-cell office:value-type="float" office:value="14945451">
                <text:p>1494545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293453">
                <text:p>4293453</text:p>
              </table:table-cell>
              <table:table-cell office:value-type="float" office:value="12294985">
                <text:p>12294985</text:p>
              </table:table-cell>
              <table:table-cell office:value-type="float" office:value="15687849">
                <text:p>1568784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052711">
                <text:p>4052711</text:p>
              </table:table-cell>
              <table:table-cell office:value-type="float" office:value="12277612">
                <text:p>12277612</text:p>
              </table:table-cell>
              <table:table-cell office:value-type="float" office:value="14910404">
                <text:p>1491040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996745">
                <text:p>3996745</text:p>
              </table:table-cell>
              <table:table-cell office:value-type="float" office:value="12266663">
                <text:p>12266663</text:p>
              </table:table-cell>
              <table:table-cell office:value-type="float" office:value="15500771">
                <text:p>1550077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935769">
                <text:p>3935769</text:p>
              </table:table-cell>
              <table:table-cell office:value-type="float" office:value="12645922">
                <text:p>12645922</text:p>
              </table:table-cell>
              <table:table-cell office:value-type="float" office:value="15687423">
                <text:p>1568742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885852">
                <text:p>3885852</text:p>
              </table:table-cell>
              <table:table-cell office:value-type="float" office:value="12647526">
                <text:p>12647526</text:p>
              </table:table-cell>
              <table:table-cell office:value-type="float" office:value="15490042">
                <text:p>1549004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28781">
                <text:p>3628781</text:p>
              </table:table-cell>
              <table:table-cell office:value-type="float" office:value="12633670">
                <text:p>12633670</text:p>
              </table:table-cell>
              <table:table-cell office:value-type="float" office:value="15099618">
                <text:p>1509961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161726">
                <text:p>3161726</text:p>
              </table:table-cell>
              <table:table-cell office:value-type="float" office:value="12416737">
                <text:p>12416737</text:p>
              </table:table-cell>
              <table:table-cell office:value-type="float" office:value="15297703">
                <text:p>1529770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538269">
                <text:p>4538269</text:p>
              </table:table-cell>
              <table:table-cell office:value-type="float" office:value="13074093">
                <text:p>13074093</text:p>
              </table:table-cell>
              <table:table-cell office:value-type="float" office:value="15501087">
                <text:p>1550108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467588">
                <text:p>4467588</text:p>
              </table:table-cell>
              <table:table-cell office:value-type="float" office:value="12669172">
                <text:p>12669172</text:p>
              </table:table-cell>
              <table:table-cell office:value-type="float" office:value="15322770">
                <text:p>1532277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199284">
                <text:p>4199284</text:p>
              </table:table-cell>
              <table:table-cell office:value-type="float" office:value="12443186">
                <text:p>12443186</text:p>
              </table:table-cell>
              <table:table-cell office:value-type="float" office:value="15697599">
                <text:p>1569759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931820">
                <text:p>3931820</text:p>
              </table:table-cell>
              <table:table-cell office:value-type="float" office:value="12417612">
                <text:p>12417612</text:p>
              </table:table-cell>
              <table:table-cell office:value-type="float" office:value="15701280">
                <text:p>1570128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65008">
                <text:p>3665008</text:p>
              </table:table-cell>
              <table:table-cell office:value-type="float" office:value="12394019">
                <text:p>12394019</text:p>
              </table:table-cell>
              <table:table-cell office:value-type="float" office:value="15320797">
                <text:p>1532079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34472">
                <text:p>4334472</text:p>
              </table:table-cell>
              <table:table-cell office:value-type="float" office:value="13155075">
                <text:p>13155075</text:p>
              </table:table-cell>
              <table:table-cell office:value-type="float" office:value="15934126">
                <text:p>1593412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288013">
                <text:p>4288013</text:p>
              </table:table-cell>
              <table:table-cell office:value-type="float" office:value="13152121">
                <text:p>13152121</text:p>
              </table:table-cell>
              <table:table-cell office:value-type="float" office:value="15723234">
                <text:p>1572323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240633">
                <text:p>4240633</text:p>
              </table:table-cell>
              <table:table-cell office:value-type="float" office:value="13146334">
                <text:p>13146334</text:p>
              </table:table-cell>
              <table:table-cell office:value-type="float" office:value="16280871">
                <text:p>1628087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196685">
                <text:p>4196685</text:p>
              </table:table-cell>
              <table:table-cell office:value-type="float" office:value="13137849">
                <text:p>13137849</text:p>
              </table:table-cell>
              <table:table-cell office:value-type="float" office:value="16106125">
                <text:p>1610612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163324">
                <text:p>4163324</text:p>
              </table:table-cell>
              <table:table-cell office:value-type="float" office:value="13127507">
                <text:p>13127507</text:p>
              </table:table-cell>
              <table:table-cell office:value-type="float" office:value="15912628">
                <text:p>1591262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176273">
                <text:p>4176273</text:p>
              </table:table-cell>
              <table:table-cell office:value-type="float" office:value="13317009">
                <text:p>13317009</text:p>
              </table:table-cell>
              <table:table-cell office:value-type="float" office:value="16102990">
                <text:p>1610299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154995">
                <text:p>4154995</text:p>
              </table:table-cell>
              <table:table-cell office:value-type="float" office:value="13310188">
                <text:p>13310188</text:p>
              </table:table-cell>
              <table:table-cell office:value-type="float" office:value="16495776">
                <text:p>1649577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134127">
                <text:p>4134127</text:p>
              </table:table-cell>
              <table:table-cell office:value-type="float" office:value="13298879">
                <text:p>13298879</text:p>
              </table:table-cell>
              <table:table-cell office:value-type="float" office:value="16684800">
                <text:p>1668480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114153">
                <text:p>4114153</text:p>
              </table:table-cell>
              <table:table-cell office:value-type="float" office:value="13279134">
                <text:p>13279134</text:p>
              </table:table-cell>
              <table:table-cell office:value-type="float" office:value="15918536">
                <text:p>1591853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095263">
                <text:p>4095263</text:p>
              </table:table-cell>
              <table:table-cell office:value-type="float" office:value="12656518">
                <text:p>12656518</text:p>
              </table:table-cell>
              <table:table-cell office:value-type="float" office:value="16104050">
                <text:p>1610405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078042">
                <text:p>4078042</text:p>
              </table:table-cell>
              <table:table-cell office:value-type="float" office:value="12617766">
                <text:p>12617766</text:p>
              </table:table-cell>
              <table:table-cell office:value-type="float" office:value="16086428">
                <text:p>1608642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060975">
                <text:p>4060975</text:p>
              </table:table-cell>
              <table:table-cell office:value-type="float" office:value="12389578">
                <text:p>12389578</text:p>
              </table:table-cell>
              <table:table-cell office:value-type="float" office:value="15690195">
                <text:p>1569019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043643">
                <text:p>4043643</text:p>
              </table:table-cell>
              <table:table-cell office:value-type="float" office:value="12570092">
                <text:p>12570092</text:p>
              </table:table-cell>
              <table:table-cell office:value-type="float" office:value="16092369">
                <text:p>1609236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023841">
                <text:p>4023841</text:p>
              </table:table-cell>
              <table:table-cell office:value-type="float" office:value="12569378">
                <text:p>12569378</text:p>
              </table:table-cell>
              <table:table-cell office:value-type="float" office:value="15889705">
                <text:p>1588970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000567">
                <text:p>4000567</text:p>
              </table:table-cell>
              <table:table-cell office:value-type="float" office:value="11936534">
                <text:p>11936534</text:p>
              </table:table-cell>
              <table:table-cell office:value-type="float" office:value="14692631">
                <text:p>1469263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719025">
                <text:p>4719025</text:p>
              </table:table-cell>
              <table:table-cell office:value-type="float" office:value="12358309">
                <text:p>12358309</text:p>
              </table:table-cell>
              <table:table-cell office:value-type="float" office:value="15510066">
                <text:p>1551006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686144">
                <text:p>4686144</text:p>
              </table:table-cell>
              <table:table-cell office:value-type="float" office:value="12329857">
                <text:p>12329857</text:p>
              </table:table-cell>
              <table:table-cell office:value-type="float" office:value="15891693">
                <text:p>1589169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435431">
                <text:p>4435431</text:p>
              </table:table-cell>
              <table:table-cell office:value-type="float" office:value="12096187">
                <text:p>12096187</text:p>
              </table:table-cell>
              <table:table-cell office:value-type="float" office:value="15686523">
                <text:p>1568652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78885">
                <text:p>4378885</text:p>
              </table:table-cell>
              <table:table-cell office:value-type="float" office:value="12654733">
                <text:p>12654733</text:p>
              </table:table-cell>
              <table:table-cell office:value-type="float" office:value="15880377">
                <text:p>1588037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30682">
                <text:p>4330682</text:p>
              </table:table-cell>
              <table:table-cell office:value-type="float" office:value="12664196">
                <text:p>12664196</text:p>
              </table:table-cell>
              <table:table-cell office:value-type="float" office:value="15693961">
                <text:p>1569396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843212">
                <text:p>4843212</text:p>
              </table:table-cell>
              <table:table-cell office:value-type="float" office:value="12913277">
                <text:p>12913277</text:p>
              </table:table-cell>
              <table:table-cell office:value-type="float" office:value="15889970">
                <text:p>1588997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823244">
                <text:p>4823244</text:p>
              </table:table-cell>
              <table:table-cell office:value-type="float" office:value="12733428">
                <text:p>12733428</text:p>
              </table:table-cell>
              <table:table-cell office:value-type="float" office:value="15691088">
                <text:p>1569108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809309">
                <text:p>4809309</text:p>
              </table:table-cell>
              <table:table-cell office:value-type="float" office:value="12735623">
                <text:p>12735623</text:p>
              </table:table-cell>
              <table:table-cell office:value-type="float" office:value="15893639">
                <text:p>1589363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798748">
                <text:p>4798748</text:p>
              </table:table-cell>
              <table:table-cell office:value-type="float" office:value="12729083">
                <text:p>12729083</text:p>
              </table:table-cell>
              <table:table-cell office:value-type="float" office:value="15873063">
                <text:p>1587306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789698">
                <text:p>4789698</text:p>
              </table:table-cell>
              <table:table-cell office:value-type="float" office:value="12530270">
                <text:p>12530270</text:p>
              </table:table-cell>
              <table:table-cell office:value-type="float" office:value="15292034">
                <text:p>1529203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782339">
                <text:p>4782339</text:p>
              </table:table-cell>
              <table:table-cell office:value-type="float" office:value="12508605">
                <text:p>12508605</text:p>
              </table:table-cell>
              <table:table-cell office:value-type="float" office:value="15701825">
                <text:p>1570182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773015">
                <text:p>4773015</text:p>
              </table:table-cell>
              <table:table-cell office:value-type="float" office:value="12291703">
                <text:p>12291703</text:p>
              </table:table-cell>
              <table:table-cell office:value-type="float" office:value="16077678">
                <text:p>1607767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759239">
                <text:p>4759239</text:p>
              </table:table-cell>
              <table:table-cell office:value-type="float" office:value="12083265">
                <text:p>12083265</text:p>
              </table:table-cell>
              <table:table-cell office:value-type="float" office:value="15511441">
                <text:p>1551144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533034">
                <text:p>4533034</text:p>
              </table:table-cell>
              <table:table-cell office:value-type="float" office:value="11888954">
                <text:p>11888954</text:p>
              </table:table-cell>
              <table:table-cell office:value-type="float" office:value="16068656">
                <text:p>1606865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504798">
                <text:p>4504798</text:p>
              </table:table-cell>
              <table:table-cell office:value-type="float" office:value="11900279">
                <text:p>11900279</text:p>
              </table:table-cell>
              <table:table-cell office:value-type="float" office:value="15691720">
                <text:p>1569172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587146">
                <text:p>4587146</text:p>
              </table:table-cell>
              <table:table-cell office:value-type="float" office:value="12129088">
                <text:p>12129088</text:p>
              </table:table-cell>
              <table:table-cell office:value-type="float" office:value="15700743">
                <text:p>1570074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561528">
                <text:p>4561528</text:p>
              </table:table-cell>
              <table:table-cell office:value-type="float" office:value="12134186">
                <text:p>12134186</text:p>
              </table:table-cell>
              <table:table-cell office:value-type="float" office:value="15488879">
                <text:p>1548887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32316">
                <text:p>4332316</text:p>
              </table:table-cell>
              <table:table-cell office:value-type="float" office:value="12133043">
                <text:p>12133043</text:p>
              </table:table-cell>
              <table:table-cell office:value-type="float" office:value="15072446">
                <text:p>1507244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01885">
                <text:p>4301885</text:p>
              </table:table-cell>
              <table:table-cell office:value-type="float" office:value="11930751">
                <text:p>11930751</text:p>
              </table:table-cell>
              <table:table-cell office:value-type="float" office:value="15092432">
                <text:p>1509243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263227">
                <text:p>4263227</text:p>
              </table:table-cell>
              <table:table-cell office:value-type="float" office:value="11915992">
                <text:p>11915992</text:p>
              </table:table-cell>
              <table:table-cell office:value-type="float" office:value="14898530">
                <text:p>1489853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261117">
                <text:p>4261117</text:p>
              </table:table-cell>
              <table:table-cell office:value-type="float" office:value="12880300">
                <text:p>12880300</text:p>
              </table:table-cell>
              <table:table-cell office:value-type="float" office:value="16103342">
                <text:p>16103342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220098">
                <text:p>4220098</text:p>
              </table:table-cell>
              <table:table-cell office:value-type="float" office:value="12852285">
                <text:p>12852285</text:p>
              </table:table-cell>
              <table:table-cell office:value-type="float" office:value="16096146">
                <text:p>1609614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188540">
                <text:p>4188540</text:p>
              </table:table-cell>
              <table:table-cell office:value-type="float" office:value="13033714">
                <text:p>13033714</text:p>
              </table:table-cell>
              <table:table-cell office:value-type="float" office:value="15903228">
                <text:p>1590322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163962">
                <text:p>4163962</text:p>
              </table:table-cell>
              <table:table-cell office:value-type="float" office:value="13013300">
                <text:p>13013300</text:p>
              </table:table-cell>
              <table:table-cell office:value-type="float" office:value="16287493">
                <text:p>1628749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141273">
                <text:p>4141273</text:p>
              </table:table-cell>
              <table:table-cell office:value-type="float" office:value="13198887">
                <text:p>13198887</text:p>
              </table:table-cell>
              <table:table-cell office:value-type="float" office:value="15515894">
                <text:p>1551589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838471">
                <text:p>4838471</text:p>
              </table:table-cell>
              <table:table-cell office:value-type="float" office:value="13831388">
                <text:p>13831388</text:p>
              </table:table-cell>
              <table:table-cell office:value-type="float" office:value="16296758">
                <text:p>1629675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818426">
                <text:p>4818426</text:p>
              </table:table-cell>
              <table:table-cell office:value-type="float" office:value="13815335">
                <text:p>13815335</text:p>
              </table:table-cell>
              <table:table-cell office:value-type="float" office:value="16487346">
                <text:p>1648734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798930">
                <text:p>4798930</text:p>
              </table:table-cell>
              <table:table-cell office:value-type="float" office:value="13603995">
                <text:p>13603995</text:p>
              </table:table-cell>
              <table:table-cell office:value-type="float" office:value="16684475">
                <text:p>1668447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778443">
                <text:p>4778443</text:p>
              </table:table-cell>
              <table:table-cell office:value-type="float" office:value="13381658">
                <text:p>13381658</text:p>
              </table:table-cell>
              <table:table-cell office:value-type="float" office:value="16482225">
                <text:p>1648222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758142">
                <text:p>4758142</text:p>
              </table:table-cell>
              <table:table-cell office:value-type="float" office:value="13149318">
                <text:p>13149318</text:p>
              </table:table-cell>
              <table:table-cell office:value-type="float" office:value="16681568">
                <text:p>1668156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735434">
                <text:p>4735434</text:p>
              </table:table-cell>
              <table:table-cell office:value-type="float" office:value="13550325">
                <text:p>13550325</text:p>
              </table:table-cell>
              <table:table-cell office:value-type="float" office:value="16897223">
                <text:p>1689722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706948">
                <text:p>4706948</text:p>
              </table:table-cell>
              <table:table-cell office:value-type="float" office:value="13326344">
                <text:p>13326344</text:p>
              </table:table-cell>
              <table:table-cell office:value-type="float" office:value="16716269">
                <text:p>1671626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672321">
                <text:p>4672321</text:p>
              </table:table-cell>
              <table:table-cell office:value-type="float" office:value="13120343">
                <text:p>13120343</text:p>
              </table:table-cell>
              <table:table-cell office:value-type="float" office:value="16683684">
                <text:p>1668368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420982">
                <text:p>4420982</text:p>
              </table:table-cell>
              <table:table-cell office:value-type="float" office:value="13109446">
                <text:p>13109446</text:p>
              </table:table-cell>
              <table:table-cell office:value-type="float" office:value="16714006">
                <text:p>1671400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117255">
                <text:p>4117255</text:p>
              </table:table-cell>
              <table:table-cell office:value-type="float" office:value="13056591">
                <text:p>13056591</text:p>
              </table:table-cell>
              <table:table-cell office:value-type="float" office:value="16885314">
                <text:p>16885314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825649">
                <text:p>3825649</text:p>
              </table:table-cell>
              <table:table-cell office:value-type="float" office:value="13751100">
                <text:p>13751100</text:p>
              </table:table-cell>
              <table:table-cell office:value-type="float" office:value="17312401">
                <text:p>1731240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774572">
                <text:p>3774572</text:p>
              </table:table-cell>
              <table:table-cell office:value-type="float" office:value="13498921">
                <text:p>13498921</text:p>
              </table:table-cell>
              <table:table-cell office:value-type="float" office:value="16912897">
                <text:p>1691289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746090">
                <text:p>3746090</text:p>
              </table:table-cell>
              <table:table-cell office:value-type="float" office:value="13474335">
                <text:p>13474335</text:p>
              </table:table-cell>
              <table:table-cell office:value-type="float" office:value="16518408">
                <text:p>1651840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726029">
                <text:p>3726029</text:p>
              </table:table-cell>
              <table:table-cell office:value-type="float" office:value="12853961">
                <text:p>12853961</text:p>
              </table:table-cell>
              <table:table-cell office:value-type="float" office:value="16916657">
                <text:p>1691665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709236">
                <text:p>3709236</text:p>
              </table:table-cell>
              <table:table-cell office:value-type="float" office:value="12841523">
                <text:p>12841523</text:p>
              </table:table-cell>
              <table:table-cell office:value-type="float" office:value="16323618">
                <text:p>1632361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97440">
                <text:p>4397440</text:p>
              </table:table-cell>
              <table:table-cell office:value-type="float" office:value="13140361">
                <text:p>13140361</text:p>
              </table:table-cell>
              <table:table-cell office:value-type="float" office:value="17129127">
                <text:p>1712912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86153">
                <text:p>4386153</text:p>
              </table:table-cell>
              <table:table-cell office:value-type="float" office:value="13136505">
                <text:p>13136505</text:p>
              </table:table-cell>
              <table:table-cell office:value-type="float" office:value="17316019">
                <text:p>1731601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76418">
                <text:p>4376418</text:p>
              </table:table-cell>
              <table:table-cell office:value-type="float" office:value="13143505">
                <text:p>13143505</text:p>
              </table:table-cell>
              <table:table-cell office:value-type="float" office:value="17304480">
                <text:p>1730448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69540">
                <text:p>4369540</text:p>
              </table:table-cell>
              <table:table-cell office:value-type="float" office:value="12737552">
                <text:p>12737552</text:p>
              </table:table-cell>
              <table:table-cell office:value-type="float" office:value="17307980">
                <text:p>1730798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63212">
                <text:p>4363212</text:p>
              </table:table-cell>
              <table:table-cell office:value-type="float" office:value="12532336">
                <text:p>12532336</text:p>
              </table:table-cell>
              <table:table-cell office:value-type="float" office:value="16925118">
                <text:p>1692511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55338">
                <text:p>4355338</text:p>
              </table:table-cell>
              <table:table-cell office:value-type="float" office:value="12529730">
                <text:p>12529730</text:p>
              </table:table-cell>
              <table:table-cell office:value-type="float" office:value="17119685">
                <text:p>1711968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46196">
                <text:p>4346196</text:p>
              </table:table-cell>
              <table:table-cell office:value-type="float" office:value="12538294">
                <text:p>12538294</text:p>
              </table:table-cell>
              <table:table-cell office:value-type="float" office:value="17879470">
                <text:p>1787947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35370">
                <text:p>4335370</text:p>
              </table:table-cell>
              <table:table-cell office:value-type="float" office:value="12321036">
                <text:p>12321036</text:p>
              </table:table-cell>
              <table:table-cell office:value-type="float" office:value="17881752">
                <text:p>1788175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24547">
                <text:p>4324547</text:p>
              </table:table-cell>
              <table:table-cell office:value-type="float" office:value="11725392">
                <text:p>11725392</text:p>
              </table:table-cell>
              <table:table-cell office:value-type="float" office:value="17088097">
                <text:p>1708809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103513">
                <text:p>4103513</text:p>
              </table:table-cell>
              <table:table-cell office:value-type="float" office:value="11509829">
                <text:p>11509829</text:p>
              </table:table-cell>
              <table:table-cell office:value-type="float" office:value="16321335">
                <text:p>1632133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775431">
                <text:p>4775431</text:p>
              </table:table-cell>
              <table:table-cell office:value-type="float" office:value="11930672">
                <text:p>11930672</text:p>
              </table:table-cell>
              <table:table-cell office:value-type="float" office:value="17098273">
                <text:p>1709827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755259">
                <text:p>4755259</text:p>
              </table:table-cell>
              <table:table-cell office:value-type="float" office:value="11916261">
                <text:p>11916261</text:p>
              </table:table-cell>
              <table:table-cell office:value-type="float" office:value="16508528">
                <text:p>16508528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728836">
                <text:p>4728836</text:p>
              </table:table-cell>
              <table:table-cell office:value-type="float" office:value="12095303">
                <text:p>12095303</text:p>
              </table:table-cell>
              <table:table-cell office:value-type="float" office:value="15898884">
                <text:p>15898884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693546">
                <text:p>4693546</text:p>
              </table:table-cell>
              <table:table-cell office:value-type="float" office:value="12096432">
                <text:p>12096432</text:p>
              </table:table-cell>
              <table:table-cell office:value-type="float" office:value="16500575">
                <text:p>1650057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450558">
                <text:p>4450558</text:p>
              </table:table-cell>
              <table:table-cell office:value-type="float" office:value="12294960">
                <text:p>12294960</text:p>
              </table:table-cell>
              <table:table-cell office:value-type="float" office:value="16279255">
                <text:p>1627925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153277">
                <text:p>5153277</text:p>
              </table:table-cell>
              <table:table-cell office:value-type="float" office:value="12746247">
                <text:p>12746247</text:p>
              </table:table-cell>
              <table:table-cell office:value-type="float" office:value="15534830">
                <text:p>1553483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909781">
                <text:p>4909781</text:p>
              </table:table-cell>
              <table:table-cell office:value-type="float" office:value="12745271">
                <text:p>12745271</text:p>
              </table:table-cell>
              <table:table-cell office:value-type="float" office:value="15897344">
                <text:p>1589734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846239">
                <text:p>4846239</text:p>
              </table:table-cell>
              <table:table-cell office:value-type="float" office:value="12739918">
                <text:p>12739918</text:p>
              </table:table-cell>
              <table:table-cell office:value-type="float" office:value="15873322">
                <text:p>1587332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570447">
                <text:p>4570447</text:p>
              </table:table-cell>
              <table:table-cell office:value-type="float" office:value="12737588">
                <text:p>12737588</text:p>
              </table:table-cell>
              <table:table-cell office:value-type="float" office:value="15719585">
                <text:p>1571958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286690">
                <text:p>4286690</text:p>
              </table:table-cell>
              <table:table-cell office:value-type="float" office:value="12546948">
                <text:p>12546948</text:p>
              </table:table-cell>
              <table:table-cell office:value-type="float" office:value="16277194">
                <text:p>1627719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215889">
                <text:p>4215889</text:p>
              </table:table-cell>
              <table:table-cell office:value-type="float" office:value="12544112">
                <text:p>12544112</text:p>
              </table:table-cell>
              <table:table-cell office:value-type="float" office:value="16083248">
                <text:p>1608324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168169">
                <text:p>4168169</text:p>
              </table:table-cell>
              <table:table-cell office:value-type="float" office:value="12345808">
                <text:p>12345808</text:p>
              </table:table-cell>
              <table:table-cell office:value-type="float" office:value="16660280">
                <text:p>1666028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134401">
                <text:p>4134401</text:p>
              </table:table-cell>
              <table:table-cell office:value-type="float" office:value="11942383">
                <text:p>11942383</text:p>
              </table:table-cell>
              <table:table-cell office:value-type="float" office:value="15700870">
                <text:p>1570087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106628">
                <text:p>4106628</text:p>
              </table:table-cell>
              <table:table-cell office:value-type="float" office:value="11946808">
                <text:p>11946808</text:p>
              </table:table-cell>
              <table:table-cell office:value-type="float" office:value="15278194">
                <text:p>1527819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870284">
                <text:p>3870284</text:p>
              </table:table-cell>
              <table:table-cell office:value-type="float" office:value="11951960">
                <text:p>11951960</text:p>
              </table:table-cell>
              <table:table-cell office:value-type="float" office:value="14715988">
                <text:p>1471598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828474">
                <text:p>3828474</text:p>
              </table:table-cell>
              <table:table-cell office:value-type="float" office:value="12151320">
                <text:p>12151320</text:p>
              </table:table-cell>
              <table:table-cell office:value-type="float" office:value="14900643">
                <text:p>1490064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579903">
                <text:p>3579903</text:p>
              </table:table-cell>
              <table:table-cell office:value-type="float" office:value="12147742">
                <text:p>12147742</text:p>
              </table:table-cell>
              <table:table-cell office:value-type="float" office:value="15472309">
                <text:p>1547230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539748">
                <text:p>3539748</text:p>
              </table:table-cell>
              <table:table-cell office:value-type="float" office:value="11939978">
                <text:p>11939978</text:p>
              </table:table-cell>
              <table:table-cell office:value-type="float" office:value="15090160">
                <text:p>1509016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503282">
                <text:p>3503282</text:p>
              </table:table-cell>
              <table:table-cell office:value-type="float" office:value="11932992">
                <text:p>11932992</text:p>
              </table:table-cell>
              <table:table-cell office:value-type="float" office:value="14887708">
                <text:p>1488770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469778">
                <text:p>3469778</text:p>
              </table:table-cell>
              <table:table-cell office:value-type="float" office:value="11930779">
                <text:p>11930779</text:p>
              </table:table-cell>
              <table:table-cell office:value-type="float" office:value="15075991">
                <text:p>1507599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183128">
                <text:p>4183128</text:p>
              </table:table-cell>
              <table:table-cell office:value-type="float" office:value="12358757">
                <text:p>12358757</text:p>
              </table:table-cell>
              <table:table-cell office:value-type="float" office:value="14912322">
                <text:p>1491232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156771">
                <text:p>4156771</text:p>
              </table:table-cell>
              <table:table-cell office:value-type="float" office:value="12345692">
                <text:p>12345692</text:p>
              </table:table-cell>
              <table:table-cell office:value-type="float" office:value="15282645">
                <text:p>1528264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134026">
                <text:p>4134026</text:p>
              </table:table-cell>
              <table:table-cell office:value-type="float" office:value="12330707">
                <text:p>12330707</text:p>
              </table:table-cell>
              <table:table-cell office:value-type="float" office:value="15680734">
                <text:p>1568073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113469">
                <text:p>4113469</text:p>
              </table:table-cell>
              <table:table-cell office:value-type="float" office:value="12323311">
                <text:p>12323311</text:p>
              </table:table-cell>
              <table:table-cell office:value-type="float" office:value="15673582">
                <text:p>1567358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096202">
                <text:p>4096202</text:p>
              </table:table-cell>
              <table:table-cell office:value-type="float" office:value="12111811">
                <text:p>12111811</text:p>
              </table:table-cell>
              <table:table-cell office:value-type="float" office:value="15486702">
                <text:p>1548670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079682">
                <text:p>4079682</text:p>
              </table:table-cell>
              <table:table-cell office:value-type="float" office:value="12069240">
                <text:p>12069240</text:p>
              </table:table-cell>
              <table:table-cell office:value-type="float" office:value="15088592">
                <text:p>1508859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066158">
                <text:p>4066158</text:p>
              </table:table-cell>
              <table:table-cell office:value-type="float" office:value="12236562">
                <text:p>12236562</text:p>
              </table:table-cell>
              <table:table-cell office:value-type="float" office:value="15092737">
                <text:p>15092737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055616">
                <text:p>4055616</text:p>
              </table:table-cell>
              <table:table-cell office:value-type="float" office:value="12036310">
                <text:p>12036310</text:p>
              </table:table-cell>
              <table:table-cell office:value-type="float" office:value="15091124">
                <text:p>15091124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045201">
                <text:p>4045201</text:p>
              </table:table-cell>
              <table:table-cell office:value-type="float" office:value="11841432">
                <text:p>11841432</text:p>
              </table:table-cell>
              <table:table-cell office:value-type="float" office:value="14885212">
                <text:p>1488521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034187">
                <text:p>4034187</text:p>
              </table:table-cell>
              <table:table-cell office:value-type="float" office:value="12028200">
                <text:p>12028200</text:p>
              </table:table-cell>
              <table:table-cell office:value-type="float" office:value="14877645">
                <text:p>1487764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025471">
                <text:p>4025471</text:p>
              </table:table-cell>
              <table:table-cell office:value-type="float" office:value="11856221">
                <text:p>11856221</text:p>
              </table:table-cell>
              <table:table-cell office:value-type="float" office:value="15298703">
                <text:p>1529870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017500">
                <text:p>4017500</text:p>
              </table:table-cell>
              <table:table-cell office:value-type="float" office:value="11645424">
                <text:p>11645424</text:p>
              </table:table-cell>
              <table:table-cell office:value-type="float" office:value="15137759">
                <text:p>1513775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004816">
                <text:p>4004816</text:p>
              </table:table-cell>
              <table:table-cell office:value-type="float" office:value="11624696">
                <text:p>11624696</text:p>
              </table:table-cell>
              <table:table-cell office:value-type="float" office:value="14917681">
                <text:p>1491768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990411">
                <text:p>3990411</text:p>
              </table:table-cell>
              <table:table-cell office:value-type="float" office:value="11603483">
                <text:p>11603483</text:p>
              </table:table-cell>
              <table:table-cell office:value-type="float" office:value="16041787">
                <text:p>1604178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976828">
                <text:p>3976828</text:p>
              </table:table-cell>
              <table:table-cell office:value-type="float" office:value="11786625">
                <text:p>11786625</text:p>
              </table:table-cell>
              <table:table-cell office:value-type="float" office:value="16423935">
                <text:p>1642393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673139">
                <text:p>4673139</text:p>
              </table:table-cell>
              <table:table-cell office:value-type="float" office:value="11828737">
                <text:p>11828737</text:p>
              </table:table-cell>
              <table:table-cell office:value-type="float" office:value="16273704">
                <text:p>1627370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658457">
                <text:p>4658457</text:p>
              </table:table-cell>
              <table:table-cell office:value-type="float" office:value="11838568">
                <text:p>11838568</text:p>
              </table:table-cell>
              <table:table-cell office:value-type="float" office:value="16061913">
                <text:p>1606191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437238">
                <text:p>4437238</text:p>
              </table:table-cell>
              <table:table-cell office:value-type="float" office:value="11653606">
                <text:p>11653606</text:p>
              </table:table-cell>
              <table:table-cell office:value-type="float" office:value="15487329">
                <text:p>1548732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414647">
                <text:p>4414647</text:p>
              </table:table-cell>
              <table:table-cell office:value-type="float" office:value="11659935">
                <text:p>11659935</text:p>
              </table:table-cell>
              <table:table-cell office:value-type="float" office:value="14703189">
                <text:p>1470318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82094">
                <text:p>4382094</text:p>
              </table:table-cell>
              <table:table-cell office:value-type="float" office:value="11664719">
                <text:p>11664719</text:p>
              </table:table-cell>
              <table:table-cell office:value-type="float" office:value="14478471">
                <text:p>1447847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855667">
                <text:p>4855667</text:p>
              </table:table-cell>
              <table:table-cell office:value-type="float" office:value="12112708">
                <text:p>12112708</text:p>
              </table:table-cell>
              <table:table-cell office:value-type="float" office:value="14904191">
                <text:p>1490419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822396">
                <text:p>4822396</text:p>
              </table:table-cell>
              <table:table-cell office:value-type="float" office:value="12124474">
                <text:p>12124474</text:p>
              </table:table-cell>
              <table:table-cell office:value-type="float" office:value="15073963">
                <text:p>1507396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782788">
                <text:p>4782788</text:p>
              </table:table-cell>
              <table:table-cell office:value-type="float" office:value="12117971">
                <text:p>12117971</text:p>
              </table:table-cell>
              <table:table-cell office:value-type="float" office:value="14293376">
                <text:p>1429337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735841">
                <text:p>4735841</text:p>
              </table:table-cell>
              <table:table-cell office:value-type="float" office:value="11908222">
                <text:p>11908222</text:p>
              </table:table-cell>
              <table:table-cell office:value-type="float" office:value="14709553">
                <text:p>1470955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475586">
                <text:p>4475586</text:p>
              </table:table-cell>
              <table:table-cell office:value-type="float" office:value="11900163">
                <text:p>11900163</text:p>
              </table:table-cell>
              <table:table-cell office:value-type="float" office:value="15470696">
                <text:p>1547069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118479">
                <text:p>5118479</text:p>
              </table:table-cell>
              <table:table-cell office:value-type="float" office:value="12878780">
                <text:p>12878780</text:p>
              </table:table-cell>
              <table:table-cell office:value-type="float" office:value="16109936">
                <text:p>1610993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846651">
                <text:p>4846651</text:p>
              </table:table-cell>
              <table:table-cell office:value-type="float" office:value="12885158">
                <text:p>12885158</text:p>
              </table:table-cell>
              <table:table-cell office:value-type="float" office:value="16463876">
                <text:p>1646387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760433">
                <text:p>4760433</text:p>
              </table:table-cell>
              <table:table-cell office:value-type="float" office:value="12875721">
                <text:p>12875721</text:p>
              </table:table-cell>
              <table:table-cell office:value-type="float" office:value="15908254">
                <text:p>1590825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448780">
                <text:p>4448780</text:p>
              </table:table-cell>
              <table:table-cell office:value-type="float" office:value="12854418">
                <text:p>12854418</text:p>
              </table:table-cell>
              <table:table-cell office:value-type="float" office:value="15716571">
                <text:p>1571657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41303">
                <text:p>4341303</text:p>
              </table:table-cell>
              <table:table-cell office:value-type="float" office:value="12844750">
                <text:p>12844750</text:p>
              </table:table-cell>
              <table:table-cell office:value-type="float" office:value="15501399">
                <text:p>1550139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774396">
                <text:p>4774396</text:p>
              </table:table-cell>
              <table:table-cell office:value-type="float" office:value="13162039">
                <text:p>13162039</text:p>
              </table:table-cell>
              <table:table-cell office:value-type="float" office:value="15915896">
                <text:p>1591589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482966">
                <text:p>4482966</text:p>
              </table:table-cell>
              <table:table-cell office:value-type="float" office:value="13150493">
                <text:p>13150493</text:p>
              </table:table-cell>
              <table:table-cell office:value-type="float" office:value="15729337">
                <text:p>1572933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97423">
                <text:p>4397423</text:p>
              </table:table-cell>
              <table:table-cell office:value-type="float" office:value="13130403">
                <text:p>13130403</text:p>
              </table:table-cell>
              <table:table-cell office:value-type="float" office:value="16109663">
                <text:p>1610966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113849">
                <text:p>4113849</text:p>
              </table:table-cell>
              <table:table-cell office:value-type="float" office:value="13120272">
                <text:p>13120272</text:p>
              </table:table-cell>
              <table:table-cell office:value-type="float" office:value="16117106">
                <text:p>16117106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826880">
                <text:p>3826880</text:p>
              </table:table-cell>
              <table:table-cell office:value-type="float" office:value="12906912">
                <text:p>12906912</text:p>
              </table:table-cell>
              <table:table-cell office:value-type="float" office:value="15715568">
                <text:p>15715568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769199">
                <text:p>3769199</text:p>
              </table:table-cell>
              <table:table-cell office:value-type="float" office:value="12894589">
                <text:p>12894589</text:p>
              </table:table-cell>
              <table:table-cell office:value-type="float" office:value="15924958">
                <text:p>1592495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722297">
                <text:p>3722297</text:p>
              </table:table-cell>
              <table:table-cell office:value-type="float" office:value="13279089">
                <text:p>13279089</text:p>
              </table:table-cell>
              <table:table-cell office:value-type="float" office:value="15525226">
                <text:p>1552522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85096">
                <text:p>3685096</text:p>
              </table:table-cell>
              <table:table-cell office:value-type="float" office:value="13478396">
                <text:p>13478396</text:p>
              </table:table-cell>
              <table:table-cell office:value-type="float" office:value="15556913">
                <text:p>1555691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54114">
                <text:p>3654114</text:p>
              </table:table-cell>
              <table:table-cell office:value-type="float" office:value="13484420">
                <text:p>13484420</text:p>
              </table:table-cell>
              <table:table-cell office:value-type="float" office:value="15550194">
                <text:p>1555019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26142">
                <text:p>3626142</text:p>
              </table:table-cell>
              <table:table-cell office:value-type="float" office:value="13275509">
                <text:p>13275509</text:p>
              </table:table-cell>
              <table:table-cell office:value-type="float" office:value="15328868">
                <text:p>1532886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53259">
                <text:p>4353259</text:p>
              </table:table-cell>
              <table:table-cell office:value-type="float" office:value="13925137">
                <text:p>13925137</text:p>
              </table:table-cell>
              <table:table-cell office:value-type="float" office:value="16720483">
                <text:p>1672048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29520">
                <text:p>4329520</text:p>
              </table:table-cell>
              <table:table-cell office:value-type="float" office:value="13919747">
                <text:p>13919747</text:p>
              </table:table-cell>
              <table:table-cell office:value-type="float" office:value="17092785">
                <text:p>1709278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04305">
                <text:p>4304305</text:p>
              </table:table-cell>
              <table:table-cell office:value-type="float" office:value="13698177">
                <text:p>13698177</text:p>
              </table:table-cell>
              <table:table-cell office:value-type="float" office:value="16531038">
                <text:p>1653103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277625">
                <text:p>4277625</text:p>
              </table:table-cell>
              <table:table-cell office:value-type="float" office:value="13485364">
                <text:p>13485364</text:p>
              </table:table-cell>
              <table:table-cell office:value-type="float" office:value="16702294">
                <text:p>16702294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250217">
                <text:p>4250217</text:p>
              </table:table-cell>
              <table:table-cell office:value-type="float" office:value="13463165">
                <text:p>13463165</text:p>
              </table:table-cell>
              <table:table-cell office:value-type="float" office:value="16719648">
                <text:p>1671964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508441">
                <text:p>5508441</text:p>
              </table:table-cell>
              <table:table-cell office:value-type="float" office:value="14152505">
                <text:p>14152505</text:p>
              </table:table-cell>
              <table:table-cell office:value-type="float" office:value="17529277">
                <text:p>1752927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476224">
                <text:p>5476224</text:p>
              </table:table-cell>
              <table:table-cell office:value-type="float" office:value="13723757">
                <text:p>13723757</text:p>
              </table:table-cell>
              <table:table-cell office:value-type="float" office:value="16954624">
                <text:p>16954624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237694">
                <text:p>5237694</text:p>
              </table:table-cell>
              <table:table-cell office:value-type="float" office:value="13492031">
                <text:p>13492031</text:p>
              </table:table-cell>
              <table:table-cell office:value-type="float" office:value="16548797">
                <text:p>1654879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792314">
                <text:p>4792314</text:p>
              </table:table-cell>
              <table:table-cell office:value-type="float" office:value="13465943">
                <text:p>13465943</text:p>
              </table:table-cell>
              <table:table-cell office:value-type="float" office:value="17113009">
                <text:p>1711300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744862">
                <text:p>4744862</text:p>
              </table:table-cell>
              <table:table-cell office:value-type="float" office:value="13242914">
                <text:p>13242914</text:p>
              </table:table-cell>
              <table:table-cell office:value-type="float" office:value="17117171">
                <text:p>1711717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494850">
                <text:p>4494850</text:p>
              </table:table-cell>
              <table:table-cell office:value-type="float" office:value="13603310">
                <text:p>13603310</text:p>
              </table:table-cell>
              <table:table-cell office:value-type="float" office:value="17297626">
                <text:p>1729762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428018">
                <text:p>4428018</text:p>
              </table:table-cell>
              <table:table-cell office:value-type="float" office:value="13373782">
                <text:p>13373782</text:p>
              </table:table-cell>
              <table:table-cell office:value-type="float" office:value="16927173">
                <text:p>1692717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151119">
                <text:p>4151119</text:p>
              </table:table-cell>
              <table:table-cell office:value-type="float" office:value="13563856">
                <text:p>13563856</text:p>
              </table:table-cell>
              <table:table-cell office:value-type="float" office:value="16723606">
                <text:p>16723606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087170">
                <text:p>4087170</text:p>
              </table:table-cell>
              <table:table-cell office:value-type="float" office:value="13576481">
                <text:p>13576481</text:p>
              </table:table-cell>
              <table:table-cell office:value-type="float" office:value="17095912">
                <text:p>1709591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816682">
                <text:p>3816682</text:p>
              </table:table-cell>
              <table:table-cell office:value-type="float" office:value="13386040">
                <text:p>13386040</text:p>
              </table:table-cell>
              <table:table-cell office:value-type="float" office:value="16731120">
                <text:p>1673112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751786">
                <text:p>3751786</text:p>
              </table:table-cell>
              <table:table-cell office:value-type="float" office:value="13189976">
                <text:p>13189976</text:p>
              </table:table-cell>
              <table:table-cell office:value-type="float" office:value="16884744">
                <text:p>1688474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99692">
                <text:p>3699692</text:p>
              </table:table-cell>
              <table:table-cell office:value-type="float" office:value="13195126">
                <text:p>13195126</text:p>
              </table:table-cell>
              <table:table-cell office:value-type="float" office:value="16497999">
                <text:p>1649799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53866">
                <text:p>3653866</text:p>
              </table:table-cell>
              <table:table-cell office:value-type="float" office:value="13204598">
                <text:p>13204598</text:p>
              </table:table-cell>
              <table:table-cell office:value-type="float" office:value="16125205">
                <text:p>1612520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599824">
                <text:p>3599824</text:p>
              </table:table-cell>
              <table:table-cell office:value-type="float" office:value="13011576">
                <text:p>13011576</text:p>
              </table:table-cell>
              <table:table-cell office:value-type="float" office:value="15925360">
                <text:p>1592536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310996">
                <text:p>3310996</text:p>
              </table:table-cell>
              <table:table-cell office:value-type="float" office:value="12798886">
                <text:p>12798886</text:p>
              </table:table-cell>
              <table:table-cell office:value-type="float" office:value="16105523">
                <text:p>1610552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797885">
                <text:p>3797885</text:p>
              </table:table-cell>
              <table:table-cell office:value-type="float" office:value="13567698">
                <text:p>13567698</text:p>
              </table:table-cell>
              <table:table-cell office:value-type="float" office:value="16562924">
                <text:p>1656292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758468">
                <text:p>3758468</text:p>
              </table:table-cell>
              <table:table-cell office:value-type="float" office:value="13539658">
                <text:p>13539658</text:p>
              </table:table-cell>
              <table:table-cell office:value-type="float" office:value="17716028">
                <text:p>1771602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728356">
                <text:p>3728356</text:p>
              </table:table-cell>
              <table:table-cell office:value-type="float" office:value="12892716">
                <text:p>12892716</text:p>
              </table:table-cell>
              <table:table-cell office:value-type="float" office:value="16917728">
                <text:p>1691772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703373">
                <text:p>3703373</text:p>
              </table:table-cell>
              <table:table-cell office:value-type="float" office:value="12663680">
                <text:p>12663680</text:p>
              </table:table-cell>
              <table:table-cell office:value-type="float" office:value="16135932">
                <text:p>1613593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82642">
                <text:p>3682642</text:p>
              </table:table-cell>
              <table:table-cell office:value-type="float" office:value="12434303">
                <text:p>12434303</text:p>
              </table:table-cell>
              <table:table-cell office:value-type="float" office:value="16328888">
                <text:p>1632888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97164">
                <text:p>4397164</text:p>
              </table:table-cell>
              <table:table-cell office:value-type="float" office:value="12863979">
                <text:p>12863979</text:p>
              </table:table-cell>
              <table:table-cell office:value-type="float" office:value="16336918">
                <text:p>1633691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82841">
                <text:p>4382841</text:p>
              </table:table-cell>
              <table:table-cell office:value-type="float" office:value="12853999">
                <text:p>12853999</text:p>
              </table:table-cell>
              <table:table-cell office:value-type="float" office:value="16927453">
                <text:p>1692745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69872">
                <text:p>4369872</text:p>
              </table:table-cell>
              <table:table-cell office:value-type="float" office:value="13248253">
                <text:p>13248253</text:p>
              </table:table-cell>
              <table:table-cell office:value-type="float" office:value="16521597">
                <text:p>16521597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59537">
                <text:p>4359537</text:p>
              </table:table-cell>
              <table:table-cell office:value-type="float" office:value="13039053">
                <text:p>13039053</text:p>
              </table:table-cell>
              <table:table-cell office:value-type="float" office:value="16903844">
                <text:p>16903844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52296">
                <text:p>4352296</text:p>
              </table:table-cell>
              <table:table-cell office:value-type="float" office:value="12822825">
                <text:p>12822825</text:p>
              </table:table-cell>
              <table:table-cell office:value-type="float" office:value="16693173">
                <text:p>16693173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066250">
                <text:p>5066250</text:p>
              </table:table-cell>
              <table:table-cell office:value-type="float" office:value="13984352">
                <text:p>13984352</text:p>
              </table:table-cell>
              <table:table-cell office:value-type="float" office:value="17332439">
                <text:p>1733243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058404">
                <text:p>5058404</text:p>
              </table:table-cell>
              <table:table-cell office:value-type="float" office:value="14170229">
                <text:p>14170229</text:p>
              </table:table-cell>
              <table:table-cell office:value-type="float" office:value="16933559">
                <text:p>16933559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051077">
                <text:p>5051077</text:p>
              </table:table-cell>
              <table:table-cell office:value-type="float" office:value="14155630">
                <text:p>14155630</text:p>
              </table:table-cell>
              <table:table-cell office:value-type="float" office:value="16933150">
                <text:p>1693315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042056">
                <text:p>5042056</text:p>
              </table:table-cell>
              <table:table-cell office:value-type="float" office:value="13937268">
                <text:p>13937268</text:p>
              </table:table-cell>
              <table:table-cell office:value-type="float" office:value="16348628">
                <text:p>16348628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030530">
                <text:p>5030530</text:p>
              </table:table-cell>
              <table:table-cell office:value-type="float" office:value="13502487">
                <text:p>13502487</text:p>
              </table:table-cell>
              <table:table-cell office:value-type="float" office:value="17121808">
                <text:p>1712180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013943">
                <text:p>5013943</text:p>
              </table:table-cell>
              <table:table-cell office:value-type="float" office:value="13254280">
                <text:p>13254280</text:p>
              </table:table-cell>
              <table:table-cell office:value-type="float" office:value="16730165">
                <text:p>1673016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794627">
                <text:p>4794627</text:p>
              </table:table-cell>
              <table:table-cell office:value-type="float" office:value="13192658">
                <text:p>13192658</text:p>
              </table:table-cell>
              <table:table-cell office:value-type="float" office:value="17265428">
                <text:p>1726542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756703">
                <text:p>4756703</text:p>
              </table:table-cell>
              <table:table-cell office:value-type="float" office:value="12530364">
                <text:p>12530364</text:p>
              </table:table-cell>
              <table:table-cell office:value-type="float" office:value="17113351">
                <text:p>1711335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726062">
                <text:p>4726062</text:p>
              </table:table-cell>
              <table:table-cell office:value-type="float" office:value="12302803">
                <text:p>12302803</text:p>
              </table:table-cell>
              <table:table-cell office:value-type="float" office:value="16897377">
                <text:p>1689737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700969">
                <text:p>4700969</text:p>
              </table:table-cell>
              <table:table-cell office:value-type="float" office:value="12283757">
                <text:p>12283757</text:p>
              </table:table-cell>
              <table:table-cell office:value-type="float" office:value="16911910">
                <text:p>1691191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406057">
                <text:p>5406057</text:p>
              </table:table-cell>
              <table:table-cell office:value-type="float" office:value="13123366">
                <text:p>13123366</text:p>
              </table:table-cell>
              <table:table-cell office:value-type="float" office:value="17691676">
                <text:p>17691676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5376649">
                <text:p>5376649</text:p>
              </table:table-cell>
              <table:table-cell office:value-type="float" office:value="12941458">
                <text:p>12941458</text:p>
              </table:table-cell>
              <table:table-cell office:value-type="float" office:value="16907081">
                <text:p>1690708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940950">
                <text:p>4940950</text:p>
              </table:table-cell>
              <table:table-cell office:value-type="float" office:value="13151202">
                <text:p>13151202</text:p>
              </table:table-cell>
              <table:table-cell office:value-type="float" office:value="17109360">
                <text:p>1710936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887332">
                <text:p>4887332</text:p>
              </table:table-cell>
              <table:table-cell office:value-type="float" office:value="13152373">
                <text:p>13152373</text:p>
              </table:table-cell>
              <table:table-cell office:value-type="float" office:value="16939448">
                <text:p>16939448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625605">
                <text:p>4625605</text:p>
              </table:table-cell>
              <table:table-cell office:value-type="float" office:value="12933545">
                <text:p>12933545</text:p>
              </table:table-cell>
              <table:table-cell office:value-type="float" office:value="16519407">
                <text:p>16519407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535596">
                <text:p>4535596</text:p>
              </table:table-cell>
              <table:table-cell office:value-type="float" office:value="12944852">
                <text:p>12944852</text:p>
              </table:table-cell>
              <table:table-cell office:value-type="float" office:value="17868632">
                <text:p>1786863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450010">
                <text:p>4450010</text:p>
              </table:table-cell>
              <table:table-cell office:value-type="float" office:value="12727883">
                <text:p>12727883</text:p>
              </table:table-cell>
              <table:table-cell office:value-type="float" office:value="17882046">
                <text:p>1788204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88514">
                <text:p>4388514</text:p>
              </table:table-cell>
              <table:table-cell office:value-type="float" office:value="12131104">
                <text:p>12131104</text:p>
              </table:table-cell>
              <table:table-cell office:value-type="float" office:value="17309672">
                <text:p>17309672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36463">
                <text:p>4336463</text:p>
              </table:table-cell>
              <table:table-cell office:value-type="float" office:value="12341955">
                <text:p>12341955</text:p>
              </table:table-cell>
              <table:table-cell office:value-type="float" office:value="17124119">
                <text:p>17124119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075019">
                <text:p>4075019</text:p>
              </table:table-cell>
              <table:table-cell office:value-type="float" office:value="12134188">
                <text:p>12134188</text:p>
              </table:table-cell>
              <table:table-cell office:value-type="float" office:value="17288358">
                <text:p>17288358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808451">
                <text:p>3808451</text:p>
              </table:table-cell>
              <table:table-cell office:value-type="float" office:value="12129100">
                <text:p>12129100</text:p>
              </table:table-cell>
              <table:table-cell office:value-type="float" office:value="17260606">
                <text:p>17260606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755708">
                <text:p>3755708</text:p>
              </table:table-cell>
              <table:table-cell office:value-type="float" office:value="12334681">
                <text:p>12334681</text:p>
              </table:table-cell>
              <table:table-cell office:value-type="float" office:value="16108625">
                <text:p>1610862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720933">
                <text:p>3720933</text:p>
              </table:table-cell>
              <table:table-cell office:value-type="float" office:value="12336230">
                <text:p>12336230</text:p>
              </table:table-cell>
              <table:table-cell office:value-type="float" office:value="16481528">
                <text:p>1648152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89791">
                <text:p>3689791</text:p>
              </table:table-cell>
              <table:table-cell office:value-type="float" office:value="11904511">
                <text:p>11904511</text:p>
              </table:table-cell>
              <table:table-cell office:value-type="float" office:value="14912282">
                <text:p>1491228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59835">
                <text:p>3659835</text:p>
              </table:table-cell>
              <table:table-cell office:value-type="float" office:value="11869424">
                <text:p>11869424</text:p>
              </table:table-cell>
              <table:table-cell office:value-type="float" office:value="15863787">
                <text:p>15863787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80142">
                <text:p>3680142</text:p>
              </table:table-cell>
              <table:table-cell office:value-type="float" office:value="13445214">
                <text:p>13445214</text:p>
              </table:table-cell>
              <table:table-cell office:value-type="float" office:value="17928288">
                <text:p>1792828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53542">
                <text:p>3653542</text:p>
              </table:table-cell>
              <table:table-cell office:value-type="float" office:value="13434395">
                <text:p>13434395</text:p>
              </table:table-cell>
              <table:table-cell office:value-type="float" office:value="17722854">
                <text:p>17722854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26899">
                <text:p>3626899</text:p>
              </table:table-cell>
              <table:table-cell office:value-type="float" office:value="13434017">
                <text:p>13434017</text:p>
              </table:table-cell>
              <table:table-cell office:value-type="float" office:value="16947316">
                <text:p>1694731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392506">
                <text:p>3392506</text:p>
              </table:table-cell>
              <table:table-cell office:value-type="float" office:value="13429682">
                <text:p>13429682</text:p>
              </table:table-cell>
              <table:table-cell office:value-type="float" office:value="16928347">
                <text:p>1692834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353337">
                <text:p>3353337</text:p>
              </table:table-cell>
              <table:table-cell office:value-type="float" office:value="13636488">
                <text:p>13636488</text:p>
              </table:table-cell>
              <table:table-cell office:value-type="float" office:value="16525281">
                <text:p>1652528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434629">
                <text:p>4434629</text:p>
              </table:table-cell>
              <table:table-cell office:value-type="float" office:value="13904115">
                <text:p>13904115</text:p>
              </table:table-cell>
              <table:table-cell office:value-type="float" office:value="16550286">
                <text:p>1655028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58540">
                <text:p>4358540</text:p>
              </table:table-cell>
              <table:table-cell office:value-type="float" office:value="13657171">
                <text:p>13657171</text:p>
              </table:table-cell>
              <table:table-cell office:value-type="float" office:value="16375843">
                <text:p>16375843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072991">
                <text:p>4072991</text:p>
              </table:table-cell>
              <table:table-cell office:value-type="float" office:value="13617210">
                <text:p>13617210</text:p>
              </table:table-cell>
              <table:table-cell office:value-type="float" office:value="16526377">
                <text:p>16526377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003207">
                <text:p>4003207</text:p>
              </table:table-cell>
              <table:table-cell office:value-type="float" office:value="13393573">
                <text:p>13393573</text:p>
              </table:table-cell>
              <table:table-cell office:value-type="float" office:value="16155205">
                <text:p>1615520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940346">
                <text:p>3940346</text:p>
              </table:table-cell>
              <table:table-cell office:value-type="float" office:value="13593290">
                <text:p>13593290</text:p>
              </table:table-cell>
              <table:table-cell office:value-type="float" office:value="16134731">
                <text:p>16134731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892269">
                <text:p>3892269</text:p>
              </table:table-cell>
              <table:table-cell office:value-type="float" office:value="14052758">
                <text:p>14052758</text:p>
              </table:table-cell>
              <table:table-cell office:value-type="float" office:value="16147872">
                <text:p>16147872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25253">
                <text:p>3625253</text:p>
              </table:table-cell>
              <table:table-cell office:value-type="float" office:value="14046612">
                <text:p>14046612</text:p>
              </table:table-cell>
              <table:table-cell office:value-type="float" office:value="16746605">
                <text:p>1674660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540961">
                <text:p>3540961</text:p>
              </table:table-cell>
              <table:table-cell office:value-type="float" office:value="14035120">
                <text:p>14035120</text:p>
              </table:table-cell>
              <table:table-cell office:value-type="float" office:value="16349480">
                <text:p>1634948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046437">
                <text:p>3046437</text:p>
              </table:table-cell>
              <table:table-cell office:value-type="float" office:value="13405569">
                <text:p>13405569</text:p>
              </table:table-cell>
              <table:table-cell office:value-type="float" office:value="16349232">
                <text:p>1634923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92987">
                <text:p>2992987</text:p>
              </table:table-cell>
              <table:table-cell office:value-type="float" office:value="13148271">
                <text:p>13148271</text:p>
              </table:table-cell>
              <table:table-cell office:value-type="float" office:value="16540753">
                <text:p>16540753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77592">
                <text:p>3677592</text:p>
              </table:table-cell>
              <table:table-cell office:value-type="float" office:value="12920311">
                <text:p>12920311</text:p>
              </table:table-cell>
              <table:table-cell office:value-type="float" office:value="16535171">
                <text:p>1653517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49605">
                <text:p>3649605</text:p>
              </table:table-cell>
              <table:table-cell office:value-type="float" office:value="12855663">
                <text:p>12855663</text:p>
              </table:table-cell>
              <table:table-cell office:value-type="float" office:value="17087530">
                <text:p>1708753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26909">
                <text:p>3626909</text:p>
              </table:table-cell>
              <table:table-cell office:value-type="float" office:value="13030628">
                <text:p>13030628</text:p>
              </table:table-cell>
              <table:table-cell office:value-type="float" office:value="16522066">
                <text:p>1652206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08140">
                <text:p>3608140</text:p>
              </table:table-cell>
              <table:table-cell office:value-type="float" office:value="12803836">
                <text:p>12803836</text:p>
              </table:table-cell>
              <table:table-cell office:value-type="float" office:value="16904798">
                <text:p>16904798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589416">
                <text:p>3589416</text:p>
              </table:table-cell>
              <table:table-cell office:value-type="float" office:value="12781306">
                <text:p>12781306</text:p>
              </table:table-cell>
              <table:table-cell office:value-type="float" office:value="16307927">
                <text:p>16307927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01268">
                <text:p>3601268</text:p>
              </table:table-cell>
              <table:table-cell office:value-type="float" office:value="12526506">
                <text:p>12526506</text:p>
              </table:table-cell>
              <table:table-cell office:value-type="float" office:value="16493783">
                <text:p>1649378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587548">
                <text:p>3587548</text:p>
              </table:table-cell>
              <table:table-cell office:value-type="float" office:value="12717581">
                <text:p>12717581</text:p>
              </table:table-cell>
              <table:table-cell office:value-type="float" office:value="17067510">
                <text:p>1706751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573151">
                <text:p>3573151</text:p>
              </table:table-cell>
              <table:table-cell office:value-type="float" office:value="12720812">
                <text:p>12720812</text:p>
              </table:table-cell>
              <table:table-cell office:value-type="float" office:value="16289012">
                <text:p>1628901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556530">
                <text:p>3556530</text:p>
              </table:table-cell>
              <table:table-cell office:value-type="float" office:value="12729509">
                <text:p>12729509</text:p>
              </table:table-cell>
              <table:table-cell office:value-type="float" office:value="16501188">
                <text:p>16501188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538329">
                <text:p>3538329</text:p>
              </table:table-cell>
              <table:table-cell office:value-type="float" office:value="12718503">
                <text:p>12718503</text:p>
              </table:table-cell>
              <table:table-cell office:value-type="float" office:value="16684866">
                <text:p>1668486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519470">
                <text:p>3519470</text:p>
              </table:table-cell>
              <table:table-cell office:value-type="float" office:value="12708351">
                <text:p>12708351</text:p>
              </table:table-cell>
              <table:table-cell office:value-type="float" office:value="17050496">
                <text:p>1705049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497409">
                <text:p>3497409</text:p>
              </table:table-cell>
              <table:table-cell office:value-type="float" office:value="12697028">
                <text:p>12697028</text:p>
              </table:table-cell>
              <table:table-cell office:value-type="float" office:value="17066892">
                <text:p>1706689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471305">
                <text:p>3471305</text:p>
              </table:table-cell>
              <table:table-cell office:value-type="float" office:value="12282977">
                <text:p>12282977</text:p>
              </table:table-cell>
              <table:table-cell office:value-type="float" office:value="16285199">
                <text:p>16285199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234934">
                <text:p>3234934</text:p>
              </table:table-cell>
              <table:table-cell office:value-type="float" office:value="12065285">
                <text:p>12065285</text:p>
              </table:table-cell>
              <table:table-cell office:value-type="float" office:value="16086787">
                <text:p>16086787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186529">
                <text:p>3186529</text:p>
              </table:table-cell>
              <table:table-cell office:value-type="float" office:value="12073103">
                <text:p>12073103</text:p>
              </table:table-cell>
              <table:table-cell office:value-type="float" office:value="15891318">
                <text:p>1589131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77277">
                <text:p>3677277</text:p>
              </table:table-cell>
              <table:table-cell office:value-type="float" office:value="12739853">
                <text:p>12739853</text:p>
              </table:table-cell>
              <table:table-cell office:value-type="float" office:value="16094886">
                <text:p>1609488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19732">
                <text:p>3619732</text:p>
              </table:table-cell>
              <table:table-cell office:value-type="float" office:value="12519835">
                <text:p>12519835</text:p>
              </table:table-cell>
              <table:table-cell office:value-type="float" office:value="15510379">
                <text:p>15510379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567011">
                <text:p>3567011</text:p>
              </table:table-cell>
              <table:table-cell office:value-type="float" office:value="12308127">
                <text:p>12308127</text:p>
              </table:table-cell>
              <table:table-cell office:value-type="float" office:value="16285657">
                <text:p>16285657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333812">
                <text:p>3333812</text:p>
              </table:table-cell>
              <table:table-cell office:value-type="float" office:value="12094909">
                <text:p>12094909</text:p>
              </table:table-cell>
              <table:table-cell office:value-type="float" office:value="16494380">
                <text:p>1649438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303336">
                <text:p>3303336</text:p>
              </table:table-cell>
              <table:table-cell office:value-type="float" office:value="11703366">
                <text:p>11703366</text:p>
              </table:table-cell>
              <table:table-cell office:value-type="float" office:value="15903434">
                <text:p>15903434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023705">
                <text:p>4023705</text:p>
              </table:table-cell>
              <table:table-cell office:value-type="float" office:value="12160121">
                <text:p>12160121</text:p>
              </table:table-cell>
              <table:table-cell office:value-type="float" office:value="16092540">
                <text:p>1609254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008926">
                <text:p>4008926</text:p>
              </table:table-cell>
              <table:table-cell office:value-type="float" office:value="12376529">
                <text:p>12376529</text:p>
              </table:table-cell>
              <table:table-cell office:value-type="float" office:value="15314536">
                <text:p>15314536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997153">
                <text:p>3997153</text:p>
              </table:table-cell>
              <table:table-cell office:value-type="float" office:value="12391903">
                <text:p>12391903</text:p>
              </table:table-cell>
              <table:table-cell office:value-type="float" office:value="15692607">
                <text:p>15692607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986624">
                <text:p>3986624</text:p>
              </table:table-cell>
              <table:table-cell office:value-type="float" office:value="12201927">
                <text:p>12201927</text:p>
              </table:table-cell>
              <table:table-cell office:value-type="float" office:value="15101129">
                <text:p>15101129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974474">
                <text:p>3974474</text:p>
              </table:table-cell>
              <table:table-cell office:value-type="float" office:value="12198324">
                <text:p>12198324</text:p>
              </table:table-cell>
              <table:table-cell office:value-type="float" office:value="15288689">
                <text:p>15288689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961304">
                <text:p>3961304</text:p>
              </table:table-cell>
              <table:table-cell office:value-type="float" office:value="11791665">
                <text:p>11791665</text:p>
              </table:table-cell>
              <table:table-cell office:value-type="float" office:value="15311275">
                <text:p>1531127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946857">
                <text:p>3946857</text:p>
              </table:table-cell>
              <table:table-cell office:value-type="float" office:value="11778372">
                <text:p>11778372</text:p>
              </table:table-cell>
              <table:table-cell office:value-type="float" office:value="14703467">
                <text:p>14703467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927665">
                <text:p>3927665</text:p>
              </table:table-cell>
              <table:table-cell office:value-type="float" office:value="11773340">
                <text:p>11773340</text:p>
              </table:table-cell>
              <table:table-cell office:value-type="float" office:value="15483307">
                <text:p>15483307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713314">
                <text:p>3713314</text:p>
              </table:table-cell>
              <table:table-cell office:value-type="float" office:value="11764684">
                <text:p>11764684</text:p>
              </table:table-cell>
              <table:table-cell office:value-type="float" office:value="15486050">
                <text:p>1548605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489240">
                <text:p>3489240</text:p>
              </table:table-cell>
              <table:table-cell office:value-type="float" office:value="11753410">
                <text:p>11753410</text:p>
              </table:table-cell>
              <table:table-cell office:value-type="float" office:value="15284247">
                <text:p>1528424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455276">
                <text:p>3455276</text:p>
              </table:table-cell>
              <table:table-cell office:value-type="float" office:value="11744252">
                <text:p>11744252</text:p>
              </table:table-cell>
              <table:table-cell office:value-type="float" office:value="15266316">
                <text:p>15266316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423748">
                <text:p>3423748</text:p>
              </table:table-cell>
              <table:table-cell office:value-type="float" office:value="11745012">
                <text:p>11745012</text:p>
              </table:table-cell>
              <table:table-cell office:value-type="float" office:value="15287984">
                <text:p>15287984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392907">
                <text:p>3392907</text:p>
              </table:table-cell>
              <table:table-cell office:value-type="float" office:value="11934760">
                <text:p>11934760</text:p>
              </table:table-cell>
              <table:table-cell office:value-type="float" office:value="15072339">
                <text:p>15072339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357360">
                <text:p>3357360</text:p>
              </table:table-cell>
              <table:table-cell office:value-type="float" office:value="11700226">
                <text:p>11700226</text:p>
              </table:table-cell>
              <table:table-cell office:value-type="float" office:value="15073537">
                <text:p>15073537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122432">
                <text:p>3122432</text:p>
              </table:table-cell>
              <table:table-cell office:value-type="float" office:value="11476974">
                <text:p>11476974</text:p>
              </table:table-cell>
              <table:table-cell office:value-type="float" office:value="14872966">
                <text:p>1487296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087826">
                <text:p>3087826</text:p>
              </table:table-cell>
              <table:table-cell office:value-type="float" office:value="11467700">
                <text:p>11467700</text:p>
              </table:table-cell>
              <table:table-cell office:value-type="float" office:value="14672707">
                <text:p>14672707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057812">
                <text:p>3057812</text:p>
              </table:table-cell>
              <table:table-cell office:value-type="float" office:value="11474131">
                <text:p>11474131</text:p>
              </table:table-cell>
              <table:table-cell office:value-type="float" office:value="14673745">
                <text:p>1467374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028429">
                <text:p>3028429</text:p>
              </table:table-cell>
              <table:table-cell office:value-type="float" office:value="11478829">
                <text:p>11478829</text:p>
              </table:table-cell>
              <table:table-cell office:value-type="float" office:value="14471276">
                <text:p>14471276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000551">
                <text:p>3000551</text:p>
              </table:table-cell>
              <table:table-cell office:value-type="float" office:value="11672193">
                <text:p>11672193</text:p>
              </table:table-cell>
              <table:table-cell office:value-type="float" office:value="14273047">
                <text:p>14273047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75351">
                <text:p>2975351</text:p>
              </table:table-cell>
              <table:table-cell office:value-type="float" office:value="11676290">
                <text:p>11676290</text:p>
              </table:table-cell>
              <table:table-cell office:value-type="float" office:value="14268605">
                <text:p>1426860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82647">
                <text:p>2982647</text:p>
              </table:table-cell>
              <table:table-cell office:value-type="float" office:value="12124717">
                <text:p>12124717</text:p>
              </table:table-cell>
              <table:table-cell office:value-type="float" office:value="14875687">
                <text:p>14875687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66549">
                <text:p>2966549</text:p>
              </table:table-cell>
              <table:table-cell office:value-type="float" office:value="11519243">
                <text:p>11519243</text:p>
              </table:table-cell>
              <table:table-cell office:value-type="float" office:value="15249799">
                <text:p>1524979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51692">
                <text:p>2951692</text:p>
              </table:table-cell>
              <table:table-cell office:value-type="float" office:value="11304023">
                <text:p>11304023</text:p>
              </table:table-cell>
              <table:table-cell office:value-type="float" office:value="14669667">
                <text:p>14669667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37718">
                <text:p>2937718</text:p>
              </table:table-cell>
              <table:table-cell office:value-type="float" office:value="11289131">
                <text:p>11289131</text:p>
              </table:table-cell>
              <table:table-cell office:value-type="float" office:value="14867936">
                <text:p>14867936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24289">
                <text:p>2924289</text:p>
              </table:table-cell>
              <table:table-cell office:value-type="float" office:value="11088379">
                <text:p>11088379</text:p>
              </table:table-cell>
              <table:table-cell office:value-type="float" office:value="14873882">
                <text:p>14873882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11446">
                <text:p>2911446</text:p>
              </table:table-cell>
              <table:table-cell office:value-type="float" office:value="11290998">
                <text:p>11290998</text:p>
              </table:table-cell>
              <table:table-cell office:value-type="float" office:value="14285163">
                <text:p>1428516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898384">
                <text:p>2898384</text:p>
              </table:table-cell>
              <table:table-cell office:value-type="float" office:value="11285421">
                <text:p>11285421</text:p>
              </table:table-cell>
              <table:table-cell office:value-type="float" office:value="13899453">
                <text:p>13899453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883317">
                <text:p>2883317</text:p>
              </table:table-cell>
              <table:table-cell office:value-type="float" office:value="11276260">
                <text:p>11276260</text:p>
              </table:table-cell>
              <table:table-cell office:value-type="float" office:value="14268356">
                <text:p>1426835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867103">
                <text:p>2867103</text:p>
              </table:table-cell>
              <table:table-cell office:value-type="float" office:value="11470004">
                <text:p>11470004</text:p>
              </table:table-cell>
              <table:table-cell office:value-type="float" office:value="14854377">
                <text:p>14854377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847031">
                <text:p>2847031</text:p>
              </table:table-cell>
              <table:table-cell office:value-type="float" office:value="11457847">
                <text:p>11457847</text:p>
              </table:table-cell>
              <table:table-cell office:value-type="float" office:value="15054494">
                <text:p>1505449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626334">
                <text:p>2626334</text:p>
              </table:table-cell>
              <table:table-cell office:value-type="float" office:value="11241894">
                <text:p>11241894</text:p>
              </table:table-cell>
              <table:table-cell office:value-type="float" office:value="14831543">
                <text:p>14831543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599985">
                <text:p>2599985</text:p>
              </table:table-cell>
              <table:table-cell office:value-type="float" office:value="11018222">
                <text:p>11018222</text:p>
              </table:table-cell>
              <table:table-cell office:value-type="float" office:value="13858802">
                <text:p>1385880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370033">
                <text:p>2370033</text:p>
              </table:table-cell>
              <table:table-cell office:value-type="float" office:value="10801432">
                <text:p>10801432</text:p>
              </table:table-cell>
              <table:table-cell office:value-type="float" office:value="14638114">
                <text:p>14638114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337893">
                <text:p>2337893</text:p>
              </table:table-cell>
              <table:table-cell office:value-type="float" office:value="10790555">
                <text:p>10790555</text:p>
              </table:table-cell>
              <table:table-cell office:value-type="float" office:value="14449341">
                <text:p>1444934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308948">
                <text:p>2308948</text:p>
              </table:table-cell>
              <table:table-cell office:value-type="float" office:value="10986194">
                <text:p>10986194</text:p>
              </table:table-cell>
              <table:table-cell office:value-type="float" office:value="13870442">
                <text:p>13870442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87161">
                <text:p>2287161</text:p>
              </table:table-cell>
              <table:table-cell office:value-type="float" office:value="11194175">
                <text:p>11194175</text:p>
              </table:table-cell>
              <table:table-cell office:value-type="float" office:value="13670945">
                <text:p>1367094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71084">
                <text:p>2271084</text:p>
              </table:table-cell>
              <table:table-cell office:value-type="float" office:value="11217292">
                <text:p>11217292</text:p>
              </table:table-cell>
              <table:table-cell office:value-type="float" office:value="13684233">
                <text:p>13684233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56751">
                <text:p>2256751</text:p>
              </table:table-cell>
              <table:table-cell office:value-type="float" office:value="11211892">
                <text:p>11211892</text:p>
              </table:table-cell>
              <table:table-cell office:value-type="float" office:value="13477415">
                <text:p>13477415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45241">
                <text:p>2245241</text:p>
              </table:table-cell>
              <table:table-cell office:value-type="float" office:value="11004030">
                <text:p>11004030</text:p>
              </table:table-cell>
              <table:table-cell office:value-type="float" office:value="13671806">
                <text:p>1367180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35786">
                <text:p>2235786</text:p>
              </table:table-cell>
              <table:table-cell office:value-type="float" office:value="10993916">
                <text:p>10993916</text:p>
              </table:table-cell>
              <table:table-cell office:value-type="float" office:value="14046495">
                <text:p>1404649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92287">
                <text:p>2292287</text:p>
              </table:table-cell>
              <table:table-cell office:value-type="float" office:value="11398206">
                <text:p>11398206</text:p>
              </table:table-cell>
              <table:table-cell office:value-type="float" office:value="14067130">
                <text:p>1406713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89136">
                <text:p>2289136</text:p>
              </table:table-cell>
              <table:table-cell office:value-type="float" office:value="11209288">
                <text:p>11209288</text:p>
              </table:table-cell>
              <table:table-cell office:value-type="float" office:value="14067735">
                <text:p>1406773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83589">
                <text:p>2283589</text:p>
              </table:table-cell>
              <table:table-cell office:value-type="float" office:value="11205345">
                <text:p>11205345</text:p>
              </table:table-cell>
              <table:table-cell office:value-type="float" office:value="13879804">
                <text:p>13879804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76523">
                <text:p>2276523</text:p>
              </table:table-cell>
              <table:table-cell office:value-type="float" office:value="11200292">
                <text:p>11200292</text:p>
              </table:table-cell>
              <table:table-cell office:value-type="float" office:value="13881117">
                <text:p>13881117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68756">
                <text:p>2268756</text:p>
              </table:table-cell>
              <table:table-cell office:value-type="float" office:value="10997784">
                <text:p>10997784</text:p>
              </table:table-cell>
              <table:table-cell office:value-type="float" office:value="14060828">
                <text:p>14060828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78377">
                <text:p>2978377</text:p>
              </table:table-cell>
              <table:table-cell office:value-type="float" office:value="11217631">
                <text:p>11217631</text:p>
              </table:table-cell>
              <table:table-cell office:value-type="float" office:value="14263676">
                <text:p>1426367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72130">
                <text:p>2972130</text:p>
              </table:table-cell>
              <table:table-cell office:value-type="float" office:value="11007769">
                <text:p>11007769</text:p>
              </table:table-cell>
              <table:table-cell office:value-type="float" office:value="14255209">
                <text:p>1425520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64102">
                <text:p>2964102</text:p>
              </table:table-cell>
              <table:table-cell office:value-type="float" office:value="10997289">
                <text:p>10997289</text:p>
              </table:table-cell>
              <table:table-cell office:value-type="float" office:value="13663817">
                <text:p>13663817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56446">
                <text:p>2956446</text:p>
              </table:table-cell>
              <table:table-cell office:value-type="float" office:value="10792032">
                <text:p>10792032</text:p>
              </table:table-cell>
              <table:table-cell office:value-type="float" office:value="13677391">
                <text:p>13677391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48149">
                <text:p>2948149</text:p>
              </table:table-cell>
              <table:table-cell office:value-type="float" office:value="10787614">
                <text:p>10787614</text:p>
              </table:table-cell>
              <table:table-cell office:value-type="float" office:value="13863712">
                <text:p>13863712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39394">
                <text:p>2939394</text:p>
              </table:table-cell>
              <table:table-cell office:value-type="float" office:value="10785821">
                <text:p>10785821</text:p>
              </table:table-cell>
              <table:table-cell office:value-type="float" office:value="13465885">
                <text:p>1346588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30981">
                <text:p>2930981</text:p>
              </table:table-cell>
              <table:table-cell office:value-type="float" office:value="10793482">
                <text:p>10793482</text:p>
              </table:table-cell>
              <table:table-cell office:value-type="float" office:value="14050235">
                <text:p>1405023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22195">
                <text:p>2922195</text:p>
              </table:table-cell>
              <table:table-cell office:value-type="float" office:value="10980655">
                <text:p>10980655</text:p>
              </table:table-cell>
              <table:table-cell office:value-type="float" office:value="14627955">
                <text:p>14627955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12094">
                <text:p>2912094</text:p>
              </table:table-cell>
              <table:table-cell office:value-type="float" office:value="10978432">
                <text:p>10978432</text:p>
              </table:table-cell>
              <table:table-cell office:value-type="float" office:value="14246932">
                <text:p>14246932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896919">
                <text:p>2896919</text:p>
              </table:table-cell>
              <table:table-cell office:value-type="float" office:value="10789232">
                <text:p>10789232</text:p>
              </table:table-cell>
              <table:table-cell office:value-type="float" office:value="13476367">
                <text:p>13476367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425404">
                <text:p>3425404</text:p>
              </table:table-cell>
              <table:table-cell office:value-type="float" office:value="11701349">
                <text:p>11701349</text:p>
              </table:table-cell>
              <table:table-cell office:value-type="float" office:value="14283777">
                <text:p>1428377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399476">
                <text:p>3399476</text:p>
              </table:table-cell>
              <table:table-cell office:value-type="float" office:value="11701699">
                <text:p>11701699</text:p>
              </table:table-cell>
              <table:table-cell office:value-type="float" office:value="14275715">
                <text:p>1427571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365615">
                <text:p>3365615</text:p>
              </table:table-cell>
              <table:table-cell office:value-type="float" office:value="11696084">
                <text:p>11696084</text:p>
              </table:table-cell>
              <table:table-cell office:value-type="float" office:value="14465816">
                <text:p>1446581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316839">
                <text:p>3316839</text:p>
              </table:table-cell>
              <table:table-cell office:value-type="float" office:value="11498739">
                <text:p>11498739</text:p>
              </table:table-cell>
              <table:table-cell office:value-type="float" office:value="14657765">
                <text:p>1465776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079027">
                <text:p>3079027</text:p>
              </table:table-cell>
              <table:table-cell office:value-type="float" office:value="11506974">
                <text:p>11506974</text:p>
              </table:table-cell>
              <table:table-cell office:value-type="float" office:value="14255857">
                <text:p>14255857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045638">
                <text:p>3045638</text:p>
              </table:table-cell>
              <table:table-cell office:value-type="float" office:value="11918866">
                <text:p>11918866</text:p>
              </table:table-cell>
              <table:table-cell office:value-type="float" office:value="14300873">
                <text:p>14300873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018538">
                <text:p>3018538</text:p>
              </table:table-cell>
              <table:table-cell office:value-type="float" office:value="11699619">
                <text:p>11699619</text:p>
              </table:table-cell>
              <table:table-cell office:value-type="float" office:value="14474557">
                <text:p>14474557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96420">
                <text:p>2996420</text:p>
              </table:table-cell>
              <table:table-cell office:value-type="float" office:value="11680451">
                <text:p>11680451</text:p>
              </table:table-cell>
              <table:table-cell office:value-type="float" office:value="14676543">
                <text:p>14676543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79775">
                <text:p>2979775</text:p>
              </table:table-cell>
              <table:table-cell office:value-type="float" office:value="11264895">
                <text:p>11264895</text:p>
              </table:table-cell>
              <table:table-cell office:value-type="float" office:value="14274059">
                <text:p>14274059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67358">
                <text:p>2967358</text:p>
              </table:table-cell>
              <table:table-cell office:value-type="float" office:value="11042784">
                <text:p>11042784</text:p>
              </table:table-cell>
              <table:table-cell office:value-type="float" office:value="14077612">
                <text:p>14077612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56742">
                <text:p>2956742</text:p>
              </table:table-cell>
              <table:table-cell office:value-type="float" office:value="11029662">
                <text:p>11029662</text:p>
              </table:table-cell>
              <table:table-cell office:value-type="float" office:value="14464161">
                <text:p>14464161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47009">
                <text:p>2947009</text:p>
              </table:table-cell>
              <table:table-cell office:value-type="float" office:value="11229140">
                <text:p>11229140</text:p>
              </table:table-cell>
              <table:table-cell office:value-type="float" office:value="14042838">
                <text:p>1404283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39759">
                <text:p>2939759</text:p>
              </table:table-cell>
              <table:table-cell office:value-type="float" office:value="11235765">
                <text:p>11235765</text:p>
              </table:table-cell>
              <table:table-cell office:value-type="float" office:value="14663603">
                <text:p>1466360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33538">
                <text:p>2933538</text:p>
              </table:table-cell>
              <table:table-cell office:value-type="float" office:value="11241511">
                <text:p>11241511</text:p>
              </table:table-cell>
              <table:table-cell office:value-type="float" office:value="14282677">
                <text:p>14282677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26663">
                <text:p>2926663</text:p>
              </table:table-cell>
              <table:table-cell office:value-type="float" office:value="11036658">
                <text:p>11036658</text:p>
              </table:table-cell>
              <table:table-cell office:value-type="float" office:value="14087602">
                <text:p>14087602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19469">
                <text:p>2919469</text:p>
              </table:table-cell>
              <table:table-cell office:value-type="float" office:value="11018388">
                <text:p>11018388</text:p>
              </table:table-cell>
              <table:table-cell office:value-type="float" office:value="14458535">
                <text:p>1445853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11319">
                <text:p>2911319</text:p>
              </table:table-cell>
              <table:table-cell office:value-type="float" office:value="10814693">
                <text:p>10814693</text:p>
              </table:table-cell>
              <table:table-cell office:value-type="float" office:value="14258877">
                <text:p>1425887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04293">
                <text:p>2904293</text:p>
              </table:table-cell>
              <table:table-cell office:value-type="float" office:value="10806663">
                <text:p>10806663</text:p>
              </table:table-cell>
              <table:table-cell office:value-type="float" office:value="14253124">
                <text:p>14253124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893737">
                <text:p>2893737</text:p>
              </table:table-cell>
              <table:table-cell office:value-type="float" office:value="10808457">
                <text:p>10808457</text:p>
              </table:table-cell>
              <table:table-cell office:value-type="float" office:value="14263827">
                <text:p>14263827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681289">
                <text:p>2681289</text:p>
              </table:table-cell>
              <table:table-cell office:value-type="float" office:value="10799229">
                <text:p>10799229</text:p>
              </table:table-cell>
              <table:table-cell office:value-type="float" office:value="14069535">
                <text:p>1406953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668445">
                <text:p>2668445</text:p>
              </table:table-cell>
              <table:table-cell office:value-type="float" office:value="11036935">
                <text:p>11036935</text:p>
              </table:table-cell>
              <table:table-cell office:value-type="float" office:value="14287213">
                <text:p>14287213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655252">
                <text:p>2655252</text:p>
              </table:table-cell>
              <table:table-cell office:value-type="float" office:value="11045194">
                <text:p>11045194</text:p>
              </table:table-cell>
              <table:table-cell office:value-type="float" office:value="14638105">
                <text:p>1463810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640843">
                <text:p>2640843</text:p>
              </table:table-cell>
              <table:table-cell office:value-type="float" office:value="11052413">
                <text:p>11052413</text:p>
              </table:table-cell>
              <table:table-cell office:value-type="float" office:value="14634217">
                <text:p>14634217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626614">
                <text:p>2626614</text:p>
              </table:table-cell>
              <table:table-cell office:value-type="float" office:value="11046132">
                <text:p>11046132</text:p>
              </table:table-cell>
              <table:table-cell office:value-type="float" office:value="14269713">
                <text:p>14269713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610752">
                <text:p>2610752</text:p>
              </table:table-cell>
              <table:table-cell office:value-type="float" office:value="10831097">
                <text:p>10831097</text:p>
              </table:table-cell>
              <table:table-cell office:value-type="float" office:value="13667947">
                <text:p>13667947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324687">
                <text:p>3324687</text:p>
              </table:table-cell>
              <table:table-cell office:value-type="float" office:value="11251757">
                <text:p>11251757</text:p>
              </table:table-cell>
              <table:table-cell office:value-type="float" office:value="13862314">
                <text:p>13862314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105416">
                <text:p>3105416</text:p>
              </table:table-cell>
              <table:table-cell office:value-type="float" office:value="11236643">
                <text:p>11236643</text:p>
              </table:table-cell>
              <table:table-cell office:value-type="float" office:value="14072008">
                <text:p>14072008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085785">
                <text:p>3085785</text:p>
              </table:table-cell>
              <table:table-cell office:value-type="float" office:value="11017408">
                <text:p>11017408</text:p>
              </table:table-cell>
              <table:table-cell office:value-type="float" office:value="14257576">
                <text:p>14257576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067531">
                <text:p>3067531</text:p>
              </table:table-cell>
              <table:table-cell office:value-type="float" office:value="11006537">
                <text:p>11006537</text:p>
              </table:table-cell>
              <table:table-cell office:value-type="float" office:value="14066627">
                <text:p>14066627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050779">
                <text:p>3050779</text:p>
              </table:table-cell>
              <table:table-cell office:value-type="float" office:value="11010869">
                <text:p>11010869</text:p>
              </table:table-cell>
              <table:table-cell office:value-type="float" office:value="14239846">
                <text:p>1423984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770452">
                <text:p>3770452</text:p>
              </table:table-cell>
              <table:table-cell office:value-type="float" office:value="11269093">
                <text:p>11269093</text:p>
              </table:table-cell>
              <table:table-cell office:value-type="float" office:value="14273989">
                <text:p>14273989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754190">
                <text:p>3754190</text:p>
              </table:table-cell>
              <table:table-cell office:value-type="float" office:value="11264634">
                <text:p>11264634</text:p>
              </table:table-cell>
              <table:table-cell office:value-type="float" office:value="14264066">
                <text:p>14264066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737596">
                <text:p>3737596</text:p>
              </table:table-cell>
              <table:table-cell office:value-type="float" office:value="11253269">
                <text:p>11253269</text:p>
              </table:table-cell>
              <table:table-cell office:value-type="float" office:value="13890543">
                <text:p>1389054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721341">
                <text:p>3721341</text:p>
              </table:table-cell>
              <table:table-cell office:value-type="float" office:value="11251636">
                <text:p>11251636</text:p>
              </table:table-cell>
              <table:table-cell office:value-type="float" office:value="14247479">
                <text:p>14247479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705928">
                <text:p>3705928</text:p>
              </table:table-cell>
              <table:table-cell office:value-type="float" office:value="11256285">
                <text:p>11256285</text:p>
              </table:table-cell>
              <table:table-cell office:value-type="float" office:value="14279492">
                <text:p>14279492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714254">
                <text:p>3714254</text:p>
              </table:table-cell>
              <table:table-cell office:value-type="float" office:value="11832553">
                <text:p>11832553</text:p>
              </table:table-cell>
              <table:table-cell office:value-type="float" office:value="14296040">
                <text:p>1429604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92888">
                <text:p>3692888</text:p>
              </table:table-cell>
              <table:table-cell office:value-type="float" office:value="11628505">
                <text:p>11628505</text:p>
              </table:table-cell>
              <table:table-cell office:value-type="float" office:value="14484070">
                <text:p>1448407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70419">
                <text:p>3670419</text:p>
              </table:table-cell>
              <table:table-cell office:value-type="float" office:value="11629968">
                <text:p>11629968</text:p>
              </table:table-cell>
              <table:table-cell office:value-type="float" office:value="14663708">
                <text:p>14663708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443601">
                <text:p>3443601</text:p>
              </table:table-cell>
              <table:table-cell office:value-type="float" office:value="11624157">
                <text:p>11624157</text:p>
              </table:table-cell>
              <table:table-cell office:value-type="float" office:value="14478942">
                <text:p>14478942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420954">
                <text:p>3420954</text:p>
              </table:table-cell>
              <table:table-cell office:value-type="float" office:value="11619866">
                <text:p>11619866</text:p>
              </table:table-cell>
              <table:table-cell office:value-type="float" office:value="15444196">
                <text:p>15444196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399558">
                <text:p>3399558</text:p>
              </table:table-cell>
              <table:table-cell office:value-type="float" office:value="11821137">
                <text:p>11821137</text:p>
              </table:table-cell>
              <table:table-cell office:value-type="float" office:value="15069657">
                <text:p>15069657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377640">
                <text:p>3377640</text:p>
              </table:table-cell>
              <table:table-cell office:value-type="float" office:value="11815165">
                <text:p>11815165</text:p>
              </table:table-cell>
              <table:table-cell office:value-type="float" office:value="15056995">
                <text:p>15056995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354566">
                <text:p>3354566</text:p>
              </table:table-cell>
              <table:table-cell office:value-type="float" office:value="11606614">
                <text:p>11606614</text:p>
              </table:table-cell>
              <table:table-cell office:value-type="float" office:value="14492699">
                <text:p>14492699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125606">
                <text:p>3125606</text:p>
              </table:table-cell>
              <table:table-cell office:value-type="float" office:value="11596115">
                <text:p>11596115</text:p>
              </table:table-cell>
              <table:table-cell office:value-type="float" office:value="14087825">
                <text:p>14087825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096231">
                <text:p>3096231</text:p>
              </table:table-cell>
              <table:table-cell office:value-type="float" office:value="11588108">
                <text:p>11588108</text:p>
              </table:table-cell>
              <table:table-cell office:value-type="float" office:value="14288201">
                <text:p>14288201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069500">
                <text:p>3069500</text:p>
              </table:table-cell>
              <table:table-cell office:value-type="float" office:value="11788494">
                <text:p>11788494</text:p>
              </table:table-cell>
              <table:table-cell office:value-type="float" office:value="14460420">
                <text:p>14460420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043141">
                <text:p>3043141</text:p>
              </table:table-cell>
              <table:table-cell office:value-type="float" office:value="11793529">
                <text:p>11793529</text:p>
              </table:table-cell>
              <table:table-cell office:value-type="float" office:value="14080622">
                <text:p>14080622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018852">
                <text:p>3018852</text:p>
              </table:table-cell>
              <table:table-cell office:value-type="float" office:value="11791299">
                <text:p>11791299</text:p>
              </table:table-cell>
              <table:table-cell office:value-type="float" office:value="14262096">
                <text:p>1426209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97073">
                <text:p>2997073</text:p>
              </table:table-cell>
              <table:table-cell office:value-type="float" office:value="11787940">
                <text:p>11787940</text:p>
              </table:table-cell>
              <table:table-cell office:value-type="float" office:value="14072757">
                <text:p>14072757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80001">
                <text:p>2980001</text:p>
              </table:table-cell>
              <table:table-cell office:value-type="float" office:value="11791718">
                <text:p>11791718</text:p>
              </table:table-cell>
              <table:table-cell office:value-type="float" office:value="14065573">
                <text:p>14065573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65872">
                <text:p>2965872</text:p>
              </table:table-cell>
              <table:table-cell office:value-type="float" office:value="11779400">
                <text:p>11779400</text:p>
              </table:table-cell>
              <table:table-cell office:value-type="float" office:value="13678301">
                <text:p>13678301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53697">
                <text:p>2953697</text:p>
              </table:table-cell>
              <table:table-cell office:value-type="float" office:value="11563848">
                <text:p>11563848</text:p>
              </table:table-cell>
              <table:table-cell office:value-type="float" office:value="14063276">
                <text:p>14063276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42571">
                <text:p>2942571</text:p>
              </table:table-cell>
              <table:table-cell office:value-type="float" office:value="11338154">
                <text:p>11338154</text:p>
              </table:table-cell>
              <table:table-cell office:value-type="float" office:value="14645591">
                <text:p>14645591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29699">
                <text:p>2929699</text:p>
              </table:table-cell>
              <table:table-cell office:value-type="float" office:value="10898034">
                <text:p>10898034</text:p>
              </table:table-cell>
              <table:table-cell office:value-type="float" office:value="14447548">
                <text:p>14447548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16055">
                <text:p>2916055</text:p>
              </table:table-cell>
              <table:table-cell office:value-type="float" office:value="10862333">
                <text:p>10862333</text:p>
              </table:table-cell>
              <table:table-cell office:value-type="float" office:value="14054210">
                <text:p>1405421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008283">
                <text:p>4008283</text:p>
              </table:table-cell>
              <table:table-cell office:value-type="float" office:value="11751566">
                <text:p>11751566</text:p>
              </table:table-cell>
              <table:table-cell office:value-type="float" office:value="14863516">
                <text:p>14863516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981508">
                <text:p>3981508</text:p>
              </table:table-cell>
              <table:table-cell office:value-type="float" office:value="11934012">
                <text:p>11934012</text:p>
              </table:table-cell>
              <table:table-cell office:value-type="float" office:value="14668413">
                <text:p>14668413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950995">
                <text:p>3950995</text:p>
              </table:table-cell>
              <table:table-cell office:value-type="float" office:value="12331448">
                <text:p>12331448</text:p>
              </table:table-cell>
              <table:table-cell office:value-type="float" office:value="14477138">
                <text:p>14477138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919146">
                <text:p>3919146</text:p>
              </table:table-cell>
              <table:table-cell office:value-type="float" office:value="12124694">
                <text:p>12124694</text:p>
              </table:table-cell>
              <table:table-cell office:value-type="float" office:value="14681614">
                <text:p>14681614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891009">
                <text:p>3891009</text:p>
              </table:table-cell>
              <table:table-cell office:value-type="float" office:value="12114505">
                <text:p>12114505</text:p>
              </table:table-cell>
              <table:table-cell office:value-type="float" office:value="14485876">
                <text:p>14485876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60648">
                <text:p>3660648</text:p>
              </table:table-cell>
              <table:table-cell office:value-type="float" office:value="11712060">
                <text:p>11712060</text:p>
              </table:table-cell>
              <table:table-cell office:value-type="float" office:value="14275691">
                <text:p>14275691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423431">
                <text:p>3423431</text:p>
              </table:table-cell>
              <table:table-cell office:value-type="float" office:value="11705368">
                <text:p>11705368</text:p>
              </table:table-cell>
              <table:table-cell office:value-type="float" office:value="14867157">
                <text:p>14867157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177475">
                <text:p>3177475</text:p>
              </table:table-cell>
              <table:table-cell office:value-type="float" office:value="11900426">
                <text:p>11900426</text:p>
              </table:table-cell>
              <table:table-cell office:value-type="float" office:value="15248632">
                <text:p>15248632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131875">
                <text:p>3131875</text:p>
              </table:table-cell>
              <table:table-cell office:value-type="float" office:value="11510707">
                <text:p>11510707</text:p>
              </table:table-cell>
              <table:table-cell office:value-type="float" office:value="15459541">
                <text:p>15459541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091567">
                <text:p>3091567</text:p>
              </table:table-cell>
              <table:table-cell office:value-type="float" office:value="11517258">
                <text:p>11517258</text:p>
              </table:table-cell>
              <table:table-cell office:value-type="float" office:value="15261107">
                <text:p>15261107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777582">
                <text:p>3777582</text:p>
              </table:table-cell>
              <table:table-cell office:value-type="float" office:value="11981611">
                <text:p>11981611</text:p>
              </table:table-cell>
              <table:table-cell office:value-type="float" office:value="15462644">
                <text:p>1546264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751563">
                <text:p>3751563</text:p>
              </table:table-cell>
              <table:table-cell office:value-type="float" office:value="11998033">
                <text:p>11998033</text:p>
              </table:table-cell>
              <table:table-cell office:value-type="float" office:value="15252726">
                <text:p>15252726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730188">
                <text:p>3730188</text:p>
              </table:table-cell>
              <table:table-cell office:value-type="float" office:value="11999981">
                <text:p>11999981</text:p>
              </table:table-cell>
              <table:table-cell office:value-type="float" office:value="14488740">
                <text:p>1448874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712552">
                <text:p>3712552</text:p>
              </table:table-cell>
              <table:table-cell office:value-type="float" office:value="11790762">
                <text:p>11790762</text:p>
              </table:table-cell>
              <table:table-cell office:value-type="float" office:value="14488790">
                <text:p>1448879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99026">
                <text:p>3699026</text:p>
              </table:table-cell>
              <table:table-cell office:value-type="float" office:value="11784400">
                <text:p>11784400</text:p>
              </table:table-cell>
              <table:table-cell office:value-type="float" office:value="14490851">
                <text:p>14490851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33161">
                <text:p>4333161</text:p>
              </table:table-cell>
              <table:table-cell office:value-type="float" office:value="12245547">
                <text:p>12245547</text:p>
              </table:table-cell>
              <table:table-cell office:value-type="float" office:value="14893048">
                <text:p>14893048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317295">
                <text:p>4317295</text:p>
              </table:table-cell>
              <table:table-cell office:value-type="float" office:value="12234591">
                <text:p>12234591</text:p>
              </table:table-cell>
              <table:table-cell office:value-type="float" office:value="15666685">
                <text:p>1566668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298770">
                <text:p>4298770</text:p>
              </table:table-cell>
              <table:table-cell office:value-type="float" office:value="12408090">
                <text:p>12408090</text:p>
              </table:table-cell>
              <table:table-cell office:value-type="float" office:value="15680764">
                <text:p>15680764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278540">
                <text:p>4278540</text:p>
              </table:table-cell>
              <table:table-cell office:value-type="float" office:value="11999784">
                <text:p>11999784</text:p>
              </table:table-cell>
              <table:table-cell office:value-type="float" office:value="15859669">
                <text:p>15859669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4252941">
                <text:p>4252941</text:p>
              </table:table-cell>
              <table:table-cell office:value-type="float" office:value="11989237">
                <text:p>11989237</text:p>
              </table:table-cell>
              <table:table-cell office:value-type="float" office:value="15063131">
                <text:p>1506313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952131">
                <text:p>3952131</text:p>
              </table:table-cell>
              <table:table-cell office:value-type="float" office:value="12166950">
                <text:p>12166950</text:p>
              </table:table-cell>
              <table:table-cell office:value-type="float" office:value="15066312">
                <text:p>15066312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925567">
                <text:p>3925567</text:p>
              </table:table-cell>
              <table:table-cell office:value-type="float" office:value="12144437">
                <text:p>12144437</text:p>
              </table:table-cell>
              <table:table-cell office:value-type="float" office:value="15444110">
                <text:p>1544411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893197">
                <text:p>3893197</text:p>
              </table:table-cell>
              <table:table-cell office:value-type="float" office:value="12124384">
                <text:p>12124384</text:p>
              </table:table-cell>
              <table:table-cell office:value-type="float" office:value="14659461">
                <text:p>14659461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858266">
                <text:p>3858266</text:p>
              </table:table-cell>
              <table:table-cell office:value-type="float" office:value="12116663">
                <text:p>12116663</text:p>
              </table:table-cell>
              <table:table-cell office:value-type="float" office:value="15050616">
                <text:p>15050616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41372">
                <text:p>3641372</text:p>
              </table:table-cell>
              <table:table-cell office:value-type="float" office:value="12117882">
                <text:p>12117882</text:p>
              </table:table-cell>
              <table:table-cell office:value-type="float" office:value="14868262">
                <text:p>14868262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25580">
                <text:p>3625580</text:p>
              </table:table-cell>
              <table:table-cell office:value-type="float" office:value="12121187">
                <text:p>12121187</text:p>
              </table:table-cell>
              <table:table-cell office:value-type="float" office:value="15059804">
                <text:p>15059804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604802">
                <text:p>3604802</text:p>
              </table:table-cell>
              <table:table-cell office:value-type="float" office:value="12304534">
                <text:p>12304534</text:p>
              </table:table-cell>
              <table:table-cell office:value-type="float" office:value="15070665">
                <text:p>15070665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373559">
                <text:p>3373559</text:p>
              </table:table-cell>
              <table:table-cell office:value-type="float" office:value="12299499">
                <text:p>12299499</text:p>
              </table:table-cell>
              <table:table-cell office:value-type="float" office:value="15443746">
                <text:p>1544374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329855">
                <text:p>3329855</text:p>
              </table:table-cell>
              <table:table-cell office:value-type="float" office:value="11901332">
                <text:p>11901332</text:p>
              </table:table-cell>
              <table:table-cell office:value-type="float" office:value="15081478">
                <text:p>15081478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284538">
                <text:p>3284538</text:p>
              </table:table-cell>
              <table:table-cell office:value-type="float" office:value="11890077">
                <text:p>11890077</text:p>
              </table:table-cell>
              <table:table-cell office:value-type="float" office:value="15067990">
                <text:p>1506799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3036416">
                <text:p>3036416</text:p>
              </table:table-cell>
              <table:table-cell office:value-type="float" office:value="11691356">
                <text:p>11691356</text:p>
              </table:table-cell>
              <table:table-cell office:value-type="float" office:value="15051509">
                <text:p>15051509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784924">
                <text:p>2784924</text:p>
              </table:table-cell>
              <table:table-cell office:value-type="float" office:value="11687263">
                <text:p>11687263</text:p>
              </table:table-cell>
              <table:table-cell office:value-type="float" office:value="14852512">
                <text:p>14852512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730685">
                <text:p>2730685</text:p>
              </table:table-cell>
              <table:table-cell office:value-type="float" office:value="11681409">
                <text:p>11681409</text:p>
              </table:table-cell>
              <table:table-cell office:value-type="float" office:value="14683811">
                <text:p>14683811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474789">
                <text:p>2474789</text:p>
              </table:table-cell>
              <table:table-cell office:value-type="float" office:value="11670153">
                <text:p>11670153</text:p>
              </table:table-cell>
              <table:table-cell office:value-type="float" office:value="14680911">
                <text:p>14680911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427607">
                <text:p>2427607</text:p>
              </table:table-cell>
              <table:table-cell office:value-type="float" office:value="11453770">
                <text:p>11453770</text:p>
              </table:table-cell>
              <table:table-cell office:value-type="float" office:value="15045239">
                <text:p>15045239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380470">
                <text:p>2380470</text:p>
              </table:table-cell>
              <table:table-cell office:value-type="float" office:value="11413798">
                <text:p>11413798</text:p>
              </table:table-cell>
              <table:table-cell office:value-type="float" office:value="14635857">
                <text:p>14635857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337157">
                <text:p>2337157</text:p>
              </table:table-cell>
              <table:table-cell office:value-type="float" office:value="11002185">
                <text:p>11002185</text:p>
              </table:table-cell>
              <table:table-cell office:value-type="float" office:value="14639893">
                <text:p>14639893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305214">
                <text:p>2305214</text:p>
              </table:table-cell>
              <table:table-cell office:value-type="float" office:value="10999805">
                <text:p>10999805</text:p>
              </table:table-cell>
              <table:table-cell office:value-type="float" office:value="15035102">
                <text:p>1503510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83809">
                <text:p>2283809</text:p>
              </table:table-cell>
              <table:table-cell office:value-type="float" office:value="10784593">
                <text:p>10784593</text:p>
              </table:table-cell>
              <table:table-cell office:value-type="float" office:value="14657800">
                <text:p>1465780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68806">
                <text:p>2268806</text:p>
              </table:table-cell>
              <table:table-cell office:value-type="float" office:value="10766307">
                <text:p>10766307</text:p>
              </table:table-cell>
              <table:table-cell office:value-type="float" office:value="14069099">
                <text:p>14069099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55498">
                <text:p>2255498</text:p>
              </table:table-cell>
              <table:table-cell office:value-type="float" office:value="11179399">
                <text:p>11179399</text:p>
              </table:table-cell>
              <table:table-cell office:value-type="float" office:value="14642274">
                <text:p>14642274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44278">
                <text:p>2244278</text:p>
              </table:table-cell>
              <table:table-cell office:value-type="float" office:value="10964925">
                <text:p>10964925</text:p>
              </table:table-cell>
              <table:table-cell office:value-type="float" office:value="14633658">
                <text:p>14633658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35711">
                <text:p>2235711</text:p>
              </table:table-cell>
              <table:table-cell office:value-type="float" office:value="11155481">
                <text:p>11155481</text:p>
              </table:table-cell>
              <table:table-cell office:value-type="float" office:value="14049640">
                <text:p>1404964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29037">
                <text:p>2229037</text:p>
              </table:table-cell>
              <table:table-cell office:value-type="float" office:value="11143483">
                <text:p>11143483</text:p>
              </table:table-cell>
              <table:table-cell office:value-type="float" office:value="14056238">
                <text:p>14056238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22897">
                <text:p>2222897</text:p>
              </table:table-cell>
              <table:table-cell office:value-type="float" office:value="10736105">
                <text:p>10736105</text:p>
              </table:table-cell>
              <table:table-cell office:value-type="float" office:value="13662442">
                <text:p>13662442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65208">
                <text:p>2265208</text:p>
              </table:table-cell>
              <table:table-cell office:value-type="float" office:value="11995585">
                <text:p>11995585</text:p>
              </table:table-cell>
              <table:table-cell office:value-type="float" office:value="14460823">
                <text:p>14460823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53896">
                <text:p>2253896</text:p>
              </table:table-cell>
              <table:table-cell office:value-type="float" office:value="11782838">
                <text:p>11782838</text:p>
              </table:table-cell>
              <table:table-cell office:value-type="float" office:value="14665051">
                <text:p>14665051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42222">
                <text:p>2242222</text:p>
              </table:table-cell>
              <table:table-cell office:value-type="float" office:value="11570402">
                <text:p>11570402</text:p>
              </table:table-cell>
              <table:table-cell office:value-type="float" office:value="14675920">
                <text:p>1467592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31609">
                <text:p>2231609</text:p>
              </table:table-cell>
              <table:table-cell office:value-type="float" office:value="11558520">
                <text:p>11558520</text:p>
              </table:table-cell>
              <table:table-cell office:value-type="float" office:value="14883988">
                <text:p>14883988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23317">
                <text:p>2223317</text:p>
              </table:table-cell>
              <table:table-cell office:value-type="float" office:value="11363241">
                <text:p>11363241</text:p>
              </table:table-cell>
              <table:table-cell office:value-type="float" office:value="14673235">
                <text:p>1467323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46087">
                <text:p>2246087</text:p>
              </table:table-cell>
              <table:table-cell office:value-type="float" office:value="12263854">
                <text:p>12263854</text:p>
              </table:table-cell>
              <table:table-cell office:value-type="float" office:value="15081322">
                <text:p>15081322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37224">
                <text:p>2237224</text:p>
              </table:table-cell>
              <table:table-cell office:value-type="float" office:value="12062182">
                <text:p>12062182</text:p>
              </table:table-cell>
              <table:table-cell office:value-type="float" office:value="14678196">
                <text:p>14678196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29415">
                <text:p>2229415</text:p>
              </table:table-cell>
              <table:table-cell office:value-type="float" office:value="12059140">
                <text:p>12059140</text:p>
              </table:table-cell>
              <table:table-cell office:value-type="float" office:value="14667360">
                <text:p>14667360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22894">
                <text:p>2222894</text:p>
              </table:table-cell>
              <table:table-cell office:value-type="float" office:value="12058874">
                <text:p>12058874</text:p>
              </table:table-cell>
              <table:table-cell office:value-type="float" office:value="14486813">
                <text:p>14486813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17553">
                <text:p>2217553</text:p>
              </table:table-cell>
              <table:table-cell office:value-type="float" office:value="12255312">
                <text:p>12255312</text:p>
              </table:table-cell>
              <table:table-cell office:value-type="float" office:value="14484640">
                <text:p>1448464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12725">
                <text:p>2212725</text:p>
              </table:table-cell>
              <table:table-cell office:value-type="float" office:value="12249325">
                <text:p>12249325</text:p>
              </table:table-cell>
              <table:table-cell office:value-type="float" office:value="14289882">
                <text:p>14289882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07182">
                <text:p>2207182</text:p>
              </table:table-cell>
              <table:table-cell office:value-type="float" office:value="12242381">
                <text:p>12242381</text:p>
              </table:table-cell>
              <table:table-cell office:value-type="float" office:value="14678494">
                <text:p>14678494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02826">
                <text:p>2202826</text:p>
              </table:table-cell>
              <table:table-cell office:value-type="float" office:value="12037441">
                <text:p>12037441</text:p>
              </table:table-cell>
              <table:table-cell office:value-type="float" office:value="15060803">
                <text:p>15060803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00056">
                <text:p>2200056</text:p>
              </table:table-cell>
              <table:table-cell office:value-type="float" office:value="11806049">
                <text:p>11806049</text:p>
              </table:table-cell>
              <table:table-cell office:value-type="float" office:value="14665484">
                <text:p>14665484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198543">
                <text:p>2198543</text:p>
              </table:table-cell>
              <table:table-cell office:value-type="float" office:value="11772972">
                <text:p>11772972</text:p>
              </table:table-cell>
              <table:table-cell office:value-type="float" office:value="14469514">
                <text:p>14469514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197571">
                <text:p>2197571</text:p>
              </table:table-cell>
              <table:table-cell office:value-type="float" office:value="11742069">
                <text:p>11742069</text:p>
              </table:table-cell>
              <table:table-cell office:value-type="float" office:value="14461021">
                <text:p>14461021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197058">
                <text:p>2197058</text:p>
              </table:table-cell>
              <table:table-cell office:value-type="float" office:value="11723546">
                <text:p>11723546</text:p>
              </table:table-cell>
              <table:table-cell office:value-type="float" office:value="14275033">
                <text:p>14275033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195074">
                <text:p>2195074</text:p>
              </table:table-cell>
              <table:table-cell office:value-type="float" office:value="11700900">
                <text:p>11700900</text:p>
              </table:table-cell>
              <table:table-cell office:value-type="float" office:value="14459791">
                <text:p>1445979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193588">
                <text:p>2193588</text:p>
              </table:table-cell>
              <table:table-cell office:value-type="float" office:value="11479238">
                <text:p>11479238</text:p>
              </table:table-cell>
              <table:table-cell office:value-type="float" office:value="14471006">
                <text:p>14471006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192463">
                <text:p>2192463</text:p>
              </table:table-cell>
              <table:table-cell office:value-type="float" office:value="11255451">
                <text:p>11255451</text:p>
              </table:table-cell>
              <table:table-cell office:value-type="float" office:value="14262075">
                <text:p>14262075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784491">
                <text:p>2784491</text:p>
              </table:table-cell>
              <table:table-cell office:value-type="float" office:value="11734908">
                <text:p>11734908</text:p>
              </table:table-cell>
              <table:table-cell office:value-type="float" office:value="14676536">
                <text:p>14676536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788212">
                <text:p>2788212</text:p>
              </table:table-cell>
              <table:table-cell office:value-type="float" office:value="11509008">
                <text:p>11509008</text:p>
              </table:table-cell>
              <table:table-cell office:value-type="float" office:value="14659393">
                <text:p>14659393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788987">
                <text:p>2788987</text:p>
              </table:table-cell>
              <table:table-cell office:value-type="float" office:value="11263371">
                <text:p>11263371</text:p>
              </table:table-cell>
              <table:table-cell office:value-type="float" office:value="14472344">
                <text:p>14472344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786330">
                <text:p>2786330</text:p>
              </table:table-cell>
              <table:table-cell office:value-type="float" office:value="11209154">
                <text:p>11209154</text:p>
              </table:table-cell>
              <table:table-cell office:value-type="float" office:value="14459422">
                <text:p>14459422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782122">
                <text:p>2782122</text:p>
              </table:table-cell>
              <table:table-cell office:value-type="float" office:value="10761452">
                <text:p>10761452</text:p>
              </table:table-cell>
              <table:table-cell office:value-type="float" office:value="14255822">
                <text:p>14255822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776094">
                <text:p>2776094</text:p>
              </table:table-cell>
              <table:table-cell office:value-type="float" office:value="10743278">
                <text:p>10743278</text:p>
              </table:table-cell>
              <table:table-cell office:value-type="float" office:value="14249152">
                <text:p>1424915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766931">
                <text:p>2766931</text:p>
              </table:table-cell>
              <table:table-cell office:value-type="float" office:value="10918743">
                <text:p>10918743</text:p>
              </table:table-cell>
              <table:table-cell office:value-type="float" office:value="13843076">
                <text:p>13843076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755239">
                <text:p>2755239</text:p>
              </table:table-cell>
              <table:table-cell office:value-type="float" office:value="10927771">
                <text:p>10927771</text:p>
              </table:table-cell>
              <table:table-cell office:value-type="float" office:value="13849603">
                <text:p>13849603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534798">
                <text:p>2534798</text:p>
              </table:table-cell>
              <table:table-cell office:value-type="float" office:value="11126297">
                <text:p>11126297</text:p>
              </table:table-cell>
              <table:table-cell office:value-type="float" office:value="13849806">
                <text:p>13849806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303763">
                <text:p>2303763</text:p>
              </table:table-cell>
              <table:table-cell office:value-type="float" office:value="11123345">
                <text:p>11123345</text:p>
              </table:table-cell>
              <table:table-cell office:value-type="float" office:value="13844605">
                <text:p>1384460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73927">
                <text:p>2273927</text:p>
              </table:table-cell>
              <table:table-cell office:value-type="float" office:value="10936276">
                <text:p>10936276</text:p>
              </table:table-cell>
              <table:table-cell office:value-type="float" office:value="14038841">
                <text:p>14038841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42885">
                <text:p>2242885</text:p>
              </table:table-cell>
              <table:table-cell office:value-type="float" office:value="11126040">
                <text:p>11126040</text:p>
              </table:table-cell>
              <table:table-cell office:value-type="float" office:value="14047424">
                <text:p>14047424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10842">
                <text:p>2210842</text:p>
              </table:table-cell>
              <table:table-cell office:value-type="float" office:value="10934164">
                <text:p>10934164</text:p>
              </table:table-cell>
              <table:table-cell office:value-type="float" office:value="14037873">
                <text:p>14037873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978458">
                <text:p>1978458</text:p>
              </table:table-cell>
              <table:table-cell office:value-type="float" office:value="10737879">
                <text:p>10737879</text:p>
              </table:table-cell>
              <table:table-cell office:value-type="float" office:value="14044647">
                <text:p>14044647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953606">
                <text:p>1953606</text:p>
              </table:table-cell>
              <table:table-cell office:value-type="float" office:value="10737037">
                <text:p>10737037</text:p>
              </table:table-cell>
              <table:table-cell office:value-type="float" office:value="14233189">
                <text:p>14233189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934405">
                <text:p>1934405</text:p>
              </table:table-cell>
              <table:table-cell office:value-type="float" office:value="10719804">
                <text:p>10719804</text:p>
              </table:table-cell>
              <table:table-cell office:value-type="float" office:value="14437067">
                <text:p>14437067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917989">
                <text:p>1917989</text:p>
              </table:table-cell>
              <table:table-cell office:value-type="float" office:value="10728650">
                <text:p>10728650</text:p>
              </table:table-cell>
              <table:table-cell office:value-type="float" office:value="13851118">
                <text:p>13851118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903388">
                <text:p>1903388</text:p>
              </table:table-cell>
              <table:table-cell office:value-type="float" office:value="10731311">
                <text:p>10731311</text:p>
              </table:table-cell>
              <table:table-cell office:value-type="float" office:value="14053273">
                <text:p>14053273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890058">
                <text:p>1890058</text:p>
              </table:table-cell>
              <table:table-cell office:value-type="float" office:value="10544044">
                <text:p>10544044</text:p>
              </table:table-cell>
              <table:table-cell office:value-type="float" office:value="14046964">
                <text:p>14046964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878859">
                <text:p>1878859</text:p>
              </table:table-cell>
              <table:table-cell office:value-type="float" office:value="10554239">
                <text:p>10554239</text:p>
              </table:table-cell>
              <table:table-cell office:value-type="float" office:value="13844259">
                <text:p>1384425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869141">
                <text:p>1869141</text:p>
              </table:table-cell>
              <table:table-cell office:value-type="float" office:value="10566116">
                <text:p>10566116</text:p>
              </table:table-cell>
              <table:table-cell office:value-type="float" office:value="13455764">
                <text:p>1345576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860411">
                <text:p>1860411</text:p>
              </table:table-cell>
              <table:table-cell office:value-type="float" office:value="10567139">
                <text:p>10567139</text:p>
              </table:table-cell>
              <table:table-cell office:value-type="float" office:value="13460788">
                <text:p>13460788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851763">
                <text:p>1851763</text:p>
              </table:table-cell>
              <table:table-cell office:value-type="float" office:value="10371777">
                <text:p>10371777</text:p>
              </table:table-cell>
              <table:table-cell office:value-type="float" office:value="13461220">
                <text:p>1346122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842447">
                <text:p>1842447</text:p>
              </table:table-cell>
              <table:table-cell office:value-type="float" office:value="10370304">
                <text:p>10370304</text:p>
              </table:table-cell>
              <table:table-cell office:value-type="float" office:value="13462954">
                <text:p>13462954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830048">
                <text:p>1830048</text:p>
              </table:table-cell>
              <table:table-cell office:value-type="float" office:value="10372329">
                <text:p>10372329</text:p>
              </table:table-cell>
              <table:table-cell office:value-type="float" office:value="13639324">
                <text:p>13639324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631298">
                <text:p>1631298</text:p>
              </table:table-cell>
              <table:table-cell office:value-type="float" office:value="10765359">
                <text:p>10765359</text:p>
              </table:table-cell>
              <table:table-cell office:value-type="float" office:value="14030156">
                <text:p>14030156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620533">
                <text:p>1620533</text:p>
              </table:table-cell>
              <table:table-cell office:value-type="float" office:value="10769651">
                <text:p>10769651</text:p>
              </table:table-cell>
              <table:table-cell office:value-type="float" office:value="14028808">
                <text:p>14028808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607293">
                <text:p>1607293</text:p>
              </table:table-cell>
              <table:table-cell office:value-type="float" office:value="10768868">
                <text:p>10768868</text:p>
              </table:table-cell>
              <table:table-cell office:value-type="float" office:value="13439745">
                <text:p>13439745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591316">
                <text:p>1591316</text:p>
              </table:table-cell>
              <table:table-cell office:value-type="float" office:value="10768135">
                <text:p>10768135</text:p>
              </table:table-cell>
              <table:table-cell office:value-type="float" office:value="13250581">
                <text:p>13250581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574815">
                <text:p>1574815</text:p>
              </table:table-cell>
              <table:table-cell office:value-type="float" office:value="10558529">
                <text:p>10558529</text:p>
              </table:table-cell>
              <table:table-cell office:value-type="float" office:value="13249746">
                <text:p>13249746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556350">
                <text:p>1556350</text:p>
              </table:table-cell>
              <table:table-cell office:value-type="float" office:value="10545428">
                <text:p>10545428</text:p>
              </table:table-cell>
              <table:table-cell office:value-type="float" office:value="13057839">
                <text:p>13057839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535846">
                <text:p>1535846</text:p>
              </table:table-cell>
              <table:table-cell office:value-type="float" office:value="10326494">
                <text:p>10326494</text:p>
              </table:table-cell>
              <table:table-cell office:value-type="float" office:value="13043428">
                <text:p>13043428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515511">
                <text:p>1515511</text:p>
              </table:table-cell>
              <table:table-cell office:value-type="float" office:value="10316968">
                <text:p>10316968</text:p>
              </table:table-cell>
              <table:table-cell office:value-type="float" office:value="13051607">
                <text:p>1305160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495642">
                <text:p>1495642</text:p>
              </table:table-cell>
              <table:table-cell office:value-type="float" office:value="10104778">
                <text:p>10104778</text:p>
              </table:table-cell>
              <table:table-cell office:value-type="float" office:value="12834628">
                <text:p>12834628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278392">
                <text:p>1278392</text:p>
              </table:table-cell>
              <table:table-cell office:value-type="float" office:value="10286767">
                <text:p>10286767</text:p>
              </table:table-cell>
              <table:table-cell office:value-type="float" office:value="13031716">
                <text:p>13031716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257561">
                <text:p>1257561</text:p>
              </table:table-cell>
              <table:table-cell office:value-type="float" office:value="10282946">
                <text:p>10282946</text:p>
              </table:table-cell>
              <table:table-cell office:value-type="float" office:value="12645380">
                <text:p>1264538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240329">
                <text:p>1240329</text:p>
              </table:table-cell>
              <table:table-cell office:value-type="float" office:value="10266401">
                <text:p>10266401</text:p>
              </table:table-cell>
              <table:table-cell office:value-type="float" office:value="12833459">
                <text:p>12833459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222560">
                <text:p>1222560</text:p>
              </table:table-cell>
              <table:table-cell office:value-type="float" office:value="10250197">
                <text:p>10250197</text:p>
              </table:table-cell>
              <table:table-cell office:value-type="float" office:value="12831209">
                <text:p>12831209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205102">
                <text:p>1205102</text:p>
              </table:table-cell>
              <table:table-cell office:value-type="float" office:value="10431239">
                <text:p>10431239</text:p>
              </table:table-cell>
              <table:table-cell office:value-type="float" office:value="12838490">
                <text:p>12838490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87924">
                <text:p>1187924</text:p>
              </table:table-cell>
              <table:table-cell office:value-type="float" office:value="10425302">
                <text:p>10425302</text:p>
              </table:table-cell>
              <table:table-cell office:value-type="float" office:value="13021348">
                <text:p>13021348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74119">
                <text:p>1174119</text:p>
              </table:table-cell>
              <table:table-cell office:value-type="float" office:value="10415058">
                <text:p>10415058</text:p>
              </table:table-cell>
              <table:table-cell office:value-type="float" office:value="12832895">
                <text:p>12832895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64860">
                <text:p>1164860</text:p>
              </table:table-cell>
              <table:table-cell office:value-type="float" office:value="10417825">
                <text:p>10417825</text:p>
              </table:table-cell>
              <table:table-cell office:value-type="float" office:value="12824228">
                <text:p>12824228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57539">
                <text:p>1157539</text:p>
              </table:table-cell>
              <table:table-cell office:value-type="float" office:value="10422073">
                <text:p>10422073</text:p>
              </table:table-cell>
              <table:table-cell office:value-type="float" office:value="12820543">
                <text:p>12820543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51279">
                <text:p>1151279</text:p>
              </table:table-cell>
              <table:table-cell office:value-type="float" office:value="10430067">
                <text:p>10430067</text:p>
              </table:table-cell>
              <table:table-cell office:value-type="float" office:value="12819301">
                <text:p>12819301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145656">
                <text:p>1145656</text:p>
              </table:table-cell>
              <table:table-cell office:value-type="float" office:value="10436117">
                <text:p>10436117</text:p>
              </table:table-cell>
              <table:table-cell office:value-type="float" office:value="12636015">
                <text:p>1263601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881881">
                <text:p>1881881</text:p>
              </table:table-cell>
              <table:table-cell office:value-type="float" office:value="10941870">
                <text:p>10941870</text:p>
              </table:table-cell>
              <table:table-cell office:value-type="float" office:value="13247592">
                <text:p>13247592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876718">
                <text:p>1876718</text:p>
              </table:table-cell>
              <table:table-cell office:value-type="float" office:value="10940509">
                <text:p>10940509</text:p>
              </table:table-cell>
              <table:table-cell office:value-type="float" office:value="13250861">
                <text:p>13250861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871857">
                <text:p>1871857</text:p>
              </table:table-cell>
              <table:table-cell office:value-type="float" office:value="10933921">
                <text:p>10933921</text:p>
              </table:table-cell>
              <table:table-cell office:value-type="float" office:value="13248412">
                <text:p>13248412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867641">
                <text:p>1867641</text:p>
              </table:table-cell>
              <table:table-cell office:value-type="float" office:value="10729745">
                <text:p>10729745</text:p>
              </table:table-cell>
              <table:table-cell office:value-type="float" office:value="13246246">
                <text:p>13246246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862954">
                <text:p>1862954</text:p>
              </table:table-cell>
              <table:table-cell office:value-type="float" office:value="10527973">
                <text:p>10527973</text:p>
              </table:table-cell>
              <table:table-cell office:value-type="float" office:value="13045679">
                <text:p>13045679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857237">
                <text:p>1857237</text:p>
              </table:table-cell>
              <table:table-cell office:value-type="float" office:value="10121307">
                <text:p>10121307</text:p>
              </table:table-cell>
              <table:table-cell office:value-type="float" office:value="13044103">
                <text:p>13044103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850887">
                <text:p>1850887</text:p>
              </table:table-cell>
              <table:table-cell office:value-type="float" office:value="10108264">
                <text:p>10108264</text:p>
              </table:table-cell>
              <table:table-cell office:value-type="float" office:value="13236446">
                <text:p>13236446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639118">
                <text:p>1639118</text:p>
              </table:table-cell>
              <table:table-cell office:value-type="float" office:value="9909425">
                <text:p>9909425</text:p>
              </table:table-cell>
              <table:table-cell office:value-type="float" office:value="13040374">
                <text:p>13040374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630208">
                <text:p>1630208</text:p>
              </table:table-cell>
              <table:table-cell office:value-type="float" office:value="9907364">
                <text:p>9907364</text:p>
              </table:table-cell>
              <table:table-cell office:value-type="float" office:value="13238706">
                <text:p>13238706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622820">
                <text:p>1622820</text:p>
              </table:table-cell>
              <table:table-cell office:value-type="float" office:value="9904387">
                <text:p>9904387</text:p>
              </table:table-cell>
              <table:table-cell office:value-type="float" office:value="13238802">
                <text:p>13238802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614574">
                <text:p>1614574</text:p>
              </table:table-cell>
              <table:table-cell office:value-type="float" office:value="9906738">
                <text:p>9906738</text:p>
              </table:table-cell>
              <table:table-cell office:value-type="float" office:value="13231862">
                <text:p>13231862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604686">
                <text:p>1604686</text:p>
              </table:table-cell>
              <table:table-cell office:value-type="float" office:value="9914422">
                <text:p>9914422</text:p>
              </table:table-cell>
              <table:table-cell office:value-type="float" office:value="13228689">
                <text:p>13228689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593188">
                <text:p>1593188</text:p>
              </table:table-cell>
              <table:table-cell office:value-type="float" office:value="10117149">
                <text:p>10117149</text:p>
              </table:table-cell>
              <table:table-cell office:value-type="float" office:value="13035521">
                <text:p>13035521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581916">
                <text:p>1581916</text:p>
              </table:table-cell>
              <table:table-cell office:value-type="float" office:value="9912136">
                <text:p>9912136</text:p>
              </table:table-cell>
              <table:table-cell office:value-type="float" office:value="13028426">
                <text:p>13028426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571731">
                <text:p>1571731</text:p>
              </table:table-cell>
              <table:table-cell office:value-type="float" office:value="9906388">
                <text:p>9906388</text:p>
              </table:table-cell>
              <table:table-cell office:value-type="float" office:value="12825145">
                <text:p>1282514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305874">
                <text:p>2305874</text:p>
              </table:table-cell>
              <table:table-cell office:value-type="float" office:value="10929994">
                <text:p>10929994</text:p>
              </table:table-cell>
              <table:table-cell office:value-type="float" office:value="13263041">
                <text:p>13263041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95816">
                <text:p>2295816</text:p>
              </table:table-cell>
              <table:table-cell office:value-type="float" office:value="10932749">
                <text:p>10932749</text:p>
              </table:table-cell>
              <table:table-cell office:value-type="float" office:value="13267041">
                <text:p>13267041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85729">
                <text:p>2285729</text:p>
              </table:table-cell>
              <table:table-cell office:value-type="float" office:value="10936668">
                <text:p>10936668</text:p>
              </table:table-cell>
              <table:table-cell office:value-type="float" office:value="13260459">
                <text:p>13260459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75775">
                <text:p>2275775</text:p>
              </table:table-cell>
              <table:table-cell office:value-type="float" office:value="10938622">
                <text:p>10938622</text:p>
              </table:table-cell>
              <table:table-cell office:value-type="float" office:value="13069400">
                <text:p>13069400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65058">
                <text:p>2265058</text:p>
              </table:table-cell>
              <table:table-cell office:value-type="float" office:value="11122756">
                <text:p>11122756</text:p>
              </table:table-cell>
              <table:table-cell office:value-type="float" office:value="13069899">
                <text:p>13069899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53905">
                <text:p>2253905</text:p>
              </table:table-cell>
              <table:table-cell office:value-type="float" office:value="10924041">
                <text:p>10924041</text:p>
              </table:table-cell>
              <table:table-cell office:value-type="float" office:value="13258133">
                <text:p>13258133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43679">
                <text:p>2243679</text:p>
              </table:table-cell>
              <table:table-cell office:value-type="float" office:value="10922922">
                <text:p>10922922</text:p>
              </table:table-cell>
              <table:table-cell office:value-type="float" office:value="13259933">
                <text:p>13259933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33578">
                <text:p>2233578</text:p>
              </table:table-cell>
              <table:table-cell office:value-type="float" office:value="10924472">
                <text:p>10924472</text:p>
              </table:table-cell>
              <table:table-cell office:value-type="float" office:value="13064042">
                <text:p>13064042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23383">
                <text:p>2223383</text:p>
              </table:table-cell>
              <table:table-cell office:value-type="float" office:value="10925437">
                <text:p>10925437</text:p>
              </table:table-cell>
              <table:table-cell office:value-type="float" office:value="13057800">
                <text:p>13057800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12799">
                <text:p>2212799</text:p>
              </table:table-cell>
              <table:table-cell office:value-type="float" office:value="10922300">
                <text:p>10922300</text:p>
              </table:table-cell>
              <table:table-cell office:value-type="float" office:value="13056676">
                <text:p>13056676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01562">
                <text:p>2201562</text:p>
              </table:table-cell>
              <table:table-cell office:value-type="float" office:value="10915740">
                <text:p>10915740</text:p>
              </table:table-cell>
              <table:table-cell office:value-type="float" office:value="13064517">
                <text:p>13064517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188820">
                <text:p>2188820</text:p>
              </table:table-cell>
              <table:table-cell office:value-type="float" office:value="10901936">
                <text:p>10901936</text:p>
              </table:table-cell>
              <table:table-cell office:value-type="float" office:value="13074665">
                <text:p>13074665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172405">
                <text:p>2172405</text:p>
              </table:table-cell>
              <table:table-cell office:value-type="float" office:value="10689833">
                <text:p>10689833</text:p>
              </table:table-cell>
              <table:table-cell office:value-type="float" office:value="13061200">
                <text:p>13061200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149833">
                <text:p>2149833</text:p>
              </table:table-cell>
              <table:table-cell office:value-type="float" office:value="10472408">
                <text:p>10472408</text:p>
              </table:table-cell>
              <table:table-cell office:value-type="float" office:value="12853788">
                <text:p>12853788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122331">
                <text:p>2122331</text:p>
              </table:table-cell>
              <table:table-cell office:value-type="float" office:value="10436435">
                <text:p>10436435</text:p>
              </table:table-cell>
              <table:table-cell office:value-type="float" office:value="12857494">
                <text:p>12857494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937945">
                <text:p>1937945</text:p>
              </table:table-cell>
              <table:table-cell office:value-type="float" office:value="10753538">
                <text:p>10753538</text:p>
              </table:table-cell>
              <table:table-cell office:value-type="float" office:value="13075825">
                <text:p>1307582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699352">
                <text:p>1699352</text:p>
              </table:table-cell>
              <table:table-cell office:value-type="float" office:value="10719804">
                <text:p>10719804</text:p>
              </table:table-cell>
              <table:table-cell office:value-type="float" office:value="13257851">
                <text:p>13257851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663921">
                <text:p>1663921</text:p>
              </table:table-cell>
              <table:table-cell office:value-type="float" office:value="10502272">
                <text:p>10502272</text:p>
              </table:table-cell>
              <table:table-cell office:value-type="float" office:value="13249928">
                <text:p>13249928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632751">
                <text:p>1632751</text:p>
              </table:table-cell>
              <table:table-cell office:value-type="float" office:value="10485740">
                <text:p>10485740</text:p>
              </table:table-cell>
              <table:table-cell office:value-type="float" office:value="13255847">
                <text:p>13255847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604949">
                <text:p>1604949</text:p>
              </table:table-cell>
              <table:table-cell office:value-type="float" office:value="10685566">
                <text:p>10685566</text:p>
              </table:table-cell>
              <table:table-cell office:value-type="float" office:value="13066255">
                <text:p>1306625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579479">
                <text:p>1579479</text:p>
              </table:table-cell>
              <table:table-cell office:value-type="float" office:value="11080027">
                <text:p>11080027</text:p>
              </table:table-cell>
              <table:table-cell office:value-type="float" office:value="13643243">
                <text:p>13643243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558581">
                <text:p>1558581</text:p>
              </table:table-cell>
              <table:table-cell office:value-type="float" office:value="11075390">
                <text:p>11075390</text:p>
              </table:table-cell>
              <table:table-cell office:value-type="float" office:value="13449691">
                <text:p>13449691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541968">
                <text:p>1541968</text:p>
              </table:table-cell>
              <table:table-cell office:value-type="float" office:value="11074322">
                <text:p>11074322</text:p>
              </table:table-cell>
              <table:table-cell office:value-type="float" office:value="13455742">
                <text:p>13455742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527994">
                <text:p>1527994</text:p>
              </table:table-cell>
              <table:table-cell office:value-type="float" office:value="11264448">
                <text:p>11264448</text:p>
              </table:table-cell>
              <table:table-cell office:value-type="float" office:value="13456025">
                <text:p>13456025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515511">
                <text:p>1515511</text:p>
              </table:table-cell>
              <table:table-cell office:value-type="float" office:value="11267310">
                <text:p>11267310</text:p>
              </table:table-cell>
              <table:table-cell office:value-type="float" office:value="13450853">
                <text:p>13450853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505646">
                <text:p>1505646</text:p>
              </table:table-cell>
              <table:table-cell office:value-type="float" office:value="11267502">
                <text:p>11267502</text:p>
              </table:table-cell>
              <table:table-cell office:value-type="float" office:value="14045242">
                <text:p>14045242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497413">
                <text:p>1497413</text:p>
              </table:table-cell>
              <table:table-cell office:value-type="float" office:value="11271811">
                <text:p>11271811</text:p>
              </table:table-cell>
              <table:table-cell office:value-type="float" office:value="14043329">
                <text:p>14043329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490226">
                <text:p>1490226</text:p>
              </table:table-cell>
              <table:table-cell office:value-type="float" office:value="11266246">
                <text:p>11266246</text:p>
              </table:table-cell>
              <table:table-cell office:value-type="float" office:value="13844983">
                <text:p>13844983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483120">
                <text:p>1483120</text:p>
              </table:table-cell>
              <table:table-cell office:value-type="float" office:value="11066857">
                <text:p>11066857</text:p>
              </table:table-cell>
              <table:table-cell office:value-type="float" office:value="13451460">
                <text:p>13451460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1476714">
                <text:p>1476714</text:p>
              </table:table-cell>
              <table:table-cell office:value-type="float" office:value="10862147">
                <text:p>10862147</text:p>
              </table:table-cell>
              <table:table-cell office:value-type="float" office:value="13850627">
                <text:p>13850627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09968">
                <text:p>2209968</text:p>
              </table:table-cell>
              <table:table-cell office:value-type="float" office:value="11720840">
                <text:p>11720840</text:p>
              </table:table-cell>
              <table:table-cell office:value-type="float" office:value="14471266">
                <text:p>14471266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05007">
                <text:p>2205007</text:p>
              </table:table-cell>
              <table:table-cell office:value-type="float" office:value="11722783">
                <text:p>11722783</text:p>
              </table:table-cell>
              <table:table-cell office:value-type="float" office:value="14074607">
                <text:p>14074607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199831">
                <text:p>2199831</text:p>
              </table:table-cell>
              <table:table-cell office:value-type="float" office:value="11521117">
                <text:p>11521117</text:p>
              </table:table-cell>
              <table:table-cell office:value-type="float" office:value="14068076">
                <text:p>14068076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192906">
                <text:p>2192906</text:p>
              </table:table-cell>
              <table:table-cell office:value-type="float" office:value="11508957">
                <text:p>11508957</text:p>
              </table:table-cell>
              <table:table-cell office:value-type="float" office:value="14273934">
                <text:p>14273934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184096">
                <text:p>2184096</text:p>
              </table:table-cell>
              <table:table-cell office:value-type="float" office:value="11504785">
                <text:p>11504785</text:p>
              </table:table-cell>
              <table:table-cell office:value-type="float" office:value="14846592">
                <text:p>14846592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174371">
                <text:p>2174371</text:p>
              </table:table-cell>
              <table:table-cell office:value-type="float" office:value="11691786">
                <text:p>11691786</text:p>
              </table:table-cell>
              <table:table-cell office:value-type="float" office:value="14471883">
                <text:p>14471883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164390">
                <text:p>2164390</text:p>
              </table:table-cell>
              <table:table-cell office:value-type="float" office:value="11494414">
                <text:p>11494414</text:p>
              </table:table-cell>
              <table:table-cell office:value-type="float" office:value="14445944">
                <text:p>14445944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152979">
                <text:p>2152979</text:p>
              </table:table-cell>
              <table:table-cell office:value-type="float" office:value="11276894">
                <text:p>11276894</text:p>
              </table:table-cell>
              <table:table-cell office:value-type="float" office:value="13876894">
                <text:p>13876894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132412">
                <text:p>2132412</text:p>
              </table:table-cell>
              <table:table-cell office:value-type="float" office:value="10635451">
                <text:p>10635451</text:p>
              </table:table-cell>
              <table:table-cell office:value-type="float" office:value="13860591">
                <text:p>13860591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093080">
                <text:p>2093080</text:p>
              </table:table-cell>
              <table:table-cell office:value-type="float" office:value="10374371">
                <text:p>10374371</text:p>
              </table:table-cell>
              <table:table-cell office:value-type="float" office:value="13652286">
                <text:p>13652286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562967">
                <text:p>2562967</text:p>
              </table:table-cell>
              <table:table-cell office:value-type="float" office:value="10946086">
                <text:p>10946086</text:p>
              </table:table-cell>
              <table:table-cell office:value-type="float" office:value="14429976">
                <text:p>14429976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534805">
                <text:p>2534805</text:p>
              </table:table-cell>
              <table:table-cell office:value-type="float" office:value="10931827">
                <text:p>10931827</text:p>
              </table:table-cell>
              <table:table-cell office:value-type="float" office:value="14632372">
                <text:p>14632372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507448">
                <text:p>2507448</text:p>
              </table:table-cell>
              <table:table-cell office:value-type="float" office:value="11314212">
                <text:p>11314212</text:p>
              </table:table-cell>
              <table:table-cell office:value-type="float" office:value="14429042">
                <text:p>14429042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71049">
                <text:p>2271049</text:p>
              </table:table-cell>
              <table:table-cell office:value-type="float" office:value="11115163">
                <text:p>11115163</text:p>
              </table:table-cell>
              <table:table-cell office:value-type="float" office:value="14033606">
                <text:p>14033606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244283">
                <text:p>2244283</text:p>
              </table:table-cell>
              <table:table-cell office:value-type="float" office:value="11312217">
                <text:p>11312217</text:p>
              </table:table-cell>
              <table:table-cell office:value-type="float" office:value="14448097">
                <text:p>14448097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69620">
                <text:p>2969620</text:p>
              </table:table-cell>
              <table:table-cell office:value-type="float" office:value="11571536">
                <text:p>11571536</text:p>
              </table:table-cell>
              <table:table-cell office:value-type="float" office:value="14830544">
                <text:p>14830544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61949">
                <text:p>2961949</text:p>
              </table:table-cell>
              <table:table-cell office:value-type="float" office:value="11568318">
                <text:p>11568318</text:p>
              </table:table-cell>
              <table:table-cell office:value-type="float" office:value="14825219">
                <text:p>14825219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59048">
                <text:p>2959048</text:p>
              </table:table-cell>
              <table:table-cell office:value-type="float" office:value="11187331">
                <text:p>11187331</text:p>
              </table:table-cell>
              <table:table-cell office:value-type="float" office:value="14446694">
                <text:p>14446694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24412416">
                <text:p>24412416</text:p>
              </table:table-cell>
              <table:table-cell office:value-type="float" office:value="0">
                <text:p>0</text:p>
              </table:table-cell>
              <table:table-cell office:value-type="float" office:value="2955482">
                <text:p>2955482</text:p>
              </table:table-cell>
              <table:table-cell office:value-type="float" office:value="10786047">
                <text:p>10786047</text:p>
              </table:table-cell>
              <table:table-cell office:value-type="float" office:value="14453305">
                <text:p>144533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